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3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93cm"/>
    </style:style>
    <style:style style:name="co4" style:family="table-column">
      <style:table-column-properties fo:break-before="auto" style:column-width="3.09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13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1.663cm"/>
    </style:style>
    <style:style style:name="co9" style:family="table-column">
      <style:table-column-properties fo:break-before="auto" style:column-width="1.572cm"/>
    </style:style>
    <style:style style:name="co10" style:family="table-column">
      <style:table-column-properties fo:break-before="auto" style:column-width="2.665cm"/>
    </style:style>
    <style:style style:name="co11" style:family="table-column">
      <style:table-column-properties fo:break-before="auto" style:column-width="2.281cm"/>
    </style:style>
    <style:style style:name="co12" style:family="table-column">
      <style:table-column-properties fo:break-before="auto" style:column-width="2.604cm"/>
    </style:style>
    <style:style style:name="co13" style:family="table-column">
      <style:table-column-properties fo:break-before="auto" style:column-width="2.298cm"/>
    </style:style>
    <style:style style:name="co14" style:family="table-column">
      <style:table-column-properties fo:break-before="auto" style:column-width="2.565cm"/>
    </style:style>
    <style:style style:name="co15" style:family="table-column">
      <style:table-column-properties fo:break-before="auto" style:column-width="3.39cm"/>
    </style:style>
    <style:style style:name="co16" style:family="table-column">
      <style:table-column-properties fo:break-before="auto" style:column-width="2.542cm"/>
    </style:style>
    <style:style style:name="co17" style:family="table-column">
      <style:table-column-properties fo:break-before="auto" style:column-width="4.962cm"/>
    </style:style>
    <style:style style:name="co18" style:family="table-column">
      <style:table-column-properties fo:break-before="auto" style:column-width="2.757cm"/>
    </style:style>
    <style:style style:name="co19" style:family="table-column">
      <style:table-column-properties fo:break-before="auto" style:column-width="3.066cm"/>
    </style:style>
    <style:style style:name="co20" style:family="table-column">
      <style:table-column-properties fo:break-before="auto" style:column-width="5.507cm"/>
    </style:style>
    <style:style style:name="co21" style:family="table-column">
      <style:table-column-properties fo:break-before="auto" style:column-width="4.87cm"/>
    </style:style>
    <style:style style:name="co22" style:family="table-column">
      <style:table-column-properties fo:break-before="auto" style:column-width="4.75cm"/>
    </style:style>
    <style:style style:name="co23" style:family="table-column">
      <style:table-column-properties fo:break-before="auto" style:column-width="4.9cm"/>
    </style:style>
    <style:style style:name="co24" style:family="table-column">
      <style:table-column-properties fo:break-before="auto" style:column-width="3.08cm"/>
    </style:style>
    <style:style style:name="co25" style:family="table-column">
      <style:table-column-properties fo:break-before="auto" style:column-width="2.886cm"/>
    </style:style>
    <style:style style:name="co26" style:family="table-column">
      <style:table-column-properties fo:break-before="auto" style:column-width="3.207cm"/>
    </style:style>
    <style:style style:name="co27" style:family="table-column">
      <style:table-column-properties fo:break-before="auto" style:column-width="0.993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none" style:diagonal-bl-tr="none" style:diagonal-tl-br="none" fo:border-left="none" fo:border-right="none" fo:border-top="0.06pt solid #000000"/>
    </style:style>
    <style:style style:name="ce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cell-protect="protected formula-hidden" style:print-content="true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 style:data-style-name="N111">
      <style:table-cell-properties style:cell-protect="protected" style:print-content="true"/>
    </style:style>
    <style:style style:name="ce12" style:family="table-cell" style:parent-style-name="Default" style:data-style-name="N111">
      <style:table-cell-properties fo:border-bottom="0.06pt solid #000000" style:cell-protect="none" style:print-content="true" fo:border-left="none" fo:border-right="none" fo:border-top="none"/>
      <style:text-properties style:text-underline-style="none"/>
    </style:style>
    <style:style style:name="ce13" style:family="table-cell" style:parent-style-name="Default" style:data-style-name="N111">
      <style:table-cell-properties fo:border-bottom="0.06pt solid #000000" style:cell-protect="protected" style:print-content="true" fo:border-left="none" fo:border-right="none" fo:border-top="0.06pt solid #000000"/>
    </style:style>
    <style:style style:name="ce14" style:family="table-cell" style:parent-style-name="Default" style:data-style-name="N111"/>
    <style:style style:name="ce15" style:family="table-cell" style:parent-style-name="Default" style:data-style-name="N111">
      <style:table-cell-properties style:cell-protect="none" style:print-content="true"/>
    </style:style>
    <style:style style:name="ce16" style:family="table-cell" style:parent-style-name="Default" style:data-style-name="N111">
      <style:table-cell-properties style:cell-protect="protected" style:print-content="true" fo:border="none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  <style:style style:name="ce20" style:family="table-cell" style:parent-style-name="Default">
      <style:table-cell-properties style:cell-protect="protected" style:print-content="true"/>
    </style:style>
    <style:style style:name="ce21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cfe7f5" style:cell-protect="none" style:print-content="true" fo:border="0.06pt solid #000000"/>
    </style:style>
    <style:style style:name="ce23" style:family="table-cell" style:parent-style-name="Default">
      <style:table-cell-properties fo:border-bottom="none" style:cell-protect="protected" style:print-content="true" fo:border-left="0.06pt solid #000000" fo:border-right="none" fo:border-top="none"/>
    </style:style>
    <style:style style:name="ce24" style:family="table-cell" style:parent-style-name="Default">
      <style:table-cell-properties fo:border-bottom="0.06pt solid #000000" style:cell-protect="protected" style:print-content="true" fo:border-left="0.06pt solid #000000" fo:border-right="none" fo:border-top="none"/>
    </style:style>
    <style:style style:name="ce25" style:family="table-cell" style:parent-style-name="Default">
      <style:table-cell-properties style:cell-protect="protected" style:print-content="true" fo:border="none"/>
    </style:style>
    <style:style style:name="ce26" style:family="table-cell" style:parent-style-name="Default">
      <style:table-cell-properties fo:border-bottom="0.06pt solid #000000" style:cell-protect="protected" style:print-content="true" fo:border-left="none" fo:border-right="none" fo:border-top="none"/>
    </style:style>
    <style:style style:name="ce27" style:family="table-cell" style:parent-style-name="Default">
      <style:table-cell-properties fo:border-bottom="none" style:cell-protect="protected" style:print-content="true" fo:border-left="none" fo:border-right="0.06pt solid #000000" fo:border-top="none"/>
    </style:style>
    <style:style style:name="ce28" style:family="table-cell" style:parent-style-name="Default">
      <style:table-cell-properties fo:border-bottom="0.06pt solid #000000" style:cell-protect="protected" style:print-content="true" fo:border-left="none" fo:border-right="0.06pt solid #000000" fo:border-top="none"/>
    </style:style>
    <style:style style:name="ce29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order-bottom="none" style:cell-protect="protected" style:print-content="true" fo:border-left="0.06pt solid #000000" fo:border-right="0.06pt solid #000000" fo:border-top="none"/>
    </style:style>
    <style:style style:name="ce31" style:family="table-cell" style:parent-style-name="Default">
      <style:table-cell-properties style:cell-protect="none" style:print-content="true"/>
    </style:style>
    <style:style style:name="ce32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order-bottom="none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4" style:family="table-cell" style:parent-style-name="Default">
      <style:table-cell-properties fo:background-color="#cfe7f5" style:cell-protect="none" style:print-content="true"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>
      <style:table-cell-properties fo:border-bottom="none" style:cell-protect="protected" style:print-content="true" style:text-align-source="fix" style:repeat-content="false" fo:border-left="0.06pt solid #000000" fo:border-right="none" fo:border-top="none"/>
      <style:paragraph-properties fo:text-align="center" fo:margin-left="0cm"/>
    </style:style>
    <style:style style:name="ce36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none"/>
      <style:paragraph-properties fo:text-align="center" fo:margin-left="0cm"/>
    </style:style>
    <style:style style:name="ce37" style:family="table-cell" style:parent-style-name="Default">
      <style:table-cell-properties fo:border-bottom="none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38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</style:style>
    <style:style style:name="ce39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0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06pt solid #000000" fo:border-top="none"/>
      <style:paragraph-properties fo:text-align="center" fo:margin-left="0cm"/>
    </style:style>
    <style:style style:name="ce41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none"/>
      <style:paragraph-properties fo:text-align="center" fo:margin-left="0cm"/>
    </style:style>
    <style:style style:name="ce42" style:family="table-cell" style:parent-style-name="Default" style:data-style-name="N111">
      <style:table-cell-properties fo:border-bottom="none" fo:border-left="none" fo:border-right="0.06pt solid #000000" fo:border-top="0.06pt solid #000000"/>
    </style:style>
    <style:style style:name="ce43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44" style:family="table-cell" style:parent-style-name="Default" style:data-style-name="N153">
      <style:table-cell-properties fo:border-bottom="none" fo:background-color="#cfe7f5" style:cell-protect="none" style:print-content="true" style:text-align-source="fix" style:repeat-content="false" fo:border-left="none" fo:border-right="0.06pt solid #000000" fo:border-top="none"/>
      <style:paragraph-properties fo:text-align="end" fo:margin-left="0cm"/>
    </style:style>
    <style:style style:name="ce45" style:family="table-cell" style:parent-style-name="Default" style:data-style-name="N111">
      <style:table-cell-properties fo:border-bottom="0.06pt solid #000000" fo:border-left="none" fo:border-right="0.06pt solid #000000" fo:border-top="none"/>
    </style:style>
    <style:style style:name="ce46" style:family="table-cell" style:parent-style-name="Default" style:data-style-name="N100">
      <style:table-cell-properties fo:border-bottom="0.06pt solid #000000" fo:background-color="#cfe7f5" style:cell-protect="none" style:print-content="true" fo:border-left="none" fo:border-right="none" fo:border-top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cfe7f5" style:cell-protect="none" style:print-content="true" fo:border-left="none" fo:border-right="none" fo:border-top="0.06pt solid #000000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">
      <style:table-cell-properties fo:background-color="#cfe7f5" style:cell-protect="none" style:print-content="true" fo:border="0.06pt solid #000000"/>
    </style:style>
    <style:style style:name="ce49" style:family="table-cell" style:parent-style-name="Default" style:data-style-name="N1">
      <style:table-cell-properties style:cell-protect="protected" style:print-content="true"/>
    </style:style>
    <style:style style:name="ce50" style:family="table-cell" style:parent-style-name="Default">
      <style:table-cell-properties style:cell-protect="protected" style:print-content="true"/>
      <style:text-properties style:font-name="Arial" style:font-name-asian="Arial Unicode MS" style:font-name-complex="Tahoma"/>
    </style:style>
    <style:style style:name="ce51" style:family="table-cell" style:parent-style-name="Default" style:data-style-name="N1">
      <style:table-cell-properties style:cell-protect="protected" style:print-content="true"/>
      <style:text-properties style:font-name="Arial" style:font-name-asian="Arial Unicode MS" style:font-name-complex="Tahoma"/>
    </style:style>
    <style:style style:name="ce52" style:family="table-cell" style:parent-style-name="Default">
      <style:table-cell-properties fo:border-bottom="none" style:cell-protect="protected" style:print-content="true" fo:border-left="0.06pt solid #000000" fo:border-right="none" fo:border-top="0.06pt solid #000000"/>
    </style:style>
    <style:style style:name="ce53" style:family="table-cell" style:parent-style-name="Default">
      <style:table-cell-properties fo:border-bottom="none" style:cell-protect="protected" style:print-content="true" fo:border-left="none" fo:border-right="none" fo:border-top="0.06pt solid #000000"/>
    </style:style>
    <style:style style:name="ce54" style:family="table-cell" style:parent-style-name="Default">
      <style:table-cell-properties fo:border-bottom="none" style:cell-protect="protected" style:print-content="true" fo:border-left="none" fo:border-right="0.06pt solid #000000" fo:border-top="0.06pt solid #000000"/>
    </style:style>
  </office:automatic-styles>
  <office:body>
    <office:spreadsheet>
      <table:table table:name="Resultat" table:style-name="ta1" table:protected="true" table:print="false">
        <table:table-protection table:select-protected-cells="true" table:select-unprotected-cells="true"/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2" table:default-cell-style-name="ce18"/>
        <table:table-row table:style-name="ro1" table:number-rows-repeated="6"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/>
          <table:table-cell table:style-name="ce4" office:value-type="string" calcext:value-type="string" table:number-columns-spanned="2" table:number-rows-spanned="1">
            <text:p>Resultat</text:p>
          </table:table-cell>
          <table:covered-table-cell office:value-type="string" calcext:value-type="string">
            <text:p>Resultat</text:p>
          </table:covered-table-cell>
          <table:table-cell table:style-name="Default"/>
        </table:table-row>
        <table:table-row table:style-name="ro1">
          <table:table-cell table:number-columns-repeated="2"/>
          <table:table-cell table:style-name="ce1"/>
          <table:table-cell table:style-name="ce5"/>
          <table:table-cell table:style-name="ce10"/>
          <table:table-cell table:style-name="ce17"/>
        </table:table-row>
        <table:table-row table:style-name="ro2">
          <table:table-cell table:number-columns-repeated="3"/>
          <table:table-cell table:style-name="ce6" office:value-type="string" calcext:value-type="string">
            <text:p>Indkøbt:</text:p>
          </table:table-cell>
          <table:table-cell table:style-name="ce11" table:formula="of:=[Beholdning.I6]+[Beholdning.I10]+[Beholdning.I15]+[Beholdning.I19]+[Beholdning.I23]+[Beholdning.I27]+[Beholdning.I31]+[Beholdning.I35]+[Beholdning.I39]+[Beholdning.I43]+[Beholdning.I47]+[Beholdning.I51]+[Beholdning.I55]+[Beholdning.I59]" office:value-type="currency" office:currency="DKK" office:value="0" calcext:value-type="currency">
            <text:p>kr 0.00</text:p>
          </table:table-cell>
          <table:table-cell/>
        </table:table-row>
        <table:table-row table:style-name="ro2">
          <table:table-cell table:number-columns-repeated="3"/>
          <table:table-cell table:style-name="ce7" office:value-type="string" calcext:value-type="string">
            <text:p>Betalt:</text:p>
          </table:table-cell>
          <table:table-cell table:style-name="ce11" table:formula="of:=[OpsummeringBetaling.I48]+[OpsummeringBetaling.I61]" office:value-type="currency" office:currency="DKK" office:value="0" calcext:value-type="currency">
            <text:p>kr 0.00</text:p>
          </table:table-cell>
          <table:table-cell/>
        </table:table-row>
        <table:table-row table:style-name="ro2">
          <table:table-cell table:number-columns-repeated="3"/>
          <table:table-cell table:style-name="ce7" office:value-type="string" calcext:value-type="string">
            <text:p>Leveret tilbage</text:p>
          </table:table-cell>
          <table:table-cell table:style-name="ce11" table:formula="of:=[Beholdning.M6]+[Beholdning.M10]+[Beholdning.M15]+[Beholdning.M19]+[Beholdning.M23]+[Beholdning.M27]+[Beholdning.M31]+[Beholdning.M35]+[Beholdning.M39]+[Beholdning.M43]+[Beholdning.M47]+[Beholdning.M51]+[Beholdning.M55]+[Beholdning.M59]" office:value-type="currency" office:currency="DKK" office:value="0" calcext:value-type="currency">
            <text:p>kr 0.00</text:p>
          </table:table-cell>
          <table:table-cell/>
        </table:table-row>
        <table:table-row table:style-name="ro2">
          <table:table-cell table:number-columns-repeated="3"/>
          <table:table-cell table:style-name="ce7" office:value-type="string" calcext:value-type="string">
            <text:p>Tilbage på DIKU</text:p>
          </table:table-cell>
          <table:table-cell table:style-name="ce11" table:formula="of:=[Beholdning.N6]+[Beholdning.N10]+[Beholdning.N15]+[Beholdning.N19]+[Beholdning.N23]+[Beholdning.N27]+[Beholdning.N31]+[Beholdning.N35]+[Beholdning.N39]+[Beholdning.N43]+[Beholdning.N47]+[Beholdning.N51]+[Beholdning.N55]+[Beholdning.N59]" office:value-type="currency" office:currency="DKK" office:value="0" calcext:value-type="currency">
            <text:p>kr 0.00</text:p>
          </table:table-cell>
          <table:table-cell/>
        </table:table-row>
        <table:table-row table:style-name="ro2">
          <table:table-cell table:number-columns-repeated="3"/>
          <table:table-cell table:style-name="ce6" office:value-type="string" calcext:value-type="string">
            <text:p>Manglende indbetaling:</text:p>
          </table:table-cell>
          <table:table-cell table:style-name="ce12" table:formula="of:=[OpsummeringBetaling.K48]+[OpsummeringBetaling.K61]" office:value-type="currency" office:currency="DKK" office:value="0" calcext:value-type="currency">
            <text:p>kr 0.00</text:p>
          </table:table-cell>
          <table:table-cell/>
        </table:table-row>
        <table:table-row table:style-name="ro2">
          <table:table-cell table:number-columns-repeated="3"/>
          <table:table-cell table:style-name="ce6" office:value-type="string" calcext:value-type="string">
            <text:p>Overskud:</text:p>
          </table:table-cell>
          <table:table-cell table:style-name="ce13" table:formula="of:=[.E10]-[.E9]-[.E13]+[.E11]+[.E12]" office:value-type="currency" office:currency="DKK" office:value="0" calcext:value-type="currency">
            <text:p>kr 0.00</text:p>
          </table:table-cell>
          <table:table-cell/>
        </table:table-row>
        <table:table-row table:style-name="ro1">
          <table:table-cell table:number-columns-repeated="3"/>
          <table:table-cell table:style-name="ce6"/>
          <table:table-cell table:style-name="ce14"/>
          <table:table-cell/>
        </table:table-row>
        <table:table-row table:style-name="ro1">
          <table:table-cell table:number-columns-repeated="4"/>
          <table:table-cell table:style-name="ce15"/>
          <table:table-cell/>
        </table:table-row>
        <table:table-row table:style-name="ro1">
          <table:table-cell table:number-columns-repeated="3"/>
          <table:table-cell table:style-name="ce8"/>
          <table:table-cell table:style-name="ce16"/>
          <table:table-cell/>
        </table:table-row>
        <table:table-row table:style-name="ro1">
          <table:table-cell table:number-columns-repeated="2"/>
          <table:table-cell table:style-name="ce3"/>
          <table:table-cell table:style-name="ce9" table:number-columns-repeated="2"/>
          <table:table-cell table:style-name="ce19"/>
        </table:table-row>
      </table:table>
      <table:table table:name="Beholdning" table:style-name="ta1" table:protected="true" table:print="false">
        <table:table-protection table:select-protected-cells="true" table:select-unprotected-cells="true"/>
        <table:table-column table:style-name="co6" table:default-cell-style-name="ce20"/>
        <table:table-column table:style-name="co7" table:default-cell-style-name="ce20"/>
        <table:table-column table:style-name="co2" table:number-columns-repeated="5" table:default-cell-style-name="ce22"/>
        <table:table-column table:style-name="co2" table:default-cell-style-name="ce3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2" table:number-columns-repeated="2" table:default-cell-style-name="ce20"/>
        <table:table-column table:style-name="co2" table:number-columns-repeated="1008" table:default-cell-style-name="Default"/>
        <table:table-row table:style-name="ro1">
          <table:table-cell table:number-columns-repeated="2"/>
          <table:table-cell table:style-name="ce20" table:number-columns-repeated="6"/>
          <table:table-cell table:number-columns-repeated="1014"/>
        </table:table-row>
        <table:table-row table:style-name="ro3">
          <table:table-cell table:number-columns-repeated="2"/>
          <table:table-cell table:style-name="Default"/>
          <table:table-cell table:style-name="ce20" table:number-columns-repeated="5"/>
          <table:table-cell table:number-columns-repeated="1014"/>
        </table:table-row>
        <table:table-row table:style-name="ro3">
          <table:table-cell table:style-name="ce21" table:number-columns-repeated="7"/>
          <table:table-cell table:style-name="ce29" office:value-type="string" calcext:value-type="string">
            <text:p>Stykpris</text:p>
          </table:table-cell>
          <table:table-cell table:style-name="ce29" office:value-type="string" calcext:value-type="string">
            <text:p>Indkøb</text:p>
          </table:table-cell>
          <table:table-cell table:style-name="ce29" office:value-type="string" calcext:value-type="string">
            <text:p>Solgt</text:p>
          </table:table-cell>
          <table:table-cell table:style-name="ce29" office:value-type="string" calcext:value-type="string">
            <text:p>Forsvundet ialt</text:p>
          </table:table-cell>
          <table:table-cell table:style-name="ce29" office:value-type="string" calcext:value-type="string">
            <text:p>Rest</text:p>
          </table:table-cell>
          <table:table-cell table:style-name="ce29" office:value-type="string" calcext:value-type="string">
            <text:p>Retur</text:p>
          </table:table-cell>
          <table:table-cell table:style-name="ce29" office:value-type="string" calcext:value-type="string">
            <text:p>Med tilbage</text:p>
          </table:table-cell>
          <table:table-cell table:style-name="ce4" table:number-columns-repeated="1008"/>
        </table:table-row>
        <table:table-row table:style-name="ro3">
          <table:table-cell office:value-type="string" calcext:value-type="string">
            <text:p>Øl</text:p>
          </table:table-cell>
          <table:table-cell office:value-type="string" calcext:value-type="string">
            <text:p>Stk pris</text:p>
          </table:table-cell>
          <table:table-cell table:number-columns-repeated="5"/>
          <table:table-cell table:style-name="ce27" table:formula="of:=IF([.C4]=0;0;((IF([.C4]=0;0;IF([.D4]=0;[.C4]*[.C5];IF([.E4]=0;[.C4]*[.C5]+[.D4]*[.D5];IF([.F4]=0;[.C4]*[.C5]+[.D4]*[.D5]+[.E4]*[.E5];IF([.G4]=0;[.C4]*[.C5]+[.D4]*[.D5]+[.E4]*[.E5]+[.F4]*[.F5];[.C4]*[.C5]+[.D4]*[.D5]+[.E4]*[.E5]+[.F4]*[.F5]+[.G4]*[.G5]))))))/SUM([.C5:.G5])))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Antal</text:p>
          </table:table-cell>
          <table:table-cell table:number-columns-repeated="5"/>
          <table:table-cell table:style-name="ce27"/>
          <table:table-cell table:formula="of:=SUM([.C5:.G5])" office:value-type="float" office:value="0" calcext:value-type="float">
            <text:p>0</text:p>
          </table:table-cell>
          <table:table-cell table:formula="of:=[$OpsummeringForbrug.B$63]" office:value-type="float" office:value="0" calcext:value-type="float">
            <text:p>0</text:p>
          </table:table-cell>
          <table:table-cell table:formula="of:=[$Optælling.B23]" office:value-type="float" office:value="0" calcext:value-type="float">
            <text:p>0</text:p>
          </table:table-cell>
          <table:table-cell table:formula="of:=IF([$Optælling.B$10]&lt;&gt;0;[Optælling.B10];IF([Optælling.B9]&lt;&gt;0;[Optælling.B9];IF([Optælling.B8]&lt;&gt;0;[Optælling.B8];IF([Optælling.B7]&lt;&gt;0;[Optælling.B7];IF([Optælling.B6]&lt;&gt;0;[Optælling.B6];IF([Optælling.B5]&lt;&gt;0;[Optælling.B5];IF([Optælling.B4]&lt;&gt;0;[Optælling.B4];0)))))))" office:value-type="float" office:value="0" calcext:value-type="float">
            <text:p>0</text:p>
          </table:table-cell>
          <table:table-cell table:style-name="ce22"/>
          <table:table-cell table:style-name="ce31" table:formula="of:=[.L5]-[.M5]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/>
          <table:table-cell office:value-type="string" calcext:value-type="string">
            <text:p>Pris</text:p>
          </table:table-cell>
          <table:table-cell table:style-name="ce23" table:formula="of:=[.C4]*[.C5]" office:value-type="float" office:value="0" calcext:value-type="float">
            <text:p>0</text:p>
          </table:table-cell>
          <table:table-cell table:style-name="ce25" table:formula="of:=[.D4]*[.D5]" office:value-type="float" office:value="0" calcext:value-type="float">
            <text:p>0</text:p>
          </table:table-cell>
          <table:table-cell table:style-name="ce25" table:formula="of:=[.E4]*[.E5]" office:value-type="float" office:value="0" calcext:value-type="float">
            <text:p>0</text:p>
          </table:table-cell>
          <table:table-cell table:style-name="ce25" table:formula="of:=[.F4]*[.F5]" office:value-type="float" office:value="0" calcext:value-type="float">
            <text:p>0</text:p>
          </table:table-cell>
          <table:table-cell table:style-name="ce27" table:formula="of:=[.G4]*[.G5]" office:value-type="float" office:value="0" calcext:value-type="float">
            <text:p>0</text:p>
          </table:table-cell>
          <table:table-cell/>
          <table:table-cell table:formula="of:=SUM([.C6:.G6])" office:value-type="float" office:value="0" calcext:value-type="float">
            <text:p>0</text:p>
          </table:table-cell>
          <table:table-cell table:number-columns-repeated="3"/>
          <table:table-cell table:style-name="ce22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ce23"/>
          <table:table-cell table:style-name="ce20" table:number-columns-repeated="3"/>
          <table:table-cell table:style-name="ce27"/>
          <table:table-cell table:number-columns-repeated="1015"/>
        </table:table-row>
        <table:table-row table:style-name="ro3">
          <table:table-cell office:value-type="string" calcext:value-type="string">
            <text:p>Light</text:p>
          </table:table-cell>
          <table:table-cell office:value-type="string" calcext:value-type="string">
            <text:p>Stk pris</text:p>
          </table:table-cell>
          <table:table-cell table:number-columns-repeated="5"/>
          <table:table-cell table:style-name="ce27" table:formula="of:=IF([.C8]=0;0;((IF([.C8]=0;0;IF([.D8]=0;[.C8]*[.C9];IF([.E8]=0;[.C8]*[.C9]+[.D8]*[.D9];IF([.F8]=0;[.C8]*[.C9]+[.D8]*[.D9]+[.E8]*[.E9];IF([.G8]=0;[.C8]*[.C9]+[.D8]*[.D9]+[.E8]*[.E9]+[.F8]*[.F9];[.C8]*[.C9]+[.D8]*[.D9]+[.E8]*[.E9]+[.F8]*[.F9]+[.G8]*[.G9]))))))/SUM([.C9:.G9]))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Antal</text:p>
          </table:table-cell>
          <table:table-cell table:number-columns-repeated="6"/>
          <table:table-cell table:formula="of:=SUM([.C9:.G9])" office:value-type="float" office:value="0" calcext:value-type="float">
            <text:p>0</text:p>
          </table:table-cell>
          <table:table-cell table:formula="of:=[$OpsummeringForbrug.C$63]" office:value-type="float" office:value="0" calcext:value-type="float">
            <text:p>0</text:p>
          </table:table-cell>
          <table:table-cell table:formula="of:=[$Optælling.C23]" office:value-type="float" office:value="0" calcext:value-type="float">
            <text:p>0</text:p>
          </table:table-cell>
          <table:table-cell table:formula="of:=IF([Optælling.C10]&lt;&gt;0;[Optælling.C10];IF([Optælling.C9]&lt;&gt;0;[Optælling.C9];IF([Optælling.C8]&lt;&gt;0;[Optælling.C8];IF([Optælling.C7]&lt;&gt;0;[Optælling.C7];IF([Optælling.C6]&lt;&gt;0;[Optælling.C6];IF([Optælling.C5]&lt;&gt;0;[Optælling.C5];IF([Optælling.C4]&lt;&gt;0;[Optælling.C4];0)))))))" office:value-type="float" office:value="0" calcext:value-type="float">
            <text:p>0</text:p>
          </table:table-cell>
          <table:table-cell table:style-name="ce22"/>
          <table:table-cell table:style-name="ce31" table:formula="of:=[.L9]-[.M9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Pris</text:p>
          </table:table-cell>
          <table:table-cell table:style-name="ce23" table:formula="of:=[.C8]*[.C9]" office:value-type="float" office:value="0" calcext:value-type="float">
            <text:p>0</text:p>
          </table:table-cell>
          <table:table-cell table:style-name="ce25" table:formula="of:=[.D8]*[.D9]" office:value-type="float" office:value="0" calcext:value-type="float">
            <text:p>0</text:p>
          </table:table-cell>
          <table:table-cell table:style-name="ce25" table:formula="of:=[.E8]*[.E9]" office:value-type="float" office:value="0" calcext:value-type="float">
            <text:p>0</text:p>
          </table:table-cell>
          <table:table-cell table:style-name="ce25" table:formula="of:=[.F8]*[.F9]" office:value-type="float" office:value="0" calcext:value-type="float">
            <text:p>0</text:p>
          </table:table-cell>
          <table:table-cell table:style-name="ce27" table:formula="of:=[.G8]*[.G9]" office:value-type="float" office:value="0" calcext:value-type="float">
            <text:p>0</text:p>
          </table:table-cell>
          <table:table-cell/>
          <table:table-cell table:formula="of:=SUM([.C10:.G10])" office:value-type="float" office:value="0" calcext:value-type="float">
            <text:p>0</text:p>
          </table:table-cell>
          <table:table-cell table:number-columns-repeated="3"/>
          <table:table-cell table:style-name="ce22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ce23"/>
          <table:table-cell table:style-name="ce20" table:number-columns-repeated="3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Sodavand</text:p>
          </table:table-cell>
          <table:table-cell office:value-type="string" calcext:value-type="string">
            <text:p>Type</text:p>
          </table:table-cell>
          <table:table-cell table:number-columns-repeated="1020"/>
        </table:table-row>
        <table:table-row table:style-name="ro3">
          <table:table-cell table:style-name="Default"/>
          <table:table-cell office:value-type="string" calcext:value-type="string">
            <text:p>Stk pris</text:p>
          </table:table-cell>
          <table:table-cell table:number-columns-repeated="5"/>
          <table:table-cell table:style-name="ce27" table:formula="of:=IF([.C13]=0;0;((IF([.C13]=0;0;IF([.D13]=0;[.C13]*[.C14];IF([.E13]=0;[.C13]*[.C14]+[.D13]*[.D14];IF([.F13]=0;[.C13]*[.C14]+[.D13]*[.D14]+[.E13]*[.E14];IF([.G13]=0;[.C13]*[.C14]+[.D13]*[.D14]+[.E13]*[.E14]+[.F13]*[.F14];[.C13]*[.C14]+[.D13]*[.D14]+[.E13]*[.E14]+[.F13]*[.F14]+[.G13]*[.G14]))))))/SUM([.C14:.G14])))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Antal</text:p>
          </table:table-cell>
          <table:table-cell table:number-columns-repeated="6"/>
          <table:table-cell table:formula="of:=SUM([.C14:.G14])" office:value-type="float" office:value="0" calcext:value-type="float">
            <text:p>0</text:p>
          </table:table-cell>
          <table:table-cell table:formula="of:=[$OpsummeringForbrug.D$63]" office:value-type="float" office:value="0" calcext:value-type="float">
            <text:p>0</text:p>
          </table:table-cell>
          <table:table-cell table:formula="of:=[$Optælling.D23]" office:value-type="float" office:value="0" calcext:value-type="float">
            <text:p>0</text:p>
          </table:table-cell>
          <table:table-cell table:formula="of:=IF([Optælling.D10]&lt;&gt;0;[Optælling.D10];IF([Optælling.D9]&lt;&gt;0;[Optælling.D9];IF([Optælling.D8]&lt;&gt;0;[Optælling.D8];IF([Optælling.D7]&lt;&gt;0;[Optælling.D7];IF([Optælling.D6]&lt;&gt;0;[Optælling.D6];IF([Optælling.D5]&lt;&gt;0;[Optælling.D5];IF([Optælling.D4]&lt;&gt;0;[Optælling.D4];0)))))))" office:value-type="float" office:value="0" calcext:value-type="float">
            <text:p>0</text:p>
          </table:table-cell>
          <table:table-cell table:style-name="ce22"/>
          <table:table-cell table:style-name="ce31" table:formula="of:=[.L14]-[.M14]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/>
          <table:table-cell office:value-type="string" calcext:value-type="string">
            <text:p>Pris</text:p>
          </table:table-cell>
          <table:table-cell table:style-name="ce23" table:formula="of:=[.C13]*[.C14]" office:value-type="float" office:value="0" calcext:value-type="float">
            <text:p>0</text:p>
          </table:table-cell>
          <table:table-cell table:style-name="ce25" table:formula="of:=[.D13]*[.D14]" office:value-type="float" office:value="0" calcext:value-type="float">
            <text:p>0</text:p>
          </table:table-cell>
          <table:table-cell table:style-name="ce25" table:formula="of:=[.E13]*[.E14]" office:value-type="float" office:value="0" calcext:value-type="float">
            <text:p>0</text:p>
          </table:table-cell>
          <table:table-cell table:style-name="ce25" table:formula="of:=[.F13]*[.F14]" office:value-type="float" office:value="0" calcext:value-type="float">
            <text:p>0</text:p>
          </table:table-cell>
          <table:table-cell table:style-name="ce27" table:formula="of:=[.G13]*[.G14]" office:value-type="float" office:value="0" calcext:value-type="float">
            <text:p>0</text:p>
          </table:table-cell>
          <table:table-cell/>
          <table:table-cell table:formula="of:=SUM([.C15:.G15])" office:value-type="float" office:value="0" calcext:value-type="float">
            <text:p>0</text:p>
          </table:table-cell>
          <table:table-cell table:number-columns-repeated="3"/>
          <table:table-cell table:style-name="ce22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ce23"/>
          <table:table-cell table:style-name="ce20" table:number-columns-repeated="3"/>
          <table:table-cell table:style-name="ce27"/>
          <table:table-cell table:number-columns-repeated="1015"/>
        </table:table-row>
        <table:table-row table:style-name="ro3">
          <table:table-cell office:value-type="string" calcext:value-type="string">
            <text:p>Cocio</text:p>
          </table:table-cell>
          <table:table-cell office:value-type="string" calcext:value-type="string">
            <text:p>Stk pris</text:p>
          </table:table-cell>
          <table:table-cell table:number-columns-repeated="5"/>
          <table:table-cell table:style-name="ce27" table:formula="of:=IF([.C17]=0;0;((IF([.C17]=0;0;IF([.D17]=0;[.C17]*[.C18];IF([.E17]=0;[.C17]*[.C18]+[.D17]*[.D18];IF([.F17]=0;[.C17]*[.C18]+[.D17]*[.D18]+[.E17]*[.E18];IF([.G17]=0;[.C17]*[.C18]+[.D17]*[.D18]+[.E17]*[.E18]+[.F17]*[.F18];[.C17]*[.C18]+[.D17]*[.D18]+[.E17]*[.E18]+[.F17]*[.F18]+[.G17]*[.G18]))))))/SUM([.C18:.G18])))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/>
          <table:table-cell office:value-type="string" calcext:value-type="string">
            <text:p>Antal</text:p>
          </table:table-cell>
          <table:table-cell table:number-columns-repeated="6"/>
          <table:table-cell table:formula="of:=SUM([.C18:.G18])" office:value-type="float" office:value="0" calcext:value-type="float">
            <text:p>0</text:p>
          </table:table-cell>
          <table:table-cell table:formula="of:=[$OpsummeringForbrug.E$63]" office:value-type="float" office:value="0" calcext:value-type="float">
            <text:p>0</text:p>
          </table:table-cell>
          <table:table-cell table:formula="of:=[$Optælling.E23]" office:value-type="float" office:value="0" calcext:value-type="float">
            <text:p>0</text:p>
          </table:table-cell>
          <table:table-cell table:formula="of:=IF([$Optælling.E$10]&lt;&gt;0;[Optælling.E10];IF([Optælling.E9]&lt;&gt;0;[Optælling.E9];IF([Optælling.E8]&lt;&gt;0;[Optælling.E8];IF([Optælling.E7]&lt;&gt;0;[Optælling.E7];IF([Optælling.E6]&lt;&gt;0;[Optælling.E6];IF([Optælling.E5]&lt;&gt;0;[Optælling.E5];IF([Optælling.E4]&lt;&gt;0;[Optælling.E4];0)))))))" office:value-type="float" office:value="0" calcext:value-type="float">
            <text:p>0</text:p>
          </table:table-cell>
          <table:table-cell table:style-name="ce22"/>
          <table:table-cell table:style-name="ce31" table:formula="of:=[.L18]-[.M18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Pris</text:p>
          </table:table-cell>
          <table:table-cell table:style-name="ce23" table:formula="of:=[.C17]*[.C18]" office:value-type="float" office:value="0" calcext:value-type="float">
            <text:p>0</text:p>
          </table:table-cell>
          <table:table-cell table:style-name="ce25" table:formula="of:=[.D17]*[.D18]" office:value-type="float" office:value="0" calcext:value-type="float">
            <text:p>0</text:p>
          </table:table-cell>
          <table:table-cell table:style-name="ce25" table:formula="of:=[.E17]*[.E18]" office:value-type="float" office:value="0" calcext:value-type="float">
            <text:p>0</text:p>
          </table:table-cell>
          <table:table-cell table:style-name="ce25" table:formula="of:=[.F17]*[.F18]" office:value-type="float" office:value="0" calcext:value-type="float">
            <text:p>0</text:p>
          </table:table-cell>
          <table:table-cell table:style-name="ce27" table:formula="of:=[.G17]*[.G18]" office:value-type="float" office:value="0" calcext:value-type="float">
            <text:p>0</text:p>
          </table:table-cell>
          <table:table-cell/>
          <table:table-cell table:formula="of:=SUM([.C19:.G19])" office:value-type="float" office:value="0" calcext:value-type="float">
            <text:p>0</text:p>
          </table:table-cell>
          <table:table-cell table:number-columns-repeated="3"/>
          <table:table-cell table:style-name="ce22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ce23"/>
          <table:table-cell table:style-name="ce20" table:number-columns-repeated="3"/>
          <table:table-cell table:style-name="ce27"/>
          <table:table-cell table:number-columns-repeated="1015"/>
        </table:table-row>
        <table:table-row table:style-name="ro3">
          <table:table-cell office:value-type="string" calcext:value-type="string">
            <text:p>Cider</text:p>
          </table:table-cell>
          <table:table-cell office:value-type="string" calcext:value-type="string">
            <text:p>Stk pris</text:p>
          </table:table-cell>
          <table:table-cell table:number-columns-repeated="5"/>
          <table:table-cell table:style-name="ce27" table:formula="of:=IF([.C21]=0;0;((IF([.C21]=0;0;IF([.D21]=0;[.C21]*[.C22];IF([.E21]=0;[.C21]*[.C22]+[.D21]*[.D22];IF([.F21]=0;[.C21]*[.C22]+[.D21]*[.D22]+[.E21]*[.E22];IF([.G21]=0;[.C21]*[.C22]+[.D21]*[.D22]+[.E21]*[.E22]+[.F21]*[.F22];[.C21]*[.C22]+[.D21]*[.D22]+[.E21]*[.E22]+[.F21]*[.F22]+[.G21]*[.G22]))))))/SUM([.C22:.G22])))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/>
          <table:table-cell office:value-type="string" calcext:value-type="string">
            <text:p>Antal</text:p>
          </table:table-cell>
          <table:table-cell table:number-columns-repeated="6"/>
          <table:table-cell table:formula="of:=SUM([.C22:.G22])" office:value-type="float" office:value="0" calcext:value-type="float">
            <text:p>0</text:p>
          </table:table-cell>
          <table:table-cell table:formula="of:=[$OpsummeringForbrug.F$63]" office:value-type="float" office:value="0" calcext:value-type="float">
            <text:p>0</text:p>
          </table:table-cell>
          <table:table-cell table:formula="of:=[$Optælling.F23]" office:value-type="float" office:value="0" calcext:value-type="float">
            <text:p>0</text:p>
          </table:table-cell>
          <table:table-cell table:formula="of:=IF([$Optælling.F$10]&lt;&gt;0;[Optælling.F10];IF([Optælling.F9]&lt;&gt;0;[Optælling.F9];IF([Optælling.F8]&lt;&gt;0;[Optælling.F8];IF([Optælling.F7]&lt;&gt;0;[Optælling.F7];IF([Optælling.F6]&lt;&gt;0;[Optælling.F6];IF([Optælling.F5]&lt;&gt;0;[Optælling.F5];IF([Optælling.F4]&lt;&gt;0;[Optælling.F4];0)))))))" office:value-type="float" office:value="0" calcext:value-type="float">
            <text:p>0</text:p>
          </table:table-cell>
          <table:table-cell table:style-name="ce22"/>
          <table:table-cell table:style-name="ce31" table:formula="of:=[.L22]-[.M22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Pris</text:p>
          </table:table-cell>
          <table:table-cell table:style-name="ce23" table:formula="of:=[.C21]*[.C22]" office:value-type="float" office:value="0" calcext:value-type="float">
            <text:p>0</text:p>
          </table:table-cell>
          <table:table-cell table:style-name="ce25" table:formula="of:=[.D21]*[.D22]" office:value-type="float" office:value="0" calcext:value-type="float">
            <text:p>0</text:p>
          </table:table-cell>
          <table:table-cell table:style-name="ce25" table:formula="of:=[.E21]*[.E22]" office:value-type="float" office:value="0" calcext:value-type="float">
            <text:p>0</text:p>
          </table:table-cell>
          <table:table-cell table:style-name="ce25" table:formula="of:=[.F21]*[.F22]" office:value-type="float" office:value="0" calcext:value-type="float">
            <text:p>0</text:p>
          </table:table-cell>
          <table:table-cell table:style-name="ce27" table:formula="of:=[.G21]*[.G22]" office:value-type="float" office:value="0" calcext:value-type="float">
            <text:p>0</text:p>
          </table:table-cell>
          <table:table-cell/>
          <table:table-cell table:formula="of:=SUM([.C23:.G23])" office:value-type="float" office:value="0" calcext:value-type="float">
            <text:p>0</text:p>
          </table:table-cell>
          <table:table-cell table:number-columns-repeated="3"/>
          <table:table-cell table:style-name="ce22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ce23"/>
          <table:table-cell table:style-name="ce20" table:number-columns-repeated="3"/>
          <table:table-cell table:style-name="ce27"/>
          <table:table-cell table:number-columns-repeated="1015"/>
        </table:table-row>
        <table:table-row table:style-name="ro3">
          <table:table-cell office:value-type="string" calcext:value-type="string">
            <text:p>Rødvin</text:p>
          </table:table-cell>
          <table:table-cell office:value-type="string" calcext:value-type="string">
            <text:p>Stk pris</text:p>
          </table:table-cell>
          <table:table-cell table:number-columns-repeated="5"/>
          <table:table-cell table:style-name="ce27" table:formula="of:=IF([.C25]=0;0;((IF([.C25]=0;0;IF([.D25]=0;[.C25]*[.C26];IF([.E25]=0;[.C25]*[.C26]+[.D25]*[.D26];IF([.F25]=0;[.C25]*[.C26]+[.D25]*[.D26]+[.E25]*[.E26];IF([.G25]=0;[.C25]*[.C26]+[.D25]*[.D26]+[.E25]*[.E26]+[.F25]*[.F26];[.C25]*[.C26]+[.D25]*[.D26]+[.E25]*[.E26]+[.F25]*[.F26]+[.G25]*[.G26]))))))/SUM([.C26:.G26])))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/>
          <table:table-cell office:value-type="string" calcext:value-type="string">
            <text:p>Antal</text:p>
          </table:table-cell>
          <table:table-cell table:number-columns-repeated="6"/>
          <table:table-cell table:formula="of:=SUM([.C26:.G26])" office:value-type="float" office:value="0" calcext:value-type="float">
            <text:p>0</text:p>
          </table:table-cell>
          <table:table-cell table:formula="of:=[$OpsummeringForbrug.G$63]" office:value-type="float" office:value="0" calcext:value-type="float">
            <text:p>0</text:p>
          </table:table-cell>
          <table:table-cell table:formula="of:=[$Optælling.G23]" office:value-type="float" office:value="0" calcext:value-type="float">
            <text:p>0</text:p>
          </table:table-cell>
          <table:table-cell table:formula="of:=IF([$Optælling.G$10]&lt;&gt;0;[Optælling.G10];IF([Optælling.G9]&lt;&gt;0;[Optælling.G9];IF([Optælling.G8]&lt;&gt;0;[Optælling.G8];IF([Optælling.G7]&lt;&gt;0;[Optælling.G7];IF([Optælling.G6]&lt;&gt;0;[Optælling.G6];IF([Optælling.G5]&lt;&gt;0;[Optælling.G5];IF([Optælling.G4]&lt;&gt;0;[Optælling.G4];0)))))))" office:value-type="float" office:value="0" calcext:value-type="float">
            <text:p>0</text:p>
          </table:table-cell>
          <table:table-cell table:style-name="ce22"/>
          <table:table-cell table:style-name="ce31" table:formula="of:=[.L26]-[.M26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Pris</text:p>
          </table:table-cell>
          <table:table-cell table:style-name="ce23" table:formula="of:=[.C25]*[.C26]" office:value-type="float" office:value="0" calcext:value-type="float">
            <text:p>0</text:p>
          </table:table-cell>
          <table:table-cell table:style-name="ce25" table:formula="of:=[.D25]*[.D26]" office:value-type="float" office:value="0" calcext:value-type="float">
            <text:p>0</text:p>
          </table:table-cell>
          <table:table-cell table:style-name="ce25" table:formula="of:=[.E25]*[.E26]" office:value-type="float" office:value="0" calcext:value-type="float">
            <text:p>0</text:p>
          </table:table-cell>
          <table:table-cell table:style-name="ce25" table:formula="of:=[.F25]*[.F26]" office:value-type="float" office:value="0" calcext:value-type="float">
            <text:p>0</text:p>
          </table:table-cell>
          <table:table-cell table:style-name="ce27" table:formula="of:=[.G25]*[.G26]" office:value-type="float" office:value="0" calcext:value-type="float">
            <text:p>0</text:p>
          </table:table-cell>
          <table:table-cell/>
          <table:table-cell table:formula="of:=SUM([.C27:.G27])" office:value-type="float" office:value="0" calcext:value-type="float">
            <text:p>0</text:p>
          </table:table-cell>
          <table:table-cell table:number-columns-repeated="3"/>
          <table:table-cell table:style-name="ce22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ce23"/>
          <table:table-cell table:style-name="ce20" table:number-columns-repeated="3"/>
          <table:table-cell table:style-name="ce27"/>
          <table:table-cell table:number-columns-repeated="1015"/>
        </table:table-row>
        <table:table-row table:style-name="ro3">
          <table:table-cell office:value-type="string" calcext:value-type="string">
            <text:p>Fun (halvliter)</text:p>
          </table:table-cell>
          <table:table-cell office:value-type="string" calcext:value-type="string">
            <text:p>Stk pris</text:p>
          </table:table-cell>
          <table:table-cell table:number-columns-repeated="5"/>
          <table:table-cell table:style-name="ce27" table:formula="of:=IF([.C29]=0;0;((IF([.C29]=0;0;IF([.D29]=0;[.C29]*[.C30];IF([.E29]=0;[.C29]*[.C30]+[.D29]*[.D30];IF([.F29]=0;[.C29]*[.C30]+[.D29]*[.D30]+[.E29]*[.E30];IF([.G29]=0;[.C29]*[.C30]+[.D29]*[.D30]+[.E29]*[.E30]+[.F29]*[.F30];[.C29]*[.C30]+[.D29]*[.D30]+[.E29]*[.E30]+[.F29]*[.F30]+[.G29]*[.G30]))))))/SUM([.C30:.G30])))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/>
          <table:table-cell office:value-type="string" calcext:value-type="string">
            <text:p>Antal</text:p>
          </table:table-cell>
          <table:table-cell table:number-columns-repeated="6"/>
          <table:table-cell table:formula="of:=SUM([.C30:.G30])" office:value-type="float" office:value="0" calcext:value-type="float">
            <text:p>0</text:p>
          </table:table-cell>
          <table:table-cell/>
          <table:table-cell table:formula="of:=[$Optælling.H23]" office:value-type="float" office:value="0" calcext:value-type="float">
            <text:p>0</text:p>
          </table:table-cell>
          <table:table-cell table:formula="of:=IF([$Optælling.H$10]&lt;&gt;0;[Optælling.H10];IF([Optælling.H9]&lt;&gt;0;[Optælling.H9];IF([Optælling.H8]&lt;&gt;0;[Optælling.H8];IF([Optælling.H7]&lt;&gt;0;[Optælling.H7];IF([Optælling.H6]&lt;&gt;0;[Optælling.H6];IF([Optælling.H5]&lt;&gt;0;[Optælling.H5];IF([Optælling.H4]&lt;&gt;0;[Optælling.H4];0)))))))" office:value-type="float" office:value="0" calcext:value-type="float">
            <text:p>0</text:p>
          </table:table-cell>
          <table:table-cell table:style-name="ce22"/>
          <table:table-cell table:style-name="ce31" table:formula="of:=[.L30]-[.M30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Pris</text:p>
          </table:table-cell>
          <table:table-cell table:style-name="ce23" table:formula="of:=[.C29]*[.C30]" office:value-type="float" office:value="0" calcext:value-type="float">
            <text:p>0</text:p>
          </table:table-cell>
          <table:table-cell table:style-name="ce25" table:formula="of:=[.D29]*[.D30]" office:value-type="float" office:value="0" calcext:value-type="float">
            <text:p>0</text:p>
          </table:table-cell>
          <table:table-cell table:style-name="ce25" table:formula="of:=[.E29]*[.E30]" office:value-type="float" office:value="0" calcext:value-type="float">
            <text:p>0</text:p>
          </table:table-cell>
          <table:table-cell table:style-name="ce25" table:formula="of:=[.F29]*[.F30]" office:value-type="float" office:value="0" calcext:value-type="float">
            <text:p>0</text:p>
          </table:table-cell>
          <table:table-cell table:style-name="ce27" table:formula="of:=[.G29]*[.G30]" office:value-type="float" office:value="0" calcext:value-type="float">
            <text:p>0</text:p>
          </table:table-cell>
          <table:table-cell/>
          <table:table-cell table:formula="of:=SUM([.C31:.G31])" office:value-type="float" office:value="0" calcext:value-type="float">
            <text:p>0</text:p>
          </table:table-cell>
          <table:table-cell table:number-columns-repeated="3"/>
          <table:table-cell table:style-name="ce22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ce23"/>
          <table:table-cell table:style-name="ce20" table:number-columns-repeated="3"/>
          <table:table-cell table:style-name="ce27"/>
          <table:table-cell table:number-columns-repeated="1015"/>
        </table:table-row>
        <table:table-row table:style-name="ro3">
          <table:table-cell office:value-type="string" calcext:value-type="string">
            <text:p>Vodka</text:p>
          </table:table-cell>
          <table:table-cell office:value-type="string" calcext:value-type="string">
            <text:p>Stk pris</text:p>
          </table:table-cell>
          <table:table-cell table:number-columns-repeated="5"/>
          <table:table-cell table:style-name="ce27" table:formula="of:=IF([.C33]=0;0;((IF([.C33]=0;0;IF([.D33]=0;[.C33]*[.C34];IF([.E33]=0;[.C33]*[.C34]+[.D33]*[.D34];IF([.F33]=0;[.C33]*[.C34]+[.D33]*[.D34]+[.E33]*[.E34];IF([.G33]=0;[.C33]*[.C34]+[.D33]*[.D34]+[.E33]*[.E34]+[.F33]*[.F34];[.C33]*[.C34]+[.D33]*[.D34]+[.E33]*[.E34]+[.F33]*[.F34]+[.G33]*[.G34]))))))/SUM([.C34:.G34])))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/>
          <table:table-cell office:value-type="string" calcext:value-type="string">
            <text:p>Antal</text:p>
          </table:table-cell>
          <table:table-cell table:number-columns-repeated="6"/>
          <table:table-cell table:formula="of:=SUM([.C34:.G34])" office:value-type="float" office:value="0" calcext:value-type="float">
            <text:p>0</text:p>
          </table:table-cell>
          <table:table-cell/>
          <table:table-cell table:formula="of:=[$Optælling.I23]" office:value-type="float" office:value="0" calcext:value-type="float">
            <text:p>0</text:p>
          </table:table-cell>
          <table:table-cell table:formula="of:=IF([$Optælling.I$10]&lt;&gt;0;[Optælling.I10];IF([Optælling.I9]&lt;&gt;0;[Optælling.I9];IF([Optælling.I8]&lt;&gt;0;[Optælling.I8];IF([Optælling.I7]&lt;&gt;0;[Optælling.I7];IF([Optælling.I6]&lt;&gt;0;[Optælling.I6];IF([Optælling.I5]&lt;&gt;0;[Optælling.I5];IF([Optælling.I4]&lt;&gt;0;[Optælling.I4];0)))))))" office:value-type="float" office:value="0" calcext:value-type="float">
            <text:p>0</text:p>
          </table:table-cell>
          <table:table-cell table:style-name="ce22"/>
          <table:table-cell table:style-name="ce31" table:formula="of:=[.L34]-[.M34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Pris</text:p>
          </table:table-cell>
          <table:table-cell table:style-name="ce23" table:formula="of:=[.C33]*[.C34]" office:value-type="float" office:value="0" calcext:value-type="float">
            <text:p>0</text:p>
          </table:table-cell>
          <table:table-cell table:style-name="ce25" table:formula="of:=[.D33]*[.D34]" office:value-type="float" office:value="0" calcext:value-type="float">
            <text:p>0</text:p>
          </table:table-cell>
          <table:table-cell table:style-name="ce25" table:formula="of:=[.E33]*[.E34]" office:value-type="float" office:value="0" calcext:value-type="float">
            <text:p>0</text:p>
          </table:table-cell>
          <table:table-cell table:style-name="ce25" table:formula="of:=[.F33]*[.F34]" office:value-type="float" office:value="0" calcext:value-type="float">
            <text:p>0</text:p>
          </table:table-cell>
          <table:table-cell table:style-name="ce27" table:formula="of:=[.G33]*[.G34]" office:value-type="float" office:value="0" calcext:value-type="float">
            <text:p>0</text:p>
          </table:table-cell>
          <table:table-cell/>
          <table:table-cell table:formula="of:=SUM([.C35:.G35])" office:value-type="float" office:value="0" calcext:value-type="float">
            <text:p>0</text:p>
          </table:table-cell>
          <table:table-cell table:number-columns-repeated="3"/>
          <table:table-cell table:style-name="ce22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ce23"/>
          <table:table-cell table:style-name="ce20" table:number-columns-repeated="3"/>
          <table:table-cell table:style-name="ce27"/>
          <table:table-cell table:number-columns-repeated="1015"/>
        </table:table-row>
        <table:table-row table:style-name="ro3">
          <table:table-cell office:value-type="string" calcext:value-type="string">
            <text:p>Preben</text:p>
          </table:table-cell>
          <table:table-cell office:value-type="string" calcext:value-type="string">
            <text:p>Stk pris</text:p>
          </table:table-cell>
          <table:table-cell table:number-columns-repeated="5"/>
          <table:table-cell table:style-name="ce27" table:formula="of:=IF([.C37]=0;0;((IF([.C37]=0;0;IF([.D37]=0;[.C37]*[.C38];IF([.E37]=0;[.C37]*[.C38]+[.D37]*[.D38];IF([.F37]=0;[.C37]*[.C38]+[.D37]*[.D38]+[.E37]*[.E38];IF([.G37]=0;[.C37]*[.C38]+[.D37]*[.D38]+[.E37]*[.E38]+[.F37]*[.F38];[.C37]*[.C38]+[.D37]*[.D38]+[.E37]*[.E38]+[.F37]*[.F38]+[.G37]*[.G38]))))))/SUM([.C38:.G38])))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/>
          <table:table-cell office:value-type="string" calcext:value-type="string">
            <text:p>Antal</text:p>
          </table:table-cell>
          <table:table-cell table:number-columns-repeated="6"/>
          <table:table-cell table:formula="of:=SUM([.C38:.G38])" office:value-type="float" office:value="0" calcext:value-type="float">
            <text:p>0</text:p>
          </table:table-cell>
          <table:table-cell/>
          <table:table-cell table:formula="of:=[$Optælling.J23]" office:value-type="float" office:value="0" calcext:value-type="float">
            <text:p>0</text:p>
          </table:table-cell>
          <table:table-cell table:formula="of:=IF([$Optælling.J$10]&lt;&gt;0;[Optælling.J10];IF([Optælling.J9]&lt;&gt;0;[Optælling.J9];IF([Optælling.J8]&lt;&gt;0;[Optælling.J8];IF([Optælling.J7]&lt;&gt;0;[Optælling.J7];IF([Optælling.J6]&lt;&gt;0;[Optælling.J6];IF([Optælling.J5]&lt;&gt;0;[Optælling.J5];IF([Optælling.J4]&lt;&gt;0;[Optælling.J4];0)))))))" office:value-type="float" office:value="0" calcext:value-type="float">
            <text:p>0</text:p>
          </table:table-cell>
          <table:table-cell table:style-name="ce22"/>
          <table:table-cell table:style-name="ce31" table:formula="of:=[.L38]-[.M38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Pris</text:p>
          </table:table-cell>
          <table:table-cell table:style-name="ce23" table:formula="of:=[.C37]*[.C38]" office:value-type="float" office:value="0" calcext:value-type="float">
            <text:p>0</text:p>
          </table:table-cell>
          <table:table-cell table:style-name="ce25" table:formula="of:=[.D37]*[.D38]" office:value-type="float" office:value="0" calcext:value-type="float">
            <text:p>0</text:p>
          </table:table-cell>
          <table:table-cell table:style-name="ce25" table:formula="of:=[.E37]*[.E38]" office:value-type="float" office:value="0" calcext:value-type="float">
            <text:p>0</text:p>
          </table:table-cell>
          <table:table-cell table:style-name="ce25" table:formula="of:=[.F37]*[.F38]" office:value-type="float" office:value="0" calcext:value-type="float">
            <text:p>0</text:p>
          </table:table-cell>
          <table:table-cell table:style-name="ce27" table:formula="of:=[.G37]*[.G38]" office:value-type="float" office:value="0" calcext:value-type="float">
            <text:p>0</text:p>
          </table:table-cell>
          <table:table-cell/>
          <table:table-cell table:formula="of:=SUM([.C39:.G39])" office:value-type="float" office:value="0" calcext:value-type="float">
            <text:p>0</text:p>
          </table:table-cell>
          <table:table-cell table:number-columns-repeated="3"/>
          <table:table-cell table:style-name="ce22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ce23"/>
          <table:table-cell table:style-name="ce20" table:number-columns-repeated="3"/>
          <table:table-cell table:style-name="ce27"/>
          <table:table-cell table:number-columns-repeated="1015"/>
        </table:table-row>
        <table:table-row table:style-name="ro3">
          <table:table-cell office:value-type="string" calcext:value-type="string">
            <text:p>Fernando</text:p>
          </table:table-cell>
          <table:table-cell office:value-type="string" calcext:value-type="string">
            <text:p>Stk pris</text:p>
          </table:table-cell>
          <table:table-cell table:number-columns-repeated="5"/>
          <table:table-cell table:style-name="ce27" table:formula="of:=IF([.C41]=0;0;((IF([.C41]=0;0;IF([.D41]=0;[.C41]*[.C42];IF([.E41]=0;[.C41]*[.C42]+[.D41]*[.D42];IF([.F41]=0;[.C41]*[.C42]+[.D41]*[.D42]+[.E41]*[.E42];IF([.G41]=0;[.C41]*[.C42]+[.D41]*[.D42]+[.E41]*[.E42]+[.F41]*[.F42];[.C41]*[.C42]+[.D41]*[.D42]+[.E41]*[.E42]+[.F41]*[.F42]+[.G41]*[.G42]))))))/SUM([.C42:.G42])))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/>
          <table:table-cell office:value-type="string" calcext:value-type="string">
            <text:p>Antal</text:p>
          </table:table-cell>
          <table:table-cell table:number-columns-repeated="6"/>
          <table:table-cell table:formula="of:=SUM([.C42:.G42])" office:value-type="float" office:value="0" calcext:value-type="float">
            <text:p>0</text:p>
          </table:table-cell>
          <table:table-cell/>
          <table:table-cell table:formula="of:=[$Optælling.K23]" office:value-type="float" office:value="0" calcext:value-type="float">
            <text:p>0</text:p>
          </table:table-cell>
          <table:table-cell table:formula="of:=IF([$Optælling.K$10]&lt;&gt;0;[Optælling.K10];IF([Optælling.K9]&lt;&gt;0;[Optælling.K9];IF([Optælling.K8]&lt;&gt;0;[Optælling.K8];IF([Optælling.K7]&lt;&gt;0;[Optælling.K7];IF([Optælling.K6]&lt;&gt;0;[Optælling.K6];IF([Optælling.K5]&lt;&gt;0;[Optælling.K5];IF([Optælling.K4]&lt;&gt;0;[Optælling.K4];0)))))))" office:value-type="float" office:value="0" calcext:value-type="float">
            <text:p>0</text:p>
          </table:table-cell>
          <table:table-cell table:style-name="ce22"/>
          <table:table-cell table:style-name="ce31" table:formula="of:=[.L42]-[.M42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Pris</text:p>
          </table:table-cell>
          <table:table-cell table:style-name="ce23" table:formula="of:=[.C41]*[.C42]" office:value-type="float" office:value="0" calcext:value-type="float">
            <text:p>0</text:p>
          </table:table-cell>
          <table:table-cell table:style-name="ce25" table:formula="of:=[.D41]*[.D42]" office:value-type="float" office:value="0" calcext:value-type="float">
            <text:p>0</text:p>
          </table:table-cell>
          <table:table-cell table:style-name="ce25" table:formula="of:=[.E41]*[.E42]" office:value-type="float" office:value="0" calcext:value-type="float">
            <text:p>0</text:p>
          </table:table-cell>
          <table:table-cell table:style-name="ce25" table:formula="of:=[.F41]*[.F42]" office:value-type="float" office:value="0" calcext:value-type="float">
            <text:p>0</text:p>
          </table:table-cell>
          <table:table-cell table:style-name="ce27" table:formula="of:=[.G41]*[.G42]" office:value-type="float" office:value="0" calcext:value-type="float">
            <text:p>0</text:p>
          </table:table-cell>
          <table:table-cell/>
          <table:table-cell table:formula="of:=SUM([.C43:.G43])" office:value-type="float" office:value="0" calcext:value-type="float">
            <text:p>0</text:p>
          </table:table-cell>
          <table:table-cell table:number-columns-repeated="3"/>
          <table:table-cell table:style-name="ce22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ce23"/>
          <table:table-cell table:style-name="ce20" table:number-columns-repeated="3"/>
          <table:table-cell table:style-name="ce27"/>
          <table:table-cell table:number-columns-repeated="1015"/>
        </table:table-row>
        <table:table-row table:style-name="ro3">
          <table:table-cell office:value-type="string" calcext:value-type="string">
            <text:p>Arne</text:p>
          </table:table-cell>
          <table:table-cell office:value-type="string" calcext:value-type="string">
            <text:p>Stk pris</text:p>
          </table:table-cell>
          <table:table-cell table:number-columns-repeated="5"/>
          <table:table-cell table:style-name="ce27" table:formula="of:=IF([.C45]=0;0;((IF([.C45]=0;0;IF([.D45]=0;[.C45]*[.C46];IF([.E45]=0;[.C45]*[.C46]+[.D45]*[.D46];IF([.F45]=0;[.C45]*[.C46]+[.D45]*[.D46]+[.E45]*[.E46];IF([.G45]=0;[.C45]*[.C46]+[.D45]*[.D46]+[.E45]*[.E46]+[.F45]*[.F46];[.C45]*[.C46]+[.D45]*[.D46]+[.E45]*[.E46]+[.F45]*[.F46]+[.G45]*[.G46]))))))/SUM([.C46:.G46])))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/>
          <table:table-cell office:value-type="string" calcext:value-type="string">
            <text:p>Antal</text:p>
          </table:table-cell>
          <table:table-cell table:number-columns-repeated="6"/>
          <table:table-cell table:formula="of:=SUM([.C46:.G46])" office:value-type="float" office:value="0" calcext:value-type="float">
            <text:p>0</text:p>
          </table:table-cell>
          <table:table-cell/>
          <table:table-cell table:formula="of:=[$Optælling.L23]" office:value-type="float" office:value="0" calcext:value-type="float">
            <text:p>0</text:p>
          </table:table-cell>
          <table:table-cell table:formula="of:=IF([$Optælling.L$10]&lt;&gt;0;[Optælling.L10];IF([Optælling.L9]&lt;&gt;0;[Optælling.L9];IF([Optælling.L8]&lt;&gt;0;[Optælling.L8];IF([Optælling.L7]&lt;&gt;0;[Optælling.L7];IF([Optælling.L6]&lt;&gt;0;[Optælling.L6];IF([Optælling.L5]&lt;&gt;0;[Optælling.L5];IF([Optælling.L4]&lt;&gt;0;[Optælling.L4];0)))))))" office:value-type="float" office:value="0" calcext:value-type="float">
            <text:p>0</text:p>
          </table:table-cell>
          <table:table-cell table:style-name="ce22"/>
          <table:table-cell table:style-name="ce31" table:formula="of:=[.L46]-[.M46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Pris</text:p>
          </table:table-cell>
          <table:table-cell table:style-name="ce23" table:formula="of:=[.C45]*[.C46]" office:value-type="float" office:value="0" calcext:value-type="float">
            <text:p>0</text:p>
          </table:table-cell>
          <table:table-cell table:style-name="ce25" table:formula="of:=[.D45]*[.D46]" office:value-type="float" office:value="0" calcext:value-type="float">
            <text:p>0</text:p>
          </table:table-cell>
          <table:table-cell table:style-name="ce25" table:formula="of:=[.E45]*[.E46]" office:value-type="float" office:value="0" calcext:value-type="float">
            <text:p>0</text:p>
          </table:table-cell>
          <table:table-cell table:style-name="ce25" table:formula="of:=[.F45]*[.F46]" office:value-type="float" office:value="0" calcext:value-type="float">
            <text:p>0</text:p>
          </table:table-cell>
          <table:table-cell table:style-name="ce27" table:formula="of:=[.G45]*[.G46]" office:value-type="float" office:value="0" calcext:value-type="float">
            <text:p>0</text:p>
          </table:table-cell>
          <table:table-cell/>
          <table:table-cell table:formula="of:=SUM([.C47:.G47])" office:value-type="float" office:value="0" calcext:value-type="float">
            <text:p>0</text:p>
          </table:table-cell>
          <table:table-cell table:number-columns-repeated="3"/>
          <table:table-cell table:style-name="ce22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ce23"/>
          <table:table-cell table:style-name="ce20" table:number-columns-repeated="3"/>
          <table:table-cell table:style-name="ce27"/>
          <table:table-cell table:number-columns-repeated="1015"/>
        </table:table-row>
        <table:table-row table:style-name="ro3">
          <table:table-cell office:value-type="string" calcext:value-type="string">
            <text:p>Indvielse</text:p>
          </table:table-cell>
          <table:table-cell office:value-type="string" calcext:value-type="string">
            <text:p>Stk pris</text:p>
          </table:table-cell>
          <table:table-cell table:number-columns-repeated="5"/>
          <table:table-cell table:style-name="ce27" table:formula="of:=IF([.C49]=0;0;((IF([.C49]=0;0;IF([.D49]=0;[.C49]*[.C50];IF([.E49]=0;[.C49]*[.C50]+[.D49]*[.D50];IF([.F49]=0;[.C49]*[.C50]+[.D49]*[.D50]+[.E49]*[.E50];IF([.G49]=0;[.C49]*[.C50]+[.D49]*[.D50]+[.E49]*[.E50]+[.F49]*[.F50];[.C49]*[.C50]+[.D49]*[.D50]+[.E49]*[.E50]+[.F49]*[.F50]+[.G49]*[.G50]))))))/SUM([.C50:.G50])))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/>
          <table:table-cell office:value-type="string" calcext:value-type="string">
            <text:p>Antal</text:p>
          </table:table-cell>
          <table:table-cell table:number-columns-repeated="6"/>
          <table:table-cell table:formula="of:=SUM([.C50:.G50])" office:value-type="float" office:value="0" calcext:value-type="float">
            <text:p>0</text:p>
          </table:table-cell>
          <table:table-cell/>
          <table:table-cell table:formula="of:=[$Optælling.M23]" office:value-type="float" office:value="0" calcext:value-type="float">
            <text:p>0</text:p>
          </table:table-cell>
          <table:table-cell table:formula="of:=IF([$Optælling.M$10]&lt;&gt;0;[Optælling.M10];IF([Optælling.M9]&lt;&gt;0;[Optælling.M9];IF([Optælling.M8]&lt;&gt;0;[Optælling.M8];IF([Optælling.M7]&lt;&gt;0;[Optælling.M7];IF([Optælling.M6]&lt;&gt;0;[Optælling.M6];IF([Optælling.M5]&lt;&gt;0;[Optælling.M5];IF([Optælling.M4]&lt;&gt;0;[Optælling.M4];0)))))))" office:value-type="float" office:value="0" calcext:value-type="float">
            <text:p>0</text:p>
          </table:table-cell>
          <table:table-cell table:style-name="ce22"/>
          <table:table-cell table:style-name="ce31" table:formula="of:=[.L50]-[.M50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Pris</text:p>
          </table:table-cell>
          <table:table-cell table:style-name="ce23" table:formula="of:=[.C49]*[.C50]" office:value-type="float" office:value="0" calcext:value-type="float">
            <text:p>0</text:p>
          </table:table-cell>
          <table:table-cell table:style-name="ce25" table:formula="of:=[.D49]*[.D50]" office:value-type="float" office:value="0" calcext:value-type="float">
            <text:p>0</text:p>
          </table:table-cell>
          <table:table-cell table:style-name="ce25" table:formula="of:=[.E49]*[.E50]" office:value-type="float" office:value="0" calcext:value-type="float">
            <text:p>0</text:p>
          </table:table-cell>
          <table:table-cell table:style-name="ce25" table:formula="of:=[.F49]*[.F50]" office:value-type="float" office:value="0" calcext:value-type="float">
            <text:p>0</text:p>
          </table:table-cell>
          <table:table-cell table:style-name="ce27" table:formula="of:=[.G49]*[.G50]" office:value-type="float" office:value="0" calcext:value-type="float">
            <text:p>0</text:p>
          </table:table-cell>
          <table:table-cell/>
          <table:table-cell table:formula="of:=SUM([.C51:.G51])" office:value-type="float" office:value="0" calcext:value-type="float">
            <text:p>0</text:p>
          </table:table-cell>
          <table:table-cell table:number-columns-repeated="3"/>
          <table:table-cell table:style-name="ce22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ce23"/>
          <table:table-cell table:style-name="ce20" table:number-columns-repeated="3"/>
          <table:table-cell table:style-name="ce27"/>
          <table:table-cell table:number-columns-repeated="1015"/>
        </table:table-row>
        <table:table-row table:style-name="ro3">
          <table:table-cell office:value-type="string" calcext:value-type="string">
            <text:p>Tour de Chambre</text:p>
          </table:table-cell>
          <table:table-cell office:value-type="string" calcext:value-type="string">
            <text:p>Stk pris</text:p>
          </table:table-cell>
          <table:table-cell table:number-columns-repeated="5"/>
          <table:table-cell table:style-name="ce27" table:formula="of:=IF([.C53]=0;0;((IF([.C53]=0;0;IF([.D53]=0;[.C53]*[.C54];IF([.E53]=0;[.C53]*[.C54]+[.D53]*[.D54];IF([.F53]=0;[.C53]*[.C54]+[.D53]*[.D54]+[.E53]*[.E54];IF([.G53]=0;[.C53]*[.C54]+[.D53]*[.D54]+[.E53]*[.E54]+[.F53]*[.F54];[.C53]*[.C54]+[.D53]*[.D54]+[.E53]*[.E54]+[.F53]*[.F54]+[.G53]*[.G54]))))))/SUM([.C54:.G54])))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/>
          <table:table-cell office:value-type="string" calcext:value-type="string">
            <text:p>Antal</text:p>
          </table:table-cell>
          <table:table-cell table:number-columns-repeated="6"/>
          <table:table-cell table:formula="of:=SUM([.C54:.G54])" office:value-type="float" office:value="0" calcext:value-type="float">
            <text:p>0</text:p>
          </table:table-cell>
          <table:table-cell/>
          <table:table-cell table:formula="of:=[$Optælling.N23]" office:value-type="float" office:value="0" calcext:value-type="float">
            <text:p>0</text:p>
          </table:table-cell>
          <table:table-cell table:formula="of:=IF([$Optælling.N$10]&lt;&gt;0;[Optælling.N10];IF([Optælling.N9]&lt;&gt;0;[Optælling.N9];IF([Optælling.N8]&lt;&gt;0;[Optælling.N8];IF([Optælling.N7]&lt;&gt;0;[Optælling.N7];IF([Optælling.N6]&lt;&gt;0;[Optælling.N6];IF([Optælling.N5]&lt;&gt;0;[Optælling.N5];IF([Optælling.N4]&lt;&gt;0;[Optælling.N4];0)))))))" office:value-type="float" office:value="0" calcext:value-type="float">
            <text:p>0</text:p>
          </table:table-cell>
          <table:table-cell table:style-name="ce22"/>
          <table:table-cell table:style-name="ce31" table:formula="of:=[.L54]-[.M54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Pris</text:p>
          </table:table-cell>
          <table:table-cell table:style-name="ce23" table:formula="of:=[.C53]*[.C54]" office:value-type="float" office:value="0" calcext:value-type="float">
            <text:p>0</text:p>
          </table:table-cell>
          <table:table-cell table:style-name="ce25" table:formula="of:=[.D53]*[.D54]" office:value-type="float" office:value="0" calcext:value-type="float">
            <text:p>0</text:p>
          </table:table-cell>
          <table:table-cell table:style-name="ce25" table:formula="of:=[.E53]*[.E54]" office:value-type="float" office:value="0" calcext:value-type="float">
            <text:p>0</text:p>
          </table:table-cell>
          <table:table-cell table:style-name="ce25" table:formula="of:=[.F53]*[.F54]" office:value-type="float" office:value="0" calcext:value-type="float">
            <text:p>0</text:p>
          </table:table-cell>
          <table:table-cell table:style-name="ce27" table:formula="of:=[.G53]*[.G54]" office:value-type="float" office:value="0" calcext:value-type="float">
            <text:p>0</text:p>
          </table:table-cell>
          <table:table-cell/>
          <table:table-cell table:formula="of:=SUM([.C55:.G55])" office:value-type="float" office:value="0" calcext:value-type="float">
            <text:p>0</text:p>
          </table:table-cell>
          <table:table-cell table:number-columns-repeated="3"/>
          <table:table-cell table:style-name="ce22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ce23"/>
          <table:table-cell table:style-name="ce20" table:number-columns-repeated="3"/>
          <table:table-cell table:style-name="ce27"/>
          <table:table-cell table:number-columns-repeated="1015"/>
        </table:table-row>
        <table:table-row table:style-name="ro3">
          <table:table-cell office:value-type="string" calcext:value-type="string">
            <text:p>Div spiritus</text:p>
          </table:table-cell>
          <table:table-cell office:value-type="string" calcext:value-type="string">
            <text:p>Stk pris</text:p>
          </table:table-cell>
          <table:table-cell table:number-columns-repeated="5"/>
          <table:table-cell table:style-name="ce27" table:formula="of:=IF([.C57]=0;0;((IF([.C57]=0;0;IF([.D57]=0;[.C57]*[.C58];IF([.E57]=0;[.C57]*[.C58]+[.D57]*[.D58];IF([.F57]=0;[.C57]*[.C58]+[.D57]*[.D58]+[.E57]*[.E58];IF([.G57]=0;[.C57]*[.C58]+[.D57]*[.D58]+[.E57]*[.E58]+[.F57]*[.F58];[.C57]*[.C58]+[.D57]*[.D58]+[.E57]*[.E58]+[.F57]*[.F58]+[.G57]*[.G58]))))))/SUM([.C58:.G58])))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/>
          <table:table-cell office:value-type="string" calcext:value-type="string">
            <text:p>Antal</text:p>
          </table:table-cell>
          <table:table-cell table:number-columns-repeated="6"/>
          <table:table-cell table:formula="of:=SUM([.C58:.G58])" office:value-type="float" office:value="0" calcext:value-type="float">
            <text:p>0</text:p>
          </table:table-cell>
          <table:table-cell/>
          <table:table-cell table:formula="of:=[$Optælling.O23]" office:value-type="float" office:value="0" calcext:value-type="float">
            <text:p>0</text:p>
          </table:table-cell>
          <table:table-cell table:formula="of:=IF([$Optælling.O$10]&lt;&gt;0;[Optælling.O10];IF([Optælling.O9]&lt;&gt;0;[Optælling.O9];IF([Optælling.O8]&lt;&gt;0;[Optælling.O8];IF([Optælling.O7]&lt;&gt;0;[Optælling.O7];IF([Optælling.O6]&lt;&gt;0;[Optælling.O6];IF([Optælling.O5]&lt;&gt;0;[Optælling.O5];IF([Optælling.O4]&lt;&gt;0;[Optælling.O4];0)))))))" office:value-type="float" office:value="0" calcext:value-type="float">
            <text:p>0</text:p>
          </table:table-cell>
          <table:table-cell table:style-name="ce22"/>
          <table:table-cell table:style-name="ce31" table:formula="of:=[.L58]-[.M58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Pris</text:p>
          </table:table-cell>
          <table:table-cell table:style-name="ce24" table:formula="of:=[.C57]*[.C58]" office:value-type="float" office:value="0" calcext:value-type="float">
            <text:p>0</text:p>
          </table:table-cell>
          <table:table-cell table:style-name="ce26" table:formula="of:=[.D57]*[.D58]" office:value-type="float" office:value="0" calcext:value-type="float">
            <text:p>0</text:p>
          </table:table-cell>
          <table:table-cell table:style-name="ce26" table:formula="of:=[.E57]*[.E58]" office:value-type="float" office:value="0" calcext:value-type="float">
            <text:p>0</text:p>
          </table:table-cell>
          <table:table-cell table:style-name="ce26" table:formula="of:=[.F57]*[.F58]" office:value-type="float" office:value="0" calcext:value-type="float">
            <text:p>0</text:p>
          </table:table-cell>
          <table:table-cell table:style-name="ce28" table:formula="of:=[.G57]*[.G58]" office:value-type="float" office:value="0" calcext:value-type="float">
            <text:p>0</text:p>
          </table:table-cell>
          <table:table-cell table:style-name="ce28"/>
          <table:table-cell table:formula="of:=SUM([.C59:.G59])" office:value-type="float" office:value="0" calcext:value-type="float">
            <text:p>0</text:p>
          </table:table-cell>
          <table:table-cell table:number-columns-repeated="3"/>
          <table:table-cell table:style-name="ce22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ce20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Mad på fad</text:p>
          </table:table-cell>
          <table:table-cell/>
          <table:table-cell table:style-name="ce20" table:number-columns-repeated="5"/>
          <table:table-cell table:style-name="ce20" table:formula="of:=([.H33]+[.H29])/12" office:value-type="float" office:value="0" calcext:value-type="float">
            <text:p>0</text:p>
          </table:table-cell>
          <table:table-cell/>
          <table:table-cell table:formula="of:=[$OpsummeringForbrug.H$6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0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Tour de Chambre</text:p>
          </table:table-cell>
          <table:table-cell office:value-type="string" calcext:value-type="string" table:number-columns-spanned="8" table:number-rows-spanned="1">
            <text:p>Stk pris findes ved at dividere stk prisen for Tour de Chambre med antallet af russer der er med til det</text:p>
          </table:table-cell>
          <table:covered-table-cell table:number-columns-repeated="6" table:style-name="ce20"/>
          <table:covered-table-cell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20" table:number-columns-repeated="6"/>
          <table:table-cell table:number-columns-repeated="1014"/>
        </table:table-row>
        <table:table-row table:style-name="ro1" table:number-rows-repeated="3">
          <table:table-cell table:style-name="Default" table:number-columns-repeated="11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2"/>
          <table:table-cell table:number-columns-repeated="1008"/>
        </table:table-row>
      </table:table>
      <table:table table:name="Optælling" table:style-name="ta1" table:protected="true" table:print="false">
        <table:table-protection table:select-protected-cells="true" table:select-unprotected-cells="true"/>
        <table:table-column table:style-name="co12" table:default-cell-style-name="ce32"/>
        <table:table-column table:style-name="co13" table:default-cell-style-name="ce20"/>
        <table:table-column table:style-name="co2" table:number-columns-repeated="5" table:default-cell-style-name="ce20"/>
        <table:table-column table:style-name="co14" table:default-cell-style-name="ce20"/>
        <table:table-column table:style-name="co2" table:number-columns-repeated="5" table:default-cell-style-name="ce20"/>
        <table:table-column table:style-name="co15" table:default-cell-style-name="ce20"/>
        <table:table-column table:style-name="co2" table:default-cell-style-name="ce20"/>
        <table:table-column table:style-name="co2" table:default-cell-style-name="ce21"/>
        <table:table-column table:style-name="co2" table:number-columns-repeated="1006" table:default-cell-style-name="ce4"/>
        <table:table-column table:style-name="co2" table:number-columns-repeated="2" table:default-cell-style-name="Default"/>
        <table:table-row table:style-name="ro2">
          <table:table-cell table:style-name="ce4" office:value-type="string" calcext:value-type="string">
            <text:p>Optælling</text:p>
          </table:table-cell>
          <table:table-cell table:style-name="ce4" table:number-columns-repeated="15"/>
          <table:table-cell table:number-columns-repeated="1008"/>
        </table:table-row>
        <table:table-row table:style-name="ro1">
          <table:table-cell table:style-name="ce21" table:number-columns-repeated="15"/>
          <table:table-cell table:number-columns-repeated="1009"/>
        </table:table-row>
        <table:table-row table:style-name="ro1">
          <table:table-cell/>
          <table:table-cell table:style-name="ce21" table:formula="of:=[$Beholdning.A4]" office:value-type="string" office:string-value="Øl" calcext:value-type="string">
            <text:p>Øl</text:p>
          </table:table-cell>
          <table:table-cell table:style-name="ce21" table:formula="of:=[$Beholdning.A8]" office:value-type="string" office:string-value="Light" calcext:value-type="string">
            <text:p>Light</text:p>
          </table:table-cell>
          <table:table-cell table:style-name="ce21" table:formula="of:=[$Beholdning.A12]" office:value-type="string" office:string-value="Sodavand" calcext:value-type="string">
            <text:p>Sodavand</text:p>
          </table:table-cell>
          <table:table-cell table:style-name="ce21" table:formula="of:=[$Beholdning.A17]" office:value-type="string" office:string-value="Cocio" calcext:value-type="string">
            <text:p>Cocio</text:p>
          </table:table-cell>
          <table:table-cell table:style-name="ce21" table:formula="of:=[$Beholdning.A21]" office:value-type="string" office:string-value="Cider" calcext:value-type="string">
            <text:p>Cider</text:p>
          </table:table-cell>
          <table:table-cell table:style-name="ce21" table:formula="of:=[$Beholdning.A25]" office:value-type="string" office:string-value="Rødvin" calcext:value-type="string">
            <text:p>Rødvin</text:p>
          </table:table-cell>
          <table:table-cell table:style-name="ce21" table:formula="of:=[$Beholdning.A29]" office:value-type="string" office:string-value="Fun (halvliter)" calcext:value-type="string">
            <text:p>Fun (halvliter)</text:p>
          </table:table-cell>
          <table:table-cell table:style-name="ce21" table:formula="of:=[$Beholdning.A33]" office:value-type="string" office:string-value="Vodka" calcext:value-type="string">
            <text:p>Vodka</text:p>
          </table:table-cell>
          <table:table-cell table:style-name="ce21" table:formula="of:=[$Beholdning.A37]" office:value-type="string" office:string-value="Preben" calcext:value-type="string">
            <text:p>Preben</text:p>
          </table:table-cell>
          <table:table-cell table:style-name="ce21" table:formula="of:=[$Beholdning.A41]" office:value-type="string" office:string-value="Fernando" calcext:value-type="string">
            <text:p>Fernando</text:p>
          </table:table-cell>
          <table:table-cell table:style-name="ce21" table:formula="of:=[$Beholdning.A45]" office:value-type="string" office:string-value="Arne" calcext:value-type="string">
            <text:p>Arne</text:p>
          </table:table-cell>
          <table:table-cell table:style-name="ce21" table:formula="of:=[$Beholdning.A49]" office:value-type="string" office:string-value="Indvielse" calcext:value-type="string">
            <text:p>Indvielse</text:p>
          </table:table-cell>
          <table:table-cell table:style-name="ce21" table:formula="of:=[$Beholdning.A53]" office:value-type="string" office:string-value="Tour de Chambre" calcext:value-type="string">
            <text:p>Tour de Chambre</text:p>
          </table:table-cell>
          <table:table-cell table:style-name="ce21" table:formula="of:=[$Beholdning.A57]" office:value-type="string" office:string-value="Div spiritus" calcext:value-type="string">
            <text:p>Div spirit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art/dag1</text:p>
          </table:table-cell>
          <table:table-cell table:style-name="ce33" table:formula="of:=[Beholdning.C5]+[Beholdning.D5]+[Beholdning.E5]+[Beholdning.F5]+[Beholdning.G5]" office:value-type="float" office:value="0" calcext:value-type="float">
            <text:p>0</text:p>
          </table:table-cell>
          <table:table-cell table:style-name="ce37" table:formula="of:=[Beholdning.C9]+[Beholdning.D9]+[Beholdning.E9]+[Beholdning.F9]+[Beholdning.G9]" office:value-type="float" office:value="0" calcext:value-type="float">
            <text:p>0</text:p>
          </table:table-cell>
          <table:table-cell table:style-name="ce37" table:formula="of:=[Beholdning.C14]+[Beholdning.D14]+[Beholdning.E14]+[Beholdning.F14]+[Beholdning.G14]" office:value-type="float" office:value="0" calcext:value-type="float">
            <text:p>0</text:p>
          </table:table-cell>
          <table:table-cell table:style-name="ce37" table:formula="of:=[Beholdning.C18]+[Beholdning.D18]+[Beholdning.E18]+[Beholdning.F18]+[Beholdning.G18]" office:value-type="float" office:value="0" calcext:value-type="float">
            <text:p>0</text:p>
          </table:table-cell>
          <table:table-cell table:style-name="ce37" table:formula="of:=[Beholdning.C22]+[Beholdning.D22]+[Beholdning.E22]+[Beholdning.F22]+[Beholdning.G22]" office:value-type="float" office:value="0" calcext:value-type="float">
            <text:p>0</text:p>
          </table:table-cell>
          <table:table-cell table:style-name="ce37" table:formula="of:=[Beholdning.C26]+[Beholdning.D26]+[Beholdning.E26]+[Beholdning.F26]+[Beholdning.G26]" office:value-type="float" office:value="0" calcext:value-type="float">
            <text:p>0</text:p>
          </table:table-cell>
          <table:table-cell table:style-name="ce37" table:formula="of:=[Beholdning.C30]+[Beholdning.D30]+[Beholdning.E30]+[Beholdning.F30]+[Beholdning.G30]" office:value-type="float" office:value="0" calcext:value-type="float">
            <text:p>0</text:p>
          </table:table-cell>
          <table:table-cell table:style-name="ce37" table:formula="of:=[Beholdning.C34]+[Beholdning.D34]+[Beholdning.E34]+[Beholdning.F34]+[Beholdning.G34]" office:value-type="float" office:value="0" calcext:value-type="float">
            <text:p>0</text:p>
          </table:table-cell>
          <table:table-cell table:style-name="ce37" table:formula="of:=[Beholdning.C38]+[Beholdning.D38]+[Beholdning.E38]+[Beholdning.F38]+[Beholdning.G38]" office:value-type="float" office:value="0" calcext:value-type="float">
            <text:p>0</text:p>
          </table:table-cell>
          <table:table-cell table:style-name="ce37" table:formula="of:=[Beholdning.C42]+[Beholdning.D42]+[Beholdning.E42]+[Beholdning.F42]+[Beholdning.G42]" office:value-type="float" office:value="0" calcext:value-type="float">
            <text:p>0</text:p>
          </table:table-cell>
          <table:table-cell table:style-name="ce37" table:formula="of:=[Beholdning.C46]+[Beholdning.D46]+[Beholdning.E46]+[Beholdning.F46]+[Beholdning.G46]" office:value-type="float" office:value="0" calcext:value-type="float">
            <text:p>0</text:p>
          </table:table-cell>
          <table:table-cell table:style-name="ce37" table:formula="of:=[Beholdning.C50]+[Beholdning.D50]+[Beholdning.E50]+[Beholdning.F50]+[Beholdning.G50]" office:value-type="float" office:value="0" calcext:value-type="float">
            <text:p>0</text:p>
          </table:table-cell>
          <table:table-cell table:style-name="ce37" table:formula="of:=[Beholdning.C54]+[Beholdning.D54]+[Beholdning.E54]+[Beholdning.F54]+[Beholdning.G54]" office:value-type="float" office:value="0" calcext:value-type="float">
            <text:p>0</text:p>
          </table:table-cell>
          <table:table-cell table:style-name="ce39" table:formula="of:=[Beholdning.C58]+[Beholdning.D58]+[Beholdning.E58]+[Beholdning.F58]+[Beholdning.G58]" office:value-type="float" office:value="0" calcext:value-type="float">
            <text:p>0</text:p>
          </table:table-cell>
          <table:table-cell table:number-columns-repeated="1007"/>
          <table:table-cell table:style-name="ce4" table:number-columns-repeated="2"/>
        </table:table-row>
        <table:table-row table:style-name="ro3">
          <table:table-cell office:value-type="string" calcext:value-type="string">
            <text:p>dag2</text:p>
          </table:table-cell>
          <table:table-cell table:style-name="ce34" table:number-columns-repeated="14"/>
          <table:table-cell table:number-columns-repeated="1007"/>
          <table:table-cell table:style-name="ce4" table:number-columns-repeated="2"/>
        </table:table-row>
        <table:table-row table:style-name="ro3">
          <table:table-cell office:value-type="string" calcext:value-type="string">
            <text:p>dag3</text:p>
          </table:table-cell>
          <table:table-cell table:style-name="ce34" table:number-columns-repeated="14"/>
          <table:table-cell table:number-columns-repeated="1007"/>
          <table:table-cell table:style-name="ce4" table:number-columns-repeated="2"/>
        </table:table-row>
        <table:table-row table:style-name="ro3">
          <table:table-cell office:value-type="string" calcext:value-type="string">
            <text:p>dag4</text:p>
          </table:table-cell>
          <table:table-cell table:style-name="ce34" table:number-columns-repeated="14"/>
          <table:table-cell table:number-columns-repeated="1007"/>
          <table:table-cell table:style-name="ce4" table:number-columns-repeated="2"/>
        </table:table-row>
        <table:table-row table:style-name="ro3">
          <table:table-cell office:value-type="string" calcext:value-type="string">
            <text:p>dag5</text:p>
          </table:table-cell>
          <table:table-cell table:style-name="ce34" table:number-columns-repeated="14"/>
          <table:table-cell table:number-columns-repeated="1007"/>
          <table:table-cell table:style-name="ce4" table:number-columns-repeated="2"/>
        </table:table-row>
        <table:table-row table:style-name="ro3">
          <table:table-cell office:value-type="string" calcext:value-type="string">
            <text:p>dag6</text:p>
          </table:table-cell>
          <table:table-cell table:style-name="ce34" table:number-columns-repeated="14"/>
          <table:table-cell table:number-columns-repeated="1007"/>
          <table:table-cell table:style-name="ce4" table:number-columns-repeated="2"/>
        </table:table-row>
        <table:table-row table:style-name="ro3">
          <table:table-cell office:value-type="string" calcext:value-type="string">
            <text:p>slut/dag7</text:p>
          </table:table-cell>
          <table:table-cell table:style-name="ce34" table:number-columns-repeated="14"/>
          <table:table-cell table:number-columns-repeated="1007"/>
          <table:table-cell table:style-name="ce4" table:number-columns-repeated="2"/>
        </table:table-row>
        <table:table-row table:style-name="ro1" table:number-rows-repeated="2">
          <table:table-cell table:style-name="ce31"/>
          <table:table-cell table:number-columns-repeated="14"/>
          <table:table-cell table:style-name="ce20"/>
          <table:table-cell table:style-name="Default" table:number-columns-repeated="1006"/>
          <table:table-cell table:number-columns-repeated="2"/>
        </table:table-row>
        <table:table-row table:style-name="ro2">
          <table:table-cell table:style-name="ce31" office:value-type="string" calcext:value-type="string">
            <text:p>Forsvundet</text:p>
          </table:table-cell>
          <table:table-cell table:number-columns-repeated="14"/>
          <table:table-cell table:style-name="ce20"/>
          <table:table-cell table:style-name="Default" table:number-columns-repeated="1006"/>
          <table:table-cell table:number-columns-repeated="2"/>
        </table:table-row>
        <table:table-row table:style-name="ro1">
          <table:table-cell table:style-name="ce31"/>
          <table:table-cell table:number-columns-repeated="14"/>
          <table:table-cell table:style-name="ce20"/>
          <table:table-cell table:style-name="Default" table:number-columns-repeated="1006"/>
          <table:table-cell table:number-columns-repeated="2"/>
        </table:table-row>
        <table:table-row table:style-name="ro1">
          <table:table-cell/>
          <table:table-cell table:style-name="ce21" table:formula="of:=[$Beholdning.A4]" office:value-type="string" office:string-value="Øl" calcext:value-type="string">
            <text:p>Øl</text:p>
          </table:table-cell>
          <table:table-cell table:style-name="ce21" table:formula="of:=[$Beholdning.A8]" office:value-type="string" office:string-value="Light" calcext:value-type="string">
            <text:p>Light</text:p>
          </table:table-cell>
          <table:table-cell table:style-name="ce21" table:formula="of:=[$Beholdning.A12]" office:value-type="string" office:string-value="Sodavand" calcext:value-type="string">
            <text:p>Sodavand</text:p>
          </table:table-cell>
          <table:table-cell table:style-name="ce21" table:formula="of:=[$Beholdning.A17]" office:value-type="string" office:string-value="Cocio" calcext:value-type="string">
            <text:p>Cocio</text:p>
          </table:table-cell>
          <table:table-cell table:style-name="ce21" table:formula="of:=[$Beholdning.A21]" office:value-type="string" office:string-value="Cider" calcext:value-type="string">
            <text:p>Cider</text:p>
          </table:table-cell>
          <table:table-cell table:style-name="ce21" table:formula="of:=[$Beholdning.A25]" office:value-type="string" office:string-value="Rødvin" calcext:value-type="string">
            <text:p>Rødvin</text:p>
          </table:table-cell>
          <table:table-cell table:style-name="ce21" table:formula="of:=[$Beholdning.A29]" office:value-type="string" office:string-value="Fun (halvliter)" calcext:value-type="string">
            <text:p>Fun (halvliter)</text:p>
          </table:table-cell>
          <table:table-cell table:style-name="ce21" table:formula="of:=[$Beholdning.A33]" office:value-type="string" office:string-value="Vodka" calcext:value-type="string">
            <text:p>Vodka</text:p>
          </table:table-cell>
          <table:table-cell table:style-name="ce21" table:formula="of:=[$Beholdning.A37]" office:value-type="string" office:string-value="Preben" calcext:value-type="string">
            <text:p>Preben</text:p>
          </table:table-cell>
          <table:table-cell table:style-name="ce21" table:formula="of:=[$Beholdning.A41]" office:value-type="string" office:string-value="Fernando" calcext:value-type="string">
            <text:p>Fernando</text:p>
          </table:table-cell>
          <table:table-cell table:style-name="ce21" table:formula="of:=[$Beholdning.A45]" office:value-type="string" office:string-value="Arne" calcext:value-type="string">
            <text:p>Arne</text:p>
          </table:table-cell>
          <table:table-cell table:style-name="ce21" table:formula="of:=[$Beholdning.A49]" office:value-type="string" office:string-value="Indvielse" calcext:value-type="string">
            <text:p>Indvielse</text:p>
          </table:table-cell>
          <table:table-cell table:style-name="ce21" table:formula="of:=[$Beholdning.A53]" office:value-type="string" office:string-value="Tour de Chambre" calcext:value-type="string">
            <text:p>Tour de Chambre</text:p>
          </table:table-cell>
          <table:table-cell table:style-name="ce21" table:formula="of:=[$Beholdning.A57]" office:value-type="string" office:string-value="Div spiritus" calcext:value-type="string">
            <text:p>Div spirit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g1</text:p>
          </table:table-cell>
          <table:table-cell table:style-name="ce33" table:formula="of:=IF([.B5]=0;0; [.B4]-[.B5]-[Fredag.B$63])" office:value-type="float" office:value="0" calcext:value-type="float">
            <text:p>0</text:p>
          </table:table-cell>
          <table:table-cell table:style-name="ce37" table:formula="of:=IF([.C5]=0;0; [.C4]-[.C5]-[Fredag.C$63])" office:value-type="float" office:value="0" calcext:value-type="float">
            <text:p>0</text:p>
          </table:table-cell>
          <table:table-cell table:style-name="ce37" table:formula="of:=IF([.D5]=0;0; [.D4]-[.D5]-[Fredag.D$63])" office:value-type="float" office:value="0" calcext:value-type="float">
            <text:p>0</text:p>
          </table:table-cell>
          <table:table-cell table:style-name="ce37" table:formula="of:=IF([.E5]=0;0; [.E4]-[.E5]-[Fredag.E$63])" office:value-type="float" office:value="0" calcext:value-type="float">
            <text:p>0</text:p>
          </table:table-cell>
          <table:table-cell table:style-name="ce37" table:formula="of:=IF([.F5]=0;0; [.F4]-[.F5]-[Fredag.F$63])" office:value-type="float" office:value="0" calcext:value-type="float">
            <text:p>0</text:p>
          </table:table-cell>
          <table:table-cell table:style-name="ce37" table:formula="of:=IF([.G5]=0;0; [.G4]-[.G5]-[Fredag.G$63])" office:value-type="float" office:value="0" calcext:value-type="float">
            <text:p>0</text:p>
          </table:table-cell>
          <table:table-cell table:style-name="ce37" table:formula="of:=IF([.H5]=0;0; [.H4]-[.H5]-[Fredag.H$63])" office:value-type="float" office:value="0" calcext:value-type="float">
            <text:p>0</text:p>
          </table:table-cell>
          <table:table-cell table:style-name="ce37" table:formula="of:=IF([.I5]=0;0; [.I4]-[.I5]-[Fredag.I$63])" office:value-type="float" office:value="0" calcext:value-type="float">
            <text:p>0</text:p>
          </table:table-cell>
          <table:table-cell table:style-name="ce37" table:formula="of:=IF([.J5]=0;0; [.J4]-[.J5]-[Fredag.J$63])" office:value-type="float" office:value="0" calcext:value-type="float">
            <text:p>0</text:p>
          </table:table-cell>
          <table:table-cell table:style-name="ce37" table:formula="of:=IF([.K5]=0;0; [.K4]-[.K5]-[Fredag.K$63])" office:value-type="float" office:value="0" calcext:value-type="float">
            <text:p>0</text:p>
          </table:table-cell>
          <table:table-cell table:style-name="ce37" table:formula="of:=IF([.L5]=0;0; [.L4]-[.L5]-[Fredag.L$63])" office:value-type="float" office:value="0" calcext:value-type="float">
            <text:p>0</text:p>
          </table:table-cell>
          <table:table-cell table:style-name="ce37" table:formula="of:=IF([.M5]=0;0; [.M4]-[.M5]-[Fredag.M$63])" office:value-type="float" office:value="0" calcext:value-type="float">
            <text:p>0</text:p>
          </table:table-cell>
          <table:table-cell table:style-name="ce37" table:formula="of:=IF([.N5]=0;0; [.N4]-[.N5]-[Fredag.N$63])" office:value-type="float" office:value="0" calcext:value-type="float">
            <text:p>0</text:p>
          </table:table-cell>
          <table:table-cell table:style-name="ce39" table:formula="of:=IF([.O5]=0;0; [.O4]-[.O5]-[Fredag.O$63])" office:value-type="float" office:value="0" calcext:value-type="float">
            <text:p>0</text:p>
          </table:table-cell>
          <table:table-cell table:number-columns-repeated="1007"/>
          <table:table-cell table:style-name="ce4" table:number-columns-repeated="2"/>
        </table:table-row>
        <table:table-row table:style-name="ro1">
          <table:table-cell office:value-type="string" calcext:value-type="string">
            <text:p>dag2</text:p>
          </table:table-cell>
          <table:table-cell table:style-name="ce35" table:formula="of:=IF([.B6]=0;0; [.B5]-[.B6]-[Lørdag.B$63])" office:value-type="float" office:value="0" calcext:value-type="float">
            <text:p>0</text:p>
          </table:table-cell>
          <table:table-cell table:style-name="ce38" table:formula="of:=IF([.C6]=0;0; [.C5]-[.C6]-[Lørdag.C$63])" office:value-type="float" office:value="0" calcext:value-type="float">
            <text:p>0</text:p>
          </table:table-cell>
          <table:table-cell table:style-name="ce38" table:formula="of:=IF([.D6]=0;0; [.D5]-[.D6]-[Lørdag.D$63])" office:value-type="float" office:value="0" calcext:value-type="float">
            <text:p>0</text:p>
          </table:table-cell>
          <table:table-cell table:style-name="ce38" table:formula="of:=IF([.E6]=0;0; [.E5]-[.E6]-[Lørdag.E$63])" office:value-type="float" office:value="0" calcext:value-type="float">
            <text:p>0</text:p>
          </table:table-cell>
          <table:table-cell table:style-name="ce38" table:formula="of:=IF([.F6]=0;0; [.F5]-[.F6]-[Lørdag.F$63])" office:value-type="float" office:value="0" calcext:value-type="float">
            <text:p>0</text:p>
          </table:table-cell>
          <table:table-cell table:style-name="ce38" table:formula="of:=IF([.G6]=0;0; [.G5]-[.G6]-[Lørdag.G$63])" office:value-type="float" office:value="0" calcext:value-type="float">
            <text:p>0</text:p>
          </table:table-cell>
          <table:table-cell table:style-name="ce38" table:formula="of:=IF([.H6]=0;0; [.H5]-[.H6]-[Lørdag.H$63])" office:value-type="float" office:value="0" calcext:value-type="float">
            <text:p>0</text:p>
          </table:table-cell>
          <table:table-cell table:style-name="ce38" table:formula="of:=IF([.I6]=0;0; [.I5]-[.I6]-[Lørdag.I$63])" office:value-type="float" office:value="0" calcext:value-type="float">
            <text:p>0</text:p>
          </table:table-cell>
          <table:table-cell table:style-name="ce38" table:formula="of:=IF([.J6]=0;0; [.J5]-[.J6]-[Lørdag.J$63])" office:value-type="float" office:value="0" calcext:value-type="float">
            <text:p>0</text:p>
          </table:table-cell>
          <table:table-cell table:style-name="ce38" table:formula="of:=IF([.K6]=0;0; [.K5]-[.K6]-[Lørdag.K$63])" office:value-type="float" office:value="0" calcext:value-type="float">
            <text:p>0</text:p>
          </table:table-cell>
          <table:table-cell table:style-name="ce38" table:formula="of:=IF([.L6]=0;0; [.L5]-[.L6]-[Lørdag.L$63])" office:value-type="float" office:value="0" calcext:value-type="float">
            <text:p>0</text:p>
          </table:table-cell>
          <table:table-cell table:style-name="ce38" table:formula="of:=IF([.M6]=0;0; [.M5]-[.M6]-[Lørdag.M$63])" office:value-type="float" office:value="0" calcext:value-type="float">
            <text:p>0</text:p>
          </table:table-cell>
          <table:table-cell table:style-name="ce38" table:formula="of:=IF([.N6]=0;0; [.N5]-[.N6]-[Lørdag.N$63])" office:value-type="float" office:value="0" calcext:value-type="float">
            <text:p>0</text:p>
          </table:table-cell>
          <table:table-cell table:style-name="ce40" table:formula="of:=IF([.O6]=0;0; [.O5]-[.O6]-[Lørdag.O$63])" office:value-type="float" office:value="0" calcext:value-type="float">
            <text:p>0</text:p>
          </table:table-cell>
          <table:table-cell table:number-columns-repeated="1007"/>
          <table:table-cell table:style-name="ce4" table:number-columns-repeated="2"/>
        </table:table-row>
        <table:table-row table:style-name="ro1">
          <table:table-cell office:value-type="string" calcext:value-type="string">
            <text:p>dag3</text:p>
          </table:table-cell>
          <table:table-cell table:style-name="ce35" table:formula="of:=IF([.B7]=0;0; [.B6]-[.B7]-[Søndag.B$63])" office:value-type="float" office:value="0" calcext:value-type="float">
            <text:p>0</text:p>
          </table:table-cell>
          <table:table-cell table:style-name="ce38" table:formula="of:=IF([.C7]=0;0; [.C6]-[.C7]-[Søndag.C$63])" office:value-type="float" office:value="0" calcext:value-type="float">
            <text:p>0</text:p>
          </table:table-cell>
          <table:table-cell table:style-name="ce38" table:formula="of:=IF([.D7]=0;0; [.D6]-[.D7]-[Søndag.D$63])" office:value-type="float" office:value="0" calcext:value-type="float">
            <text:p>0</text:p>
          </table:table-cell>
          <table:table-cell table:style-name="ce38" table:formula="of:=IF([.E7]=0;0; [.E6]-[.E7]-[Søndag.E$63])" office:value-type="float" office:value="0" calcext:value-type="float">
            <text:p>0</text:p>
          </table:table-cell>
          <table:table-cell table:style-name="ce38" table:formula="of:=IF([.F7]=0;0; [.F6]-[.F7]-[Søndag.F$63])" office:value-type="float" office:value="0" calcext:value-type="float">
            <text:p>0</text:p>
          </table:table-cell>
          <table:table-cell table:style-name="ce38" table:formula="of:=IF([.G7]=0;0; [.G6]-[.G7]-[Søndag.G$63])" office:value-type="float" office:value="0" calcext:value-type="float">
            <text:p>0</text:p>
          </table:table-cell>
          <table:table-cell table:style-name="ce38" table:formula="of:=IF([.H7]=0;0; [.H6]-[.H7]-[Søndag.H$63])" office:value-type="float" office:value="0" calcext:value-type="float">
            <text:p>0</text:p>
          </table:table-cell>
          <table:table-cell table:style-name="ce38" table:formula="of:=IF([.I7]=0;0; [.I6]-[.I7]-[Søndag.I$63])" office:value-type="float" office:value="0" calcext:value-type="float">
            <text:p>0</text:p>
          </table:table-cell>
          <table:table-cell table:style-name="ce38" table:formula="of:=IF([.J7]=0;0; [.J6]-[.J7]-[Søndag.J$63])" office:value-type="float" office:value="0" calcext:value-type="float">
            <text:p>0</text:p>
          </table:table-cell>
          <table:table-cell table:style-name="ce38" table:formula="of:=IF([.K7]=0;0; [.K6]-[.K7]-[Søndag.K$63])" office:value-type="float" office:value="0" calcext:value-type="float">
            <text:p>0</text:p>
          </table:table-cell>
          <table:table-cell table:style-name="ce38" table:formula="of:=IF([.L7]=0;0; [.L6]-[.L7]-[Søndag.L$63])" office:value-type="float" office:value="0" calcext:value-type="float">
            <text:p>0</text:p>
          </table:table-cell>
          <table:table-cell table:style-name="ce38" table:formula="of:=IF([.M7]=0;0; [.M6]-[.M7]-[Søndag.M$63])" office:value-type="float" office:value="0" calcext:value-type="float">
            <text:p>0</text:p>
          </table:table-cell>
          <table:table-cell table:style-name="ce38" table:formula="of:=IF([.N7]=0;0; [.N6]-[.N7]-[Søndag.N$63])" office:value-type="float" office:value="0" calcext:value-type="float">
            <text:p>0</text:p>
          </table:table-cell>
          <table:table-cell table:style-name="ce40" table:formula="of:=IF([.O7]=0;0; [.O6]-[.O7]-[Søndag.O$63])" office:value-type="float" office:value="0" calcext:value-type="float">
            <text:p>0</text:p>
          </table:table-cell>
          <table:table-cell table:number-columns-repeated="1007"/>
          <table:table-cell table:style-name="ce4" table:number-columns-repeated="2"/>
        </table:table-row>
        <table:table-row table:style-name="ro1">
          <table:table-cell office:value-type="string" calcext:value-type="string">
            <text:p>dag4</text:p>
          </table:table-cell>
          <table:table-cell table:style-name="ce35" table:formula="of:=IF([.B8]=0;0; [.B7]-[.B8]-[Mandag.B$63])" office:value-type="float" office:value="0" calcext:value-type="float">
            <text:p>0</text:p>
          </table:table-cell>
          <table:table-cell table:style-name="ce38" table:formula="of:=IF([.C8]=0;0; [.C7]-[.C8]-[Mandag.C$63])" office:value-type="float" office:value="0" calcext:value-type="float">
            <text:p>0</text:p>
          </table:table-cell>
          <table:table-cell table:style-name="ce38" table:formula="of:=IF([.D8]=0;0; [.D7]-[.D8]-[Mandag.D$63])" office:value-type="float" office:value="0" calcext:value-type="float">
            <text:p>0</text:p>
          </table:table-cell>
          <table:table-cell table:style-name="ce38" table:formula="of:=IF([.E8]=0;0; [.E7]-[.E8]-[Mandag.E$63])" office:value-type="float" office:value="0" calcext:value-type="float">
            <text:p>0</text:p>
          </table:table-cell>
          <table:table-cell table:style-name="ce38" table:formula="of:=IF([.F8]=0;0; [.F7]-[.F8]-[Mandag.F$63])" office:value-type="float" office:value="0" calcext:value-type="float">
            <text:p>0</text:p>
          </table:table-cell>
          <table:table-cell table:style-name="ce38" table:formula="of:=IF([.G8]=0;0; [.G7]-[.G8]-[Mandag.G$63])" office:value-type="float" office:value="0" calcext:value-type="float">
            <text:p>0</text:p>
          </table:table-cell>
          <table:table-cell table:style-name="ce38" table:formula="of:=IF([.H8]=0;0; [.H7]-[.H8]-[Mandag.H$63])" office:value-type="float" office:value="0" calcext:value-type="float">
            <text:p>0</text:p>
          </table:table-cell>
          <table:table-cell table:style-name="ce38" table:formula="of:=IF([.I8]=0;0; [.I7]-[.I8]-[Mandag.I$63])" office:value-type="float" office:value="0" calcext:value-type="float">
            <text:p>0</text:p>
          </table:table-cell>
          <table:table-cell table:style-name="ce38" table:formula="of:=IF([.J8]=0;0; [.J7]-[.J8]-[Mandag.J$63])" office:value-type="float" office:value="0" calcext:value-type="float">
            <text:p>0</text:p>
          </table:table-cell>
          <table:table-cell table:style-name="ce38" table:formula="of:=IF([.K8]=0;0; [.K7]-[.K8]-[Mandag.K$63])" office:value-type="float" office:value="0" calcext:value-type="float">
            <text:p>0</text:p>
          </table:table-cell>
          <table:table-cell table:style-name="ce38" table:formula="of:=IF([.L8]=0;0; [.L7]-[.L8]-[Mandag.L$63])" office:value-type="float" office:value="0" calcext:value-type="float">
            <text:p>0</text:p>
          </table:table-cell>
          <table:table-cell table:style-name="ce38" table:formula="of:=IF([.M8]=0;0; [.M7]-[.M8]-[Mandag.M$63])" office:value-type="float" office:value="0" calcext:value-type="float">
            <text:p>0</text:p>
          </table:table-cell>
          <table:table-cell table:style-name="ce38" table:formula="of:=IF([.N8]=0;0; [.N7]-[.N8]-[Mandag.N$63])" office:value-type="float" office:value="0" calcext:value-type="float">
            <text:p>0</text:p>
          </table:table-cell>
          <table:table-cell table:style-name="ce40" table:formula="of:=IF([.O8]=0;0; [.O7]-[.O8]-[Mandag.O$63])" office:value-type="float" office:value="0" calcext:value-type="float">
            <text:p>0</text:p>
          </table:table-cell>
          <table:table-cell table:number-columns-repeated="1007"/>
          <table:table-cell table:style-name="ce4" table:number-columns-repeated="2"/>
        </table:table-row>
        <table:table-row table:style-name="ro1">
          <table:table-cell office:value-type="string" calcext:value-type="string">
            <text:p>dag5</text:p>
          </table:table-cell>
          <table:table-cell table:style-name="ce35" table:formula="of:=IF([.B9]=0;0; [.B8]-[.B9]-[Tirsdag.B$63])" office:value-type="float" office:value="0" calcext:value-type="float">
            <text:p>0</text:p>
          </table:table-cell>
          <table:table-cell table:style-name="ce38" table:formula="of:=IF([.C9]=0;0; [.C8]-[.C9]-[Tirsdag.C$63])" office:value-type="float" office:value="0" calcext:value-type="float">
            <text:p>0</text:p>
          </table:table-cell>
          <table:table-cell table:style-name="ce38" table:formula="of:=IF([.D9]=0;0; [.D8]-[.D9]-[Tirsdag.D$63])" office:value-type="float" office:value="0" calcext:value-type="float">
            <text:p>0</text:p>
          </table:table-cell>
          <table:table-cell table:style-name="ce38" table:formula="of:=IF([.E9]=0;0; [.E8]-[.E9]-[Tirsdag.E$63])" office:value-type="float" office:value="0" calcext:value-type="float">
            <text:p>0</text:p>
          </table:table-cell>
          <table:table-cell table:style-name="ce38" table:formula="of:=IF([.F9]=0;0; [.F8]-[.F9]-[Tirsdag.F$63])" office:value-type="float" office:value="0" calcext:value-type="float">
            <text:p>0</text:p>
          </table:table-cell>
          <table:table-cell table:style-name="ce38" table:formula="of:=IF([.G9]=0;0; [.G8]-[.G9]-[Tirsdag.G$63])" office:value-type="float" office:value="0" calcext:value-type="float">
            <text:p>0</text:p>
          </table:table-cell>
          <table:table-cell table:style-name="ce38" table:formula="of:=IF([.H9]=0;0; [.H8]-[.H9]-[Tirsdag.H$63])" office:value-type="float" office:value="0" calcext:value-type="float">
            <text:p>0</text:p>
          </table:table-cell>
          <table:table-cell table:style-name="ce38" table:formula="of:=IF([.I9]=0;0; [.I8]-[.I9]-[Tirsdag.I$63])" office:value-type="float" office:value="0" calcext:value-type="float">
            <text:p>0</text:p>
          </table:table-cell>
          <table:table-cell table:style-name="ce38" table:formula="of:=IF([.J9]=0;0; [.J8]-[.J9]-[Tirsdag.J$63])" office:value-type="float" office:value="0" calcext:value-type="float">
            <text:p>0</text:p>
          </table:table-cell>
          <table:table-cell table:style-name="ce38" table:formula="of:=IF([.K9]=0;0; [.K8]-[.K9]-[Tirsdag.K$63])" office:value-type="float" office:value="0" calcext:value-type="float">
            <text:p>0</text:p>
          </table:table-cell>
          <table:table-cell table:style-name="ce38" table:formula="of:=IF([.L9]=0;0; [.L8]-[.L9]-[Tirsdag.L$63])" office:value-type="float" office:value="0" calcext:value-type="float">
            <text:p>0</text:p>
          </table:table-cell>
          <table:table-cell table:style-name="ce38" table:formula="of:=IF([.M9]=0;0; [.M8]-[.M9]-[Tirsdag.M$63])" office:value-type="float" office:value="0" calcext:value-type="float">
            <text:p>0</text:p>
          </table:table-cell>
          <table:table-cell table:style-name="ce38" table:formula="of:=IF([.N9]=0;0; [.N8]-[.N9]-[Tirsdag.N$63])" office:value-type="float" office:value="0" calcext:value-type="float">
            <text:p>0</text:p>
          </table:table-cell>
          <table:table-cell table:style-name="ce40" table:formula="of:=IF([.O9]=0;0; [.O8]-[.O9]-[Tirsdag.O$63])" office:value-type="float" office:value="0" calcext:value-type="float">
            <text:p>0</text:p>
          </table:table-cell>
          <table:table-cell table:number-columns-repeated="1007"/>
          <table:table-cell table:style-name="ce4" table:number-columns-repeated="2"/>
        </table:table-row>
        <table:table-row table:style-name="ro1">
          <table:table-cell office:value-type="string" calcext:value-type="string">
            <text:p>dag6</text:p>
          </table:table-cell>
          <table:table-cell table:style-name="ce36" table:formula="of:=IF([.B10]=0;0; [.B9]-[.B10]-[Onsdag.B$63])" office:value-type="float" office:value="0" calcext:value-type="float">
            <text:p>0</text:p>
          </table:table-cell>
          <table:table-cell table:style-name="ce29" table:formula="of:=IF([.C10]=0;0; [.C9]-[.C10]-[Onsdag.C$63])" office:value-type="float" office:value="0" calcext:value-type="float">
            <text:p>0</text:p>
          </table:table-cell>
          <table:table-cell table:style-name="ce29" table:formula="of:=IF([.D10]=0;0; [.D9]-[.D10]-[Onsdag.D$63])" office:value-type="float" office:value="0" calcext:value-type="float">
            <text:p>0</text:p>
          </table:table-cell>
          <table:table-cell table:style-name="ce29" table:formula="of:=IF([.E10]=0;0; [.E9]-[.E10]-[Onsdag.E$63])" office:value-type="float" office:value="0" calcext:value-type="float">
            <text:p>0</text:p>
          </table:table-cell>
          <table:table-cell table:style-name="ce29" table:formula="of:=IF([.F10]=0;0; [.F9]-[.F10]-[Onsdag.F$63])" office:value-type="float" office:value="0" calcext:value-type="float">
            <text:p>0</text:p>
          </table:table-cell>
          <table:table-cell table:style-name="ce29" table:formula="of:=IF([.G10]=0;0; [.G9]-[.G10]-[Onsdag.G$63])" office:value-type="float" office:value="0" calcext:value-type="float">
            <text:p>0</text:p>
          </table:table-cell>
          <table:table-cell table:style-name="ce29" table:formula="of:=IF([.H10]=0;0; [.H9]-[.H10]-[Onsdag.H$63])" office:value-type="float" office:value="0" calcext:value-type="float">
            <text:p>0</text:p>
          </table:table-cell>
          <table:table-cell table:style-name="ce29" table:formula="of:=IF([.I10]=0;0; [.I9]-[.I10]-[Onsdag.I$63])" office:value-type="float" office:value="0" calcext:value-type="float">
            <text:p>0</text:p>
          </table:table-cell>
          <table:table-cell table:style-name="ce29" table:formula="of:=IF([.J10]=0;0; [.J9]-[.J10]-[Onsdag.J$63])" office:value-type="float" office:value="0" calcext:value-type="float">
            <text:p>0</text:p>
          </table:table-cell>
          <table:table-cell table:style-name="ce29" table:formula="of:=IF([.K10]=0;0; [.K9]-[.K10]-[Onsdag.K$63])" office:value-type="float" office:value="0" calcext:value-type="float">
            <text:p>0</text:p>
          </table:table-cell>
          <table:table-cell table:style-name="ce29" table:formula="of:=IF([.L10]=0;0; [.L9]-[.L10]-[Onsdag.L$63])" office:value-type="float" office:value="0" calcext:value-type="float">
            <text:p>0</text:p>
          </table:table-cell>
          <table:table-cell table:style-name="ce29" table:formula="of:=IF([.M10]=0;0; [.M9]-[.M10]-[Onsdag.M$63])" office:value-type="float" office:value="0" calcext:value-type="float">
            <text:p>0</text:p>
          </table:table-cell>
          <table:table-cell table:style-name="ce29" table:formula="of:=IF([.N10]=0;0; [.N9]-[.N10]-[Onsdag.N$63])" office:value-type="float" office:value="0" calcext:value-type="float">
            <text:p>0</text:p>
          </table:table-cell>
          <table:table-cell table:style-name="ce41" table:formula="of:=IF([.O10]=0;0; [.O9]-[.O10]-[Onsdag.O$63])" office:value-type="float" office:value="0" calcext:value-type="float">
            <text:p>0</text:p>
          </table:table-cell>
          <table:table-cell table:number-columns-repeated="1007"/>
          <table:table-cell table:style-name="ce4" table:number-columns-repeated="2"/>
        </table:table-row>
        <table:table-row table:style-name="ro1">
          <table:table-cell table:style-name="ce31"/>
          <table:table-cell table:number-columns-repeated="14"/>
          <table:table-cell table:style-name="ce20"/>
          <table:table-cell table:style-name="Default" table:number-columns-repeated="1006"/>
          <table:table-cell table:number-columns-repeated="2"/>
        </table:table-row>
        <table:table-row table:style-name="ro2">
          <table:table-cell table:style-name="ce31" office:value-type="string" calcext:value-type="string">
            <text:p>Ialt</text:p>
          </table:table-cell>
          <table:table-cell table:formula="of:=SUM([.B16:.B21])" office:value-type="float" office:value="0" calcext:value-type="float">
            <text:p>0</text:p>
          </table:table-cell>
          <table:table-cell table:formula="of:=SUM([.C16:.C21])" office:value-type="float" office:value="0" calcext:value-type="float">
            <text:p>0</text:p>
          </table:table-cell>
          <table:table-cell table:formula="of:=SUM([.D16:.D21])" office:value-type="float" office:value="0" calcext:value-type="float">
            <text:p>0</text:p>
          </table:table-cell>
          <table:table-cell table:formula="of:=SUM([.E16:.E21])" office:value-type="float" office:value="0" calcext:value-type="float">
            <text:p>0</text:p>
          </table:table-cell>
          <table:table-cell table:formula="of:=SUM([.F16:.F21])" office:value-type="float" office:value="0" calcext:value-type="float">
            <text:p>0</text:p>
          </table:table-cell>
          <table:table-cell table:formula="of:=SUM([.G16:.G21])" office:value-type="float" office:value="0" calcext:value-type="float">
            <text:p>0</text:p>
          </table:table-cell>
          <table:table-cell table:formula="of:=SUM([.H16:.H21])" office:value-type="float" office:value="0" calcext:value-type="float">
            <text:p>0</text:p>
          </table:table-cell>
          <table:table-cell table:formula="of:=SUM([.I16:.I21])" office:value-type="float" office:value="0" calcext:value-type="float">
            <text:p>0</text:p>
          </table:table-cell>
          <table:table-cell table:formula="of:=SUM([.J16:.J21])" office:value-type="float" office:value="0" calcext:value-type="float">
            <text:p>0</text:p>
          </table:table-cell>
          <table:table-cell table:formula="of:=SUM([.K16:.K21])" office:value-type="float" office:value="0" calcext:value-type="float">
            <text:p>0</text:p>
          </table:table-cell>
          <table:table-cell table:formula="of:=SUM([.L16:.L21])" office:value-type="float" office:value="0" calcext:value-type="float">
            <text:p>0</text:p>
          </table:table-cell>
          <table:table-cell table:formula="of:=SUM([.M16:.M21])" office:value-type="float" office:value="0" calcext:value-type="float">
            <text:p>0</text:p>
          </table:table-cell>
          <table:table-cell table:formula="of:=SUM([.N16:.N21])" office:value-type="float" office:value="0" calcext:value-type="float">
            <text:p>0</text:p>
          </table:table-cell>
          <table:table-cell table:formula="of:=SUM([.O16:.O21])" office:value-type="float" office:value="0" calcext:value-type="float">
            <text:p>0</text:p>
          </table:table-cell>
          <table:table-cell table:style-name="ce20"/>
          <table:table-cell table:style-name="Default" table:number-columns-repeated="1006"/>
          <table:table-cell table:number-columns-repeated="2"/>
        </table:table-row>
        <table:table-row table:style-name="ro1" table:number-rows-repeated="2">
          <table:table-cell table:style-name="ce31"/>
          <table:table-cell table:number-columns-repeated="14"/>
          <table:table-cell table:style-name="ce20"/>
          <table:table-cell table:style-name="Default" table:number-columns-repeated="1006"/>
          <table:table-cell table:number-columns-repeated="2"/>
        </table:table-row>
        <table:table-row table:style-name="ro1">
          <table:table-cell table:style-name="ce31"/>
          <table:table-cell table:style-name="Default" table:number-columns-repeated="1021"/>
          <table:table-cell table:number-columns-repeated="2"/>
        </table:table-row>
      </table:table>
      <table:table table:name="Gratis" table:style-name="ta1" table:protected="true" table:print="false">
        <table:table-protection table:select-protected-cells="true" table:select-unprotected-cells="true"/>
        <table:table-column table:style-name="co16" table:default-cell-style-name="Default"/>
        <table:table-column table:style-name="co2" table:number-columns-repeated="3" table:default-cell-style-name="Default"/>
        <table:table-column table:style-name="co1" table:default-cell-style-name="ce2"/>
        <table:table-column table:style-name="co2" table:default-cell-style-name="ce43"/>
        <table:table-column table:style-name="co2" table:default-cell-style-name="Default"/>
        <table:table-row table:style-name="ro1" table:number-rows-repeated="5"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4" office:value-type="string" calcext:value-type="string" table:number-columns-spanned="4" table:number-rows-spanned="1">
            <text:p>Overskuddet skal bruges til:</text:p>
          </table:table-cell>
          <table:covered-table-cell table:style-name="ce4"/>
          <table:covered-table-cell table:style-name="Default"/>
          <table:covered-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style-name="ce1" table:formula="of:=[Beholdning.A37]" office:value-type="string" office:string-value="Preben" calcext:value-type="string">
            <text:p>Preben</text:p>
          </table:table-cell>
          <table:table-cell table:style-name="ce42" table:formula="of:=[Beholdning.I39]" office:value-type="currency" office:currency="DKK" office:value="0" calcext:value-type="currency">
            <text:p>kr 0.00</text:p>
          </table:table-cell>
          <table:table-cell/>
        </table:table-row>
        <table:table-row table:style-name="ro1">
          <table:table-cell table:number-columns-repeated="4"/>
          <table:table-cell table:formula="of:=[Beholdning.A41]" office:value-type="string" office:string-value="Fernando" calcext:value-type="string">
            <text:p>Fernando</text:p>
          </table:table-cell>
          <table:table-cell table:formula="of:=[Beholdning.I43]" office:value-type="currency" office:currency="DKK" office:value="0" calcext:value-type="currency">
            <text:p>kr 0.00</text:p>
          </table:table-cell>
          <table:table-cell/>
        </table:table-row>
        <table:table-row table:style-name="ro1">
          <table:table-cell table:number-columns-repeated="4"/>
          <table:table-cell table:formula="of:=[Beholdning.A45]" office:value-type="string" office:string-value="Arne" calcext:value-type="string">
            <text:p>Arne</text:p>
          </table:table-cell>
          <table:table-cell table:formula="of:=[Beholdning.I47]" office:value-type="currency" office:currency="DKK" office:value="0" calcext:value-type="currency">
            <text:p>kr 0.00</text:p>
          </table:table-cell>
          <table:table-cell/>
        </table:table-row>
        <table:table-row table:style-name="ro1">
          <table:table-cell table:number-columns-repeated="4"/>
          <table:table-cell table:formula="of:=[Beholdning.A49]" office:value-type="string" office:string-value="Indvielse" calcext:value-type="string">
            <text:p>Indvielse</text:p>
          </table:table-cell>
          <table:table-cell table:formula="of:=[Beholdning.I51]" office:value-type="currency" office:currency="DKK" office:value="0" calcext:value-type="currency">
            <text:p>kr 0.00</text:p>
          </table:table-cell>
          <table:table-cell/>
        </table:table-row>
        <table:table-row table:style-name="ro1">
          <table:table-cell table:number-columns-repeated="4"/>
          <table:table-cell table:formula="of:=[Beholdning.A57]" office:value-type="string" office:string-value="Div spiritus" calcext:value-type="string">
            <text:p>Div spiritus</text:p>
          </table:table-cell>
          <table:table-cell table:formula="of:=[Beholdning.I59]" office:value-type="currency" office:currency="DKK" office:value="0" calcext:value-type="currency">
            <text:p>kr 0.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2">
          <table:table-cell table:number-columns-repeated="4"/>
          <table:table-cell office:value-type="string" calcext:value-type="string">
            <text:p>Ialt</text:p>
          </table:table-cell>
          <table:table-cell table:formula="of:=SUM([.F8:.F12])" office:value-type="currency" office:currency="DKK" office:value="0" calcext:value-type="currency">
            <text:p>kr 0.00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RKG's kasse</text:p>
          </table:table-cell>
          <table:table-cell table:style-name="ce44" office:value-type="currency" office:currency="DKK" office:value="0" calcext:value-type="currency">
            <text:p>kr 0.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2">
          <table:table-cell table:number-columns-repeated="4"/>
          <table:table-cell table:style-name="ce3" office:value-type="string" calcext:value-type="string">
            <text:p>Ialt</text:p>
          </table:table-cell>
          <table:table-cell table:style-name="ce45" table:formula="of:=[.F14]+[.F17]" office:value-type="currency" office:currency="DKK" office:value="0" calcext:value-type="currency">
            <text:p>kr 0.00</text:p>
          </table:table-cell>
          <table:table-cell/>
        </table:table-row>
      </table:table>
      <table:table table:name="Fredag" table:style-name="ta1" table:protected="true" table:print="false">
        <table:table-protection table:select-protected-cells="true" table:select-unprotected-cells="true"/>
        <table:table-column table:style-name="co17" table:default-cell-style-name="ce46"/>
        <table:table-column table:style-name="co2" table:number-columns-repeated="7" table:default-cell-style-name="ce22"/>
        <table:table-column table:style-name="co18" table:default-cell-style-name="ce22"/>
        <table:table-column table:style-name="co19" table:default-cell-style-name="ce22"/>
        <table:table-column table:style-name="co2" table:default-cell-style-name="ce22"/>
        <table:table-column table:style-name="co2" table:default-cell-style-name="ce20"/>
        <table:table-column table:style-name="co2" table:default-cell-style-name="ce22"/>
        <table:table-column table:style-name="co2" table:number-columns-repeated="2" table:default-cell-style-name="ce20"/>
        <table:table-column table:style-name="co2" table:number-columns-repeated="1009" table:default-cell-style-name="Default"/>
        <table:table-row table:style-name="ro2">
          <table:table-cell table:style-name="ce21"/>
          <table:table-cell table:style-name="ce21" table:formula="of:=[$Beholdning.$A$4]" office:value-type="string" office:string-value="Øl" calcext:value-type="string">
            <text:p>Øl</text:p>
          </table:table-cell>
          <table:table-cell table:style-name="ce21" table:formula="of:=[$Beholdning.$A$8]" office:value-type="string" office:string-value="Light" calcext:value-type="string">
            <text:p>Light</text:p>
          </table:table-cell>
          <table:table-cell table:style-name="ce21" table:formula="of:=[$Beholdning.$A$12]" office:value-type="string" office:string-value="Sodavand" calcext:value-type="string">
            <text:p>Sodavand</text:p>
          </table:table-cell>
          <table:table-cell table:style-name="ce21" table:formula="of:=[$Beholdning.$A$17]" office:value-type="string" office:string-value="Cocio" calcext:value-type="string">
            <text:p>Cocio</text:p>
          </table:table-cell>
          <table:table-cell table:style-name="ce21" table:formula="of:=[$Beholdning.$A$21]" office:value-type="string" office:string-value="Cider" calcext:value-type="string">
            <text:p>Cider</text:p>
          </table:table-cell>
          <table:table-cell table:style-name="ce21" table:formula="of:=[$Beholdning.$A$25]" office:value-type="string" office:string-value="Rødvin" calcext:value-type="string">
            <text:p>Rødvin</text:p>
          </table:table-cell>
          <table:table-cell table:style-name="ce21" office:value-type="string" calcext:value-type="string">
            <text:p>Mad på fad</text:p>
          </table:table-cell>
          <table:table-cell table:style-name="ce21" office:value-type="string" calcext:value-type="string">
            <text:p>Immatrikulation</text:p>
          </table:table-cell>
          <table:table-cell table:style-name="ce21" office:value-type="string" calcext:value-type="string">
            <text:p>Tour de Chambre</text:p>
          </table:table-cell>
          <table:table-cell table:style-name="ce21"/>
          <table:table-cell table:style-name="ce21" office:value-type="string" calcext:value-type="string">
            <text:p>Ialt idag</text:p>
          </table:table-cell>
          <table:table-cell table:style-name="ce21" office:value-type="string" calcext:value-type="string">
            <text:p>Betalt</text:p>
          </table:table-cell>
          <table:table-cell table:style-name="ce21" office:value-type="string" calcext:value-type="string">
            <text:p>Skylder</text:p>
          </table:table-cell>
          <table:table-cell table:style-name="ce21"/>
          <table:table-cell table:style-name="ce4" table:number-columns-repeated="1009"/>
        </table:table-row>
        <table:table-row table:style-name="ro1">
          <table:table-cell table:number-columns-repeated="11"/>
          <table:table-cell table:formula="of:=[.B2]*[.$B$69]+[.C2]*[.$C$69]+[.D2]*[.$D$69]+[.E2]*[.$E$69]+[.F2]*[.$F$69]+[.G2]*[.$G$69]+[.H2]*[.H69]+[.I2]+[.J2]" office:value-type="float" office:value="0" calcext:value-type="float">
            <text:p>0</text:p>
          </table:table-cell>
          <table:table-cell/>
          <table:table-cell table:formula="of:=[.L2]-[.M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B3]*[.$B$69]+[.C3]*[.$C$69]+[.D3]*[.$D$69]+[.E3]*[.$E$69]+[.F3]*[.$F$69]+[.G3]*[.$G$69]+[.H3]*[.H70]+[.I3]+[.J3]" office:value-type="float" office:value="0" calcext:value-type="float">
            <text:p>0</text:p>
          </table:table-cell>
          <table:table-cell/>
          <table:table-cell table:formula="of:=[.L3]-[.M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B4]*[.$B$69]+[.C4]*[.$C$69]+[.D4]*[.$D$69]+[.E4]*[.$E$69]+[.F4]*[.$F$69]+[.G4]*[.$G$69]+[.H4]*[.H71]+[.I4]+[.J4]" office:value-type="float" office:value="0" calcext:value-type="float">
            <text:p>0</text:p>
          </table:table-cell>
          <table:table-cell/>
          <table:table-cell table:formula="of:=[.L4]-[.M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48" table:number-columns-repeated="10"/>
          <table:table-cell table:style-name="ce49" table:formula="of:=[.B5]*[.$B$69]+[.C5]*[.$C$69]+[.D5]*[.$D$69]+[.E5]*[.$E$69]+[.F5]*[.$F$69]+[.G5]*[.$G$69]+[.H5]*[.H72]+[.I5]+[.J5]" office:value-type="float" office:value="0" calcext:value-type="float">
            <text:p>0</text:p>
          </table:table-cell>
          <table:table-cell table:style-name="ce48"/>
          <table:table-cell table:style-name="ce49" table:formula="of:=[.L5]-[.M5]" office:value-type="float" office:value="0" calcext:value-type="float">
            <text:p>0</text:p>
          </table:table-cell>
          <table:table-cell table:style-name="ce49"/>
          <table:table-cell table:number-columns-repeated="1009"/>
        </table:table-row>
        <table:table-row table:style-name="ro1">
          <table:table-cell table:number-columns-repeated="11"/>
          <table:table-cell table:formula="of:=[.B6]*[.$B$69]+[.C6]*[.$C$69]+[.D6]*[.$D$69]+[.E6]*[.$E$69]+[.F6]*[.$F$69]+[.G6]*[.$G$69]+[.H6]*[.H73]+[.I6]+[.J6]" office:value-type="float" office:value="0" calcext:value-type="float">
            <text:p>0</text:p>
          </table:table-cell>
          <table:table-cell/>
          <table:table-cell table:formula="of:=[.L6]-[.M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B7]*[.$B$69]+[.C7]*[.$C$69]+[.D7]*[.$D$69]+[.E7]*[.$E$69]+[.F7]*[.$F$69]+[.G7]*[.$G$69]+[.H7]*[.H74]+[.I7]+[.J7]" office:value-type="float" office:value="0" calcext:value-type="float">
            <text:p>0</text:p>
          </table:table-cell>
          <table:table-cell/>
          <table:table-cell table:formula="of:=[.L7]-[.M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B8]*[.$B$69]+[.C8]*[.$C$69]+[.D8]*[.$D$69]+[.E8]*[.$E$69]+[.F8]*[.$F$69]+[.G8]*[.$G$69]+[.H8]*[.H75]+[.I8]+[.J8]" office:value-type="float" office:value="0" calcext:value-type="float">
            <text:p>0</text:p>
          </table:table-cell>
          <table:table-cell/>
          <table:table-cell table:formula="of:=[.L8]-[.M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B9]*[.$B$69]+[.C9]*[.$C$69]+[.D9]*[.$D$69]+[.E9]*[.$E$69]+[.F9]*[.$F$69]+[.G9]*[.$G$69]+[.H9]*[.H76]+[.I9]+[.J9]" office:value-type="float" office:value="0" calcext:value-type="float">
            <text:p>0</text:p>
          </table:table-cell>
          <table:table-cell/>
          <table:table-cell table:formula="of:=[.L9]-[.M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B10]*[.$B$69]+[.C10]*[.$C$69]+[.D10]*[.$D$69]+[.E10]*[.$E$69]+[.F10]*[.$F$69]+[.G10]*[.$G$69]+[.H10]*[.H77]+[.I10]+[.J10]" office:value-type="float" office:value="0" calcext:value-type="float">
            <text:p>0</text:p>
          </table:table-cell>
          <table:table-cell/>
          <table:table-cell table:formula="of:=[.L10]-[.M1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B11]*[.$B$69]+[.C11]*[.$C$69]+[.D11]*[.$D$69]+[.E11]*[.$E$69]+[.F11]*[.$F$69]+[.G11]*[.$G$69]+[.H11]*[.H78]+[.I11]+[.J11]" office:value-type="float" office:value="0" calcext:value-type="float">
            <text:p>0</text:p>
          </table:table-cell>
          <table:table-cell/>
          <table:table-cell table:formula="of:=[.L11]-[.M1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B12]*[.$B$69]+[.C12]*[.$C$69]+[.D12]*[.$D$69]+[.E12]*[.$E$69]+[.F12]*[.$F$69]+[.G12]*[.$G$69]+[.H12]*[.H79]+[.I12]+[.J12]" office:value-type="float" office:value="0" calcext:value-type="float">
            <text:p>0</text:p>
          </table:table-cell>
          <table:table-cell/>
          <table:table-cell table:formula="of:=[.L12]-[.M1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B13]*[.$B$69]+[.C13]*[.$C$69]+[.D13]*[.$D$69]+[.E13]*[.$E$69]+[.F13]*[.$F$69]+[.G13]*[.$G$69]+[.H13]*[.H80]+[.I13]+[.J13]" office:value-type="float" office:value="0" calcext:value-type="float">
            <text:p>0</text:p>
          </table:table-cell>
          <table:table-cell/>
          <table:table-cell table:formula="of:=[.L13]-[.M1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B14]*[.$B$69]+[.C14]*[.$C$69]+[.D14]*[.$D$69]+[.E14]*[.$E$69]+[.F14]*[.$F$69]+[.G14]*[.$G$69]+[.H14]*[.H81]+[.I14]+[.J14]" office:value-type="float" office:value="0" calcext:value-type="float">
            <text:p>0</text:p>
          </table:table-cell>
          <table:table-cell/>
          <table:table-cell table:formula="of:=[.L14]-[.M1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B15]*[.$B$69]+[.C15]*[.$C$69]+[.D15]*[.$D$69]+[.E15]*[.$E$69]+[.F15]*[.$F$69]+[.G15]*[.$G$69]+[.H15]*[.H82]+[.I15]+[.J15]" office:value-type="float" office:value="0" calcext:value-type="float">
            <text:p>0</text:p>
          </table:table-cell>
          <table:table-cell/>
          <table:table-cell table:formula="of:=[.L15]-[.M1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B16]*[.$B$69]+[.C16]*[.$C$69]+[.D16]*[.$D$69]+[.E16]*[.$E$69]+[.F16]*[.$F$69]+[.G16]*[.$G$69]+[.H16]*[.H83]+[.I16]+[.J16]" office:value-type="float" office:value="0" calcext:value-type="float">
            <text:p>0</text:p>
          </table:table-cell>
          <table:table-cell/>
          <table:table-cell table:formula="of:=[.L16]-[.M1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B17]*[.$B$69]+[.C17]*[.$C$69]+[.D17]*[.$D$69]+[.E17]*[.$E$69]+[.F17]*[.$F$69]+[.G17]*[.$G$69]+[.H17]*[.H84]+[.I17]+[.J17]" office:value-type="float" office:value="0" calcext:value-type="float">
            <text:p>0</text:p>
          </table:table-cell>
          <table:table-cell/>
          <table:table-cell table:formula="of:=[.L17]-[.M1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B18]*[.$B$69]+[.C18]*[.$C$69]+[.D18]*[.$D$69]+[.E18]*[.$E$69]+[.F18]*[.$F$69]+[.G18]*[.$G$69]+[.H18]*[.H85]+[.I18]+[.J18]" office:value-type="float" office:value="0" calcext:value-type="float">
            <text:p>0</text:p>
          </table:table-cell>
          <table:table-cell/>
          <table:table-cell table:formula="of:=[.L18]-[.M1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B19]*[.$B$69]+[.C19]*[.$C$69]+[.D19]*[.$D$69]+[.E19]*[.$E$69]+[.F19]*[.$F$69]+[.G19]*[.$G$69]+[.H19]*[.H86]+[.I19]+[.J19]" office:value-type="float" office:value="0" calcext:value-type="float">
            <text:p>0</text:p>
          </table:table-cell>
          <table:table-cell/>
          <table:table-cell table:formula="of:=[.L19]-[.M1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B20]*[.$B$69]+[.C20]*[.$C$69]+[.D20]*[.$D$69]+[.E20]*[.$E$69]+[.F20]*[.$F$69]+[.G20]*[.$G$69]+[.H20]*[.H87]+[.I20]+[.J20]" office:value-type="float" office:value="0" calcext:value-type="float">
            <text:p>0</text:p>
          </table:table-cell>
          <table:table-cell/>
          <table:table-cell table:formula="of:=[.L20]-[.M2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B21]*[.$B$69]+[.C21]*[.$C$69]+[.D21]*[.$D$69]+[.E21]*[.$E$69]+[.F21]*[.$F$69]+[.G21]*[.$G$69]+[.H21]*[.H88]+[.I21]+[.J21]" office:value-type="float" office:value="0" calcext:value-type="float">
            <text:p>0</text:p>
          </table:table-cell>
          <table:table-cell/>
          <table:table-cell table:formula="of:=[.L21]-[.M2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B22]*[.$B$69]+[.C22]*[.$C$69]+[.D22]*[.$D$69]+[.E22]*[.$E$69]+[.F22]*[.$F$69]+[.G22]*[.$G$69]+[.H22]*[.H89]+[.I22]+[.J22]" office:value-type="float" office:value="0" calcext:value-type="float">
            <text:p>0</text:p>
          </table:table-cell>
          <table:table-cell/>
          <table:table-cell table:formula="of:=[.L22]-[.M2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B23]*[.$B$69]+[.C23]*[.$C$69]+[.D23]*[.$D$69]+[.E23]*[.$E$69]+[.F23]*[.$F$69]+[.G23]*[.$G$69]+[.H23]*[.H90]+[.I23]+[.J23]" office:value-type="float" office:value="0" calcext:value-type="float">
            <text:p>0</text:p>
          </table:table-cell>
          <table:table-cell/>
          <table:table-cell table:formula="of:=[.L23]-[.M2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B24]*[.$B$69]+[.C24]*[.$C$69]+[.D24]*[.$D$69]+[.E24]*[.$E$69]+[.F24]*[.$F$69]+[.G24]*[.$G$69]+[.H24]*[.H91]+[.I24]+[.J24]" office:value-type="float" office:value="0" calcext:value-type="float">
            <text:p>0</text:p>
          </table:table-cell>
          <table:table-cell/>
          <table:table-cell table:formula="of:=[.L24]-[.M2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B25]*[.$B$69]+[.C25]*[.$C$69]+[.D25]*[.$D$69]+[.E25]*[.$E$69]+[.F25]*[.$F$69]+[.G25]*[.$G$69]+[.H25]*[.H92]+[.I25]+[.J25]" office:value-type="float" office:value="0" calcext:value-type="float">
            <text:p>0</text:p>
          </table:table-cell>
          <table:table-cell/>
          <table:table-cell table:formula="of:=[.L25]-[.M2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B26]*[.$B$69]+[.C26]*[.$C$69]+[.D26]*[.$D$69]+[.E26]*[.$E$69]+[.F26]*[.$F$69]+[.G26]*[.$G$69]+[.H26]*[.H93]+[.I26]+[.J26]" office:value-type="float" office:value="0" calcext:value-type="float">
            <text:p>0</text:p>
          </table:table-cell>
          <table:table-cell/>
          <table:table-cell table:formula="of:=[.L26]-[.M2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B27]*[.$B$69]+[.C27]*[.$C$69]+[.D27]*[.$D$69]+[.E27]*[.$E$69]+[.F27]*[.$F$69]+[.G27]*[.$G$69]+[.H27]*[.H94]+[.I27]+[.J27]" office:value-type="float" office:value="0" calcext:value-type="float">
            <text:p>0</text:p>
          </table:table-cell>
          <table:table-cell/>
          <table:table-cell table:formula="of:=[.L27]-[.M2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B28]*[.$B$69]+[.C28]*[.$C$69]+[.D28]*[.$D$69]+[.E28]*[.$E$69]+[.F28]*[.$F$69]+[.G28]*[.$G$69]+[.H28]*[.H95]+[.I28]+[.J28]" office:value-type="float" office:value="0" calcext:value-type="float">
            <text:p>0</text:p>
          </table:table-cell>
          <table:table-cell/>
          <table:table-cell table:formula="of:=[.L28]-[.M2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B29]*[.$B$69]+[.C29]*[.$C$69]+[.D29]*[.$D$69]+[.E29]*[.$E$69]+[.F29]*[.$F$69]+[.G29]*[.$G$69]+[.H29]*[.H96]+[.I29]+[.J29]" office:value-type="float" office:value="0" calcext:value-type="float">
            <text:p>0</text:p>
          </table:table-cell>
          <table:table-cell/>
          <table:table-cell table:formula="of:=[.L29]-[.M2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B30]*[.$B$69]+[.C30]*[.$C$69]+[.D30]*[.$D$69]+[.E30]*[.$E$69]+[.F30]*[.$F$69]+[.G30]*[.$G$69]+[.H30]*[.H97]+[.I30]+[.J30]" office:value-type="float" office:value="0" calcext:value-type="float">
            <text:p>0</text:p>
          </table:table-cell>
          <table:table-cell/>
          <table:table-cell table:formula="of:=[.L30]-[.M3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B31]*[.$B$69]+[.C31]*[.$C$69]+[.D31]*[.$D$69]+[.E31]*[.$E$69]+[.F31]*[.$F$69]+[.G31]*[.$G$69]+[.H31]*[.H98]+[.I31]+[.J31]" office:value-type="float" office:value="0" calcext:value-type="float">
            <text:p>0</text:p>
          </table:table-cell>
          <table:table-cell/>
          <table:table-cell table:formula="of:=[.L31]-[.M3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B32]*[.$B$69]+[.C32]*[.$C$69]+[.D32]*[.$D$69]+[.E32]*[.$E$69]+[.F32]*[.$F$69]+[.G32]*[.$G$69]+[.H32]*[.H99]+[.I32]+[.J32]" office:value-type="float" office:value="0" calcext:value-type="float">
            <text:p>0</text:p>
          </table:table-cell>
          <table:table-cell/>
          <table:table-cell table:formula="of:=[.L32]-[.M3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B33]*[.$B$69]+[.C33]*[.$C$69]+[.D33]*[.$D$69]+[.E33]*[.$E$69]+[.F33]*[.$F$69]+[.G33]*[.$G$69]+[.H33]*[.H100]+[.I33]+[.J33]" office:value-type="float" office:value="0" calcext:value-type="float">
            <text:p>0</text:p>
          </table:table-cell>
          <table:table-cell/>
          <table:table-cell table:formula="of:=[.L33]-[.M3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B34]*[.$B$69]+[.C34]*[.$C$69]+[.D34]*[.$D$69]+[.E34]*[.$E$69]+[.F34]*[.$F$69]+[.G34]*[.$G$69]+[.H34]*[.H101]+[.I34]+[.J34]" office:value-type="float" office:value="0" calcext:value-type="float">
            <text:p>0</text:p>
          </table:table-cell>
          <table:table-cell/>
          <table:table-cell table:formula="of:=[.L34]-[.M3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B35]*[.$B$69]+[.C35]*[.$C$69]+[.D35]*[.$D$69]+[.E35]*[.$E$69]+[.F35]*[.$F$69]+[.G35]*[.$G$69]+[.H35]*[.H102]+[.I35]+[.J35]" office:value-type="float" office:value="0" calcext:value-type="float">
            <text:p>0</text:p>
          </table:table-cell>
          <table:table-cell/>
          <table:table-cell table:formula="of:=[.L35]-[.M3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B36]*[.$B$69]+[.C36]*[.$C$69]+[.D36]*[.$D$69]+[.E36]*[.$E$69]+[.F36]*[.$F$69]+[.G36]*[.$G$69]+[.H36]*[.H103]+[.I36]+[.J36]" office:value-type="float" office:value="0" calcext:value-type="float">
            <text:p>0</text:p>
          </table:table-cell>
          <table:table-cell/>
          <table:table-cell table:formula="of:=[.L36]-[.M3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B37]*[.$B$69]+[.C37]*[.$C$69]+[.D37]*[.$D$69]+[.E37]*[.$E$69]+[.F37]*[.$F$69]+[.G37]*[.$G$69]+[.H37]*[.H104]+[.I37]+[.J37]" office:value-type="float" office:value="0" calcext:value-type="float">
            <text:p>0</text:p>
          </table:table-cell>
          <table:table-cell/>
          <table:table-cell table:formula="of:=[.L37]-[.M3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B38]*[.$B$69]+[.C38]*[.$C$69]+[.D38]*[.$D$69]+[.E38]*[.$E$69]+[.F38]*[.$F$69]+[.G38]*[.$G$69]+[.H38]*[.H105]+[.I38]+[.J38]" office:value-type="float" office:value="0" calcext:value-type="float">
            <text:p>0</text:p>
          </table:table-cell>
          <table:table-cell/>
          <table:table-cell table:formula="of:=[.L38]-[.M3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B39]*[.$B$69]+[.C39]*[.$C$69]+[.D39]*[.$D$69]+[.E39]*[.$E$69]+[.F39]*[.$F$69]+[.G39]*[.$G$69]+[.H39]*[.H106]+[.I39]+[.J39]" office:value-type="float" office:value="0" calcext:value-type="float">
            <text:p>0</text:p>
          </table:table-cell>
          <table:table-cell/>
          <table:table-cell table:formula="of:=[.L39]-[.M3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B40]*[.$B$69]+[.C40]*[.$C$69]+[.D40]*[.$D$69]+[.E40]*[.$E$69]+[.F40]*[.$F$69]+[.G40]*[.$G$69]+[.H40]*[.H107]+[.I40]+[.J40]" office:value-type="float" office:value="0" calcext:value-type="float">
            <text:p>0</text:p>
          </table:table-cell>
          <table:table-cell/>
          <table:table-cell table:formula="of:=[.L40]-[.M4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B41]*[.$B$69]+[.C41]*[.$C$69]+[.D41]*[.$D$69]+[.E41]*[.$E$69]+[.F41]*[.$F$69]+[.G41]*[.$G$69]+[.H41]*[.H108]+[.I41]+[.J41]" office:value-type="float" office:value="0" calcext:value-type="float">
            <text:p>0</text:p>
          </table:table-cell>
          <table:table-cell/>
          <table:table-cell table:formula="of:=[.L41]-[.M4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B42]*[.$B$69]+[.C42]*[.$C$69]+[.D42]*[.$D$69]+[.E42]*[.$E$69]+[.F42]*[.$F$69]+[.G42]*[.$G$69]+[.H42]*[.H109]+[.I42]+[.J42]" office:value-type="float" office:value="0" calcext:value-type="float">
            <text:p>0</text:p>
          </table:table-cell>
          <table:table-cell/>
          <table:table-cell table:formula="of:=[.L42]-[.M4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B43]*[.$B$69]+[.C43]*[.$C$69]+[.D43]*[.$D$69]+[.E43]*[.$E$69]+[.F43]*[.$F$69]+[.G43]*[.$G$69]+[.H43]*[.H110]+[.I43]+[.J43]" office:value-type="float" office:value="0" calcext:value-type="float">
            <text:p>0</text:p>
          </table:table-cell>
          <table:table-cell/>
          <table:table-cell table:formula="of:=[.L43]-[.M4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B44]*[.$B$69]+[.C44]*[.$C$69]+[.D44]*[.$D$69]+[.E44]*[.$E$69]+[.F44]*[.$F$69]+[.G44]*[.$G$69]+[.H44]*[.H111]+[.I44]+[.J44]" office:value-type="float" office:value="0" calcext:value-type="float">
            <text:p>0</text:p>
          </table:table-cell>
          <table:table-cell/>
          <table:table-cell table:formula="of:=[.L44]-[.M4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B45]*[.$B$69]+[.C45]*[.$C$69]+[.D45]*[.$D$69]+[.E45]*[.$E$69]+[.F45]*[.$F$69]+[.G45]*[.$G$69]+[.H45]*[.H112]+[.I45]+[.J45]" office:value-type="float" office:value="0" calcext:value-type="float">
            <text:p>0</text:p>
          </table:table-cell>
          <table:table-cell/>
          <table:table-cell table:formula="of:=[.L45]-[.M45]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formula="of:=[.B46]*[.$B$69]+[.C46]*[.$C$69]+[.D46]*[.$D$69]+[.E46]*[.$E$69]+[.F46]*[.$F$69]+[.G46]*[.$G$69]+[.H46]*[.H113]+[.I46]+[.J46]" office:value-type="float" office:value="0" calcext:value-type="float">
            <text:p>0</text:p>
          </table:table-cell>
          <table:table-cell/>
          <table:table-cell table:formula="of:=[.L46]-[.M4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0" table:number-columns-repeated="11"/>
          <table:table-cell/>
          <table:table-cell table:style-name="ce20"/>
          <table:table-cell table:number-columns-repeated="1011"/>
        </table:table-row>
        <table:table-row table:style-name="ro2">
          <table:table-cell table:style-name="ce20" office:value-type="string" calcext:value-type="string">
            <text:p>Russer</text:p>
          </table:table-cell>
          <table:table-cell table:style-name="ce20" table:formula="of:=SUM([.B2:.B47])" office:value-type="float" office:value="0" calcext:value-type="float">
            <text:p>0</text:p>
          </table:table-cell>
          <table:table-cell table:style-name="ce20" table:formula="of:=SUM([.C2:.C47])" office:value-type="float" office:value="0" calcext:value-type="float">
            <text:p>0</text:p>
          </table:table-cell>
          <table:table-cell table:style-name="ce20" table:formula="of:=SUM([.D2:.D47])" office:value-type="float" office:value="0" calcext:value-type="float">
            <text:p>0</text:p>
          </table:table-cell>
          <table:table-cell table:style-name="ce20" table:formula="of:=SUM([.E2:.E47])" office:value-type="float" office:value="0" calcext:value-type="float">
            <text:p>0</text:p>
          </table:table-cell>
          <table:table-cell table:style-name="ce20" table:formula="of:=SUM([.F2:.F47])" office:value-type="float" office:value="0" calcext:value-type="float">
            <text:p>0</text:p>
          </table:table-cell>
          <table:table-cell table:style-name="ce20" table:formula="of:=SUM([.G2:.G47])" office:value-type="float" office:value="0" calcext:value-type="float">
            <text:p>0</text:p>
          </table:table-cell>
          <table:table-cell table:style-name="ce20" table:formula="of:=SUM([.H2:.H47])" office:value-type="float" office:value="0" calcext:value-type="float">
            <text:p>0</text:p>
          </table:table-cell>
          <table:table-cell table:style-name="ce20" table:formula="of:=SUM([.I2:.I47])" office:value-type="float" office:value="0" calcext:value-type="float">
            <text:p>0</text:p>
          </table:table-cell>
          <table:table-cell table:style-name="ce20" table:formula="of:=SUM([.J2:.J47])" office:value-type="float" office:value="0" calcext:value-type="float">
            <text:p>0</text:p>
          </table:table-cell>
          <table:table-cell table:style-name="ce20"/>
          <table:table-cell/>
          <table:table-cell table:style-name="ce20"/>
          <table:table-cell table:number-columns-repeated="1011"/>
        </table:table-row>
        <table:table-row table:style-name="ro1">
          <table:table-cell table:style-name="ce20" table:number-columns-repeated="11"/>
          <table:table-cell/>
          <table:table-cell table:style-name="ce20"/>
          <table:table-cell table:number-columns-repeated="1011"/>
        </table:table-row>
        <table:table-row table:style-name="ro1">
          <table:table-cell table:style-name="ce47"/>
          <table:table-cell table:number-columns-repeated="10"/>
          <table:table-cell table:formula="of:=[.B50]*[.$B$70]+[.C50]*[.$C$70]+[.D50]*[.$D$70]+[.E50]*[.$E$70]+[.F50]*[.$F$70]+[.G50]*[.$G$70]+[.H50]*[.H70]+[.I50]+[.J50]" office:value-type="float" office:value="0" calcext:value-type="float">
            <text:p>0</text:p>
          </table:table-cell>
          <table:table-cell/>
          <table:table-cell table:formula="of:=[.L50]-[.M5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7"/>
          <table:table-cell table:number-columns-repeated="10"/>
          <table:table-cell table:formula="of:=[.B51]*[.$B$70]+[.C51]*[.$C$70]+[.D51]*[.$D$70]+[.E51]*[.$E$70]+[.F51]*[.$F$70]+[.G51]*[.$G$70]+[.H51]*[.H71]+[.I51]+[.J51]" office:value-type="float" office:value="0" calcext:value-type="float">
            <text:p>0</text:p>
          </table:table-cell>
          <table:table-cell/>
          <table:table-cell table:formula="of:=[.L51]-[.M5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7"/>
          <table:table-cell table:number-columns-repeated="10"/>
          <table:table-cell table:style-name="ce49" table:formula="of:=[.B52]*[.$B$70]+[.C52]*[.$C$70]+[.D52]*[.$D$70]+[.E52]*[.$E$70]+[.F52]*[.$F$70]+[.G52]*[.$G$70]+[.H52]*[.H72]+[.I52]+[.J52]" office:value-type="float" office:value="0" calcext:value-type="float">
            <text:p>0</text:p>
          </table:table-cell>
          <table:table-cell table:style-name="ce48"/>
          <table:table-cell table:style-name="ce49" table:formula="of:=[.L52]-[.M5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7"/>
          <table:table-cell table:number-columns-repeated="10"/>
          <table:table-cell table:formula="of:=[.B53]*[.$B$70]+[.C53]*[.$C$70]+[.D53]*[.$D$70]+[.E53]*[.$E$70]+[.F53]*[.$F$70]+[.G53]*[.$G$70]+[.H53]*[.H73]+[.I53]+[.J53]" office:value-type="float" office:value="0" calcext:value-type="float">
            <text:p>0</text:p>
          </table:table-cell>
          <table:table-cell/>
          <table:table-cell table:formula="of:=[.L53]-[.M5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7"/>
          <table:table-cell table:number-columns-repeated="10"/>
          <table:table-cell table:formula="of:=[.B54]*[.$B$70]+[.C54]*[.$C$70]+[.D54]*[.$D$70]+[.E54]*[.$E$70]+[.F54]*[.$F$70]+[.G54]*[.$G$70]+[.H54]*[.H74]+[.I54]+[.J54]" office:value-type="float" office:value="0" calcext:value-type="float">
            <text:p>0</text:p>
          </table:table-cell>
          <table:table-cell/>
          <table:table-cell table:formula="of:=[.L54]-[.M5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7"/>
          <table:table-cell table:number-columns-repeated="10"/>
          <table:table-cell table:formula="of:=[.B55]*[.$B$70]+[.C55]*[.$C$70]+[.D55]*[.$D$70]+[.E55]*[.$E$70]+[.F55]*[.$F$70]+[.G55]*[.$G$70]+[.H55]*[.H75]+[.I55]+[.J55]" office:value-type="float" office:value="0" calcext:value-type="float">
            <text:p>0</text:p>
          </table:table-cell>
          <table:table-cell/>
          <table:table-cell table:formula="of:=[.L55]-[.M5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7"/>
          <table:table-cell table:number-columns-repeated="10"/>
          <table:table-cell table:formula="of:=[.B56]*[.$B$70]+[.C56]*[.$C$70]+[.D56]*[.$D$70]+[.E56]*[.$E$70]+[.F56]*[.$F$70]+[.G56]*[.$G$70]+[.H56]*[.H76]+[.I56]+[.J56]" office:value-type="float" office:value="0" calcext:value-type="float">
            <text:p>0</text:p>
          </table:table-cell>
          <table:table-cell/>
          <table:table-cell table:formula="of:=[.L56]-[.M5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7"/>
          <table:table-cell table:number-columns-repeated="10"/>
          <table:table-cell table:formula="of:=[.B57]*[.$B$70]+[.C57]*[.$C$70]+[.D57]*[.$D$70]+[.E57]*[.$E$70]+[.F57]*[.$F$70]+[.G57]*[.$G$70]+[.H57]*[.H77]+[.I57]+[.J57]" office:value-type="float" office:value="0" calcext:value-type="float">
            <text:p>0</text:p>
          </table:table-cell>
          <table:table-cell/>
          <table:table-cell table:formula="of:=[.L57]-[.M5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7"/>
          <table:table-cell table:number-columns-repeated="10"/>
          <table:table-cell table:formula="of:=[.B58]*[.$B$70]+[.C58]*[.$C$70]+[.D58]*[.$D$70]+[.E58]*[.$E$70]+[.F58]*[.$F$70]+[.G58]*[.$G$70]+[.H58]*[.H78]+[.I58]+[.J58]" office:value-type="float" office:value="0" calcext:value-type="float">
            <text:p>0</text:p>
          </table:table-cell>
          <table:table-cell/>
          <table:table-cell table:formula="of:=[.L58]-[.M58]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7"/>
          <table:table-cell table:number-columns-repeated="10"/>
          <table:table-cell table:formula="of:=[.B59]*[.$B$70]+[.C59]*[.$C$70]+[.D59]*[.$D$70]+[.E59]*[.$E$70]+[.F59]*[.$F$70]+[.G59]*[.$G$70]+[.H59]*[.H79]+[.I59]+[.J59]" office:value-type="float" office:value="0" calcext:value-type="float">
            <text:p>0</text:p>
          </table:table-cell>
          <table:table-cell/>
          <table:table-cell table:formula="of:=[.L59]-[.M5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0" table:number-columns-repeated="11"/>
          <table:table-cell/>
          <table:table-cell table:style-name="ce20"/>
          <table:table-cell table:number-columns-repeated="1011"/>
        </table:table-row>
        <table:table-row table:style-name="ro3">
          <table:table-cell table:style-name="ce20" office:value-type="string" calcext:value-type="string">
            <text:p>Vejleder</text:p>
          </table:table-cell>
          <table:table-cell table:style-name="ce20" table:formula="of:=SUM([.B50:.B59])" office:value-type="float" office:value="0" calcext:value-type="float">
            <text:p>0</text:p>
          </table:table-cell>
          <table:table-cell table:style-name="ce20" table:formula="of:=SUM([.C50:.C59])" office:value-type="float" office:value="0" calcext:value-type="float">
            <text:p>0</text:p>
          </table:table-cell>
          <table:table-cell table:style-name="ce20" table:formula="of:=SUM([.D50:.D59])" office:value-type="float" office:value="0" calcext:value-type="float">
            <text:p>0</text:p>
          </table:table-cell>
          <table:table-cell table:style-name="ce20" table:formula="of:=SUM([.E50:.E59])" office:value-type="float" office:value="0" calcext:value-type="float">
            <text:p>0</text:p>
          </table:table-cell>
          <table:table-cell table:style-name="ce20" table:formula="of:=SUM([.F50:.F59])" office:value-type="float" office:value="0" calcext:value-type="float">
            <text:p>0</text:p>
          </table:table-cell>
          <table:table-cell table:style-name="ce20" table:formula="of:=SUM([.G50:.G59])" office:value-type="float" office:value="0" calcext:value-type="float">
            <text:p>0</text:p>
          </table:table-cell>
          <table:table-cell table:style-name="ce20" table:formula="of:=SUM([.H50:.H59])" office:value-type="float" office:value="0" calcext:value-type="float">
            <text:p>0</text:p>
          </table:table-cell>
          <table:table-cell table:style-name="ce20" table:formula="of:=SUM([.I50:.I59])" office:value-type="float" office:value="0" calcext:value-type="float">
            <text:p>0</text:p>
          </table:table-cell>
          <table:table-cell table:style-name="ce20" table:formula="of:=SUM([.J50:.J59])" office:value-type="float" office:value="0" calcext:value-type="float">
            <text:p>0</text:p>
          </table:table-cell>
          <table:table-cell table:style-name="ce20"/>
          <table:table-cell/>
          <table:table-cell table:style-name="ce20"/>
          <table:table-cell table:number-columns-repeated="1011"/>
        </table:table-row>
        <table:table-row table:style-name="ro1">
          <table:table-cell table:style-name="ce20" table:number-columns-repeated="11"/>
          <table:table-cell/>
          <table:table-cell table:style-name="ce20"/>
          <table:table-cell table:number-columns-repeated="1011"/>
        </table:table-row>
        <table:table-row table:style-name="ro2">
          <table:table-cell table:style-name="ce20" office:value-type="string" calcext:value-type="string">
            <text:p>Ialt</text:p>
          </table:table-cell>
          <table:table-cell table:style-name="ce20" table:formula="of:=SUM([.B48]+[.B61])" office:value-type="float" office:value="0" calcext:value-type="float">
            <text:p>0</text:p>
          </table:table-cell>
          <table:table-cell table:style-name="ce20" table:formula="of:=SUM([.C48]+[.C61])" office:value-type="float" office:value="0" calcext:value-type="float">
            <text:p>0</text:p>
          </table:table-cell>
          <table:table-cell table:style-name="ce20" table:formula="of:=SUM([.D48]+[.D61])" office:value-type="float" office:value="0" calcext:value-type="float">
            <text:p>0</text:p>
          </table:table-cell>
          <table:table-cell table:style-name="ce20" table:formula="of:=SUM([.E48]+[.E61])" office:value-type="float" office:value="0" calcext:value-type="float">
            <text:p>0</text:p>
          </table:table-cell>
          <table:table-cell table:style-name="ce20" table:formula="of:=SUM([.F48]+[.F61])" office:value-type="float" office:value="0" calcext:value-type="float">
            <text:p>0</text:p>
          </table:table-cell>
          <table:table-cell table:style-name="ce20" table:formula="of:=SUM([.G48]+[.G61])" office:value-type="float" office:value="0" calcext:value-type="float">
            <text:p>0</text:p>
          </table:table-cell>
          <table:table-cell table:style-name="ce20" table:formula="of:=SUM([.H48]+[.H61])" office:value-type="float" office:value="0" calcext:value-type="float">
            <text:p>0</text:p>
          </table:table-cell>
          <table:table-cell table:style-name="ce20" table:formula="of:=SUM([.I48]+[.I61])" office:value-type="float" office:value="0" calcext:value-type="float">
            <text:p>0</text:p>
          </table:table-cell>
          <table:table-cell table:style-name="ce20" table:formula="of:=SUM([.J48]+[.J61])" office:value-type="float" office:value="0" calcext:value-type="float">
            <text:p>0</text:p>
          </table:table-cell>
          <table:table-cell table:style-name="ce20"/>
          <table:table-cell/>
          <table:table-cell table:style-name="ce20"/>
          <table:table-cell table:number-columns-repeated="1011"/>
        </table:table-row>
        <table:table-row table:style-name="ro1">
          <table:table-cell table:style-name="ce20" table:number-columns-repeated="11"/>
          <table:table-cell/>
          <table:table-cell table:style-name="ce20"/>
          <table:table-cell table:number-columns-repeated="1011"/>
        </table:table-row>
        <table:table-row table:style-name="ro2">
          <table:table-cell table:style-name="ce20" office:value-type="string" calcext:value-type="string">
            <text:p>Forsvundet</text:p>
          </table:table-cell>
          <table:table-cell table:style-name="ce20" table:formula="of:=[$Optælling.B16]" office:value-type="float" office:value="0" calcext:value-type="float">
            <text:p>0</text:p>
          </table:table-cell>
          <table:table-cell table:style-name="ce20" table:formula="of:=[$Optælling.C16]" office:value-type="float" office:value="0" calcext:value-type="float">
            <text:p>0</text:p>
          </table:table-cell>
          <table:table-cell table:style-name="ce20" table:formula="of:=[$Optælling.D16]" office:value-type="float" office:value="0" calcext:value-type="float">
            <text:p>0</text:p>
          </table:table-cell>
          <table:table-cell table:style-name="ce20" table:formula="of:=[$Optælling.E16]" office:value-type="float" office:value="0" calcext:value-type="float">
            <text:p>0</text:p>
          </table:table-cell>
          <table:table-cell table:style-name="ce20" table:formula="of:=[$Optælling.F16]" office:value-type="float" office:value="0" calcext:value-type="float">
            <text:p>0</text:p>
          </table:table-cell>
          <table:table-cell table:style-name="ce20" table:formula="of:=[$Optælling.G16]" office:value-type="float" office:value="0" calcext:value-type="float">
            <text:p>0</text:p>
          </table:table-cell>
          <table:table-cell table:style-name="ce20" table:number-columns-repeated="4"/>
          <table:table-cell/>
          <table:table-cell table:style-name="ce20"/>
          <table:table-cell table:number-columns-repeated="1011"/>
        </table:table-row>
        <table:table-row table:style-name="ro2">
          <table:table-cell table:style-name="ce20" office:value-type="string" calcext:value-type="string">
            <text:p>Forsvundet pris</text:p>
          </table:table-cell>
          <table:table-cell table:style-name="ce20" table:formula="of:=[.B65]*[$Beholdning.$H$4]" office:value-type="float" office:value="0" calcext:value-type="float">
            <text:p>0</text:p>
          </table:table-cell>
          <table:table-cell table:style-name="ce20" table:formula="of:=[.C65]*[$Beholdning.$H$8]" office:value-type="float" office:value="0" calcext:value-type="float">
            <text:p>0</text:p>
          </table:table-cell>
          <table:table-cell table:style-name="ce20" table:formula="of:=[.D65]*[$Beholdning.$H$13]" office:value-type="float" office:value="0" calcext:value-type="float">
            <text:p>0</text:p>
          </table:table-cell>
          <table:table-cell table:style-name="ce20" table:formula="of:=[.E65]*[$Beholdning.$H$17]" office:value-type="float" office:value="0" calcext:value-type="float">
            <text:p>0</text:p>
          </table:table-cell>
          <table:table-cell table:style-name="ce20" table:formula="of:=[.F65]*[$Beholdning.$H$21]" office:value-type="float" office:value="0" calcext:value-type="float">
            <text:p>0</text:p>
          </table:table-cell>
          <table:table-cell table:style-name="ce20" table:formula="of:=[.G65]*[$Beholdning.$H$25]" office:value-type="float" office:value="0" calcext:value-type="float">
            <text:p>0</text:p>
          </table:table-cell>
          <table:table-cell table:style-name="ce20" table:number-columns-repeated="4"/>
          <table:table-cell/>
          <table:table-cell table:style-name="ce20"/>
          <table:table-cell table:number-columns-repeated="1011"/>
        </table:table-row>
        <table:table-row table:style-name="ro2">
          <table:table-cell table:style-name="ce20" office:value-type="string" calcext:value-type="string">
            <text:p>Skal koste</text:p>
          </table:table-cell>
          <table:table-cell table:style-name="ce20" table:formula="of:=IF([.B63]=0;0;(([.B63]+[.B65])*[$Beholdning.$H$4])/[.B63])" office:value-type="float" office:value="0" calcext:value-type="float">
            <text:p>0</text:p>
          </table:table-cell>
          <table:table-cell table:style-name="ce20" table:formula="of:=IF([.C63]=0;0;(([.C63]+[.C65])*[$Beholdning.$H$8])/[.C63])" office:value-type="float" office:value="0" calcext:value-type="float">
            <text:p>0</text:p>
          </table:table-cell>
          <table:table-cell table:style-name="ce20" table:formula="of:=IF([.D63]=0;0;(([.D63]+[.D65])*[$Beholdning.$H$13])/[.D63])" office:value-type="float" office:value="0" calcext:value-type="float">
            <text:p>0</text:p>
          </table:table-cell>
          <table:table-cell table:style-name="ce20" table:formula="of:=IF([.E63]=0;0;(([.E63]+[.E65])*[$Beholdning.$H$17])/[.E63])" office:value-type="float" office:value="0" calcext:value-type="float">
            <text:p>0</text:p>
          </table:table-cell>
          <table:table-cell table:style-name="ce20" table:formula="of:=IF([.F63]=0;0;(([.F63]+[.F65])*[$Beholdning.$H$21])/[.F63])" office:value-type="float" office:value="0" calcext:value-type="float">
            <text:p>0</text:p>
          </table:table-cell>
          <table:table-cell table:style-name="ce20" table:formula="of:=IF([.G63]=0;0;(([.G63]+[.G65])*[$Beholdning.$H$25])/[.G63])" office:value-type="float" office:value="0" calcext:value-type="float">
            <text:p>0</text:p>
          </table:table-cell>
          <table:table-cell table:style-name="ce20" table:formula="of:=[$Beholdning.$H61]" office:value-type="float" office:value="0" calcext:value-type="float">
            <text:p>0</text:p>
          </table:table-cell>
          <table:table-cell table:style-name="ce20" table:number-columns-repeated="3"/>
          <table:table-cell/>
          <table:table-cell table:style-name="ce20"/>
          <table:table-cell table:number-columns-repeated="1011"/>
        </table:table-row>
        <table:table-row table:style-name="ro1">
          <table:table-cell table:style-name="ce20" table:number-columns-repeated="11"/>
          <table:table-cell/>
          <table:table-cell table:style-name="ce20"/>
          <table:table-cell table:number-columns-repeated="1011"/>
        </table:table-row>
        <table:table-row table:style-name="ro4">
          <table:table-cell table:style-name="ce20" office:value-type="string" calcext:value-type="string">
            <text:p>Ruspris</text:p>
          </table:table-cell>
          <table:table-cell table:number-columns-repeated="11"/>
          <table:table-cell table:style-name="ce20"/>
          <table:table-cell table:number-columns-repeated="1011"/>
        </table:table-row>
        <table:table-row table:style-name="ro4">
          <table:table-cell table:style-name="ce20" office:value-type="string" calcext:value-type="string">
            <text:p>Vejlederpris</text:p>
          </table:table-cell>
          <table:table-cell table:number-columns-repeated="11"/>
          <table:table-cell table:style-name="ce20"/>
          <table:table-cell table:number-columns-repeated="1011"/>
        </table:table-row>
        <table:table-row table:style-name="ro1">
          <table:table-cell table:style-name="ce20" table:number-columns-repeated="11"/>
          <table:table-cell/>
          <table:table-cell table:style-name="ce20"/>
          <table:table-cell table:number-columns-repeated="1011"/>
        </table:table-row>
        <table:table-row table:style-name="ro2">
          <table:table-cell table:style-name="ce20" office:value-type="string" calcext:value-type="string">
            <text:p>Overskud</text:p>
          </table:table-cell>
          <table:table-cell table:style-name="ce11" table:formula="of:=(([.B48]*[.B69]+[.B61]*[.B70])-[.B63]*[.B67])-[$Gratis.$F$19]" office:value-type="currency" office:currency="DKK" office:value="0" calcext:value-type="currency">
            <text:p>kr 0.00</text:p>
          </table:table-cell>
          <table:table-cell table:style-name="ce11" table:formula="of:=[.B72]+(([.C48]*[.C69]+[.C61]*[.C70])-[.C63]*[.C67])" office:value-type="currency" office:currency="DKK" office:value="0" calcext:value-type="currency">
            <text:p>kr 0.00</text:p>
          </table:table-cell>
          <table:table-cell table:style-name="ce11" table:formula="of:=[.C72]+(([.D48]*[.D69]+[.D61]*[.D70])-[.D63]*[.D67])" office:value-type="currency" office:currency="DKK" office:value="0" calcext:value-type="currency">
            <text:p>kr 0.00</text:p>
          </table:table-cell>
          <table:table-cell table:style-name="ce11" table:formula="of:=[.D72]+(([.E48]*[.E69]+[.E61]*[.E70])-[.E63]*[.E67])" office:value-type="currency" office:currency="DKK" office:value="0" calcext:value-type="currency">
            <text:p>kr 0.00</text:p>
          </table:table-cell>
          <table:table-cell table:style-name="ce11" table:formula="of:=[.E72]+(([.F48]*[.F69]+[.F61]*[.F70])-[.F63]*[.F67])" office:value-type="currency" office:currency="DKK" office:value="0" calcext:value-type="currency">
            <text:p>kr 0.00</text:p>
          </table:table-cell>
          <table:table-cell table:style-name="ce11" table:formula="of:=[.F72]+(([.G48]*[.G69]+[.G61]*[.G70])-[.G63]*[.G67])" office:value-type="currency" office:currency="DKK" office:value="0" calcext:value-type="currency">
            <text:p>kr 0.00</text:p>
          </table:table-cell>
          <table:table-cell table:style-name="ce11" table:formula="of:=[.G72]+(([.H48]*[.H69]+[.H61]*[.H70])-[.H63]*[.H67])" office:value-type="currency" office:currency="DKK" office:value="0" calcext:value-type="currency">
            <text:p>kr 0.00</text:p>
          </table:table-cell>
          <table:table-cell table:style-name="ce20" table:number-columns-repeated="3"/>
          <table:table-cell/>
          <table:table-cell table:style-name="ce20"/>
          <table:table-cell table:number-columns-repeated="1011"/>
        </table:table-row>
        <table:table-row table:style-name="ro1">
          <table:table-cell table:style-name="ce20" table:number-columns-repeated="11"/>
          <table:table-cell/>
          <table:table-cell table:style-name="ce20"/>
          <table:table-cell table:number-columns-repeated="1011"/>
        </table:table-row>
        <table:table-row table:style-name="ro1">
          <table:table-cell table:style-name="ce20" table:number-columns-repeated="11"/>
          <table:table-cell/>
          <table:table-cell table:style-name="ce20"/>
          <table:table-cell table:number-columns-repeated="1011"/>
        </table:table-row>
      </table:table>
      <table:table table:name="Lørdag" table:style-name="ta1" table:protected="true" table:print="false">
        <table:table-protection table:select-protected-cells="true" table:select-unprotected-cells="true"/>
        <table:table-column table:style-name="co20" table:default-cell-style-name="ce20"/>
        <table:table-column table:style-name="co2" table:number-columns-repeated="7" table:default-cell-style-name="ce22"/>
        <table:table-column table:style-name="co18" table:default-cell-style-name="ce22"/>
        <table:table-column table:style-name="co19" table:default-cell-style-name="ce22"/>
        <table:table-column table:style-name="co2" table:default-cell-style-name="ce22"/>
        <table:table-column table:style-name="co2" table:default-cell-style-name="ce50"/>
        <table:table-column table:style-name="co2" table:default-cell-style-name="ce22"/>
        <table:table-column table:style-name="co2" table:number-columns-repeated="2" table:default-cell-style-name="ce20"/>
        <table:table-column table:style-name="co2" table:number-columns-repeated="1009" table:default-cell-style-name="Default"/>
        <table:table-row table:style-name="ro1">
          <table:table-cell table:style-name="ce21"/>
          <table:table-cell table:style-name="ce21" table:formula="of:=[$Beholdning.$A$4]" office:value-type="string" office:string-value="Øl" calcext:value-type="string">
            <text:p>Øl</text:p>
          </table:table-cell>
          <table:table-cell table:style-name="ce21" table:formula="of:=[$Beholdning.$A$8]" office:value-type="string" office:string-value="Light" calcext:value-type="string">
            <text:p>Light</text:p>
          </table:table-cell>
          <table:table-cell table:style-name="ce21" table:formula="of:=[$Beholdning.$A$12]" office:value-type="string" office:string-value="Sodavand" calcext:value-type="string">
            <text:p>Sodavand</text:p>
          </table:table-cell>
          <table:table-cell table:style-name="ce21" table:formula="of:=[$Beholdning.$A$17]" office:value-type="string" office:string-value="Cocio" calcext:value-type="string">
            <text:p>Cocio</text:p>
          </table:table-cell>
          <table:table-cell table:style-name="ce21" table:formula="of:=[$Beholdning.$A$21]" office:value-type="string" office:string-value="Cider" calcext:value-type="string">
            <text:p>Cider</text:p>
          </table:table-cell>
          <table:table-cell table:style-name="ce21" table:formula="of:=[$Beholdning.$A$25]" office:value-type="string" office:string-value="Rødvin" calcext:value-type="string">
            <text:p>Rødvin</text:p>
          </table:table-cell>
          <table:table-cell table:style-name="ce21" table:formula="of:=[$Fredag.H1]" office:value-type="string" office:string-value="Mad på fad" calcext:value-type="string">
            <text:p>Mad på fad</text:p>
          </table:table-cell>
          <table:table-cell table:style-name="ce21" table:formula="of:=[$Fredag.I1]" office:value-type="string" office:string-value="Immatrikulation" calcext:value-type="string">
            <text:p>Immatrikulation</text:p>
          </table:table-cell>
          <table:table-cell table:style-name="ce21" table:formula="of:=[$Fredag.J1]" office:value-type="string" office:string-value="Tour de Chambre" calcext:value-type="string">
            <text:p>Tour de Chambre</text:p>
          </table:table-cell>
          <table:table-cell table:style-name="ce21" table:formula="of:=IF([Fredag.K1] = 0; &quot; &quot; ;[$Fredag.K1])" office:value-type="string" office:string-value=" " calcext:value-type="string">
            <text:p><text:s/></text:p>
          </table:table-cell>
          <table:table-cell table:style-name="ce21" table:formula="of:=[$Fredag.L1]" office:value-type="string" office:string-value="Ialt idag" calcext:value-type="string">
            <text:p>Ialt idag</text:p>
          </table:table-cell>
          <table:table-cell table:style-name="ce21" table:formula="of:=[$Fredag.M1]" office:value-type="string" office:string-value="Betalt" calcext:value-type="string">
            <text:p>Betalt</text:p>
          </table:table-cell>
          <table:table-cell table:style-name="ce21" table:formula="of:=[$Fredag.N1]" office:value-type="string" office:string-value="Skylder" calcext:value-type="string">
            <text:p>Skylder</text:p>
          </table:table-cell>
          <table:table-cell table:style-name="ce21"/>
          <table:table-cell table:style-name="ce4" table:number-columns-repeated="1009"/>
        </table:table-row>
        <table:table-row table:style-name="ro1">
          <table:table-cell table:formula="of:=[$Fredag.A2]" office:value-type="float" office:value="0" calcext:value-type="float">
            <text:p>0</text:p>
          </table:table-cell>
          <table:table-cell table:number-columns-repeated="10"/>
          <table:table-cell table:formula="of:=[.B2]*[.$B$69]+[.C2]*[.$C$69]+[.D2]*[.$D$69]+[.E2]*[.$E$69]+[.F2]*[.$F$69]+[.G2]*[.$G$69]+[.H2]*[.H69]+[.I2]+[.J2]" office:value-type="float" office:value="0" calcext:value-type="float">
            <text:p>0</text:p>
          </table:table-cell>
          <table:table-cell/>
          <table:table-cell table:formula="of:=[Fredag.N2]+[.L2]-[.M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]" office:value-type="float" office:value="0" calcext:value-type="float">
            <text:p>0</text:p>
          </table:table-cell>
          <table:table-cell table:number-columns-repeated="10"/>
          <table:table-cell table:formula="of:=[.B3]*[.$B$69]+[.C3]*[.$C$69]+[.D3]*[.$D$69]+[.E3]*[.$E$69]+[.F3]*[.$F$69]+[.G3]*[.$G$69]+[.H3]*[.H70]+[.I3]+[.J3]" office:value-type="float" office:value="0" calcext:value-type="float">
            <text:p>0</text:p>
          </table:table-cell>
          <table:table-cell/>
          <table:table-cell table:formula="of:=[Fredag.N3]+[.L3]-[.M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4]" office:value-type="float" office:value="0" calcext:value-type="float">
            <text:p>0</text:p>
          </table:table-cell>
          <table:table-cell table:number-columns-repeated="10"/>
          <table:table-cell table:formula="of:=[.B4]*[.$B$69]+[.C4]*[.$C$69]+[.D4]*[.$D$69]+[.E4]*[.$E$69]+[.F4]*[.$F$69]+[.G4]*[.$G$69]+[.H4]*[.H71]+[.I4]+[.J4]" office:value-type="float" office:value="0" calcext:value-type="float">
            <text:p>0</text:p>
          </table:table-cell>
          <table:table-cell/>
          <table:table-cell table:formula="of:=[Fredag.N4]+[.L4]-[.M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]" office:value-type="float" office:value="0" calcext:value-type="float">
            <text:p>0</text:p>
          </table:table-cell>
          <table:table-cell table:style-name="ce48" table:number-columns-repeated="10"/>
          <table:table-cell table:style-name="ce51" table:formula="of:=[.B5]*[.$B$69]+[.C5]*[.$C$69]+[.D5]*[.$D$69]+[.E5]*[.$E$69]+[.F5]*[.$F$69]+[.G5]*[.$G$69]+[.H5]*[.H72]+[.I5]+[.J5]" office:value-type="float" office:value="0" calcext:value-type="float">
            <text:p>0</text:p>
          </table:table-cell>
          <table:table-cell table:style-name="ce48"/>
          <table:table-cell table:style-name="ce49" table:formula="of:=[Fredag.N4]+[.L5]-[.M5]" office:value-type="float" office:value="0" calcext:value-type="float">
            <text:p>0</text:p>
          </table:table-cell>
          <table:table-cell table:style-name="ce49"/>
          <table:table-cell table:number-columns-repeated="1009"/>
        </table:table-row>
        <table:table-row table:style-name="ro1">
          <table:table-cell table:formula="of:=[$Fredag.A6]" office:value-type="float" office:value="0" calcext:value-type="float">
            <text:p>0</text:p>
          </table:table-cell>
          <table:table-cell table:number-columns-repeated="10"/>
          <table:table-cell table:formula="of:=[.B6]*[.$B$69]+[.C6]*[.$C$69]+[.D6]*[.$D$69]+[.E6]*[.$E$69]+[.F6]*[.$F$69]+[.G6]*[.$G$69]+[.H6]*[.H73]+[.I6]+[.J6]" office:value-type="float" office:value="0" calcext:value-type="float">
            <text:p>0</text:p>
          </table:table-cell>
          <table:table-cell/>
          <table:table-cell table:formula="of:=[Fredag.N6]+[.L6]-[.M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7]" office:value-type="float" office:value="0" calcext:value-type="float">
            <text:p>0</text:p>
          </table:table-cell>
          <table:table-cell table:number-columns-repeated="10"/>
          <table:table-cell table:formula="of:=[.B7]*[.$B$69]+[.C7]*[.$C$69]+[.D7]*[.$D$69]+[.E7]*[.$E$69]+[.F7]*[.$F$69]+[.G7]*[.$G$69]+[.H7]*[.H74]+[.I7]+[.J7]" office:value-type="float" office:value="0" calcext:value-type="float">
            <text:p>0</text:p>
          </table:table-cell>
          <table:table-cell/>
          <table:table-cell table:formula="of:=[Fredag.N7]+[.L7]-[.M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8]" office:value-type="float" office:value="0" calcext:value-type="float">
            <text:p>0</text:p>
          </table:table-cell>
          <table:table-cell table:number-columns-repeated="10"/>
          <table:table-cell table:formula="of:=[.B8]*[.$B$69]+[.C8]*[.$C$69]+[.D8]*[.$D$69]+[.E8]*[.$E$69]+[.F8]*[.$F$69]+[.G8]*[.$G$69]+[.H8]*[.H75]+[.I8]+[.J8]" office:value-type="float" office:value="0" calcext:value-type="float">
            <text:p>0</text:p>
          </table:table-cell>
          <table:table-cell/>
          <table:table-cell table:formula="of:=[Fredag.N8]+[.L8]-[.M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9]" office:value-type="float" office:value="0" calcext:value-type="float">
            <text:p>0</text:p>
          </table:table-cell>
          <table:table-cell table:number-columns-repeated="10"/>
          <table:table-cell table:formula="of:=[.B9]*[.$B$69]+[.C9]*[.$C$69]+[.D9]*[.$D$69]+[.E9]*[.$E$69]+[.F9]*[.$F$69]+[.G9]*[.$G$69]+[.H9]*[.H76]+[.I9]+[.J9]" office:value-type="float" office:value="0" calcext:value-type="float">
            <text:p>0</text:p>
          </table:table-cell>
          <table:table-cell/>
          <table:table-cell table:formula="of:=[Fredag.N9]+[.L9]-[.M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0]" office:value-type="float" office:value="0" calcext:value-type="float">
            <text:p>0</text:p>
          </table:table-cell>
          <table:table-cell table:number-columns-repeated="10"/>
          <table:table-cell table:formula="of:=[.B10]*[.$B$69]+[.C10]*[.$C$69]+[.D10]*[.$D$69]+[.E10]*[.$E$69]+[.F10]*[.$F$69]+[.G10]*[.$G$69]+[.H10]*[.H77]+[.I10]+[.J10]" office:value-type="float" office:value="0" calcext:value-type="float">
            <text:p>0</text:p>
          </table:table-cell>
          <table:table-cell/>
          <table:table-cell table:formula="of:=[Fredag.N10]+[.L10]-[.M1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1]" office:value-type="float" office:value="0" calcext:value-type="float">
            <text:p>0</text:p>
          </table:table-cell>
          <table:table-cell table:number-columns-repeated="10"/>
          <table:table-cell table:formula="of:=[.B11]*[.$B$69]+[.C11]*[.$C$69]+[.D11]*[.$D$69]+[.E11]*[.$E$69]+[.F11]*[.$F$69]+[.G11]*[.$G$69]+[.H11]*[.H78]+[.I11]+[.J11]" office:value-type="float" office:value="0" calcext:value-type="float">
            <text:p>0</text:p>
          </table:table-cell>
          <table:table-cell/>
          <table:table-cell table:formula="of:=[Fredag.N11]+[.L11]-[.M1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2]" office:value-type="float" office:value="0" calcext:value-type="float">
            <text:p>0</text:p>
          </table:table-cell>
          <table:table-cell table:number-columns-repeated="10"/>
          <table:table-cell table:formula="of:=[.B12]*[.$B$69]+[.C12]*[.$C$69]+[.D12]*[.$D$69]+[.E12]*[.$E$69]+[.F12]*[.$F$69]+[.G12]*[.$G$69]+[.H12]*[.H79]+[.I12]+[.J12]" office:value-type="float" office:value="0" calcext:value-type="float">
            <text:p>0</text:p>
          </table:table-cell>
          <table:table-cell/>
          <table:table-cell table:formula="of:=[Fredag.N12]+[.L12]-[.M1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3]" office:value-type="float" office:value="0" calcext:value-type="float">
            <text:p>0</text:p>
          </table:table-cell>
          <table:table-cell table:number-columns-repeated="10"/>
          <table:table-cell table:formula="of:=[.B13]*[.$B$69]+[.C13]*[.$C$69]+[.D13]*[.$D$69]+[.E13]*[.$E$69]+[.F13]*[.$F$69]+[.G13]*[.$G$69]+[.H13]*[.H80]+[.I13]+[.J13]" office:value-type="float" office:value="0" calcext:value-type="float">
            <text:p>0</text:p>
          </table:table-cell>
          <table:table-cell/>
          <table:table-cell table:formula="of:=[Fredag.N13]+[.L13]-[.M1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4]" office:value-type="float" office:value="0" calcext:value-type="float">
            <text:p>0</text:p>
          </table:table-cell>
          <table:table-cell table:number-columns-repeated="10"/>
          <table:table-cell table:formula="of:=[.B14]*[.$B$69]+[.C14]*[.$C$69]+[.D14]*[.$D$69]+[.E14]*[.$E$69]+[.F14]*[.$F$69]+[.G14]*[.$G$69]+[.H14]*[.H81]+[.I14]+[.J14]" office:value-type="float" office:value="0" calcext:value-type="float">
            <text:p>0</text:p>
          </table:table-cell>
          <table:table-cell/>
          <table:table-cell table:formula="of:=[Fredag.N14]+[.L14]-[.M1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5]" office:value-type="float" office:value="0" calcext:value-type="float">
            <text:p>0</text:p>
          </table:table-cell>
          <table:table-cell table:number-columns-repeated="10"/>
          <table:table-cell table:formula="of:=[.B15]*[.$B$69]+[.C15]*[.$C$69]+[.D15]*[.$D$69]+[.E15]*[.$E$69]+[.F15]*[.$F$69]+[.G15]*[.$G$69]+[.H15]*[.H82]+[.I15]+[.J15]" office:value-type="float" office:value="0" calcext:value-type="float">
            <text:p>0</text:p>
          </table:table-cell>
          <table:table-cell/>
          <table:table-cell table:formula="of:=[Fredag.N15]+[.L15]-[.M1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6]" office:value-type="float" office:value="0" calcext:value-type="float">
            <text:p>0</text:p>
          </table:table-cell>
          <table:table-cell table:number-columns-repeated="10"/>
          <table:table-cell table:formula="of:=[.B16]*[.$B$69]+[.C16]*[.$C$69]+[.D16]*[.$D$69]+[.E16]*[.$E$69]+[.F16]*[.$F$69]+[.G16]*[.$G$69]+[.H16]*[.H83]+[.I16]+[.J16]" office:value-type="float" office:value="0" calcext:value-type="float">
            <text:p>0</text:p>
          </table:table-cell>
          <table:table-cell/>
          <table:table-cell table:formula="of:=[Fredag.N16]+[.L16]-[.M1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7]" office:value-type="float" office:value="0" calcext:value-type="float">
            <text:p>0</text:p>
          </table:table-cell>
          <table:table-cell table:number-columns-repeated="10"/>
          <table:table-cell table:formula="of:=[.B17]*[.$B$69]+[.C17]*[.$C$69]+[.D17]*[.$D$69]+[.E17]*[.$E$69]+[.F17]*[.$F$69]+[.G17]*[.$G$69]+[.H17]*[.H84]+[.I17]+[.J17]" office:value-type="float" office:value="0" calcext:value-type="float">
            <text:p>0</text:p>
          </table:table-cell>
          <table:table-cell/>
          <table:table-cell table:formula="of:=[Fredag.N17]+[.L17]-[.M1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8]" office:value-type="float" office:value="0" calcext:value-type="float">
            <text:p>0</text:p>
          </table:table-cell>
          <table:table-cell table:number-columns-repeated="10"/>
          <table:table-cell table:formula="of:=[.B18]*[.$B$69]+[.C18]*[.$C$69]+[.D18]*[.$D$69]+[.E18]*[.$E$69]+[.F18]*[.$F$69]+[.G18]*[.$G$69]+[.H18]*[.H85]+[.I18]+[.J18]" office:value-type="float" office:value="0" calcext:value-type="float">
            <text:p>0</text:p>
          </table:table-cell>
          <table:table-cell/>
          <table:table-cell table:formula="of:=[Fredag.N18]+[.L18]-[.M1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9]" office:value-type="float" office:value="0" calcext:value-type="float">
            <text:p>0</text:p>
          </table:table-cell>
          <table:table-cell table:number-columns-repeated="10"/>
          <table:table-cell table:formula="of:=[.B19]*[.$B$69]+[.C19]*[.$C$69]+[.D19]*[.$D$69]+[.E19]*[.$E$69]+[.F19]*[.$F$69]+[.G19]*[.$G$69]+[.H19]*[.H86]+[.I19]+[.J19]" office:value-type="float" office:value="0" calcext:value-type="float">
            <text:p>0</text:p>
          </table:table-cell>
          <table:table-cell/>
          <table:table-cell table:formula="of:=[Fredag.N19]+[.L19]-[.M1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0]" office:value-type="float" office:value="0" calcext:value-type="float">
            <text:p>0</text:p>
          </table:table-cell>
          <table:table-cell table:number-columns-repeated="10"/>
          <table:table-cell table:formula="of:=[.B20]*[.$B$69]+[.C20]*[.$C$69]+[.D20]*[.$D$69]+[.E20]*[.$E$69]+[.F20]*[.$F$69]+[.G20]*[.$G$69]+[.H20]*[.H87]+[.I20]+[.J20]" office:value-type="float" office:value="0" calcext:value-type="float">
            <text:p>0</text:p>
          </table:table-cell>
          <table:table-cell/>
          <table:table-cell table:formula="of:=[Fredag.N20]+[.L20]-[.M2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1]" office:value-type="float" office:value="0" calcext:value-type="float">
            <text:p>0</text:p>
          </table:table-cell>
          <table:table-cell table:number-columns-repeated="10"/>
          <table:table-cell table:formula="of:=[.B21]*[.$B$69]+[.C21]*[.$C$69]+[.D21]*[.$D$69]+[.E21]*[.$E$69]+[.F21]*[.$F$69]+[.G21]*[.$G$69]+[.H21]*[.H88]+[.I21]+[.J21]" office:value-type="float" office:value="0" calcext:value-type="float">
            <text:p>0</text:p>
          </table:table-cell>
          <table:table-cell/>
          <table:table-cell table:formula="of:=[Fredag.N21]+[.L21]-[.M2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2]" office:value-type="float" office:value="0" calcext:value-type="float">
            <text:p>0</text:p>
          </table:table-cell>
          <table:table-cell table:number-columns-repeated="10"/>
          <table:table-cell table:formula="of:=[.B22]*[.$B$69]+[.C22]*[.$C$69]+[.D22]*[.$D$69]+[.E22]*[.$E$69]+[.F22]*[.$F$69]+[.G22]*[.$G$69]+[.H22]*[.H89]+[.I22]+[.J22]" office:value-type="float" office:value="0" calcext:value-type="float">
            <text:p>0</text:p>
          </table:table-cell>
          <table:table-cell/>
          <table:table-cell table:formula="of:=[Fredag.N22]+[.L22]-[.M2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3]" office:value-type="float" office:value="0" calcext:value-type="float">
            <text:p>0</text:p>
          </table:table-cell>
          <table:table-cell table:number-columns-repeated="10"/>
          <table:table-cell table:formula="of:=[.B23]*[.$B$69]+[.C23]*[.$C$69]+[.D23]*[.$D$69]+[.E23]*[.$E$69]+[.F23]*[.$F$69]+[.G23]*[.$G$69]+[.H23]*[.H90]+[.I23]+[.J23]" office:value-type="float" office:value="0" calcext:value-type="float">
            <text:p>0</text:p>
          </table:table-cell>
          <table:table-cell/>
          <table:table-cell table:formula="of:=[Fredag.N23]+[.L23]-[.M2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4]" office:value-type="float" office:value="0" calcext:value-type="float">
            <text:p>0</text:p>
          </table:table-cell>
          <table:table-cell table:number-columns-repeated="10"/>
          <table:table-cell table:formula="of:=[.B24]*[.$B$69]+[.C24]*[.$C$69]+[.D24]*[.$D$69]+[.E24]*[.$E$69]+[.F24]*[.$F$69]+[.G24]*[.$G$69]+[.H24]*[.H91]+[.I24]+[.J24]" office:value-type="float" office:value="0" calcext:value-type="float">
            <text:p>0</text:p>
          </table:table-cell>
          <table:table-cell/>
          <table:table-cell table:formula="of:=[Fredag.N24]+[.L24]-[.M2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5]" office:value-type="float" office:value="0" calcext:value-type="float">
            <text:p>0</text:p>
          </table:table-cell>
          <table:table-cell table:number-columns-repeated="10"/>
          <table:table-cell table:formula="of:=[.B25]*[.$B$69]+[.C25]*[.$C$69]+[.D25]*[.$D$69]+[.E25]*[.$E$69]+[.F25]*[.$F$69]+[.G25]*[.$G$69]+[.H25]*[.H92]+[.I25]+[.J25]" office:value-type="float" office:value="0" calcext:value-type="float">
            <text:p>0</text:p>
          </table:table-cell>
          <table:table-cell/>
          <table:table-cell table:formula="of:=[Fredag.N25]+[.L25]-[.M2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6]" office:value-type="float" office:value="0" calcext:value-type="float">
            <text:p>0</text:p>
          </table:table-cell>
          <table:table-cell table:number-columns-repeated="10"/>
          <table:table-cell table:formula="of:=[.B26]*[.$B$69]+[.C26]*[.$C$69]+[.D26]*[.$D$69]+[.E26]*[.$E$69]+[.F26]*[.$F$69]+[.G26]*[.$G$69]+[.H26]*[.H93]+[.I26]+[.J26]" office:value-type="float" office:value="0" calcext:value-type="float">
            <text:p>0</text:p>
          </table:table-cell>
          <table:table-cell/>
          <table:table-cell table:formula="of:=[Fredag.N26]+[.L26]-[.M2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7]" office:value-type="float" office:value="0" calcext:value-type="float">
            <text:p>0</text:p>
          </table:table-cell>
          <table:table-cell table:number-columns-repeated="10"/>
          <table:table-cell table:formula="of:=[.B27]*[.$B$69]+[.C27]*[.$C$69]+[.D27]*[.$D$69]+[.E27]*[.$E$69]+[.F27]*[.$F$69]+[.G27]*[.$G$69]+[.H27]*[.H94]+[.I27]+[.J27]" office:value-type="float" office:value="0" calcext:value-type="float">
            <text:p>0</text:p>
          </table:table-cell>
          <table:table-cell/>
          <table:table-cell table:formula="of:=[Fredag.N27]+[.L27]-[.M2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8]" office:value-type="float" office:value="0" calcext:value-type="float">
            <text:p>0</text:p>
          </table:table-cell>
          <table:table-cell table:number-columns-repeated="10"/>
          <table:table-cell table:formula="of:=[.B28]*[.$B$69]+[.C28]*[.$C$69]+[.D28]*[.$D$69]+[.E28]*[.$E$69]+[.F28]*[.$F$69]+[.G28]*[.$G$69]+[.H28]*[.H95]+[.I28]+[.J28]" office:value-type="float" office:value="0" calcext:value-type="float">
            <text:p>0</text:p>
          </table:table-cell>
          <table:table-cell/>
          <table:table-cell table:formula="of:=[Fredag.N28]+[.L28]-[.M2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9]" office:value-type="float" office:value="0" calcext:value-type="float">
            <text:p>0</text:p>
          </table:table-cell>
          <table:table-cell table:number-columns-repeated="10"/>
          <table:table-cell table:formula="of:=[.B29]*[.$B$69]+[.C29]*[.$C$69]+[.D29]*[.$D$69]+[.E29]*[.$E$69]+[.F29]*[.$F$69]+[.G29]*[.$G$69]+[.H29]*[.H96]+[.I29]+[.J29]" office:value-type="float" office:value="0" calcext:value-type="float">
            <text:p>0</text:p>
          </table:table-cell>
          <table:table-cell/>
          <table:table-cell table:formula="of:=[Fredag.N29]+[.L29]-[.M2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0]" office:value-type="float" office:value="0" calcext:value-type="float">
            <text:p>0</text:p>
          </table:table-cell>
          <table:table-cell table:number-columns-repeated="10"/>
          <table:table-cell table:formula="of:=[.B30]*[.$B$69]+[.C30]*[.$C$69]+[.D30]*[.$D$69]+[.E30]*[.$E$69]+[.F30]*[.$F$69]+[.G30]*[.$G$69]+[.H30]*[.H97]+[.I30]+[.J30]" office:value-type="float" office:value="0" calcext:value-type="float">
            <text:p>0</text:p>
          </table:table-cell>
          <table:table-cell/>
          <table:table-cell table:formula="of:=[Fredag.N30]+[.L30]-[.M3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1]" office:value-type="float" office:value="0" calcext:value-type="float">
            <text:p>0</text:p>
          </table:table-cell>
          <table:table-cell table:number-columns-repeated="10"/>
          <table:table-cell table:formula="of:=[.B31]*[.$B$69]+[.C31]*[.$C$69]+[.D31]*[.$D$69]+[.E31]*[.$E$69]+[.F31]*[.$F$69]+[.G31]*[.$G$69]+[.H31]*[.H98]+[.I31]+[.J31]" office:value-type="float" office:value="0" calcext:value-type="float">
            <text:p>0</text:p>
          </table:table-cell>
          <table:table-cell/>
          <table:table-cell table:formula="of:=[Fredag.N31]+[.L31]-[.M3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2]" office:value-type="float" office:value="0" calcext:value-type="float">
            <text:p>0</text:p>
          </table:table-cell>
          <table:table-cell table:number-columns-repeated="10"/>
          <table:table-cell table:formula="of:=[.B32]*[.$B$69]+[.C32]*[.$C$69]+[.D32]*[.$D$69]+[.E32]*[.$E$69]+[.F32]*[.$F$69]+[.G32]*[.$G$69]+[.H32]*[.H99]+[.I32]+[.J32]" office:value-type="float" office:value="0" calcext:value-type="float">
            <text:p>0</text:p>
          </table:table-cell>
          <table:table-cell/>
          <table:table-cell table:formula="of:=[Fredag.N32]+[.L32]-[.M3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3]" office:value-type="float" office:value="0" calcext:value-type="float">
            <text:p>0</text:p>
          </table:table-cell>
          <table:table-cell table:number-columns-repeated="10"/>
          <table:table-cell table:formula="of:=[.B33]*[.$B$69]+[.C33]*[.$C$69]+[.D33]*[.$D$69]+[.E33]*[.$E$69]+[.F33]*[.$F$69]+[.G33]*[.$G$69]+[.H33]*[.H100]+[.I33]+[.J33]" office:value-type="float" office:value="0" calcext:value-type="float">
            <text:p>0</text:p>
          </table:table-cell>
          <table:table-cell/>
          <table:table-cell table:formula="of:=[Fredag.N33]+[.L33]-[.M3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4]" office:value-type="float" office:value="0" calcext:value-type="float">
            <text:p>0</text:p>
          </table:table-cell>
          <table:table-cell table:number-columns-repeated="10"/>
          <table:table-cell table:formula="of:=[.B34]*[.$B$69]+[.C34]*[.$C$69]+[.D34]*[.$D$69]+[.E34]*[.$E$69]+[.F34]*[.$F$69]+[.G34]*[.$G$69]+[.H34]*[.H101]+[.I34]+[.J34]" office:value-type="float" office:value="0" calcext:value-type="float">
            <text:p>0</text:p>
          </table:table-cell>
          <table:table-cell/>
          <table:table-cell table:formula="of:=[Fredag.N34]+[.L34]-[.M3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5]" office:value-type="float" office:value="0" calcext:value-type="float">
            <text:p>0</text:p>
          </table:table-cell>
          <table:table-cell table:number-columns-repeated="10"/>
          <table:table-cell table:formula="of:=[.B35]*[.$B$69]+[.C35]*[.$C$69]+[.D35]*[.$D$69]+[.E35]*[.$E$69]+[.F35]*[.$F$69]+[.G35]*[.$G$69]+[.H35]*[.H102]+[.I35]+[.J35]" office:value-type="float" office:value="0" calcext:value-type="float">
            <text:p>0</text:p>
          </table:table-cell>
          <table:table-cell/>
          <table:table-cell table:formula="of:=[Fredag.N35]+[.L35]-[.M3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6]" office:value-type="float" office:value="0" calcext:value-type="float">
            <text:p>0</text:p>
          </table:table-cell>
          <table:table-cell table:number-columns-repeated="10"/>
          <table:table-cell table:formula="of:=[.B36]*[.$B$69]+[.C36]*[.$C$69]+[.D36]*[.$D$69]+[.E36]*[.$E$69]+[.F36]*[.$F$69]+[.G36]*[.$G$69]+[.H36]*[.H103]+[.I36]+[.J36]" office:value-type="float" office:value="0" calcext:value-type="float">
            <text:p>0</text:p>
          </table:table-cell>
          <table:table-cell/>
          <table:table-cell table:formula="of:=[Fredag.N36]+[.L36]-[.M3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7]" office:value-type="float" office:value="0" calcext:value-type="float">
            <text:p>0</text:p>
          </table:table-cell>
          <table:table-cell table:number-columns-repeated="10"/>
          <table:table-cell table:formula="of:=[.B37]*[.$B$69]+[.C37]*[.$C$69]+[.D37]*[.$D$69]+[.E37]*[.$E$69]+[.F37]*[.$F$69]+[.G37]*[.$G$69]+[.H37]*[.H104]+[.I37]+[.J37]" office:value-type="float" office:value="0" calcext:value-type="float">
            <text:p>0</text:p>
          </table:table-cell>
          <table:table-cell/>
          <table:table-cell table:formula="of:=[Fredag.N37]+[.L37]-[.M3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8]" office:value-type="float" office:value="0" calcext:value-type="float">
            <text:p>0</text:p>
          </table:table-cell>
          <table:table-cell table:number-columns-repeated="10"/>
          <table:table-cell table:formula="of:=[.B38]*[.$B$69]+[.C38]*[.$C$69]+[.D38]*[.$D$69]+[.E38]*[.$E$69]+[.F38]*[.$F$69]+[.G38]*[.$G$69]+[.H38]*[.H105]+[.I38]+[.J38]" office:value-type="float" office:value="0" calcext:value-type="float">
            <text:p>0</text:p>
          </table:table-cell>
          <table:table-cell/>
          <table:table-cell table:formula="of:=[Fredag.N38]+[.L38]-[.M3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9]" office:value-type="float" office:value="0" calcext:value-type="float">
            <text:p>0</text:p>
          </table:table-cell>
          <table:table-cell table:number-columns-repeated="10"/>
          <table:table-cell table:formula="of:=[.B39]*[.$B$69]+[.C39]*[.$C$69]+[.D39]*[.$D$69]+[.E39]*[.$E$69]+[.F39]*[.$F$69]+[.G39]*[.$G$69]+[.H39]*[.H106]+[.I39]+[.J39]" office:value-type="float" office:value="0" calcext:value-type="float">
            <text:p>0</text:p>
          </table:table-cell>
          <table:table-cell/>
          <table:table-cell table:formula="of:=[Fredag.N39]+[.L39]-[.M3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40]" office:value-type="float" office:value="0" calcext:value-type="float">
            <text:p>0</text:p>
          </table:table-cell>
          <table:table-cell table:number-columns-repeated="10"/>
          <table:table-cell table:formula="of:=[.B40]*[.$B$69]+[.C40]*[.$C$69]+[.D40]*[.$D$69]+[.E40]*[.$E$69]+[.F40]*[.$F$69]+[.G40]*[.$G$69]+[.H40]*[.H107]+[.I40]+[.J40]" office:value-type="float" office:value="0" calcext:value-type="float">
            <text:p>0</text:p>
          </table:table-cell>
          <table:table-cell/>
          <table:table-cell table:formula="of:=[Fredag.N40]+[.L40]-[.M4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41]" office:value-type="float" office:value="0" calcext:value-type="float">
            <text:p>0</text:p>
          </table:table-cell>
          <table:table-cell table:number-columns-repeated="10"/>
          <table:table-cell table:formula="of:=[.B41]*[.$B$69]+[.C41]*[.$C$69]+[.D41]*[.$D$69]+[.E41]*[.$E$69]+[.F41]*[.$F$69]+[.G41]*[.$G$69]+[.H41]*[.H108]+[.I41]+[.J41]" office:value-type="float" office:value="0" calcext:value-type="float">
            <text:p>0</text:p>
          </table:table-cell>
          <table:table-cell/>
          <table:table-cell table:formula="of:=[Fredag.N41]+[.L41]-[.M4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42]" office:value-type="float" office:value="0" calcext:value-type="float">
            <text:p>0</text:p>
          </table:table-cell>
          <table:table-cell table:number-columns-repeated="10"/>
          <table:table-cell table:formula="of:=[.B42]*[.$B$69]+[.C42]*[.$C$69]+[.D42]*[.$D$69]+[.E42]*[.$E$69]+[.F42]*[.$F$69]+[.G42]*[.$G$69]+[.H42]*[.H109]+[.I42]+[.J42]" office:value-type="float" office:value="0" calcext:value-type="float">
            <text:p>0</text:p>
          </table:table-cell>
          <table:table-cell/>
          <table:table-cell table:formula="of:=[Fredag.N42]+[.L42]-[.M4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43]" office:value-type="float" office:value="0" calcext:value-type="float">
            <text:p>0</text:p>
          </table:table-cell>
          <table:table-cell table:number-columns-repeated="10"/>
          <table:table-cell table:formula="of:=[.B43]*[.$B$69]+[.C43]*[.$C$69]+[.D43]*[.$D$69]+[.E43]*[.$E$69]+[.F43]*[.$F$69]+[.G43]*[.$G$69]+[.H43]*[.H110]+[.I43]+[.J43]" office:value-type="float" office:value="0" calcext:value-type="float">
            <text:p>0</text:p>
          </table:table-cell>
          <table:table-cell/>
          <table:table-cell table:formula="of:=[Fredag.N43]+[.L43]-[.M4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44]" office:value-type="float" office:value="0" calcext:value-type="float">
            <text:p>0</text:p>
          </table:table-cell>
          <table:table-cell table:number-columns-repeated="10"/>
          <table:table-cell table:formula="of:=[.B44]*[.$B$69]+[.C44]*[.$C$69]+[.D44]*[.$D$69]+[.E44]*[.$E$69]+[.F44]*[.$F$69]+[.G44]*[.$G$69]+[.H44]*[.H111]+[.I44]+[.J44]" office:value-type="float" office:value="0" calcext:value-type="float">
            <text:p>0</text:p>
          </table:table-cell>
          <table:table-cell/>
          <table:table-cell table:formula="of:=[Fredag.N44]+[.L44]-[.M4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45]" office:value-type="float" office:value="0" calcext:value-type="float">
            <text:p>0</text:p>
          </table:table-cell>
          <table:table-cell table:number-columns-repeated="10"/>
          <table:table-cell table:formula="of:=[.B45]*[.$B$69]+[.C45]*[.$C$69]+[.D45]*[.$D$69]+[.E45]*[.$E$69]+[.F45]*[.$F$69]+[.G45]*[.$G$69]+[.H45]*[.H112]+[.I45]+[.J45]" office:value-type="float" office:value="0" calcext:value-type="float">
            <text:p>0</text:p>
          </table:table-cell>
          <table:table-cell/>
          <table:table-cell table:formula="of:=[Fredag.N45]+[.L45]-[.M4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46]" office:value-type="float" office:value="0" calcext:value-type="float">
            <text:p>0</text:p>
          </table:table-cell>
          <table:table-cell table:number-columns-repeated="10"/>
          <table:table-cell table:formula="of:=[.B46]*[.$B$69]+[.C46]*[.$C$69]+[.D46]*[.$D$69]+[.E46]*[.$E$69]+[.F46]*[.$F$69]+[.G46]*[.$G$69]+[.H46]*[.H113]+[.I46]+[.J46]" office:value-type="float" office:value="0" calcext:value-type="float">
            <text:p>0</text:p>
          </table:table-cell>
          <table:table-cell/>
          <table:table-cell table:formula="of:=[Fredag.N46]+[.L46]-[.M4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20" table:number-columns-repeated="12"/>
          <table:table-cell table:number-columns-repeated="1011"/>
        </table:table-row>
        <table:table-row table:style-name="ro1">
          <table:table-cell table:formula="of:=[$Fredag.A48]" office:value-type="string" office:string-value="Russer" calcext:value-type="string">
            <text:p>Russer</text:p>
          </table:table-cell>
          <table:table-cell table:style-name="ce20" table:formula="of:=SUM([.B2:.B47])" office:value-type="float" office:value="0" calcext:value-type="float">
            <text:p>0</text:p>
          </table:table-cell>
          <table:table-cell table:style-name="ce20" table:formula="of:=SUM([.C2:.C47])" office:value-type="float" office:value="0" calcext:value-type="float">
            <text:p>0</text:p>
          </table:table-cell>
          <table:table-cell table:style-name="ce20" table:formula="of:=SUM([.D2:.D47])" office:value-type="float" office:value="0" calcext:value-type="float">
            <text:p>0</text:p>
          </table:table-cell>
          <table:table-cell table:style-name="ce20" table:formula="of:=SUM([.E2:.E47])" office:value-type="float" office:value="0" calcext:value-type="float">
            <text:p>0</text:p>
          </table:table-cell>
          <table:table-cell table:style-name="ce20" table:formula="of:=SUM([.F2:.F47])" office:value-type="float" office:value="0" calcext:value-type="float">
            <text:p>0</text:p>
          </table:table-cell>
          <table:table-cell table:style-name="ce20" table:formula="of:=SUM([.G2:.G47])" office:value-type="float" office:value="0" calcext:value-type="float">
            <text:p>0</text:p>
          </table:table-cell>
          <table:table-cell table:style-name="ce20" table:formula="of:=SUM([.H2:.H47])" office:value-type="float" office:value="0" calcext:value-type="float">
            <text:p>0</text:p>
          </table:table-cell>
          <table:table-cell table:style-name="ce20" table:formula="of:=SUM([.I2:.I47])" office:value-type="float" office:value="0" calcext:value-type="float">
            <text:p>0</text:p>
          </table:table-cell>
          <table:table-cell table:style-name="ce20" table:formula="of:=SUM([.J2:.J47])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1011"/>
        </table:table-row>
        <table:table-row table:style-name="ro1">
          <table:table-cell/>
          <table:table-cell table:style-name="ce20" table:number-columns-repeated="12"/>
          <table:table-cell table:number-columns-repeated="1011"/>
        </table:table-row>
        <table:table-row table:style-name="ro1">
          <table:table-cell table:formula="of:=[$Fredag.A50]" office:value-type="float" office:value="0" calcext:value-type="float">
            <text:p>0</text:p>
          </table:table-cell>
          <table:table-cell table:number-columns-repeated="10"/>
          <table:table-cell table:style-name="ce20" table:formula="of:=[.B50]*[.$B$70]+[.C50]*[.$C$70]+[.D50]*[.$D$70]+[.E50]*[.$E$70]+[.F50]*[.$F$70]+[.G50]*[.$G$70]+[.H50]*[.H70]+[.I50]+[.J50]" office:value-type="float" office:value="0" calcext:value-type="float">
            <text:p>0</text:p>
          </table:table-cell>
          <table:table-cell/>
          <table:table-cell table:formula="of:=[Fredag.N50]+[.L50]-[.M5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1]" office:value-type="float" office:value="0" calcext:value-type="float">
            <text:p>0</text:p>
          </table:table-cell>
          <table:table-cell table:number-columns-repeated="10"/>
          <table:table-cell table:style-name="ce20" table:formula="of:=[.B51]*[.$B$70]+[.C51]*[.$C$70]+[.D51]*[.$D$70]+[.E51]*[.$E$70]+[.F51]*[.$F$70]+[.G51]*[.$G$70]+[.H51]*[.H71]+[.I51]+[.J51]" office:value-type="float" office:value="0" calcext:value-type="float">
            <text:p>0</text:p>
          </table:table-cell>
          <table:table-cell/>
          <table:table-cell table:formula="of:=[Fredag.N51]+[.L51]-[.M5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2]" office:value-type="float" office:value="0" calcext:value-type="float">
            <text:p>0</text:p>
          </table:table-cell>
          <table:table-cell table:number-columns-repeated="10"/>
          <table:table-cell table:style-name="ce49" table:formula="of:=[.B52]*[.$B$70]+[.C52]*[.$C$70]+[.D52]*[.$D$70]+[.E52]*[.$E$70]+[.F52]*[.$F$70]+[.G52]*[.$G$70]+[.H52]*[.H72]+[.I52]+[.J52]" office:value-type="float" office:value="0" calcext:value-type="float">
            <text:p>0</text:p>
          </table:table-cell>
          <table:table-cell table:style-name="ce48"/>
          <table:table-cell table:style-name="ce49" table:formula="of:=[Fredag.N52]+[.L52]-[.M5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3]" office:value-type="float" office:value="0" calcext:value-type="float">
            <text:p>0</text:p>
          </table:table-cell>
          <table:table-cell table:number-columns-repeated="10"/>
          <table:table-cell table:style-name="ce20" table:formula="of:=[.B53]*[.$B$70]+[.C53]*[.$C$70]+[.D53]*[.$D$70]+[.E53]*[.$E$70]+[.F53]*[.$F$70]+[.G53]*[.$G$70]+[.H53]*[.H73]+[.I53]+[.J53]" office:value-type="float" office:value="0" calcext:value-type="float">
            <text:p>0</text:p>
          </table:table-cell>
          <table:table-cell/>
          <table:table-cell table:formula="of:=[Fredag.N53]+[.L53]-[.M5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4]" office:value-type="float" office:value="0" calcext:value-type="float">
            <text:p>0</text:p>
          </table:table-cell>
          <table:table-cell table:number-columns-repeated="10"/>
          <table:table-cell table:style-name="ce20" table:formula="of:=[.B54]*[.$B$70]+[.C54]*[.$C$70]+[.D54]*[.$D$70]+[.E54]*[.$E$70]+[.F54]*[.$F$70]+[.G54]*[.$G$70]+[.H54]*[.H74]+[.I54]+[.J54]" office:value-type="float" office:value="0" calcext:value-type="float">
            <text:p>0</text:p>
          </table:table-cell>
          <table:table-cell/>
          <table:table-cell table:formula="of:=[Fredag.N54]+[.L54]-[.M5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5]" office:value-type="float" office:value="0" calcext:value-type="float">
            <text:p>0</text:p>
          </table:table-cell>
          <table:table-cell table:number-columns-repeated="10"/>
          <table:table-cell table:style-name="ce20" table:formula="of:=[.B55]*[.$B$70]+[.C55]*[.$C$70]+[.D55]*[.$D$70]+[.E55]*[.$E$70]+[.F55]*[.$F$70]+[.G55]*[.$G$70]+[.H55]*[.H75]+[.I55]+[.J55]" office:value-type="float" office:value="0" calcext:value-type="float">
            <text:p>0</text:p>
          </table:table-cell>
          <table:table-cell/>
          <table:table-cell table:formula="of:=[Fredag.N55]+[.L55]-[.M5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6]" office:value-type="float" office:value="0" calcext:value-type="float">
            <text:p>0</text:p>
          </table:table-cell>
          <table:table-cell table:number-columns-repeated="10"/>
          <table:table-cell table:style-name="ce20" table:formula="of:=[.B56]*[.$B$70]+[.C56]*[.$C$70]+[.D56]*[.$D$70]+[.E56]*[.$E$70]+[.F56]*[.$F$70]+[.G56]*[.$G$70]+[.H56]*[.H76]+[.I56]+[.J56]" office:value-type="float" office:value="0" calcext:value-type="float">
            <text:p>0</text:p>
          </table:table-cell>
          <table:table-cell/>
          <table:table-cell table:formula="of:=[Fredag.N56]+[.L56]-[.M5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7]" office:value-type="float" office:value="0" calcext:value-type="float">
            <text:p>0</text:p>
          </table:table-cell>
          <table:table-cell table:number-columns-repeated="10"/>
          <table:table-cell table:style-name="ce20" table:formula="of:=[.B57]*[.$B$70]+[.C57]*[.$C$70]+[.D57]*[.$D$70]+[.E57]*[.$E$70]+[.F57]*[.$F$70]+[.G57]*[.$G$70]+[.H57]*[.H77]+[.I57]+[.J57]" office:value-type="float" office:value="0" calcext:value-type="float">
            <text:p>0</text:p>
          </table:table-cell>
          <table:table-cell/>
          <table:table-cell table:formula="of:=[Fredag.N57]+[.L57]-[.M5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8]" office:value-type="float" office:value="0" calcext:value-type="float">
            <text:p>0</text:p>
          </table:table-cell>
          <table:table-cell table:number-columns-repeated="10"/>
          <table:table-cell table:style-name="ce20" table:formula="of:=[.B58]*[.$B$70]+[.C58]*[.$C$70]+[.D58]*[.$D$70]+[.E58]*[.$E$70]+[.F58]*[.$F$70]+[.G58]*[.$G$70]+[.H58]*[.H78]+[.I58]+[.J58]" office:value-type="float" office:value="0" calcext:value-type="float">
            <text:p>0</text:p>
          </table:table-cell>
          <table:table-cell/>
          <table:table-cell table:formula="of:=[Fredag.N58]+[.L58]-[.M5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9]" office:value-type="float" office:value="0" calcext:value-type="float">
            <text:p>0</text:p>
          </table:table-cell>
          <table:table-cell table:number-columns-repeated="10"/>
          <table:table-cell table:style-name="ce20" table:formula="of:=[.B59]*[.$B$70]+[.C59]*[.$C$70]+[.D59]*[.$D$70]+[.E59]*[.$E$70]+[.F59]*[.$F$70]+[.G59]*[.$G$70]+[.H59]*[.H79]+[.I59]+[.J59]" office:value-type="float" office:value="0" calcext:value-type="float">
            <text:p>0</text:p>
          </table:table-cell>
          <table:table-cell/>
          <table:table-cell table:formula="of:=[Fredag.N59]+[.L59]-[.M5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20" table:number-columns-repeated="12"/>
          <table:table-cell table:number-columns-repeated="1011"/>
        </table:table-row>
        <table:table-row table:style-name="ro1">
          <table:table-cell table:formula="of:=[$Fredag.A61]" office:value-type="string" office:string-value="Vejleder" calcext:value-type="string">
            <text:p>Vejleder</text:p>
          </table:table-cell>
          <table:table-cell table:style-name="ce20" table:formula="of:=SUM([.B50:.B59])" office:value-type="float" office:value="0" calcext:value-type="float">
            <text:p>0</text:p>
          </table:table-cell>
          <table:table-cell table:style-name="ce20" table:formula="of:=SUM([.C50:.C59])" office:value-type="float" office:value="0" calcext:value-type="float">
            <text:p>0</text:p>
          </table:table-cell>
          <table:table-cell table:style-name="ce20" table:formula="of:=SUM([.D50:.D59])" office:value-type="float" office:value="0" calcext:value-type="float">
            <text:p>0</text:p>
          </table:table-cell>
          <table:table-cell table:style-name="ce20" table:formula="of:=SUM([.E50:.E59])" office:value-type="float" office:value="0" calcext:value-type="float">
            <text:p>0</text:p>
          </table:table-cell>
          <table:table-cell table:style-name="ce20" table:formula="of:=SUM([.F50:.F59])" office:value-type="float" office:value="0" calcext:value-type="float">
            <text:p>0</text:p>
          </table:table-cell>
          <table:table-cell table:style-name="ce20" table:formula="of:=SUM([.G50:.G59])" office:value-type="float" office:value="0" calcext:value-type="float">
            <text:p>0</text:p>
          </table:table-cell>
          <table:table-cell table:style-name="ce20" table:formula="of:=SUM([.H50:.H59])" office:value-type="float" office:value="0" calcext:value-type="float">
            <text:p>0</text:p>
          </table:table-cell>
          <table:table-cell table:style-name="ce20" table:formula="of:=SUM([.I50:.I59])" office:value-type="float" office:value="0" calcext:value-type="float">
            <text:p>0</text:p>
          </table:table-cell>
          <table:table-cell table:style-name="ce20" table:formula="of:=SUM([.J50:.J59])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1011"/>
        </table:table-row>
        <table:table-row table:style-name="ro1">
          <table:table-cell/>
          <table:table-cell table:style-name="ce20" table:number-columns-repeated="12"/>
          <table:table-cell table:number-columns-repeated="1011"/>
        </table:table-row>
        <table:table-row table:style-name="ro1">
          <table:table-cell table:formula="of:=[$Fredag.A63]" office:value-type="string" office:string-value="Ialt" calcext:value-type="string">
            <text:p>Ialt</text:p>
          </table:table-cell>
          <table:table-cell table:style-name="ce20" table:formula="of:=SUM([.B48]+[.B61])" office:value-type="float" office:value="0" calcext:value-type="float">
            <text:p>0</text:p>
          </table:table-cell>
          <table:table-cell table:style-name="ce20" table:formula="of:=SUM([.C48]+[.C61])" office:value-type="float" office:value="0" calcext:value-type="float">
            <text:p>0</text:p>
          </table:table-cell>
          <table:table-cell table:style-name="ce20" table:formula="of:=SUM([.D48]+[.D61])" office:value-type="float" office:value="0" calcext:value-type="float">
            <text:p>0</text:p>
          </table:table-cell>
          <table:table-cell table:style-name="ce20" table:formula="of:=SUM([.E48]+[.E61])" office:value-type="float" office:value="0" calcext:value-type="float">
            <text:p>0</text:p>
          </table:table-cell>
          <table:table-cell table:style-name="ce20" table:formula="of:=SUM([.F48]+[.F61])" office:value-type="float" office:value="0" calcext:value-type="float">
            <text:p>0</text:p>
          </table:table-cell>
          <table:table-cell table:style-name="ce20" table:formula="of:=SUM([.G48]+[.G61])" office:value-type="float" office:value="0" calcext:value-type="float">
            <text:p>0</text:p>
          </table:table-cell>
          <table:table-cell table:style-name="ce20" table:formula="of:=SUM([.H48]+[.H61])" office:value-type="float" office:value="0" calcext:value-type="float">
            <text:p>0</text:p>
          </table:table-cell>
          <table:table-cell table:style-name="ce20" table:formula="of:=SUM([.I48]+[.I61])" office:value-type="float" office:value="0" calcext:value-type="float">
            <text:p>0</text:p>
          </table:table-cell>
          <table:table-cell table:style-name="ce20" table:formula="of:=SUM([.J48]+[.J61])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1011"/>
        </table:table-row>
        <table:table-row table:style-name="ro1">
          <table:table-cell/>
          <table:table-cell table:style-name="ce20" table:number-columns-repeated="12"/>
          <table:table-cell table:number-columns-repeated="1011"/>
        </table:table-row>
        <table:table-row table:style-name="ro1">
          <table:table-cell table:formula="of:=[$Fredag.A65]" office:value-type="string" office:string-value="Forsvundet" calcext:value-type="string">
            <text:p>Forsvundet</text:p>
          </table:table-cell>
          <table:table-cell table:style-name="ce20" table:formula="of:=[$Optælling.B17]" office:value-type="float" office:value="0" calcext:value-type="float">
            <text:p>0</text:p>
          </table:table-cell>
          <table:table-cell table:style-name="ce20" table:formula="of:=[$Optælling.C17]" office:value-type="float" office:value="0" calcext:value-type="float">
            <text:p>0</text:p>
          </table:table-cell>
          <table:table-cell table:style-name="ce20" table:formula="of:=[$Optælling.D17]" office:value-type="float" office:value="0" calcext:value-type="float">
            <text:p>0</text:p>
          </table:table-cell>
          <table:table-cell table:style-name="ce20" table:formula="of:=[$Optælling.E17]" office:value-type="float" office:value="0" calcext:value-type="float">
            <text:p>0</text:p>
          </table:table-cell>
          <table:table-cell table:style-name="ce20" table:formula="of:=[$Optælling.F17]" office:value-type="float" office:value="0" calcext:value-type="float">
            <text:p>0</text:p>
          </table:table-cell>
          <table:table-cell table:style-name="ce20" table:formula="of:=[$Optælling.G17]" office:value-type="float" office:value="0" calcext:value-type="float">
            <text:p>0</text:p>
          </table:table-cell>
          <table:table-cell table:style-name="ce20" table:number-columns-repeated="6"/>
          <table:table-cell table:number-columns-repeated="1011"/>
        </table:table-row>
        <table:table-row table:style-name="ro1">
          <table:table-cell table:formula="of:=[$Fredag.A66]" office:value-type="string" office:string-value="Forsvundet pris" calcext:value-type="string">
            <text:p>Forsvundet pris</text:p>
          </table:table-cell>
          <table:table-cell table:style-name="ce20" table:formula="of:=[.B65]*[$Beholdning.$H$4]" office:value-type="float" office:value="0" calcext:value-type="float">
            <text:p>0</text:p>
          </table:table-cell>
          <table:table-cell table:style-name="ce20" table:formula="of:=[.C65]*[$Beholdning.$H$8]" office:value-type="float" office:value="0" calcext:value-type="float">
            <text:p>0</text:p>
          </table:table-cell>
          <table:table-cell table:style-name="ce20" table:formula="of:=[.D65]*[$Beholdning.$H$13]" office:value-type="float" office:value="0" calcext:value-type="float">
            <text:p>0</text:p>
          </table:table-cell>
          <table:table-cell table:style-name="ce20" table:formula="of:=[.E65]*[$Beholdning.$H$17]" office:value-type="float" office:value="0" calcext:value-type="float">
            <text:p>0</text:p>
          </table:table-cell>
          <table:table-cell table:style-name="ce20" table:formula="of:=[.F65]*[$Beholdning.$H$21]" office:value-type="float" office:value="0" calcext:value-type="float">
            <text:p>0</text:p>
          </table:table-cell>
          <table:table-cell table:style-name="ce20" table:formula="of:=[.G65]*[$Beholdning.$H$25]" office:value-type="float" office:value="0" calcext:value-type="float">
            <text:p>0</text:p>
          </table:table-cell>
          <table:table-cell table:style-name="ce20" table:number-columns-repeated="6"/>
          <table:table-cell table:number-columns-repeated="1011"/>
        </table:table-row>
        <table:table-row table:style-name="ro1">
          <table:table-cell table:formula="of:=[$Fredag.A67]" office:value-type="string" office:string-value="Skal koste" calcext:value-type="string">
            <text:p>Skal koste</text:p>
          </table:table-cell>
          <table:table-cell table:style-name="ce20" table:formula="of:=IF([.B63]=0;0;(([.B63]+[.B65])*[$Beholdning.$H$4])/[.B63])" office:value-type="float" office:value="0" calcext:value-type="float">
            <text:p>0</text:p>
          </table:table-cell>
          <table:table-cell table:style-name="ce20" table:formula="of:=IF([.C63]=0;0;(([.C63]+[.C65])*[$Beholdning.$H$8])/[.C63])" office:value-type="float" office:value="0" calcext:value-type="float">
            <text:p>0</text:p>
          </table:table-cell>
          <table:table-cell table:style-name="ce20" table:formula="of:=IF([.D63]=0;0;(([.D63]+[.D65])*[$Beholdning.$H$13])/[.D63])" office:value-type="float" office:value="0" calcext:value-type="float">
            <text:p>0</text:p>
          </table:table-cell>
          <table:table-cell table:style-name="ce20" table:formula="of:=IF([.E63]=0;0;(([.E63]+[.E65])*[$Beholdning.$H$17])/[.E63])" office:value-type="float" office:value="0" calcext:value-type="float">
            <text:p>0</text:p>
          </table:table-cell>
          <table:table-cell table:style-name="ce20" table:formula="of:=IF([.F63]=0;0;(([.F63]+[.F65])*[$Beholdning.$H$21])/[.F63])" office:value-type="float" office:value="0" calcext:value-type="float">
            <text:p>0</text:p>
          </table:table-cell>
          <table:table-cell table:style-name="ce20" table:formula="of:=IF([.G63]=0;0;(([.G63]+[.G65])*[$Beholdning.$H$25])/[.G63])" office:value-type="float" office:value="0" calcext:value-type="float">
            <text:p>0</text:p>
          </table:table-cell>
          <table:table-cell table:style-name="ce20" table:formula="of:=[$Beholdning.$H61]" office:value-type="float" office:value="0" calcext:value-type="float">
            <text:p>0</text:p>
          </table:table-cell>
          <table:table-cell table:style-name="ce20" table:number-columns-repeated="5"/>
          <table:table-cell table:number-columns-repeated="1011"/>
        </table:table-row>
        <table:table-row table:style-name="ro1">
          <table:table-cell/>
          <table:table-cell table:style-name="ce20" table:number-columns-repeated="12"/>
          <table:table-cell table:number-columns-repeated="1011"/>
        </table:table-row>
        <table:table-row table:style-name="ro1">
          <table:table-cell table:formula="of:=[$Fredag.A69]" office:value-type="string" office:string-value="Ruspris" calcext:value-type="string">
            <text:p>Ruspris</text:p>
          </table:table-cell>
          <table:table-cell table:number-columns-repeated="10"/>
          <table:table-cell table:style-name="ce20" table:number-columns-repeated="2"/>
          <table:table-cell table:number-columns-repeated="1011"/>
        </table:table-row>
        <table:table-row table:style-name="ro1">
          <table:table-cell table:formula="of:=[$Fredag.A70]" office:value-type="string" office:string-value="Vejlederpris" calcext:value-type="string">
            <text:p>Vejlederpris</text:p>
          </table:table-cell>
          <table:table-cell table:number-columns-repeated="10"/>
          <table:table-cell table:style-name="ce20" table:number-columns-repeated="2"/>
          <table:table-cell table:number-columns-repeated="1011"/>
        </table:table-row>
        <table:table-row table:style-name="ro1">
          <table:table-cell/>
          <table:table-cell table:style-name="ce20" table:number-columns-repeated="12"/>
          <table:table-cell table:number-columns-repeated="1011"/>
        </table:table-row>
        <table:table-row table:style-name="ro1">
          <table:table-cell table:formula="of:=[$Fredag.A72]" office:value-type="string" office:string-value="Overskud" calcext:value-type="string">
            <text:p>Overskud</text:p>
          </table:table-cell>
          <table:table-cell table:style-name="ce11" table:formula="of:=[Fredag.H72]+(([.B48]*[.B69]+[.B61]*[.B70])-[.B63]*[.B67])" office:value-type="currency" office:currency="DKK" office:value="0" calcext:value-type="currency">
            <text:p>kr 0.00</text:p>
          </table:table-cell>
          <table:table-cell table:style-name="ce11" table:formula="of:=[.B72]+(([.C48]*[.C69]+[.C61]*[.C70])-[.C63]*[.C67])" office:value-type="currency" office:currency="DKK" office:value="0" calcext:value-type="currency">
            <text:p>kr 0.00</text:p>
          </table:table-cell>
          <table:table-cell table:style-name="ce11" table:formula="of:=[.C72]+(([.D48]*[.D69]+[.D61]*[.D70])-[.D63]*[.D67])" office:value-type="currency" office:currency="DKK" office:value="0" calcext:value-type="currency">
            <text:p>kr 0.00</text:p>
          </table:table-cell>
          <table:table-cell table:style-name="ce11" table:formula="of:=[.D72]+(([.E48]*[.E69]+[.E61]*[.E70])-[.E63]*[.E67])" office:value-type="currency" office:currency="DKK" office:value="0" calcext:value-type="currency">
            <text:p>kr 0.00</text:p>
          </table:table-cell>
          <table:table-cell table:style-name="ce11" table:formula="of:=[.E72]+(([.F48]*[.F69]+[.F61]*[.F70])-[.F63]*[.F67])" office:value-type="currency" office:currency="DKK" office:value="0" calcext:value-type="currency">
            <text:p>kr 0.00</text:p>
          </table:table-cell>
          <table:table-cell table:style-name="ce11" table:formula="of:=[.F72]+(([.G48]*[.G69]+[.G61]*[.G70])-[.G63]*[.G67])" office:value-type="currency" office:currency="DKK" office:value="0" calcext:value-type="currency">
            <text:p>kr 0.00</text:p>
          </table:table-cell>
          <table:table-cell table:style-name="ce11" table:formula="of:=[.G72]+(([.H48]*[.H69]+[.H61]*[.H70])-[.H63]*[.H67])" office:value-type="currency" office:currency="DKK" office:value="0" calcext:value-type="currency">
            <text:p>kr 0.00</text:p>
          </table:table-cell>
          <table:table-cell table:style-name="ce20" table:number-columns-repeated="5"/>
          <table:table-cell table:number-columns-repeated="1011"/>
        </table:table-row>
        <table:table-row table:style-name="ro1">
          <table:table-cell/>
          <table:table-cell table:style-name="ce20" table:number-columns-repeated="12"/>
          <table:table-cell table:number-columns-repeated="1011"/>
        </table:table-row>
        <table:table-row table:style-name="ro1">
          <table:table-cell/>
          <table:table-cell table:style-name="ce20" table:number-columns-repeated="12"/>
          <table:table-cell table:number-columns-repeated="1011"/>
        </table:table-row>
      </table:table>
      <table:table table:name="Søndag" table:style-name="ta1" table:protected="true" table:print="false">
        <table:table-protection table:select-protected-cells="true" table:select-unprotected-cells="true"/>
        <table:table-column table:style-name="co21" table:default-cell-style-name="ce20"/>
        <table:table-column table:style-name="co2" table:number-columns-repeated="7" table:default-cell-style-name="ce22"/>
        <table:table-column table:style-name="co18" table:default-cell-style-name="ce22"/>
        <table:table-column table:style-name="co19" table:default-cell-style-name="ce22"/>
        <table:table-column table:style-name="co2" table:default-cell-style-name="ce22"/>
        <table:table-column table:style-name="co2" table:default-cell-style-name="ce20"/>
        <table:table-column table:style-name="co2" table:default-cell-style-name="ce22"/>
        <table:table-column table:style-name="co2" table:number-columns-repeated="2" table:default-cell-style-name="ce20"/>
        <table:table-column table:style-name="co2" table:number-columns-repeated="1009" table:default-cell-style-name="Default"/>
        <table:table-row table:style-name="ro1">
          <table:table-cell table:style-name="ce21"/>
          <table:table-cell table:style-name="ce21" table:formula="of:=[$Beholdning.$A$4]" office:value-type="string" office:string-value="Øl" calcext:value-type="string">
            <text:p>Øl</text:p>
          </table:table-cell>
          <table:table-cell table:style-name="ce21" table:formula="of:=[$Beholdning.$A$8]" office:value-type="string" office:string-value="Light" calcext:value-type="string">
            <text:p>Light</text:p>
          </table:table-cell>
          <table:table-cell table:style-name="ce21" table:formula="of:=[$Beholdning.$A$12]" office:value-type="string" office:string-value="Sodavand" calcext:value-type="string">
            <text:p>Sodavand</text:p>
          </table:table-cell>
          <table:table-cell table:style-name="ce21" table:formula="of:=[$Beholdning.$A$17]" office:value-type="string" office:string-value="Cocio" calcext:value-type="string">
            <text:p>Cocio</text:p>
          </table:table-cell>
          <table:table-cell table:style-name="ce21" table:formula="of:=[$Beholdning.$A$21]" office:value-type="string" office:string-value="Cider" calcext:value-type="string">
            <text:p>Cider</text:p>
          </table:table-cell>
          <table:table-cell table:style-name="ce21" table:formula="of:=[$Beholdning.$A$25]" office:value-type="string" office:string-value="Rødvin" calcext:value-type="string">
            <text:p>Rødvin</text:p>
          </table:table-cell>
          <table:table-cell table:style-name="ce21" table:formula="of:=[$Fredag.H1]" office:value-type="string" office:string-value="Mad på fad" calcext:value-type="string">
            <text:p>Mad på fad</text:p>
          </table:table-cell>
          <table:table-cell table:style-name="ce21" table:formula="of:=[$Fredag.I1]" office:value-type="string" office:string-value="Immatrikulation" calcext:value-type="string">
            <text:p>Immatrikulation</text:p>
          </table:table-cell>
          <table:table-cell table:style-name="ce21" table:formula="of:=[$Fredag.J1]" office:value-type="string" office:string-value="Tour de Chambre" calcext:value-type="string">
            <text:p>Tour de Chambre</text:p>
          </table:table-cell>
          <table:table-cell table:style-name="ce21" table:formula="of:=IF([$Fredag.K1] = 0; &quot; &quot; ;[$Fredag.K1])" office:value-type="string" office:string-value=" " calcext:value-type="string">
            <text:p><text:s/></text:p>
          </table:table-cell>
          <table:table-cell table:style-name="ce21" table:formula="of:=[$Fredag.L1]" office:value-type="string" office:string-value="Ialt idag" calcext:value-type="string">
            <text:p>Ialt idag</text:p>
          </table:table-cell>
          <table:table-cell table:style-name="ce21" table:formula="of:=[$Fredag.M1]" office:value-type="string" office:string-value="Betalt" calcext:value-type="string">
            <text:p>Betalt</text:p>
          </table:table-cell>
          <table:table-cell table:style-name="ce21" table:formula="of:=[$Fredag.N1]" office:value-type="string" office:string-value="Skylder" calcext:value-type="string">
            <text:p>Skylder</text:p>
          </table:table-cell>
          <table:table-cell table:style-name="ce21"/>
          <table:table-cell table:style-name="ce4" table:number-columns-repeated="1009"/>
        </table:table-row>
        <table:table-row table:style-name="ro1">
          <table:table-cell table:formula="of:=[$Fredag.A2]" office:value-type="float" office:value="0" calcext:value-type="float">
            <text:p>0</text:p>
          </table:table-cell>
          <table:table-cell table:number-columns-repeated="10"/>
          <table:table-cell table:formula="of:=[.B2]*[.$B$69]+[.C2]*[.$C$69]+[.D2]*[.$D$69]+[.E2]*[.$E$69]+[.F2]*[.$F$69]+[.G2]*[.$G$69]+[.H2]*[.$H$67]+[.I2]+[.J2]" office:value-type="float" office:value="0" calcext:value-type="float">
            <text:p>0</text:p>
          </table:table-cell>
          <table:table-cell/>
          <table:table-cell table:formula="of:=[Lørdag.N2]+[.L2]-[.M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]" office:value-type="float" office:value="0" calcext:value-type="float">
            <text:p>0</text:p>
          </table:table-cell>
          <table:table-cell table:number-columns-repeated="10"/>
          <table:table-cell table:formula="of:=[.B3]*[.$B$69]+[.C3]*[.$C$69]+[.D3]*[.$D$69]+[.E3]*[.$E$69]+[.F3]*[.$F$69]+[.G3]*[.$G$69]+[.H3]*[.$H$67]+[.I3]+[.J3]" office:value-type="float" office:value="0" calcext:value-type="float">
            <text:p>0</text:p>
          </table:table-cell>
          <table:table-cell/>
          <table:table-cell table:formula="of:=[Lørdag.N3]+[.L3]-[.M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4]" office:value-type="float" office:value="0" calcext:value-type="float">
            <text:p>0</text:p>
          </table:table-cell>
          <table:table-cell table:number-columns-repeated="10"/>
          <table:table-cell table:formula="of:=[.B4]*[.$B$69]+[.C4]*[.$C$69]+[.D4]*[.$D$69]+[.E4]*[.$E$69]+[.F4]*[.$F$69]+[.G4]*[.$G$69]+[.H4]*[.$H$67]+[.I4]+[.J4]" office:value-type="float" office:value="0" calcext:value-type="float">
            <text:p>0</text:p>
          </table:table-cell>
          <table:table-cell/>
          <table:table-cell table:formula="of:=[Lørdag.N4]+[.L4]-[.M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]" office:value-type="float" office:value="0" calcext:value-type="float">
            <text:p>0</text:p>
          </table:table-cell>
          <table:table-cell table:number-columns-repeated="10"/>
          <table:table-cell table:formula="of:=[.B5]*[.$B$69]+[.C5]*[.$C$69]+[.D5]*[.$D$69]+[.E5]*[.$E$69]+[.F5]*[.$F$69]+[.G5]*[.$G$69]+[.H5]*[.$H$67]+[.I5]+[.J5]" office:value-type="float" office:value="0" calcext:value-type="float">
            <text:p>0</text:p>
          </table:table-cell>
          <table:table-cell/>
          <table:table-cell table:formula="of:=[Lørdag.N5]+[.L5]-[.M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6]" office:value-type="float" office:value="0" calcext:value-type="float">
            <text:p>0</text:p>
          </table:table-cell>
          <table:table-cell table:number-columns-repeated="10"/>
          <table:table-cell table:formula="of:=[.B6]*[.$B$69]+[.C6]*[.$C$69]+[.D6]*[.$D$69]+[.E6]*[.$E$69]+[.F6]*[.$F$69]+[.G6]*[.$G$69]+[.H6]*[.$H$67]+[.I6]+[.J6]" office:value-type="float" office:value="0" calcext:value-type="float">
            <text:p>0</text:p>
          </table:table-cell>
          <table:table-cell/>
          <table:table-cell table:formula="of:=[Lørdag.N6]+[.L6]-[.M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7]" office:value-type="float" office:value="0" calcext:value-type="float">
            <text:p>0</text:p>
          </table:table-cell>
          <table:table-cell table:number-columns-repeated="10"/>
          <table:table-cell table:formula="of:=[.B7]*[.$B$69]+[.C7]*[.$C$69]+[.D7]*[.$D$69]+[.E7]*[.$E$69]+[.F7]*[.$F$69]+[.G7]*[.$G$69]+[.H7]*[.$H$67]+[.I7]+[.J7]" office:value-type="float" office:value="0" calcext:value-type="float">
            <text:p>0</text:p>
          </table:table-cell>
          <table:table-cell/>
          <table:table-cell table:formula="of:=[Lørdag.N7]+[.L7]-[.M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8]" office:value-type="float" office:value="0" calcext:value-type="float">
            <text:p>0</text:p>
          </table:table-cell>
          <table:table-cell table:number-columns-repeated="10"/>
          <table:table-cell table:formula="of:=[.B8]*[.$B$69]+[.C8]*[.$C$69]+[.D8]*[.$D$69]+[.E8]*[.$E$69]+[.F8]*[.$F$69]+[.G8]*[.$G$69]+[.H8]*[.$H$67]+[.I8]+[.J8]" office:value-type="float" office:value="0" calcext:value-type="float">
            <text:p>0</text:p>
          </table:table-cell>
          <table:table-cell/>
          <table:table-cell table:formula="of:=[Lørdag.N8]+[.L8]-[.M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9]" office:value-type="float" office:value="0" calcext:value-type="float">
            <text:p>0</text:p>
          </table:table-cell>
          <table:table-cell table:number-columns-repeated="10"/>
          <table:table-cell table:formula="of:=[.B9]*[.$B$69]+[.C9]*[.$C$69]+[.D9]*[.$D$69]+[.E9]*[.$E$69]+[.F9]*[.$F$69]+[.G9]*[.$G$69]+[.H9]*[.$H$67]+[.I9]+[.J9]" office:value-type="float" office:value="0" calcext:value-type="float">
            <text:p>0</text:p>
          </table:table-cell>
          <table:table-cell/>
          <table:table-cell table:formula="of:=[Lørdag.N9]+[.L9]-[.M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0]" office:value-type="float" office:value="0" calcext:value-type="float">
            <text:p>0</text:p>
          </table:table-cell>
          <table:table-cell table:number-columns-repeated="10"/>
          <table:table-cell table:formula="of:=[.B10]*[.$B$69]+[.C10]*[.$C$69]+[.D10]*[.$D$69]+[.E10]*[.$E$69]+[.F10]*[.$F$69]+[.G10]*[.$G$69]+[.H10]*[.$H$67]+[.I10]+[.J10]" office:value-type="float" office:value="0" calcext:value-type="float">
            <text:p>0</text:p>
          </table:table-cell>
          <table:table-cell/>
          <table:table-cell table:formula="of:=[Lørdag.N10]+[.L10]-[.M1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1]" office:value-type="float" office:value="0" calcext:value-type="float">
            <text:p>0</text:p>
          </table:table-cell>
          <table:table-cell table:number-columns-repeated="10"/>
          <table:table-cell table:formula="of:=[.B11]*[.$B$69]+[.C11]*[.$C$69]+[.D11]*[.$D$69]+[.E11]*[.$E$69]+[.F11]*[.$F$69]+[.G11]*[.$G$69]+[.H11]*[.$H$67]+[.I11]+[.J11]" office:value-type="float" office:value="0" calcext:value-type="float">
            <text:p>0</text:p>
          </table:table-cell>
          <table:table-cell/>
          <table:table-cell table:formula="of:=[Lørdag.N11]+[.L11]-[.M1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2]" office:value-type="float" office:value="0" calcext:value-type="float">
            <text:p>0</text:p>
          </table:table-cell>
          <table:table-cell table:number-columns-repeated="10"/>
          <table:table-cell table:formula="of:=[.B12]*[.$B$69]+[.C12]*[.$C$69]+[.D12]*[.$D$69]+[.E12]*[.$E$69]+[.F12]*[.$F$69]+[.G12]*[.$G$69]+[.H12]*[.$H$67]+[.I12]+[.J12]" office:value-type="float" office:value="0" calcext:value-type="float">
            <text:p>0</text:p>
          </table:table-cell>
          <table:table-cell/>
          <table:table-cell table:formula="of:=[Lørdag.N12]+[.L12]-[.M1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3]" office:value-type="float" office:value="0" calcext:value-type="float">
            <text:p>0</text:p>
          </table:table-cell>
          <table:table-cell table:number-columns-repeated="10"/>
          <table:table-cell table:formula="of:=[.B13]*[.$B$69]+[.C13]*[.$C$69]+[.D13]*[.$D$69]+[.E13]*[.$E$69]+[.F13]*[.$F$69]+[.G13]*[.$G$69]+[.H13]*[.$H$67]+[.I13]+[.J13]" office:value-type="float" office:value="0" calcext:value-type="float">
            <text:p>0</text:p>
          </table:table-cell>
          <table:table-cell/>
          <table:table-cell table:formula="of:=[Lørdag.N13]+[.L13]-[.M1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4]" office:value-type="float" office:value="0" calcext:value-type="float">
            <text:p>0</text:p>
          </table:table-cell>
          <table:table-cell table:number-columns-repeated="10"/>
          <table:table-cell table:formula="of:=[.B14]*[.$B$69]+[.C14]*[.$C$69]+[.D14]*[.$D$69]+[.E14]*[.$E$69]+[.F14]*[.$F$69]+[.G14]*[.$G$69]+[.H14]*[.$H$67]+[.I14]+[.J14]" office:value-type="float" office:value="0" calcext:value-type="float">
            <text:p>0</text:p>
          </table:table-cell>
          <table:table-cell/>
          <table:table-cell table:formula="of:=[Lørdag.N14]+[.L14]-[.M1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5]" office:value-type="float" office:value="0" calcext:value-type="float">
            <text:p>0</text:p>
          </table:table-cell>
          <table:table-cell table:number-columns-repeated="10"/>
          <table:table-cell table:formula="of:=[.B15]*[.$B$69]+[.C15]*[.$C$69]+[.D15]*[.$D$69]+[.E15]*[.$E$69]+[.F15]*[.$F$69]+[.G15]*[.$G$69]+[.H15]*[.$H$67]+[.I15]+[.J15]" office:value-type="float" office:value="0" calcext:value-type="float">
            <text:p>0</text:p>
          </table:table-cell>
          <table:table-cell/>
          <table:table-cell table:formula="of:=[Lørdag.N15]+[.L15]-[.M1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6]" office:value-type="float" office:value="0" calcext:value-type="float">
            <text:p>0</text:p>
          </table:table-cell>
          <table:table-cell table:number-columns-repeated="10"/>
          <table:table-cell table:formula="of:=[.B16]*[.$B$69]+[.C16]*[.$C$69]+[.D16]*[.$D$69]+[.E16]*[.$E$69]+[.F16]*[.$F$69]+[.G16]*[.$G$69]+[.H16]*[.$H$67]+[.I16]+[.J16]" office:value-type="float" office:value="0" calcext:value-type="float">
            <text:p>0</text:p>
          </table:table-cell>
          <table:table-cell/>
          <table:table-cell table:formula="of:=[Lørdag.N16]+[.L16]-[.M1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7]" office:value-type="float" office:value="0" calcext:value-type="float">
            <text:p>0</text:p>
          </table:table-cell>
          <table:table-cell table:number-columns-repeated="10"/>
          <table:table-cell table:formula="of:=[.B17]*[.$B$69]+[.C17]*[.$C$69]+[.D17]*[.$D$69]+[.E17]*[.$E$69]+[.F17]*[.$F$69]+[.G17]*[.$G$69]+[.H17]*[.$H$67]+[.I17]+[.J17]" office:value-type="float" office:value="0" calcext:value-type="float">
            <text:p>0</text:p>
          </table:table-cell>
          <table:table-cell/>
          <table:table-cell table:formula="of:=[Lørdag.N17]+[.L17]-[.M1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8]" office:value-type="float" office:value="0" calcext:value-type="float">
            <text:p>0</text:p>
          </table:table-cell>
          <table:table-cell table:number-columns-repeated="10"/>
          <table:table-cell table:formula="of:=[.B18]*[.$B$69]+[.C18]*[.$C$69]+[.D18]*[.$D$69]+[.E18]*[.$E$69]+[.F18]*[.$F$69]+[.G18]*[.$G$69]+[.H18]*[.$H$67]+[.I18]+[.J18]" office:value-type="float" office:value="0" calcext:value-type="float">
            <text:p>0</text:p>
          </table:table-cell>
          <table:table-cell/>
          <table:table-cell table:formula="of:=[Lørdag.N18]+[.L18]-[.M1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9]" office:value-type="float" office:value="0" calcext:value-type="float">
            <text:p>0</text:p>
          </table:table-cell>
          <table:table-cell table:number-columns-repeated="10"/>
          <table:table-cell table:formula="of:=[.B19]*[.$B$69]+[.C19]*[.$C$69]+[.D19]*[.$D$69]+[.E19]*[.$E$69]+[.F19]*[.$F$69]+[.G19]*[.$G$69]+[.H19]*[.$H$67]+[.I19]+[.J19]" office:value-type="float" office:value="0" calcext:value-type="float">
            <text:p>0</text:p>
          </table:table-cell>
          <table:table-cell/>
          <table:table-cell table:formula="of:=[Lørdag.N19]+[.L19]-[.M1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0]" office:value-type="float" office:value="0" calcext:value-type="float">
            <text:p>0</text:p>
          </table:table-cell>
          <table:table-cell table:number-columns-repeated="10"/>
          <table:table-cell table:formula="of:=[.B20]*[.$B$69]+[.C20]*[.$C$69]+[.D20]*[.$D$69]+[.E20]*[.$E$69]+[.F20]*[.$F$69]+[.G20]*[.$G$69]+[.H20]*[.$H$67]+[.I20]+[.J20]" office:value-type="float" office:value="0" calcext:value-type="float">
            <text:p>0</text:p>
          </table:table-cell>
          <table:table-cell/>
          <table:table-cell table:formula="of:=[Lørdag.N20]+[.L20]-[.M2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1]" office:value-type="float" office:value="0" calcext:value-type="float">
            <text:p>0</text:p>
          </table:table-cell>
          <table:table-cell table:number-columns-repeated="10"/>
          <table:table-cell table:formula="of:=[.B21]*[.$B$69]+[.C21]*[.$C$69]+[.D21]*[.$D$69]+[.E21]*[.$E$69]+[.F21]*[.$F$69]+[.G21]*[.$G$69]+[.H21]*[.$H$67]+[.I21]+[.J21]" office:value-type="float" office:value="0" calcext:value-type="float">
            <text:p>0</text:p>
          </table:table-cell>
          <table:table-cell/>
          <table:table-cell table:formula="of:=[Lørdag.N21]+[.L21]-[.M2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2]" office:value-type="float" office:value="0" calcext:value-type="float">
            <text:p>0</text:p>
          </table:table-cell>
          <table:table-cell table:number-columns-repeated="10"/>
          <table:table-cell table:formula="of:=[.B22]*[.$B$69]+[.C22]*[.$C$69]+[.D22]*[.$D$69]+[.E22]*[.$E$69]+[.F22]*[.$F$69]+[.G22]*[.$G$69]+[.H22]*[.$H$67]+[.I22]+[.J22]" office:value-type="float" office:value="0" calcext:value-type="float">
            <text:p>0</text:p>
          </table:table-cell>
          <table:table-cell/>
          <table:table-cell table:formula="of:=[Lørdag.N22]+[.L22]-[.M2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3]" office:value-type="float" office:value="0" calcext:value-type="float">
            <text:p>0</text:p>
          </table:table-cell>
          <table:table-cell table:number-columns-repeated="10"/>
          <table:table-cell table:formula="of:=[.B23]*[.$B$69]+[.C23]*[.$C$69]+[.D23]*[.$D$69]+[.E23]*[.$E$69]+[.F23]*[.$F$69]+[.G23]*[.$G$69]+[.H23]*[.$H$67]+[.I23]+[.J23]" office:value-type="float" office:value="0" calcext:value-type="float">
            <text:p>0</text:p>
          </table:table-cell>
          <table:table-cell/>
          <table:table-cell table:formula="of:=[Lørdag.N23]+[.L23]-[.M2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4]" office:value-type="float" office:value="0" calcext:value-type="float">
            <text:p>0</text:p>
          </table:table-cell>
          <table:table-cell table:number-columns-repeated="10"/>
          <table:table-cell table:formula="of:=[.B24]*[.$B$69]+[.C24]*[.$C$69]+[.D24]*[.$D$69]+[.E24]*[.$E$69]+[.F24]*[.$F$69]+[.G24]*[.$G$69]+[.H24]*[.$H$67]+[.I24]+[.J24]" office:value-type="float" office:value="0" calcext:value-type="float">
            <text:p>0</text:p>
          </table:table-cell>
          <table:table-cell/>
          <table:table-cell table:formula="of:=[Lørdag.N24]+[.L24]-[.M2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5]" office:value-type="float" office:value="0" calcext:value-type="float">
            <text:p>0</text:p>
          </table:table-cell>
          <table:table-cell table:number-columns-repeated="10"/>
          <table:table-cell table:formula="of:=[.B25]*[.$B$69]+[.C25]*[.$C$69]+[.D25]*[.$D$69]+[.E25]*[.$E$69]+[.F25]*[.$F$69]+[.G25]*[.$G$69]+[.H25]*[.$H$67]+[.I25]+[.J25]" office:value-type="float" office:value="0" calcext:value-type="float">
            <text:p>0</text:p>
          </table:table-cell>
          <table:table-cell/>
          <table:table-cell table:formula="of:=[Lørdag.N25]+[.L25]-[.M2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6]" office:value-type="float" office:value="0" calcext:value-type="float">
            <text:p>0</text:p>
          </table:table-cell>
          <table:table-cell table:number-columns-repeated="10"/>
          <table:table-cell table:formula="of:=[.B26]*[.$B$69]+[.C26]*[.$C$69]+[.D26]*[.$D$69]+[.E26]*[.$E$69]+[.F26]*[.$F$69]+[.G26]*[.$G$69]+[.H26]*[.$H$67]+[.I26]+[.J26]" office:value-type="float" office:value="0" calcext:value-type="float">
            <text:p>0</text:p>
          </table:table-cell>
          <table:table-cell/>
          <table:table-cell table:formula="of:=[Lørdag.N26]+[.L26]-[.M2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7]" office:value-type="float" office:value="0" calcext:value-type="float">
            <text:p>0</text:p>
          </table:table-cell>
          <table:table-cell table:number-columns-repeated="10"/>
          <table:table-cell table:formula="of:=[.B27]*[.$B$69]+[.C27]*[.$C$69]+[.D27]*[.$D$69]+[.E27]*[.$E$69]+[.F27]*[.$F$69]+[.G27]*[.$G$69]+[.H27]*[.$H$67]+[.I27]+[.J27]" office:value-type="float" office:value="0" calcext:value-type="float">
            <text:p>0</text:p>
          </table:table-cell>
          <table:table-cell/>
          <table:table-cell table:formula="of:=[Lørdag.N27]+[.L27]-[.M2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8]" office:value-type="float" office:value="0" calcext:value-type="float">
            <text:p>0</text:p>
          </table:table-cell>
          <table:table-cell table:number-columns-repeated="10"/>
          <table:table-cell table:formula="of:=[.B28]*[.$B$69]+[.C28]*[.$C$69]+[.D28]*[.$D$69]+[.E28]*[.$E$69]+[.F28]*[.$F$69]+[.G28]*[.$G$69]+[.H28]*[.$H$67]+[.I28]+[.J28]" office:value-type="float" office:value="0" calcext:value-type="float">
            <text:p>0</text:p>
          </table:table-cell>
          <table:table-cell/>
          <table:table-cell table:formula="of:=[Lørdag.N28]+[.L28]-[.M2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9]" office:value-type="float" office:value="0" calcext:value-type="float">
            <text:p>0</text:p>
          </table:table-cell>
          <table:table-cell table:number-columns-repeated="10"/>
          <table:table-cell table:formula="of:=[.B29]*[.$B$69]+[.C29]*[.$C$69]+[.D29]*[.$D$69]+[.E29]*[.$E$69]+[.F29]*[.$F$69]+[.G29]*[.$G$69]+[.H29]*[.$H$67]+[.I29]+[.J29]" office:value-type="float" office:value="0" calcext:value-type="float">
            <text:p>0</text:p>
          </table:table-cell>
          <table:table-cell/>
          <table:table-cell table:formula="of:=[Lørdag.N29]+[.L29]-[.M2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0]" office:value-type="float" office:value="0" calcext:value-type="float">
            <text:p>0</text:p>
          </table:table-cell>
          <table:table-cell table:number-columns-repeated="10"/>
          <table:table-cell table:formula="of:=[.B30]*[.$B$69]+[.C30]*[.$C$69]+[.D30]*[.$D$69]+[.E30]*[.$E$69]+[.F30]*[.$F$69]+[.G30]*[.$G$69]+[.H30]*[.$H$67]+[.I30]+[.J30]" office:value-type="float" office:value="0" calcext:value-type="float">
            <text:p>0</text:p>
          </table:table-cell>
          <table:table-cell/>
          <table:table-cell table:formula="of:=[Lørdag.N30]+[.L30]-[.M3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1]" office:value-type="float" office:value="0" calcext:value-type="float">
            <text:p>0</text:p>
          </table:table-cell>
          <table:table-cell table:number-columns-repeated="10"/>
          <table:table-cell table:formula="of:=[.B31]*[.$B$69]+[.C31]*[.$C$69]+[.D31]*[.$D$69]+[.E31]*[.$E$69]+[.F31]*[.$F$69]+[.G31]*[.$G$69]+[.H31]*[.$H$67]+[.I31]+[.J31]" office:value-type="float" office:value="0" calcext:value-type="float">
            <text:p>0</text:p>
          </table:table-cell>
          <table:table-cell/>
          <table:table-cell table:formula="of:=[Lørdag.N31]+[.L31]-[.M3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2]" office:value-type="float" office:value="0" calcext:value-type="float">
            <text:p>0</text:p>
          </table:table-cell>
          <table:table-cell table:number-columns-repeated="10"/>
          <table:table-cell table:formula="of:=[.B32]*[.$B$69]+[.C32]*[.$C$69]+[.D32]*[.$D$69]+[.E32]*[.$E$69]+[.F32]*[.$F$69]+[.G32]*[.$G$69]+[.H32]*[.$H$67]+[.I32]+[.J32]" office:value-type="float" office:value="0" calcext:value-type="float">
            <text:p>0</text:p>
          </table:table-cell>
          <table:table-cell/>
          <table:table-cell table:formula="of:=[Lørdag.N32]+[.L32]-[.M3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3]" office:value-type="float" office:value="0" calcext:value-type="float">
            <text:p>0</text:p>
          </table:table-cell>
          <table:table-cell table:number-columns-repeated="10"/>
          <table:table-cell table:formula="of:=[.B33]*[.$B$69]+[.C33]*[.$C$69]+[.D33]*[.$D$69]+[.E33]*[.$E$69]+[.F33]*[.$F$69]+[.G33]*[.$G$69]+[.H33]*[.$H$67]+[.I33]+[.J33]" office:value-type="float" office:value="0" calcext:value-type="float">
            <text:p>0</text:p>
          </table:table-cell>
          <table:table-cell/>
          <table:table-cell table:formula="of:=[Lørdag.N33]+[.L33]-[.M3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4]" office:value-type="float" office:value="0" calcext:value-type="float">
            <text:p>0</text:p>
          </table:table-cell>
          <table:table-cell table:number-columns-repeated="10"/>
          <table:table-cell table:formula="of:=[.B34]*[.$B$69]+[.C34]*[.$C$69]+[.D34]*[.$D$69]+[.E34]*[.$E$69]+[.F34]*[.$F$69]+[.G34]*[.$G$69]+[.H34]*[.$H$67]+[.I34]+[.J34]" office:value-type="float" office:value="0" calcext:value-type="float">
            <text:p>0</text:p>
          </table:table-cell>
          <table:table-cell/>
          <table:table-cell table:formula="of:=[Lørdag.N34]+[.L34]-[.M3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5]" office:value-type="float" office:value="0" calcext:value-type="float">
            <text:p>0</text:p>
          </table:table-cell>
          <table:table-cell table:number-columns-repeated="10"/>
          <table:table-cell table:formula="of:=[.B35]*[.$B$69]+[.C35]*[.$C$69]+[.D35]*[.$D$69]+[.E35]*[.$E$69]+[.F35]*[.$F$69]+[.G35]*[.$G$69]+[.H35]*[.$H$67]+[.I35]+[.J35]" office:value-type="float" office:value="0" calcext:value-type="float">
            <text:p>0</text:p>
          </table:table-cell>
          <table:table-cell/>
          <table:table-cell table:formula="of:=[Lørdag.N35]+[.L35]-[.M3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6]" office:value-type="float" office:value="0" calcext:value-type="float">
            <text:p>0</text:p>
          </table:table-cell>
          <table:table-cell table:number-columns-repeated="10"/>
          <table:table-cell table:formula="of:=[.B36]*[.$B$69]+[.C36]*[.$C$69]+[.D36]*[.$D$69]+[.E36]*[.$E$69]+[.F36]*[.$F$69]+[.G36]*[.$G$69]+[.H36]*[.$H$67]+[.I36]+[.J36]" office:value-type="float" office:value="0" calcext:value-type="float">
            <text:p>0</text:p>
          </table:table-cell>
          <table:table-cell/>
          <table:table-cell table:formula="of:=[Lørdag.N36]+[.L36]-[.M3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7]" office:value-type="float" office:value="0" calcext:value-type="float">
            <text:p>0</text:p>
          </table:table-cell>
          <table:table-cell table:number-columns-repeated="10"/>
          <table:table-cell table:formula="of:=[.B37]*[.$B$69]+[.C37]*[.$C$69]+[.D37]*[.$D$69]+[.E37]*[.$E$69]+[.F37]*[.$F$69]+[.G37]*[.$G$69]+[.H37]*[.$H$67]+[.I37]+[.J37]" office:value-type="float" office:value="0" calcext:value-type="float">
            <text:p>0</text:p>
          </table:table-cell>
          <table:table-cell/>
          <table:table-cell table:formula="of:=[Lørdag.N37]+[.L37]-[.M3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8]" office:value-type="float" office:value="0" calcext:value-type="float">
            <text:p>0</text:p>
          </table:table-cell>
          <table:table-cell table:number-columns-repeated="10"/>
          <table:table-cell table:formula="of:=[.B38]*[.$B$69]+[.C38]*[.$C$69]+[.D38]*[.$D$69]+[.E38]*[.$E$69]+[.F38]*[.$F$69]+[.G38]*[.$G$69]+[.H38]*[.$H$67]+[.I38]+[.J38]" office:value-type="float" office:value="0" calcext:value-type="float">
            <text:p>0</text:p>
          </table:table-cell>
          <table:table-cell/>
          <table:table-cell table:formula="of:=[Lørdag.N38]+[.L38]-[.M3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9]" office:value-type="float" office:value="0" calcext:value-type="float">
            <text:p>0</text:p>
          </table:table-cell>
          <table:table-cell table:number-columns-repeated="10"/>
          <table:table-cell table:formula="of:=[.B39]*[.$B$69]+[.C39]*[.$C$69]+[.D39]*[.$D$69]+[.E39]*[.$E$69]+[.F39]*[.$F$69]+[.G39]*[.$G$69]+[.H39]*[.$H$67]+[.I39]+[.J39]" office:value-type="float" office:value="0" calcext:value-type="float">
            <text:p>0</text:p>
          </table:table-cell>
          <table:table-cell/>
          <table:table-cell table:formula="of:=[Lørdag.N39]+[.L39]-[.M3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40]" office:value-type="float" office:value="0" calcext:value-type="float">
            <text:p>0</text:p>
          </table:table-cell>
          <table:table-cell table:number-columns-repeated="10"/>
          <table:table-cell table:formula="of:=[.B40]*[.$B$69]+[.C40]*[.$C$69]+[.D40]*[.$D$69]+[.E40]*[.$E$69]+[.F40]*[.$F$69]+[.G40]*[.$G$69]+[.H40]*[.$H$67]+[.I40]+[.J40]" office:value-type="float" office:value="0" calcext:value-type="float">
            <text:p>0</text:p>
          </table:table-cell>
          <table:table-cell/>
          <table:table-cell table:formula="of:=[Lørdag.N40]+[.L40]-[.M4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41]" office:value-type="float" office:value="0" calcext:value-type="float">
            <text:p>0</text:p>
          </table:table-cell>
          <table:table-cell table:number-columns-repeated="10"/>
          <table:table-cell table:formula="of:=[.B41]*[.$B$69]+[.C41]*[.$C$69]+[.D41]*[.$D$69]+[.E41]*[.$E$69]+[.F41]*[.$F$69]+[.G41]*[.$G$69]+[.H41]*[.$H$67]+[.I41]+[.J41]" office:value-type="float" office:value="0" calcext:value-type="float">
            <text:p>0</text:p>
          </table:table-cell>
          <table:table-cell/>
          <table:table-cell table:formula="of:=[Lørdag.N41]+[.L41]-[.M4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42]" office:value-type="float" office:value="0" calcext:value-type="float">
            <text:p>0</text:p>
          </table:table-cell>
          <table:table-cell table:number-columns-repeated="10"/>
          <table:table-cell table:formula="of:=[.B42]*[.$B$69]+[.C42]*[.$C$69]+[.D42]*[.$D$69]+[.E42]*[.$E$69]+[.F42]*[.$F$69]+[.G42]*[.$G$69]+[.H42]*[.$H$67]+[.I42]+[.J42]" office:value-type="float" office:value="0" calcext:value-type="float">
            <text:p>0</text:p>
          </table:table-cell>
          <table:table-cell/>
          <table:table-cell table:formula="of:=[Lørdag.N42]+[.L42]-[.M4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43]" office:value-type="float" office:value="0" calcext:value-type="float">
            <text:p>0</text:p>
          </table:table-cell>
          <table:table-cell table:number-columns-repeated="10"/>
          <table:table-cell table:formula="of:=[.B43]*[.$B$69]+[.C43]*[.$C$69]+[.D43]*[.$D$69]+[.E43]*[.$E$69]+[.F43]*[.$F$69]+[.G43]*[.$G$69]+[.H43]*[.$H$67]+[.I43]+[.J43]" office:value-type="float" office:value="0" calcext:value-type="float">
            <text:p>0</text:p>
          </table:table-cell>
          <table:table-cell/>
          <table:table-cell table:formula="of:=[Lørdag.N43]+[.L43]-[.M4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44]" office:value-type="float" office:value="0" calcext:value-type="float">
            <text:p>0</text:p>
          </table:table-cell>
          <table:table-cell table:number-columns-repeated="10"/>
          <table:table-cell table:formula="of:=[.B44]*[.$B$69]+[.C44]*[.$C$69]+[.D44]*[.$D$69]+[.E44]*[.$E$69]+[.F44]*[.$F$69]+[.G44]*[.$G$69]+[.H44]*[.$H$67]+[.I44]+[.J44]" office:value-type="float" office:value="0" calcext:value-type="float">
            <text:p>0</text:p>
          </table:table-cell>
          <table:table-cell/>
          <table:table-cell table:formula="of:=[Lørdag.N44]+[.L44]-[.M4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45]" office:value-type="float" office:value="0" calcext:value-type="float">
            <text:p>0</text:p>
          </table:table-cell>
          <table:table-cell table:number-columns-repeated="10"/>
          <table:table-cell table:formula="of:=[.B45]*[.$B$69]+[.C45]*[.$C$69]+[.D45]*[.$D$69]+[.E45]*[.$E$69]+[.F45]*[.$F$69]+[.G45]*[.$G$69]+[.H45]*[.$H$67]+[.I45]+[.J45]" office:value-type="float" office:value="0" calcext:value-type="float">
            <text:p>0</text:p>
          </table:table-cell>
          <table:table-cell/>
          <table:table-cell table:formula="of:=[Lørdag.N45]+[.L45]-[.M4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46]" office:value-type="float" office:value="0" calcext:value-type="float">
            <text:p>0</text:p>
          </table:table-cell>
          <table:table-cell table:number-columns-repeated="10"/>
          <table:table-cell table:formula="of:=[.B46]*[.$B$69]+[.C46]*[.$C$69]+[.D46]*[.$D$69]+[.E46]*[.$E$69]+[.F46]*[.$F$69]+[.G46]*[.$G$69]+[.H46]*[.$H$67]+[.I46]+[.J46]" office:value-type="float" office:value="0" calcext:value-type="float">
            <text:p>0</text:p>
          </table:table-cell>
          <table:table-cell/>
          <table:table-cell table:formula="of:=[Lørdag.N46]+[.L46]-[.M4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Fredag.A48]" office:value-type="string" office:string-value="Russer" calcext:value-type="string">
            <text:p>Russer</text:p>
          </table:table-cell>
          <table:table-cell table:style-name="ce20" table:formula="of:=SUM([.B2:.B47])" office:value-type="float" office:value="0" calcext:value-type="float">
            <text:p>0</text:p>
          </table:table-cell>
          <table:table-cell table:style-name="ce20" table:formula="of:=SUM([.C2:.C47])" office:value-type="float" office:value="0" calcext:value-type="float">
            <text:p>0</text:p>
          </table:table-cell>
          <table:table-cell table:style-name="ce20" table:formula="of:=SUM([.D2:.D47])" office:value-type="float" office:value="0" calcext:value-type="float">
            <text:p>0</text:p>
          </table:table-cell>
          <table:table-cell table:style-name="ce20" table:formula="of:=SUM([.E2:.E47])" office:value-type="float" office:value="0" calcext:value-type="float">
            <text:p>0</text:p>
          </table:table-cell>
          <table:table-cell table:style-name="ce20" table:formula="of:=SUM([.F2:.F47])" office:value-type="float" office:value="0" calcext:value-type="float">
            <text:p>0</text:p>
          </table:table-cell>
          <table:table-cell table:style-name="ce20" table:formula="of:=SUM([.G2:.G47])" office:value-type="float" office:value="0" calcext:value-type="float">
            <text:p>0</text:p>
          </table:table-cell>
          <table:table-cell table:style-name="ce20" table:formula="of:=SUM([.H2:.H47])" office:value-type="float" office:value="0" calcext:value-type="float">
            <text:p>0</text:p>
          </table:table-cell>
          <table:table-cell table:style-name="ce20" table:formula="of:=SUM([.I2:.I47])" office:value-type="float" office:value="0" calcext:value-type="float">
            <text:p>0</text:p>
          </table:table-cell>
          <table:table-cell table:style-name="ce20" table:formula="of:=SUM([.J2:.J47])" office:value-type="float" office:value="0" calcext:value-type="float">
            <text:p>0</text:p>
          </table:table-cell>
          <table:table-cell table:style-name="ce20"/>
          <table:table-cell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Fredag.A50]" office:value-type="float" office:value="0" calcext:value-type="float">
            <text:p>0</text:p>
          </table:table-cell>
          <table:table-cell table:number-columns-repeated="10"/>
          <table:table-cell table:formula="of:=[.B50]*[.$B$69]+[.C50]*[.$C$69]+[.D50]*[.$D$69]+[.E50]*[.$E$69]+[.F50]*[.$F$69]+[.G50]*[.$G$69]+[.H50]*[.$H$67]+[.I50]+[.J50]" office:value-type="float" office:value="0" calcext:value-type="float">
            <text:p>0</text:p>
          </table:table-cell>
          <table:table-cell/>
          <table:table-cell table:formula="of:=[Lørdag.N50]+[.L50]-[.M5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1]" office:value-type="float" office:value="0" calcext:value-type="float">
            <text:p>0</text:p>
          </table:table-cell>
          <table:table-cell table:number-columns-repeated="10"/>
          <table:table-cell table:formula="of:=[.B51]*[.$B$69]+[.C51]*[.$C$69]+[.D51]*[.$D$69]+[.E51]*[.$E$69]+[.F51]*[.$F$69]+[.G51]*[.$G$69]+[.H51]*[.$H$67]+[.I51]+[.J51]" office:value-type="float" office:value="0" calcext:value-type="float">
            <text:p>0</text:p>
          </table:table-cell>
          <table:table-cell/>
          <table:table-cell table:formula="of:=[Lørdag.N51]+[.L51]-[.M5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2]" office:value-type="float" office:value="0" calcext:value-type="float">
            <text:p>0</text:p>
          </table:table-cell>
          <table:table-cell table:number-columns-repeated="10"/>
          <table:table-cell table:formula="of:=[.B52]*[.$B$69]+[.C52]*[.$C$69]+[.D52]*[.$D$69]+[.E52]*[.$E$69]+[.F52]*[.$F$69]+[.G52]*[.$G$69]+[.H52]*[.$H$67]+[.I52]+[.J52]" office:value-type="float" office:value="0" calcext:value-type="float">
            <text:p>0</text:p>
          </table:table-cell>
          <table:table-cell/>
          <table:table-cell table:formula="of:=[Lørdag.N52]+[.L52]-[.M5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3]" office:value-type="float" office:value="0" calcext:value-type="float">
            <text:p>0</text:p>
          </table:table-cell>
          <table:table-cell table:number-columns-repeated="10"/>
          <table:table-cell table:formula="of:=[.B53]*[.$B$69]+[.C53]*[.$C$69]+[.D53]*[.$D$69]+[.E53]*[.$E$69]+[.F53]*[.$F$69]+[.G53]*[.$G$69]+[.H53]*[.$H$67]+[.I53]+[.J53]" office:value-type="float" office:value="0" calcext:value-type="float">
            <text:p>0</text:p>
          </table:table-cell>
          <table:table-cell/>
          <table:table-cell table:formula="of:=[Lørdag.N53]+[.L53]-[.M5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4]" office:value-type="float" office:value="0" calcext:value-type="float">
            <text:p>0</text:p>
          </table:table-cell>
          <table:table-cell table:number-columns-repeated="10"/>
          <table:table-cell table:formula="of:=[.B54]*[.$B$69]+[.C54]*[.$C$69]+[.D54]*[.$D$69]+[.E54]*[.$E$69]+[.F54]*[.$F$69]+[.G54]*[.$G$69]+[.H54]*[.$H$67]+[.I54]+[.J54]" office:value-type="float" office:value="0" calcext:value-type="float">
            <text:p>0</text:p>
          </table:table-cell>
          <table:table-cell/>
          <table:table-cell table:formula="of:=[Lørdag.N54]+[.L54]-[.M5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5]" office:value-type="float" office:value="0" calcext:value-type="float">
            <text:p>0</text:p>
          </table:table-cell>
          <table:table-cell table:number-columns-repeated="10"/>
          <table:table-cell table:formula="of:=[.B55]*[.$B$69]+[.C55]*[.$C$69]+[.D55]*[.$D$69]+[.E55]*[.$E$69]+[.F55]*[.$F$69]+[.G55]*[.$G$69]+[.H55]*[.$H$67]+[.I55]+[.J55]" office:value-type="float" office:value="0" calcext:value-type="float">
            <text:p>0</text:p>
          </table:table-cell>
          <table:table-cell/>
          <table:table-cell table:formula="of:=[Lørdag.N55]+[.L55]-[.M5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6]" office:value-type="float" office:value="0" calcext:value-type="float">
            <text:p>0</text:p>
          </table:table-cell>
          <table:table-cell table:number-columns-repeated="10"/>
          <table:table-cell table:formula="of:=[.B56]*[.$B$69]+[.C56]*[.$C$69]+[.D56]*[.$D$69]+[.E56]*[.$E$69]+[.F56]*[.$F$69]+[.G56]*[.$G$69]+[.H56]*[.$H$67]+[.I56]+[.J56]" office:value-type="float" office:value="0" calcext:value-type="float">
            <text:p>0</text:p>
          </table:table-cell>
          <table:table-cell/>
          <table:table-cell table:formula="of:=[Lørdag.N56]+[.L56]-[.M5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7]" office:value-type="float" office:value="0" calcext:value-type="float">
            <text:p>0</text:p>
          </table:table-cell>
          <table:table-cell table:number-columns-repeated="10"/>
          <table:table-cell table:formula="of:=[.B57]*[.$B$69]+[.C57]*[.$C$69]+[.D57]*[.$D$69]+[.E57]*[.$E$69]+[.F57]*[.$F$69]+[.G57]*[.$G$69]+[.H57]*[.$H$67]+[.I57]+[.J57]" office:value-type="float" office:value="0" calcext:value-type="float">
            <text:p>0</text:p>
          </table:table-cell>
          <table:table-cell/>
          <table:table-cell table:formula="of:=[Lørdag.N57]+[.L57]-[.M5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8]" office:value-type="float" office:value="0" calcext:value-type="float">
            <text:p>0</text:p>
          </table:table-cell>
          <table:table-cell table:number-columns-repeated="10"/>
          <table:table-cell table:formula="of:=[.B58]*[.$B$69]+[.C58]*[.$C$69]+[.D58]*[.$D$69]+[.E58]*[.$E$69]+[.F58]*[.$F$69]+[.G58]*[.$G$69]+[.H58]*[.$H$67]+[.I58]+[.J58]" office:value-type="float" office:value="0" calcext:value-type="float">
            <text:p>0</text:p>
          </table:table-cell>
          <table:table-cell/>
          <table:table-cell table:formula="of:=[Lørdag.N58]+[.L58]-[.M5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9]" office:value-type="float" office:value="0" calcext:value-type="float">
            <text:p>0</text:p>
          </table:table-cell>
          <table:table-cell table:number-columns-repeated="10"/>
          <table:table-cell table:formula="of:=[.B59]*[.$B$69]+[.C59]*[.$C$69]+[.D59]*[.$D$69]+[.E59]*[.$E$69]+[.F59]*[.$F$69]+[.G59]*[.$G$69]+[.H59]*[.$H$67]+[.I59]+[.J59]" office:value-type="float" office:value="0" calcext:value-type="float">
            <text:p>0</text:p>
          </table:table-cell>
          <table:table-cell/>
          <table:table-cell table:formula="of:=[Lørdag.N59]+[.L59]-[.M5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Fredag.A61]" office:value-type="string" office:string-value="Vejleder" calcext:value-type="string">
            <text:p>Vejleder</text:p>
          </table:table-cell>
          <table:table-cell table:style-name="ce20" table:formula="of:=SUM([.B50:.B59])" office:value-type="float" office:value="0" calcext:value-type="float">
            <text:p>0</text:p>
          </table:table-cell>
          <table:table-cell table:style-name="ce20" table:formula="of:=SUM([.C50:.C59])" office:value-type="float" office:value="0" calcext:value-type="float">
            <text:p>0</text:p>
          </table:table-cell>
          <table:table-cell table:style-name="ce20" table:formula="of:=SUM([.D50:.D59])" office:value-type="float" office:value="0" calcext:value-type="float">
            <text:p>0</text:p>
          </table:table-cell>
          <table:table-cell table:style-name="ce20" table:formula="of:=SUM([.E50:.E59])" office:value-type="float" office:value="0" calcext:value-type="float">
            <text:p>0</text:p>
          </table:table-cell>
          <table:table-cell table:style-name="ce20" table:formula="of:=SUM([.F50:.F59])" office:value-type="float" office:value="0" calcext:value-type="float">
            <text:p>0</text:p>
          </table:table-cell>
          <table:table-cell table:style-name="ce20" table:formula="of:=SUM([.G50:.G59])" office:value-type="float" office:value="0" calcext:value-type="float">
            <text:p>0</text:p>
          </table:table-cell>
          <table:table-cell table:style-name="ce20" table:formula="of:=SUM([.H50:.H59])" office:value-type="float" office:value="0" calcext:value-type="float">
            <text:p>0</text:p>
          </table:table-cell>
          <table:table-cell table:style-name="ce20" table:formula="of:=SUM([.I50:.I59])" office:value-type="float" office:value="0" calcext:value-type="float">
            <text:p>0</text:p>
          </table:table-cell>
          <table:table-cell table:style-name="ce20" table:formula="of:=SUM([.J50:.J59])" office:value-type="float" office:value="0" calcext:value-type="float">
            <text:p>0</text:p>
          </table:table-cell>
          <table:table-cell table:style-name="ce20"/>
          <table:table-cell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Fredag.A63]" office:value-type="string" office:string-value="Ialt" calcext:value-type="string">
            <text:p>Ialt</text:p>
          </table:table-cell>
          <table:table-cell table:style-name="ce20" table:formula="of:=SUM([.B48]+[.B61])" office:value-type="float" office:value="0" calcext:value-type="float">
            <text:p>0</text:p>
          </table:table-cell>
          <table:table-cell table:style-name="ce20" table:formula="of:=SUM([.C48]+[.C61])" office:value-type="float" office:value="0" calcext:value-type="float">
            <text:p>0</text:p>
          </table:table-cell>
          <table:table-cell table:style-name="ce20" table:formula="of:=SUM([.D48]+[.D61])" office:value-type="float" office:value="0" calcext:value-type="float">
            <text:p>0</text:p>
          </table:table-cell>
          <table:table-cell table:style-name="ce20" table:formula="of:=SUM([.E48]+[.E61])" office:value-type="float" office:value="0" calcext:value-type="float">
            <text:p>0</text:p>
          </table:table-cell>
          <table:table-cell table:style-name="ce20" table:formula="of:=SUM([.F48]+[.F61])" office:value-type="float" office:value="0" calcext:value-type="float">
            <text:p>0</text:p>
          </table:table-cell>
          <table:table-cell table:style-name="ce20" table:formula="of:=SUM([.G48]+[.G61])" office:value-type="float" office:value="0" calcext:value-type="float">
            <text:p>0</text:p>
          </table:table-cell>
          <table:table-cell table:style-name="ce20" table:formula="of:=SUM([.H48]+[.H61])" office:value-type="float" office:value="0" calcext:value-type="float">
            <text:p>0</text:p>
          </table:table-cell>
          <table:table-cell table:style-name="ce20" table:formula="of:=SUM([.I48]+[.I61])" office:value-type="float" office:value="0" calcext:value-type="float">
            <text:p>0</text:p>
          </table:table-cell>
          <table:table-cell table:style-name="ce20" table:formula="of:=SUM([.J48]+[.J61])" office:value-type="float" office:value="0" calcext:value-type="float">
            <text:p>0</text:p>
          </table:table-cell>
          <table:table-cell table:style-name="ce20"/>
          <table:table-cell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Fredag.A65]" office:value-type="string" office:string-value="Forsvundet" calcext:value-type="string">
            <text:p>Forsvundet</text:p>
          </table:table-cell>
          <table:table-cell table:style-name="ce20" table:formula="of:=[$Optælling.B18]" office:value-type="float" office:value="0" calcext:value-type="float">
            <text:p>0</text:p>
          </table:table-cell>
          <table:table-cell table:style-name="ce20" table:formula="of:=[$Optælling.C18]" office:value-type="float" office:value="0" calcext:value-type="float">
            <text:p>0</text:p>
          </table:table-cell>
          <table:table-cell table:style-name="ce20" table:formula="of:=[$Optælling.D18]" office:value-type="float" office:value="0" calcext:value-type="float">
            <text:p>0</text:p>
          </table:table-cell>
          <table:table-cell table:style-name="ce20" table:formula="of:=[$Optælling.E18]" office:value-type="float" office:value="0" calcext:value-type="float">
            <text:p>0</text:p>
          </table:table-cell>
          <table:table-cell table:style-name="ce20" table:formula="of:=[$Optælling.F18]" office:value-type="float" office:value="0" calcext:value-type="float">
            <text:p>0</text:p>
          </table:table-cell>
          <table:table-cell table:style-name="ce20" table:formula="of:=[$Optælling.G18]" office:value-type="float" office:value="0" calcext:value-type="float">
            <text:p>0</text:p>
          </table:table-cell>
          <table:table-cell table:style-name="ce20" table:number-columns-repeated="4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Fredag.A66]" office:value-type="string" office:string-value="Forsvundet pris" calcext:value-type="string">
            <text:p>Forsvundet pris</text:p>
          </table:table-cell>
          <table:table-cell table:style-name="ce20" table:formula="of:=[.B65]*[$Beholdning.$H$4]" office:value-type="float" office:value="0" calcext:value-type="float">
            <text:p>0</text:p>
          </table:table-cell>
          <table:table-cell table:style-name="ce20" table:formula="of:=[.C65]*[$Beholdning.$H$8]" office:value-type="float" office:value="0" calcext:value-type="float">
            <text:p>0</text:p>
          </table:table-cell>
          <table:table-cell table:style-name="ce20" table:formula="of:=[.D65]*[$Beholdning.$H$13]" office:value-type="float" office:value="0" calcext:value-type="float">
            <text:p>0</text:p>
          </table:table-cell>
          <table:table-cell table:style-name="ce20" table:formula="of:=[.E65]*[$Beholdning.$H$17]" office:value-type="float" office:value="0" calcext:value-type="float">
            <text:p>0</text:p>
          </table:table-cell>
          <table:table-cell table:style-name="ce20" table:formula="of:=[.F65]*[$Beholdning.$H$21]" office:value-type="float" office:value="0" calcext:value-type="float">
            <text:p>0</text:p>
          </table:table-cell>
          <table:table-cell table:style-name="ce20" table:formula="of:=[.G65]*[$Beholdning.$H$25]" office:value-type="float" office:value="0" calcext:value-type="float">
            <text:p>0</text:p>
          </table:table-cell>
          <table:table-cell table:style-name="ce20" table:number-columns-repeated="4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Fredag.A67]" office:value-type="string" office:string-value="Skal koste" calcext:value-type="string">
            <text:p>Skal koste</text:p>
          </table:table-cell>
          <table:table-cell table:style-name="ce20" table:formula="of:=IF([.B63]=0;0;(([.B63]+[.B65])*[$Beholdning.$H$4])/[.B63])" office:value-type="float" office:value="0" calcext:value-type="float">
            <text:p>0</text:p>
          </table:table-cell>
          <table:table-cell table:style-name="ce20" table:formula="of:=IF([.C63]=0;0;(([.C63]+[.C65])*[$Beholdning.$H$8])/[.C63])" office:value-type="float" office:value="0" calcext:value-type="float">
            <text:p>0</text:p>
          </table:table-cell>
          <table:table-cell table:style-name="ce20" table:formula="of:=IF([.D63]=0;0;(([.D63]+[.D65])*[$Beholdning.$H$13])/[.D63])" office:value-type="float" office:value="0" calcext:value-type="float">
            <text:p>0</text:p>
          </table:table-cell>
          <table:table-cell table:style-name="ce20" table:formula="of:=IF([.E63]=0;0;(([.E63]+[.E65])*[$Beholdning.$H$17])/[.E63])" office:value-type="float" office:value="0" calcext:value-type="float">
            <text:p>0</text:p>
          </table:table-cell>
          <table:table-cell table:style-name="ce20" table:formula="of:=IF([.F63]=0;0;(([.F63]+[.F65])*[$Beholdning.$H$21])/[.F63])" office:value-type="float" office:value="0" calcext:value-type="float">
            <text:p>0</text:p>
          </table:table-cell>
          <table:table-cell table:style-name="ce20" table:formula="of:=IF([.G63]=0;0;(([.G63]+[.G65])*[$Beholdning.$H$25])/[.G63])" office:value-type="float" office:value="0" calcext:value-type="float">
            <text:p>0</text:p>
          </table:table-cell>
          <table:table-cell table:style-name="ce20" table:formula="of:=[$Beholdning.$H61]" office:value-type="float" office:value="0" calcext:value-type="float">
            <text:p>0</text:p>
          </table:table-cell>
          <table:table-cell table:style-name="ce20" table:number-columns-repeated="3"/>
          <table:table-cell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Fredag.A69]" office:value-type="string" office:string-value="Ruspris" calcext:value-type="string">
            <text:p>Ruspris</text:p>
          </table:table-cell>
          <table:table-cell table:number-columns-repeated="11"/>
          <table:table-cell table:style-name="ce20"/>
          <table:table-cell table:number-columns-repeated="1011"/>
        </table:table-row>
        <table:table-row table:style-name="ro1">
          <table:table-cell table:formula="of:=[$Fredag.A70]" office:value-type="string" office:string-value="Vejlederpris" calcext:value-type="string">
            <text:p>Vejlederpris</text:p>
          </table:table-cell>
          <table:table-cell table:number-columns-repeated="11"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Fredag.A72]" office:value-type="string" office:string-value="Overskud" calcext:value-type="string">
            <text:p>Overskud</text:p>
          </table:table-cell>
          <table:table-cell table:style-name="ce11" table:formula="of:=[Lørdag.H72]+(([.B48]*[.B69]+[.B61]*[.B70])-[.B63]*[.B67])" office:value-type="currency" office:currency="DKK" office:value="0" calcext:value-type="currency">
            <text:p>kr 0.00</text:p>
          </table:table-cell>
          <table:table-cell table:style-name="ce11" table:formula="of:=[.B72]+(([.C48]*[.C69]+[.C61]*[.C70])-[.C63]*[.C67])" office:value-type="currency" office:currency="DKK" office:value="0" calcext:value-type="currency">
            <text:p>kr 0.00</text:p>
          </table:table-cell>
          <table:table-cell table:style-name="ce11" table:formula="of:=[.C72]+(([.D48]*[.D69]+[.D61]*[.D70])-[.D63]*[.D67])" office:value-type="currency" office:currency="DKK" office:value="0" calcext:value-type="currency">
            <text:p>kr 0.00</text:p>
          </table:table-cell>
          <table:table-cell table:style-name="ce11" table:formula="of:=[.D72]+(([.E48]*[.E69]+[.E61]*[.E70])-[.E63]*[.E67])" office:value-type="currency" office:currency="DKK" office:value="0" calcext:value-type="currency">
            <text:p>kr 0.00</text:p>
          </table:table-cell>
          <table:table-cell table:style-name="ce11" table:formula="of:=[.E72]+(([.F48]*[.F69]+[.F61]*[.F70])-[.F63]*[.F67])" office:value-type="currency" office:currency="DKK" office:value="0" calcext:value-type="currency">
            <text:p>kr 0.00</text:p>
          </table:table-cell>
          <table:table-cell table:style-name="ce11" table:formula="of:=[.F72]+(([.G48]*[.G69]+[.G61]*[.G70])-[.G63]*[.G67])" office:value-type="currency" office:currency="DKK" office:value="0" calcext:value-type="currency">
            <text:p>kr 0.00</text:p>
          </table:table-cell>
          <table:table-cell table:style-name="ce11" table:formula="of:=[.G72]+(([.H48]*[.H69]+[.H61]*[.H70])-[.H63]*[.H67])" office:value-type="currency" office:currency="DKK" office:value="0" calcext:value-type="currency">
            <text:p>kr 0.00</text:p>
          </table:table-cell>
          <table:table-cell table:style-name="ce20" table:number-columns-repeated="3"/>
          <table:table-cell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</table:table>
      <table:table table:name="Mandag" table:style-name="ta1" table:protected="true" table:print="false">
        <table:table-protection table:select-protected-cells="true" table:select-unprotected-cells="true"/>
        <table:table-column table:style-name="co22" table:default-cell-style-name="ce20"/>
        <table:table-column table:style-name="co2" table:number-columns-repeated="7" table:default-cell-style-name="ce22"/>
        <table:table-column table:style-name="co18" table:default-cell-style-name="ce22"/>
        <table:table-column table:style-name="co19" table:default-cell-style-name="ce22"/>
        <table:table-column table:style-name="co2" table:default-cell-style-name="ce22"/>
        <table:table-column table:style-name="co2" table:default-cell-style-name="ce20"/>
        <table:table-column table:style-name="co2" table:default-cell-style-name="ce22"/>
        <table:table-column table:style-name="co2" table:number-columns-repeated="2" table:default-cell-style-name="ce20"/>
        <table:table-column table:style-name="co2" table:number-columns-repeated="1009" table:default-cell-style-name="Default"/>
        <table:table-row table:style-name="ro1">
          <table:table-cell table:style-name="ce21"/>
          <table:table-cell table:style-name="ce21" table:formula="of:=[$Beholdning.$A$4]" office:value-type="string" office:string-value="Øl" calcext:value-type="string">
            <text:p>Øl</text:p>
          </table:table-cell>
          <table:table-cell table:style-name="ce21" table:formula="of:=[$Beholdning.$A$8]" office:value-type="string" office:string-value="Light" calcext:value-type="string">
            <text:p>Light</text:p>
          </table:table-cell>
          <table:table-cell table:style-name="ce21" table:formula="of:=[$Beholdning.$A$12]" office:value-type="string" office:string-value="Sodavand" calcext:value-type="string">
            <text:p>Sodavand</text:p>
          </table:table-cell>
          <table:table-cell table:style-name="ce21" table:formula="of:=[$Beholdning.$A$17]" office:value-type="string" office:string-value="Cocio" calcext:value-type="string">
            <text:p>Cocio</text:p>
          </table:table-cell>
          <table:table-cell table:style-name="ce21" table:formula="of:=[$Beholdning.$A$21]" office:value-type="string" office:string-value="Cider" calcext:value-type="string">
            <text:p>Cider</text:p>
          </table:table-cell>
          <table:table-cell table:style-name="ce21" table:formula="of:=[$Beholdning.$A$25]" office:value-type="string" office:string-value="Rødvin" calcext:value-type="string">
            <text:p>Rødvin</text:p>
          </table:table-cell>
          <table:table-cell table:style-name="ce21" table:formula="of:=[$Fredag.H1]" office:value-type="string" office:string-value="Mad på fad" calcext:value-type="string">
            <text:p>Mad på fad</text:p>
          </table:table-cell>
          <table:table-cell table:style-name="ce21" table:formula="of:=[$Fredag.I1]" office:value-type="string" office:string-value="Immatrikulation" calcext:value-type="string">
            <text:p>Immatrikulation</text:p>
          </table:table-cell>
          <table:table-cell table:style-name="ce21" table:formula="of:=[$Fredag.J1]" office:value-type="string" office:string-value="Tour de Chambre" calcext:value-type="string">
            <text:p>Tour de Chambre</text:p>
          </table:table-cell>
          <table:table-cell table:style-name="ce21" table:formula="of:=IF([$Fredag.K1] = 0; &quot; &quot; ;[$Fredag.K1])" office:value-type="string" office:string-value=" " calcext:value-type="string">
            <text:p><text:s/></text:p>
          </table:table-cell>
          <table:table-cell table:style-name="ce21" table:formula="of:=[$Fredag.L1]" office:value-type="string" office:string-value="Ialt idag" calcext:value-type="string">
            <text:p>Ialt idag</text:p>
          </table:table-cell>
          <table:table-cell table:style-name="ce21" table:formula="of:=[$Fredag.M1]" office:value-type="string" office:string-value="Betalt" calcext:value-type="string">
            <text:p>Betalt</text:p>
          </table:table-cell>
          <table:table-cell table:style-name="ce21" table:formula="of:=[$Fredag.N1]" office:value-type="string" office:string-value="Skylder" calcext:value-type="string">
            <text:p>Skylder</text:p>
          </table:table-cell>
          <table:table-cell table:style-name="ce21"/>
          <table:table-cell table:style-name="ce4" table:number-columns-repeated="1009"/>
        </table:table-row>
        <table:table-row table:style-name="ro1">
          <table:table-cell table:formula="of:=[$Fredag.A2]" office:value-type="float" office:value="0" calcext:value-type="float">
            <text:p>0</text:p>
          </table:table-cell>
          <table:table-cell table:number-columns-repeated="10"/>
          <table:table-cell table:formula="of:=[.B2]*[.$B$69]+[.C2]*[.$C$69]+[.D2]*[.$D$69]+[.E2]*[.$E$69]+[.F2]*[.$F$69]+[.G2]*[.$G$69]+[.H2]*[.$H$69]+[.I2]+[.J2]" office:value-type="float" office:value="0" calcext:value-type="float">
            <text:p>0</text:p>
          </table:table-cell>
          <table:table-cell/>
          <table:table-cell table:formula="of:=[Søndag.N2]+[.L2]-[.M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]" office:value-type="float" office:value="0" calcext:value-type="float">
            <text:p>0</text:p>
          </table:table-cell>
          <table:table-cell table:number-columns-repeated="10"/>
          <table:table-cell table:formula="of:=[.B3]*[.$B$69]+[.C3]*[.$C$69]+[.D3]*[.$D$69]+[.E3]*[.$E$69]+[.F3]*[.$F$69]+[.G3]*[.$G$69]+[.H3]*[.$H$69]+[.I3]+[.J3]" office:value-type="float" office:value="0" calcext:value-type="float">
            <text:p>0</text:p>
          </table:table-cell>
          <table:table-cell/>
          <table:table-cell table:formula="of:=[Søndag.N3]+[.L3]-[.M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4]" office:value-type="float" office:value="0" calcext:value-type="float">
            <text:p>0</text:p>
          </table:table-cell>
          <table:table-cell table:number-columns-repeated="10"/>
          <table:table-cell table:formula="of:=[.B4]*[.$B$69]+[.C4]*[.$C$69]+[.D4]*[.$D$69]+[.E4]*[.$E$69]+[.F4]*[.$F$69]+[.G4]*[.$G$69]+[.H4]*[.$H$69]+[.I4]+[.J4]" office:value-type="float" office:value="0" calcext:value-type="float">
            <text:p>0</text:p>
          </table:table-cell>
          <table:table-cell/>
          <table:table-cell table:formula="of:=[Søndag.N4]+[.L4]-[.M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]" office:value-type="float" office:value="0" calcext:value-type="float">
            <text:p>0</text:p>
          </table:table-cell>
          <table:table-cell table:number-columns-repeated="10"/>
          <table:table-cell table:formula="of:=[.B5]*[.$B$69]+[.C5]*[.$C$69]+[.D5]*[.$D$69]+[.E5]*[.$E$69]+[.F5]*[.$F$69]+[.G5]*[.$G$69]+[.H5]*[.$H$69]+[.I5]+[.J5]" office:value-type="float" office:value="0" calcext:value-type="float">
            <text:p>0</text:p>
          </table:table-cell>
          <table:table-cell/>
          <table:table-cell table:formula="of:=[Søndag.N5]+[.L5]-[.M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6]" office:value-type="float" office:value="0" calcext:value-type="float">
            <text:p>0</text:p>
          </table:table-cell>
          <table:table-cell table:number-columns-repeated="10"/>
          <table:table-cell table:formula="of:=[.B6]*[.$B$69]+[.C6]*[.$C$69]+[.D6]*[.$D$69]+[.E6]*[.$E$69]+[.F6]*[.$F$69]+[.G6]*[.$G$69]+[.H6]*[.$H$69]+[.I6]+[.J6]" office:value-type="float" office:value="0" calcext:value-type="float">
            <text:p>0</text:p>
          </table:table-cell>
          <table:table-cell/>
          <table:table-cell table:formula="of:=[Søndag.N6]+[.L6]-[.M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7]" office:value-type="float" office:value="0" calcext:value-type="float">
            <text:p>0</text:p>
          </table:table-cell>
          <table:table-cell table:number-columns-repeated="10"/>
          <table:table-cell table:formula="of:=[.B7]*[.$B$69]+[.C7]*[.$C$69]+[.D7]*[.$D$69]+[.E7]*[.$E$69]+[.F7]*[.$F$69]+[.G7]*[.$G$69]+[.H7]*[.$H$69]+[.I7]+[.J7]" office:value-type="float" office:value="0" calcext:value-type="float">
            <text:p>0</text:p>
          </table:table-cell>
          <table:table-cell/>
          <table:table-cell table:formula="of:=[Søndag.N7]+[.L7]-[.M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8]" office:value-type="float" office:value="0" calcext:value-type="float">
            <text:p>0</text:p>
          </table:table-cell>
          <table:table-cell table:number-columns-repeated="10"/>
          <table:table-cell table:formula="of:=[.B8]*[.$B$69]+[.C8]*[.$C$69]+[.D8]*[.$D$69]+[.E8]*[.$E$69]+[.F8]*[.$F$69]+[.G8]*[.$G$69]+[.H8]*[.$H$69]+[.I8]+[.J8]" office:value-type="float" office:value="0" calcext:value-type="float">
            <text:p>0</text:p>
          </table:table-cell>
          <table:table-cell/>
          <table:table-cell table:formula="of:=[Søndag.N8]+[.L8]-[.M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9]" office:value-type="float" office:value="0" calcext:value-type="float">
            <text:p>0</text:p>
          </table:table-cell>
          <table:table-cell table:number-columns-repeated="10"/>
          <table:table-cell table:formula="of:=[.B9]*[.$B$69]+[.C9]*[.$C$69]+[.D9]*[.$D$69]+[.E9]*[.$E$69]+[.F9]*[.$F$69]+[.G9]*[.$G$69]+[.H9]*[.$H$69]+[.I9]+[.J9]" office:value-type="float" office:value="0" calcext:value-type="float">
            <text:p>0</text:p>
          </table:table-cell>
          <table:table-cell/>
          <table:table-cell table:formula="of:=[Søndag.N9]+[.L9]-[.M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0]" office:value-type="float" office:value="0" calcext:value-type="float">
            <text:p>0</text:p>
          </table:table-cell>
          <table:table-cell table:number-columns-repeated="10"/>
          <table:table-cell table:formula="of:=[.B10]*[.$B$69]+[.C10]*[.$C$69]+[.D10]*[.$D$69]+[.E10]*[.$E$69]+[.F10]*[.$F$69]+[.G10]*[.$G$69]+[.H10]*[.$H$69]+[.I10]+[.J10]" office:value-type="float" office:value="0" calcext:value-type="float">
            <text:p>0</text:p>
          </table:table-cell>
          <table:table-cell/>
          <table:table-cell table:formula="of:=[Søndag.N10]+[.L10]-[.M1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1]" office:value-type="float" office:value="0" calcext:value-type="float">
            <text:p>0</text:p>
          </table:table-cell>
          <table:table-cell table:number-columns-repeated="10"/>
          <table:table-cell table:formula="of:=[.B11]*[.$B$69]+[.C11]*[.$C$69]+[.D11]*[.$D$69]+[.E11]*[.$E$69]+[.F11]*[.$F$69]+[.G11]*[.$G$69]+[.H11]*[.$H$69]+[.I11]+[.J11]" office:value-type="float" office:value="0" calcext:value-type="float">
            <text:p>0</text:p>
          </table:table-cell>
          <table:table-cell/>
          <table:table-cell table:formula="of:=[Søndag.N11]+[.L11]-[.M1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2]" office:value-type="float" office:value="0" calcext:value-type="float">
            <text:p>0</text:p>
          </table:table-cell>
          <table:table-cell table:number-columns-repeated="10"/>
          <table:table-cell table:formula="of:=[.B12]*[.$B$69]+[.C12]*[.$C$69]+[.D12]*[.$D$69]+[.E12]*[.$E$69]+[.F12]*[.$F$69]+[.G12]*[.$G$69]+[.H12]*[.$H$69]+[.I12]+[.J12]" office:value-type="float" office:value="0" calcext:value-type="float">
            <text:p>0</text:p>
          </table:table-cell>
          <table:table-cell/>
          <table:table-cell table:formula="of:=[Søndag.N12]+[.L12]-[.M1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3]" office:value-type="float" office:value="0" calcext:value-type="float">
            <text:p>0</text:p>
          </table:table-cell>
          <table:table-cell table:number-columns-repeated="10"/>
          <table:table-cell table:formula="of:=[.B13]*[.$B$69]+[.C13]*[.$C$69]+[.D13]*[.$D$69]+[.E13]*[.$E$69]+[.F13]*[.$F$69]+[.G13]*[.$G$69]+[.H13]*[.$H$69]+[.I13]+[.J13]" office:value-type="float" office:value="0" calcext:value-type="float">
            <text:p>0</text:p>
          </table:table-cell>
          <table:table-cell/>
          <table:table-cell table:formula="of:=[Søndag.N13]+[.L13]-[.M1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4]" office:value-type="float" office:value="0" calcext:value-type="float">
            <text:p>0</text:p>
          </table:table-cell>
          <table:table-cell table:number-columns-repeated="10"/>
          <table:table-cell table:formula="of:=[.B14]*[.$B$69]+[.C14]*[.$C$69]+[.D14]*[.$D$69]+[.E14]*[.$E$69]+[.F14]*[.$F$69]+[.G14]*[.$G$69]+[.H14]*[.$H$69]+[.I14]+[.J14]" office:value-type="float" office:value="0" calcext:value-type="float">
            <text:p>0</text:p>
          </table:table-cell>
          <table:table-cell/>
          <table:table-cell table:formula="of:=[Søndag.N14]+[.L14]-[.M1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5]" office:value-type="float" office:value="0" calcext:value-type="float">
            <text:p>0</text:p>
          </table:table-cell>
          <table:table-cell table:number-columns-repeated="10"/>
          <table:table-cell table:formula="of:=[.B15]*[.$B$69]+[.C15]*[.$C$69]+[.D15]*[.$D$69]+[.E15]*[.$E$69]+[.F15]*[.$F$69]+[.G15]*[.$G$69]+[.H15]*[.$H$69]+[.I15]+[.J15]" office:value-type="float" office:value="0" calcext:value-type="float">
            <text:p>0</text:p>
          </table:table-cell>
          <table:table-cell/>
          <table:table-cell table:formula="of:=[Søndag.N15]+[.L15]-[.M1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6]" office:value-type="float" office:value="0" calcext:value-type="float">
            <text:p>0</text:p>
          </table:table-cell>
          <table:table-cell table:number-columns-repeated="10"/>
          <table:table-cell table:formula="of:=[.B16]*[.$B$69]+[.C16]*[.$C$69]+[.D16]*[.$D$69]+[.E16]*[.$E$69]+[.F16]*[.$F$69]+[.G16]*[.$G$69]+[.H16]*[.$H$69]+[.I16]+[.J16]" office:value-type="float" office:value="0" calcext:value-type="float">
            <text:p>0</text:p>
          </table:table-cell>
          <table:table-cell/>
          <table:table-cell table:formula="of:=[Søndag.N16]+[.L16]-[.M1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7]" office:value-type="float" office:value="0" calcext:value-type="float">
            <text:p>0</text:p>
          </table:table-cell>
          <table:table-cell table:number-columns-repeated="10"/>
          <table:table-cell table:formula="of:=[.B17]*[.$B$69]+[.C17]*[.$C$69]+[.D17]*[.$D$69]+[.E17]*[.$E$69]+[.F17]*[.$F$69]+[.G17]*[.$G$69]+[.H17]*[.$H$69]+[.I17]+[.J17]" office:value-type="float" office:value="0" calcext:value-type="float">
            <text:p>0</text:p>
          </table:table-cell>
          <table:table-cell/>
          <table:table-cell table:formula="of:=[Søndag.N17]+[.L17]-[.M1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8]" office:value-type="float" office:value="0" calcext:value-type="float">
            <text:p>0</text:p>
          </table:table-cell>
          <table:table-cell table:number-columns-repeated="10"/>
          <table:table-cell table:formula="of:=[.B18]*[.$B$69]+[.C18]*[.$C$69]+[.D18]*[.$D$69]+[.E18]*[.$E$69]+[.F18]*[.$F$69]+[.G18]*[.$G$69]+[.H18]*[.$H$69]+[.I18]+[.J18]" office:value-type="float" office:value="0" calcext:value-type="float">
            <text:p>0</text:p>
          </table:table-cell>
          <table:table-cell/>
          <table:table-cell table:formula="of:=[Søndag.N18]+[.L18]-[.M1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9]" office:value-type="float" office:value="0" calcext:value-type="float">
            <text:p>0</text:p>
          </table:table-cell>
          <table:table-cell table:number-columns-repeated="10"/>
          <table:table-cell table:formula="of:=[.B19]*[.$B$69]+[.C19]*[.$C$69]+[.D19]*[.$D$69]+[.E19]*[.$E$69]+[.F19]*[.$F$69]+[.G19]*[.$G$69]+[.H19]*[.$H$69]+[.I19]+[.J19]" office:value-type="float" office:value="0" calcext:value-type="float">
            <text:p>0</text:p>
          </table:table-cell>
          <table:table-cell/>
          <table:table-cell table:formula="of:=[Søndag.N19]+[.L19]-[.M1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0]" office:value-type="float" office:value="0" calcext:value-type="float">
            <text:p>0</text:p>
          </table:table-cell>
          <table:table-cell table:number-columns-repeated="10"/>
          <table:table-cell table:formula="of:=[.B20]*[.$B$69]+[.C20]*[.$C$69]+[.D20]*[.$D$69]+[.E20]*[.$E$69]+[.F20]*[.$F$69]+[.G20]*[.$G$69]+[.H20]*[.$H$69]+[.I20]+[.J20]" office:value-type="float" office:value="0" calcext:value-type="float">
            <text:p>0</text:p>
          </table:table-cell>
          <table:table-cell/>
          <table:table-cell table:formula="of:=[Søndag.N20]+[.L20]-[.M2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1]" office:value-type="float" office:value="0" calcext:value-type="float">
            <text:p>0</text:p>
          </table:table-cell>
          <table:table-cell table:number-columns-repeated="10"/>
          <table:table-cell table:formula="of:=[.B21]*[.$B$69]+[.C21]*[.$C$69]+[.D21]*[.$D$69]+[.E21]*[.$E$69]+[.F21]*[.$F$69]+[.G21]*[.$G$69]+[.H21]*[.$H$69]+[.I21]+[.J21]" office:value-type="float" office:value="0" calcext:value-type="float">
            <text:p>0</text:p>
          </table:table-cell>
          <table:table-cell/>
          <table:table-cell table:formula="of:=[Søndag.N21]+[.L21]-[.M2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2]" office:value-type="float" office:value="0" calcext:value-type="float">
            <text:p>0</text:p>
          </table:table-cell>
          <table:table-cell table:number-columns-repeated="10"/>
          <table:table-cell table:formula="of:=[.B22]*[.$B$69]+[.C22]*[.$C$69]+[.D22]*[.$D$69]+[.E22]*[.$E$69]+[.F22]*[.$F$69]+[.G22]*[.$G$69]+[.H22]*[.$H$69]+[.I22]+[.J22]" office:value-type="float" office:value="0" calcext:value-type="float">
            <text:p>0</text:p>
          </table:table-cell>
          <table:table-cell/>
          <table:table-cell table:formula="of:=[Søndag.N22]+[.L22]-[.M2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3]" office:value-type="float" office:value="0" calcext:value-type="float">
            <text:p>0</text:p>
          </table:table-cell>
          <table:table-cell table:number-columns-repeated="10"/>
          <table:table-cell table:formula="of:=[.B23]*[.$B$69]+[.C23]*[.$C$69]+[.D23]*[.$D$69]+[.E23]*[.$E$69]+[.F23]*[.$F$69]+[.G23]*[.$G$69]+[.H23]*[.$H$69]+[.I23]+[.J23]" office:value-type="float" office:value="0" calcext:value-type="float">
            <text:p>0</text:p>
          </table:table-cell>
          <table:table-cell/>
          <table:table-cell table:formula="of:=[Søndag.N23]+[.L23]-[.M2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4]" office:value-type="float" office:value="0" calcext:value-type="float">
            <text:p>0</text:p>
          </table:table-cell>
          <table:table-cell table:number-columns-repeated="10"/>
          <table:table-cell table:formula="of:=[.B24]*[.$B$69]+[.C24]*[.$C$69]+[.D24]*[.$D$69]+[.E24]*[.$E$69]+[.F24]*[.$F$69]+[.G24]*[.$G$69]+[.H24]*[.$H$69]+[.I24]+[.J24]" office:value-type="float" office:value="0" calcext:value-type="float">
            <text:p>0</text:p>
          </table:table-cell>
          <table:table-cell/>
          <table:table-cell table:formula="of:=[Søndag.N24]+[.L24]-[.M2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5]" office:value-type="float" office:value="0" calcext:value-type="float">
            <text:p>0</text:p>
          </table:table-cell>
          <table:table-cell table:number-columns-repeated="10"/>
          <table:table-cell table:formula="of:=[.B25]*[.$B$69]+[.C25]*[.$C$69]+[.D25]*[.$D$69]+[.E25]*[.$E$69]+[.F25]*[.$F$69]+[.G25]*[.$G$69]+[.H25]*[.$H$69]+[.I25]+[.J25]" office:value-type="float" office:value="0" calcext:value-type="float">
            <text:p>0</text:p>
          </table:table-cell>
          <table:table-cell/>
          <table:table-cell table:formula="of:=[Søndag.N25]+[.L25]-[.M2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6]" office:value-type="float" office:value="0" calcext:value-type="float">
            <text:p>0</text:p>
          </table:table-cell>
          <table:table-cell table:number-columns-repeated="10"/>
          <table:table-cell table:formula="of:=[.B26]*[.$B$69]+[.C26]*[.$C$69]+[.D26]*[.$D$69]+[.E26]*[.$E$69]+[.F26]*[.$F$69]+[.G26]*[.$G$69]+[.H26]*[.$H$69]+[.I26]+[.J26]" office:value-type="float" office:value="0" calcext:value-type="float">
            <text:p>0</text:p>
          </table:table-cell>
          <table:table-cell/>
          <table:table-cell table:formula="of:=[Søndag.N26]+[.L26]-[.M2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7]" office:value-type="float" office:value="0" calcext:value-type="float">
            <text:p>0</text:p>
          </table:table-cell>
          <table:table-cell table:number-columns-repeated="10"/>
          <table:table-cell table:formula="of:=[.B27]*[.$B$69]+[.C27]*[.$C$69]+[.D27]*[.$D$69]+[.E27]*[.$E$69]+[.F27]*[.$F$69]+[.G27]*[.$G$69]+[.H27]*[.$H$69]+[.I27]+[.J27]" office:value-type="float" office:value="0" calcext:value-type="float">
            <text:p>0</text:p>
          </table:table-cell>
          <table:table-cell/>
          <table:table-cell table:formula="of:=[Søndag.N27]+[.L27]-[.M2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8]" office:value-type="float" office:value="0" calcext:value-type="float">
            <text:p>0</text:p>
          </table:table-cell>
          <table:table-cell table:number-columns-repeated="10"/>
          <table:table-cell table:formula="of:=[.B28]*[.$B$69]+[.C28]*[.$C$69]+[.D28]*[.$D$69]+[.E28]*[.$E$69]+[.F28]*[.$F$69]+[.G28]*[.$G$69]+[.H28]*[.$H$69]+[.I28]+[.J28]" office:value-type="float" office:value="0" calcext:value-type="float">
            <text:p>0</text:p>
          </table:table-cell>
          <table:table-cell/>
          <table:table-cell table:formula="of:=[Søndag.N28]+[.L28]-[.M2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9]" office:value-type="float" office:value="0" calcext:value-type="float">
            <text:p>0</text:p>
          </table:table-cell>
          <table:table-cell table:number-columns-repeated="10"/>
          <table:table-cell table:formula="of:=[.B29]*[.$B$69]+[.C29]*[.$C$69]+[.D29]*[.$D$69]+[.E29]*[.$E$69]+[.F29]*[.$F$69]+[.G29]*[.$G$69]+[.H29]*[.$H$69]+[.I29]+[.J29]" office:value-type="float" office:value="0" calcext:value-type="float">
            <text:p>0</text:p>
          </table:table-cell>
          <table:table-cell/>
          <table:table-cell table:formula="of:=[Søndag.N29]+[.L29]-[.M2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0]" office:value-type="float" office:value="0" calcext:value-type="float">
            <text:p>0</text:p>
          </table:table-cell>
          <table:table-cell table:number-columns-repeated="10"/>
          <table:table-cell table:formula="of:=[.B30]*[.$B$69]+[.C30]*[.$C$69]+[.D30]*[.$D$69]+[.E30]*[.$E$69]+[.F30]*[.$F$69]+[.G30]*[.$G$69]+[.H30]*[.$H$69]+[.I30]+[.J30]" office:value-type="float" office:value="0" calcext:value-type="float">
            <text:p>0</text:p>
          </table:table-cell>
          <table:table-cell/>
          <table:table-cell table:formula="of:=[Søndag.N30]+[.L30]-[.M3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1]" office:value-type="float" office:value="0" calcext:value-type="float">
            <text:p>0</text:p>
          </table:table-cell>
          <table:table-cell table:number-columns-repeated="10"/>
          <table:table-cell table:formula="of:=[.B31]*[.$B$69]+[.C31]*[.$C$69]+[.D31]*[.$D$69]+[.E31]*[.$E$69]+[.F31]*[.$F$69]+[.G31]*[.$G$69]+[.H31]*[.$H$69]+[.I31]+[.J31]" office:value-type="float" office:value="0" calcext:value-type="float">
            <text:p>0</text:p>
          </table:table-cell>
          <table:table-cell/>
          <table:table-cell table:formula="of:=[Søndag.N31]+[.L31]-[.M3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2]" office:value-type="float" office:value="0" calcext:value-type="float">
            <text:p>0</text:p>
          </table:table-cell>
          <table:table-cell table:number-columns-repeated="10"/>
          <table:table-cell table:formula="of:=[.B32]*[.$B$69]+[.C32]*[.$C$69]+[.D32]*[.$D$69]+[.E32]*[.$E$69]+[.F32]*[.$F$69]+[.G32]*[.$G$69]+[.H32]*[.$H$67]+[.I32]+[.J32]" office:value-type="float" office:value="0" calcext:value-type="float">
            <text:p>0</text:p>
          </table:table-cell>
          <table:table-cell/>
          <table:table-cell table:formula="of:=[Søndag.N32]+[.L32]-[.M3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3]" office:value-type="float" office:value="0" calcext:value-type="float">
            <text:p>0</text:p>
          </table:table-cell>
          <table:table-cell table:number-columns-repeated="10"/>
          <table:table-cell table:formula="of:=[.B33]*[.$B$69]+[.C33]*[.$C$69]+[.D33]*[.$D$69]+[.E33]*[.$E$69]+[.F33]*[.$F$69]+[.G33]*[.$G$69]+[.H33]*[.$H$67]+[.I33]+[.J33]" office:value-type="float" office:value="0" calcext:value-type="float">
            <text:p>0</text:p>
          </table:table-cell>
          <table:table-cell/>
          <table:table-cell table:formula="of:=[Søndag.N33]+[.L33]-[.M3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4]" office:value-type="float" office:value="0" calcext:value-type="float">
            <text:p>0</text:p>
          </table:table-cell>
          <table:table-cell table:number-columns-repeated="10"/>
          <table:table-cell table:formula="of:=[.B34]*[.$B$69]+[.C34]*[.$C$69]+[.D34]*[.$D$69]+[.E34]*[.$E$69]+[.F34]*[.$F$69]+[.G34]*[.$G$69]+[.H34]*[.$H$67]+[.I34]+[.J34]" office:value-type="float" office:value="0" calcext:value-type="float">
            <text:p>0</text:p>
          </table:table-cell>
          <table:table-cell/>
          <table:table-cell table:formula="of:=[Søndag.N34]+[.L34]-[.M3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5]" office:value-type="float" office:value="0" calcext:value-type="float">
            <text:p>0</text:p>
          </table:table-cell>
          <table:table-cell table:number-columns-repeated="10"/>
          <table:table-cell table:formula="of:=[.B35]*[.$B$69]+[.C35]*[.$C$69]+[.D35]*[.$D$69]+[.E35]*[.$E$69]+[.F35]*[.$F$69]+[.G35]*[.$G$69]+[.H35]*[.$H$67]+[.I35]+[.J35]" office:value-type="float" office:value="0" calcext:value-type="float">
            <text:p>0</text:p>
          </table:table-cell>
          <table:table-cell/>
          <table:table-cell table:formula="of:=[Søndag.N35]+[.L35]-[.M3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6]" office:value-type="float" office:value="0" calcext:value-type="float">
            <text:p>0</text:p>
          </table:table-cell>
          <table:table-cell table:number-columns-repeated="10"/>
          <table:table-cell table:formula="of:=[.B36]*[.$B$69]+[.C36]*[.$C$69]+[.D36]*[.$D$69]+[.E36]*[.$E$69]+[.F36]*[.$F$69]+[.G36]*[.$G$69]+[.H36]*[.$H$67]+[.I36]+[.J36]" office:value-type="float" office:value="0" calcext:value-type="float">
            <text:p>0</text:p>
          </table:table-cell>
          <table:table-cell/>
          <table:table-cell table:formula="of:=[Søndag.N36]+[.L36]-[.M3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7]" office:value-type="float" office:value="0" calcext:value-type="float">
            <text:p>0</text:p>
          </table:table-cell>
          <table:table-cell table:number-columns-repeated="10"/>
          <table:table-cell table:formula="of:=[.B37]*[.$B$69]+[.C37]*[.$C$69]+[.D37]*[.$D$69]+[.E37]*[.$E$69]+[.F37]*[.$F$69]+[.G37]*[.$G$69]+[.H37]*[.$H$67]+[.I37]+[.J37]" office:value-type="float" office:value="0" calcext:value-type="float">
            <text:p>0</text:p>
          </table:table-cell>
          <table:table-cell/>
          <table:table-cell table:formula="of:=[Søndag.N37]+[.L37]-[.M3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8]" office:value-type="float" office:value="0" calcext:value-type="float">
            <text:p>0</text:p>
          </table:table-cell>
          <table:table-cell table:number-columns-repeated="10"/>
          <table:table-cell table:formula="of:=[.B38]*[.$B$69]+[.C38]*[.$C$69]+[.D38]*[.$D$69]+[.E38]*[.$E$69]+[.F38]*[.$F$69]+[.G38]*[.$G$69]+[.H38]*[.$H$67]+[.I38]+[.J38]" office:value-type="float" office:value="0" calcext:value-type="float">
            <text:p>0</text:p>
          </table:table-cell>
          <table:table-cell/>
          <table:table-cell table:formula="of:=[Søndag.N38]+[.L38]-[.M3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9]" office:value-type="float" office:value="0" calcext:value-type="float">
            <text:p>0</text:p>
          </table:table-cell>
          <table:table-cell table:number-columns-repeated="10"/>
          <table:table-cell table:formula="of:=[.B39]*[.$B$69]+[.C39]*[.$C$69]+[.D39]*[.$D$69]+[.E39]*[.$E$69]+[.F39]*[.$F$69]+[.G39]*[.$G$69]+[.H39]*[.$H$67]+[.I39]+[.J39]" office:value-type="float" office:value="0" calcext:value-type="float">
            <text:p>0</text:p>
          </table:table-cell>
          <table:table-cell/>
          <table:table-cell table:formula="of:=[Søndag.N39]+[.L39]-[.M3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40]" office:value-type="float" office:value="0" calcext:value-type="float">
            <text:p>0</text:p>
          </table:table-cell>
          <table:table-cell table:number-columns-repeated="10"/>
          <table:table-cell table:formula="of:=[.B40]*[.$B$69]+[.C40]*[.$C$69]+[.D40]*[.$D$69]+[.E40]*[.$E$69]+[.F40]*[.$F$69]+[.G40]*[.$G$69]+[.H40]*[.$H$67]+[.I40]+[.J40]" office:value-type="float" office:value="0" calcext:value-type="float">
            <text:p>0</text:p>
          </table:table-cell>
          <table:table-cell/>
          <table:table-cell table:formula="of:=[Søndag.N40]+[.L40]-[.M4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41]" office:value-type="float" office:value="0" calcext:value-type="float">
            <text:p>0</text:p>
          </table:table-cell>
          <table:table-cell table:number-columns-repeated="10"/>
          <table:table-cell table:formula="of:=[.B41]*[.$B$69]+[.C41]*[.$C$69]+[.D41]*[.$D$69]+[.E41]*[.$E$69]+[.F41]*[.$F$69]+[.G41]*[.$G$69]+[.H41]*[.$H$67]+[.I41]+[.J41]" office:value-type="float" office:value="0" calcext:value-type="float">
            <text:p>0</text:p>
          </table:table-cell>
          <table:table-cell/>
          <table:table-cell table:formula="of:=[Søndag.N41]+[.L41]-[.M4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42]" office:value-type="float" office:value="0" calcext:value-type="float">
            <text:p>0</text:p>
          </table:table-cell>
          <table:table-cell table:number-columns-repeated="10"/>
          <table:table-cell table:formula="of:=[.B42]*[.$B$69]+[.C42]*[.$C$69]+[.D42]*[.$D$69]+[.E42]*[.$E$69]+[.F42]*[.$F$69]+[.G42]*[.$G$69]+[.H42]*[.$H$67]+[.I42]+[.J42]" office:value-type="float" office:value="0" calcext:value-type="float">
            <text:p>0</text:p>
          </table:table-cell>
          <table:table-cell/>
          <table:table-cell table:formula="of:=[Søndag.N42]+[.L42]-[.M4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43]" office:value-type="float" office:value="0" calcext:value-type="float">
            <text:p>0</text:p>
          </table:table-cell>
          <table:table-cell table:number-columns-repeated="10"/>
          <table:table-cell table:formula="of:=[.B43]*[.$B$69]+[.C43]*[.$C$69]+[.D43]*[.$D$69]+[.E43]*[.$E$69]+[.F43]*[.$F$69]+[.G43]*[.$G$69]+[.H43]*[.$H$67]+[.I43]+[.J43]" office:value-type="float" office:value="0" calcext:value-type="float">
            <text:p>0</text:p>
          </table:table-cell>
          <table:table-cell/>
          <table:table-cell table:formula="of:=[Søndag.N43]+[.L43]-[.M4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44]" office:value-type="float" office:value="0" calcext:value-type="float">
            <text:p>0</text:p>
          </table:table-cell>
          <table:table-cell table:number-columns-repeated="10"/>
          <table:table-cell table:formula="of:=[.B44]*[.$B$69]+[.C44]*[.$C$69]+[.D44]*[.$D$69]+[.E44]*[.$E$69]+[.F44]*[.$F$69]+[.G44]*[.$G$69]+[.H44]*[.$H$67]+[.I44]+[.J44]" office:value-type="float" office:value="0" calcext:value-type="float">
            <text:p>0</text:p>
          </table:table-cell>
          <table:table-cell/>
          <table:table-cell table:formula="of:=[Søndag.N44]+[.L44]-[.M4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45]" office:value-type="float" office:value="0" calcext:value-type="float">
            <text:p>0</text:p>
          </table:table-cell>
          <table:table-cell table:number-columns-repeated="10"/>
          <table:table-cell table:formula="of:=[.B45]*[.$B$69]+[.C45]*[.$C$69]+[.D45]*[.$D$69]+[.E45]*[.$E$69]+[.F45]*[.$F$69]+[.G45]*[.$G$69]+[.H45]*[.$H$67]+[.I45]+[.J45]" office:value-type="float" office:value="0" calcext:value-type="float">
            <text:p>0</text:p>
          </table:table-cell>
          <table:table-cell/>
          <table:table-cell table:formula="of:=[Søndag.N45]+[.L45]-[.M4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46]" office:value-type="float" office:value="0" calcext:value-type="float">
            <text:p>0</text:p>
          </table:table-cell>
          <table:table-cell table:number-columns-repeated="10"/>
          <table:table-cell table:formula="of:=[.B46]*[.$B$69]+[.C46]*[.$C$69]+[.D46]*[.$D$69]+[.E46]*[.$E$69]+[.F46]*[.$F$69]+[.G46]*[.$G$69]+[.H46]*[.$H$69]+[.I46]+[.J46]" office:value-type="float" office:value="0" calcext:value-type="float">
            <text:p>0</text:p>
          </table:table-cell>
          <table:table-cell/>
          <table:table-cell table:formula="of:=[Søndag.N46]+[.L46]-[.M4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Fredag.A48]" office:value-type="string" office:string-value="Russer" calcext:value-type="string">
            <text:p>Russer</text:p>
          </table:table-cell>
          <table:table-cell table:style-name="ce20" table:formula="of:=SUM([.B2:.B47])" office:value-type="float" office:value="0" calcext:value-type="float">
            <text:p>0</text:p>
          </table:table-cell>
          <table:table-cell table:style-name="ce20" table:formula="of:=SUM([.C2:.C47])" office:value-type="float" office:value="0" calcext:value-type="float">
            <text:p>0</text:p>
          </table:table-cell>
          <table:table-cell table:style-name="ce20" table:formula="of:=SUM([.D2:.D47])" office:value-type="float" office:value="0" calcext:value-type="float">
            <text:p>0</text:p>
          </table:table-cell>
          <table:table-cell table:style-name="ce20" table:formula="of:=SUM([.E2:.E47])" office:value-type="float" office:value="0" calcext:value-type="float">
            <text:p>0</text:p>
          </table:table-cell>
          <table:table-cell table:style-name="ce20" table:formula="of:=SUM([.F2:.F47])" office:value-type="float" office:value="0" calcext:value-type="float">
            <text:p>0</text:p>
          </table:table-cell>
          <table:table-cell table:style-name="ce20" table:formula="of:=SUM([.G2:.G47])" office:value-type="float" office:value="0" calcext:value-type="float">
            <text:p>0</text:p>
          </table:table-cell>
          <table:table-cell table:style-name="ce20" table:formula="of:=SUM([.H2:.H47])" office:value-type="float" office:value="0" calcext:value-type="float">
            <text:p>0</text:p>
          </table:table-cell>
          <table:table-cell table:style-name="ce20" table:formula="of:=SUM([.I2:.I47])" office:value-type="float" office:value="0" calcext:value-type="float">
            <text:p>0</text:p>
          </table:table-cell>
          <table:table-cell table:style-name="ce20" table:formula="of:=SUM([.J2:.J47])" office:value-type="float" office:value="0" calcext:value-type="float">
            <text:p>0</text:p>
          </table:table-cell>
          <table:table-cell table:style-name="ce20"/>
          <table:table-cell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Fredag.A50]" office:value-type="float" office:value="0" calcext:value-type="float">
            <text:p>0</text:p>
          </table:table-cell>
          <table:table-cell table:number-columns-repeated="10"/>
          <table:table-cell table:formula="of:=[.B50]*[.$B$69]+[.C50]*[.$C$69]+[.D50]*[.$D$69]+[.E50]*[.$E$69]+[.F50]*[.$F$69]+[.G50]*[.$G$69]+[.H50]*[.$H$69]+[.I50]+[.J50]" office:value-type="float" office:value="0" calcext:value-type="float">
            <text:p>0</text:p>
          </table:table-cell>
          <table:table-cell/>
          <table:table-cell table:formula="of:=[Søndag.N50]+[.L50]-[.M5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1]" office:value-type="float" office:value="0" calcext:value-type="float">
            <text:p>0</text:p>
          </table:table-cell>
          <table:table-cell table:number-columns-repeated="10"/>
          <table:table-cell table:formula="of:=[.B51]*[.$B$69]+[.C51]*[.$C$69]+[.D51]*[.$D$69]+[.E51]*[.$E$69]+[.F51]*[.$F$69]+[.G51]*[.$G$69]+[.H51]*[.$H$69]+[.I51]+[.J51]" office:value-type="float" office:value="0" calcext:value-type="float">
            <text:p>0</text:p>
          </table:table-cell>
          <table:table-cell/>
          <table:table-cell table:formula="of:=[Søndag.N51]+[.L51]-[.M5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2]" office:value-type="float" office:value="0" calcext:value-type="float">
            <text:p>0</text:p>
          </table:table-cell>
          <table:table-cell table:number-columns-repeated="10"/>
          <table:table-cell table:formula="of:=[.B52]*[.$B$69]+[.C52]*[.$C$69]+[.D52]*[.$D$69]+[.E52]*[.$E$69]+[.F52]*[.$F$69]+[.G52]*[.$G$69]+[.H52]*[.$H$69]+[.I52]+[.J52]" office:value-type="float" office:value="0" calcext:value-type="float">
            <text:p>0</text:p>
          </table:table-cell>
          <table:table-cell/>
          <table:table-cell table:formula="of:=[Søndag.N52]+[.L52]-[.M5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3]" office:value-type="float" office:value="0" calcext:value-type="float">
            <text:p>0</text:p>
          </table:table-cell>
          <table:table-cell table:number-columns-repeated="10"/>
          <table:table-cell table:formula="of:=[.B53]*[.$B$69]+[.C53]*[.$C$69]+[.D53]*[.$D$69]+[.E53]*[.$E$69]+[.F53]*[.$F$69]+[.G53]*[.$G$69]+[.H53]*[.$H$69]+[.I53]+[.J53]" office:value-type="float" office:value="0" calcext:value-type="float">
            <text:p>0</text:p>
          </table:table-cell>
          <table:table-cell/>
          <table:table-cell table:formula="of:=[Søndag.N53]+[.L53]-[.M5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4]" office:value-type="float" office:value="0" calcext:value-type="float">
            <text:p>0</text:p>
          </table:table-cell>
          <table:table-cell table:number-columns-repeated="10"/>
          <table:table-cell table:formula="of:=[.B54]*[.$B$69]+[.C54]*[.$C$69]+[.D54]*[.$D$69]+[.E54]*[.$E$69]+[.F54]*[.$F$69]+[.G54]*[.$G$69]+[.H54]*[.$H$69]+[.I54]+[.J54]" office:value-type="float" office:value="0" calcext:value-type="float">
            <text:p>0</text:p>
          </table:table-cell>
          <table:table-cell/>
          <table:table-cell table:formula="of:=[Søndag.N54]+[.L54]-[.M5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5]" office:value-type="float" office:value="0" calcext:value-type="float">
            <text:p>0</text:p>
          </table:table-cell>
          <table:table-cell table:number-columns-repeated="10"/>
          <table:table-cell table:formula="of:=[.B55]*[.$B$69]+[.C55]*[.$C$69]+[.D55]*[.$D$69]+[.E55]*[.$E$69]+[.F55]*[.$F$69]+[.G55]*[.$G$69]+[.H55]*[.$H$69]+[.I55]+[.J55]" office:value-type="float" office:value="0" calcext:value-type="float">
            <text:p>0</text:p>
          </table:table-cell>
          <table:table-cell/>
          <table:table-cell table:formula="of:=[Søndag.N55]+[.L55]-[.M5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6]" office:value-type="float" office:value="0" calcext:value-type="float">
            <text:p>0</text:p>
          </table:table-cell>
          <table:table-cell table:number-columns-repeated="10"/>
          <table:table-cell table:formula="of:=[.B56]*[.$B$69]+[.C56]*[.$C$69]+[.D56]*[.$D$69]+[.E56]*[.$E$69]+[.F56]*[.$F$69]+[.G56]*[.$G$69]+[.H56]*[.$H$69]+[.I56]+[.J56]" office:value-type="float" office:value="0" calcext:value-type="float">
            <text:p>0</text:p>
          </table:table-cell>
          <table:table-cell/>
          <table:table-cell table:formula="of:=[Søndag.N56]+[.L56]-[.M5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7]" office:value-type="float" office:value="0" calcext:value-type="float">
            <text:p>0</text:p>
          </table:table-cell>
          <table:table-cell table:number-columns-repeated="10"/>
          <table:table-cell table:formula="of:=[.B57]*[.$B$69]+[.C57]*[.$C$69]+[.D57]*[.$D$69]+[.E57]*[.$E$69]+[.F57]*[.$F$69]+[.G57]*[.$G$69]+[.H57]*[.$H$69]+[.I57]+[.J57]" office:value-type="float" office:value="0" calcext:value-type="float">
            <text:p>0</text:p>
          </table:table-cell>
          <table:table-cell/>
          <table:table-cell table:formula="of:=[Søndag.N57]+[.L57]-[.M5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8]" office:value-type="float" office:value="0" calcext:value-type="float">
            <text:p>0</text:p>
          </table:table-cell>
          <table:table-cell table:number-columns-repeated="10"/>
          <table:table-cell table:formula="of:=[.B58]*[.$B$69]+[.C58]*[.$C$69]+[.D58]*[.$D$69]+[.E58]*[.$E$69]+[.F58]*[.$F$69]+[.G58]*[.$G$69]+[.H58]*[.$H$69]+[.I58]+[.J58]" office:value-type="float" office:value="0" calcext:value-type="float">
            <text:p>0</text:p>
          </table:table-cell>
          <table:table-cell/>
          <table:table-cell table:formula="of:=[Søndag.N58]+[.L58]-[.M5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9]" office:value-type="float" office:value="0" calcext:value-type="float">
            <text:p>0</text:p>
          </table:table-cell>
          <table:table-cell table:number-columns-repeated="10"/>
          <table:table-cell table:formula="of:=[.B59]*[.$B$69]+[.C59]*[.$C$69]+[.D59]*[.$D$69]+[.E59]*[.$E$69]+[.F59]*[.$F$69]+[.G59]*[.$G$69]+[.H59]*[.$H$69]+[.I59]+[.J59]" office:value-type="float" office:value="0" calcext:value-type="float">
            <text:p>0</text:p>
          </table:table-cell>
          <table:table-cell/>
          <table:table-cell table:formula="of:=[Søndag.N59]+[.L59]-[.M5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Fredag.A61]" office:value-type="string" office:string-value="Vejleder" calcext:value-type="string">
            <text:p>Vejleder</text:p>
          </table:table-cell>
          <table:table-cell table:style-name="ce20" table:formula="of:=SUM([.B50:.B59])" office:value-type="float" office:value="0" calcext:value-type="float">
            <text:p>0</text:p>
          </table:table-cell>
          <table:table-cell table:style-name="ce20" table:formula="of:=SUM([.C50:.C59])" office:value-type="float" office:value="0" calcext:value-type="float">
            <text:p>0</text:p>
          </table:table-cell>
          <table:table-cell table:style-name="ce20" table:formula="of:=SUM([.D50:.D59])" office:value-type="float" office:value="0" calcext:value-type="float">
            <text:p>0</text:p>
          </table:table-cell>
          <table:table-cell table:style-name="ce20" table:formula="of:=SUM([.E50:.E59])" office:value-type="float" office:value="0" calcext:value-type="float">
            <text:p>0</text:p>
          </table:table-cell>
          <table:table-cell table:style-name="ce20" table:formula="of:=SUM([.F50:.F59])" office:value-type="float" office:value="0" calcext:value-type="float">
            <text:p>0</text:p>
          </table:table-cell>
          <table:table-cell table:style-name="ce20" table:formula="of:=SUM([.G50:.G59])" office:value-type="float" office:value="0" calcext:value-type="float">
            <text:p>0</text:p>
          </table:table-cell>
          <table:table-cell table:style-name="ce20" table:formula="of:=SUM([.H50:.H59])" office:value-type="float" office:value="0" calcext:value-type="float">
            <text:p>0</text:p>
          </table:table-cell>
          <table:table-cell table:style-name="ce20" table:formula="of:=SUM([.I50:.I59])" office:value-type="float" office:value="0" calcext:value-type="float">
            <text:p>0</text:p>
          </table:table-cell>
          <table:table-cell table:style-name="ce20" table:formula="of:=SUM([.J50:.J59])" office:value-type="float" office:value="0" calcext:value-type="float">
            <text:p>0</text:p>
          </table:table-cell>
          <table:table-cell table:style-name="ce20"/>
          <table:table-cell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Fredag.A63]" office:value-type="string" office:string-value="Ialt" calcext:value-type="string">
            <text:p>Ialt</text:p>
          </table:table-cell>
          <table:table-cell table:style-name="ce20" table:formula="of:=SUM([.B48]+[.B61])" office:value-type="float" office:value="0" calcext:value-type="float">
            <text:p>0</text:p>
          </table:table-cell>
          <table:table-cell table:style-name="ce20" table:formula="of:=SUM([.C48]+[.C61])" office:value-type="float" office:value="0" calcext:value-type="float">
            <text:p>0</text:p>
          </table:table-cell>
          <table:table-cell table:style-name="ce20" table:formula="of:=SUM([.D48]+[.D61])" office:value-type="float" office:value="0" calcext:value-type="float">
            <text:p>0</text:p>
          </table:table-cell>
          <table:table-cell table:style-name="ce20" table:formula="of:=SUM([.E48]+[.E61])" office:value-type="float" office:value="0" calcext:value-type="float">
            <text:p>0</text:p>
          </table:table-cell>
          <table:table-cell table:style-name="ce20" table:formula="of:=SUM([.F48]+[.F61])" office:value-type="float" office:value="0" calcext:value-type="float">
            <text:p>0</text:p>
          </table:table-cell>
          <table:table-cell table:style-name="ce20" table:formula="of:=SUM([.G48]+[.G61])" office:value-type="float" office:value="0" calcext:value-type="float">
            <text:p>0</text:p>
          </table:table-cell>
          <table:table-cell table:style-name="ce20" table:formula="of:=SUM([.H48]+[.H61])" office:value-type="float" office:value="0" calcext:value-type="float">
            <text:p>0</text:p>
          </table:table-cell>
          <table:table-cell table:style-name="ce20" table:formula="of:=SUM([.I48]+[.I61])" office:value-type="float" office:value="0" calcext:value-type="float">
            <text:p>0</text:p>
          </table:table-cell>
          <table:table-cell table:style-name="ce20" table:formula="of:=SUM([.J48]+[.J61])" office:value-type="float" office:value="0" calcext:value-type="float">
            <text:p>0</text:p>
          </table:table-cell>
          <table:table-cell table:style-name="ce20"/>
          <table:table-cell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Fredag.A65]" office:value-type="string" office:string-value="Forsvundet" calcext:value-type="string">
            <text:p>Forsvundet</text:p>
          </table:table-cell>
          <table:table-cell table:style-name="ce20" table:formula="of:=[$Optælling.B19]" office:value-type="float" office:value="0" calcext:value-type="float">
            <text:p>0</text:p>
          </table:table-cell>
          <table:table-cell table:style-name="ce20" table:formula="of:=[$Optælling.C19]" office:value-type="float" office:value="0" calcext:value-type="float">
            <text:p>0</text:p>
          </table:table-cell>
          <table:table-cell table:style-name="ce20" table:formula="of:=[$Optælling.D19]" office:value-type="float" office:value="0" calcext:value-type="float">
            <text:p>0</text:p>
          </table:table-cell>
          <table:table-cell table:style-name="ce20" table:formula="of:=[$Optælling.E19]" office:value-type="float" office:value="0" calcext:value-type="float">
            <text:p>0</text:p>
          </table:table-cell>
          <table:table-cell table:style-name="ce20" table:formula="of:=[$Optælling.F19]" office:value-type="float" office:value="0" calcext:value-type="float">
            <text:p>0</text:p>
          </table:table-cell>
          <table:table-cell table:style-name="ce20" table:formula="of:=[$Optælling.G19]" office:value-type="float" office:value="0" calcext:value-type="float">
            <text:p>0</text:p>
          </table:table-cell>
          <table:table-cell table:style-name="ce20" table:number-columns-repeated="4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Fredag.A66]" office:value-type="string" office:string-value="Forsvundet pris" calcext:value-type="string">
            <text:p>Forsvundet pris</text:p>
          </table:table-cell>
          <table:table-cell table:style-name="ce20" table:formula="of:=[.B65]*[$Beholdning.$H$4]" office:value-type="float" office:value="0" calcext:value-type="float">
            <text:p>0</text:p>
          </table:table-cell>
          <table:table-cell table:style-name="ce20" table:formula="of:=[.C65]*[$Beholdning.$H$8]" office:value-type="float" office:value="0" calcext:value-type="float">
            <text:p>0</text:p>
          </table:table-cell>
          <table:table-cell table:style-name="ce20" table:formula="of:=[.D65]*[$Beholdning.$H$13]" office:value-type="float" office:value="0" calcext:value-type="float">
            <text:p>0</text:p>
          </table:table-cell>
          <table:table-cell table:style-name="ce20" table:formula="of:=[.E65]*[$Beholdning.$H$17]" office:value-type="float" office:value="0" calcext:value-type="float">
            <text:p>0</text:p>
          </table:table-cell>
          <table:table-cell table:style-name="ce20" table:formula="of:=[.F65]*[$Beholdning.$H$21]" office:value-type="float" office:value="0" calcext:value-type="float">
            <text:p>0</text:p>
          </table:table-cell>
          <table:table-cell table:style-name="ce20" table:formula="of:=[.G65]*[$Beholdning.$H$25]" office:value-type="float" office:value="0" calcext:value-type="float">
            <text:p>0</text:p>
          </table:table-cell>
          <table:table-cell table:style-name="ce20" table:number-columns-repeated="4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Fredag.A67]" office:value-type="string" office:string-value="Skal koste" calcext:value-type="string">
            <text:p>Skal koste</text:p>
          </table:table-cell>
          <table:table-cell table:style-name="ce20" table:formula="of:=IF([.B63]=0;0;(([.B63]+[.B65])*[$Beholdning.$H$4])/[.B63])" office:value-type="float" office:value="0" calcext:value-type="float">
            <text:p>0</text:p>
          </table:table-cell>
          <table:table-cell table:style-name="ce20" table:formula="of:=IF([.C63]=0;0;(([.C63]+[.C65])*[$Beholdning.$H$8])/[.C63])" office:value-type="float" office:value="0" calcext:value-type="float">
            <text:p>0</text:p>
          </table:table-cell>
          <table:table-cell table:style-name="ce20" table:formula="of:=IF([.D63]=0;0;(([.D63]+[.D65])*[$Beholdning.$H$13])/[.D63])" office:value-type="float" office:value="0" calcext:value-type="float">
            <text:p>0</text:p>
          </table:table-cell>
          <table:table-cell table:style-name="ce20" table:formula="of:=IF([.E63]=0;0;(([.E63]+[.E65])*[$Beholdning.$H$17])/[.E63])" office:value-type="float" office:value="0" calcext:value-type="float">
            <text:p>0</text:p>
          </table:table-cell>
          <table:table-cell table:style-name="ce20" table:formula="of:=IF([.F63]=0;0;(([.F63]+[.F65])*[$Beholdning.$H$21])/[.F63])" office:value-type="float" office:value="0" calcext:value-type="float">
            <text:p>0</text:p>
          </table:table-cell>
          <table:table-cell table:style-name="ce20" table:formula="of:=IF([.G63]=0;0;(([.G63]+[.G65])*[$Beholdning.$H$25])/[.G63])" office:value-type="float" office:value="0" calcext:value-type="float">
            <text:p>0</text:p>
          </table:table-cell>
          <table:table-cell table:style-name="ce20" table:formula="of:=[$Beholdning.$H61]" office:value-type="float" office:value="0" calcext:value-type="float">
            <text:p>0</text:p>
          </table:table-cell>
          <table:table-cell table:style-name="ce20" table:number-columns-repeated="3"/>
          <table:table-cell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Fredag.A69]" office:value-type="string" office:string-value="Ruspris" calcext:value-type="string">
            <text:p>Ruspris</text:p>
          </table:table-cell>
          <table:table-cell table:number-columns-repeated="11"/>
          <table:table-cell table:style-name="ce20"/>
          <table:table-cell table:number-columns-repeated="1011"/>
        </table:table-row>
        <table:table-row table:style-name="ro1">
          <table:table-cell table:formula="of:=[$Fredag.A70]" office:value-type="string" office:string-value="Vejlederpris" calcext:value-type="string">
            <text:p>Vejlederpris</text:p>
          </table:table-cell>
          <table:table-cell table:number-columns-repeated="11"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Fredag.A72]" office:value-type="string" office:string-value="Overskud" calcext:value-type="string">
            <text:p>Overskud</text:p>
          </table:table-cell>
          <table:table-cell table:style-name="ce11" table:formula="of:=[Søndag.H72]+(([.B48]*[.B69]+[.B61]*[.B70])-[.B63]*[.B67])" office:value-type="currency" office:currency="DKK" office:value="0" calcext:value-type="currency">
            <text:p>kr 0.00</text:p>
          </table:table-cell>
          <table:table-cell table:style-name="ce11" table:formula="of:=[.B72]+(([.C48]*[.C69]+[.C61]*[.C70])-[.C63]*[.C67])" office:value-type="currency" office:currency="DKK" office:value="0" calcext:value-type="currency">
            <text:p>kr 0.00</text:p>
          </table:table-cell>
          <table:table-cell table:style-name="ce11" table:formula="of:=[.C72]+(([.D48]*[.D69]+[.D61]*[.D70])-[.D63]*[.D67])" office:value-type="currency" office:currency="DKK" office:value="0" calcext:value-type="currency">
            <text:p>kr 0.00</text:p>
          </table:table-cell>
          <table:table-cell table:style-name="ce11" table:formula="of:=[.D72]+(([.E48]*[.E69]+[.E61]*[.E70])-[.E63]*[.E67])" office:value-type="currency" office:currency="DKK" office:value="0" calcext:value-type="currency">
            <text:p>kr 0.00</text:p>
          </table:table-cell>
          <table:table-cell table:style-name="ce11" table:formula="of:=[.E72]+(([.F48]*[.F69]+[.F61]*[.F70])-[.F63]*[.F67])" office:value-type="currency" office:currency="DKK" office:value="0" calcext:value-type="currency">
            <text:p>kr 0.00</text:p>
          </table:table-cell>
          <table:table-cell table:style-name="ce11" table:formula="of:=[.F72]+(([.G48]*[.G69]+[.G61]*[.G70])-[.G63]*[.G67])" office:value-type="currency" office:currency="DKK" office:value="0" calcext:value-type="currency">
            <text:p>kr 0.00</text:p>
          </table:table-cell>
          <table:table-cell table:style-name="ce11" table:formula="of:=[.G72]+(([.H48]*[.H69]+[.H61]*[.H70])-[.H63]*[.H67])" office:value-type="currency" office:currency="DKK" office:value="0" calcext:value-type="currency">
            <text:p>kr 0.00</text:p>
          </table:table-cell>
          <table:table-cell table:style-name="ce20" table:number-columns-repeated="3"/>
          <table:table-cell/>
          <table:table-cell table:style-name="ce20"/>
          <table:table-cell table:number-columns-repeated="1011"/>
        </table:table-row>
        <table:table-row table:style-name="ro1" table:number-rows-repeated="2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</table:table>
      <table:table table:name="Tirsdag" table:style-name="ta1" table:protected="true" table:print="false">
        <table:table-protection table:select-protected-cells="true" table:select-unprotected-cells="true"/>
        <table:table-column table:style-name="co23" table:default-cell-style-name="ce20"/>
        <table:table-column table:style-name="co2" table:number-columns-repeated="7" table:default-cell-style-name="ce22"/>
        <table:table-column table:style-name="co18" table:default-cell-style-name="ce22"/>
        <table:table-column table:style-name="co19" table:default-cell-style-name="ce22"/>
        <table:table-column table:style-name="co2" table:default-cell-style-name="ce22"/>
        <table:table-column table:style-name="co2" table:default-cell-style-name="ce20"/>
        <table:table-column table:style-name="co2" table:default-cell-style-name="ce22"/>
        <table:table-column table:style-name="co2" table:number-columns-repeated="2" table:default-cell-style-name="ce20"/>
        <table:table-column table:style-name="co2" table:number-columns-repeated="1009" table:default-cell-style-name="Default"/>
        <table:table-row table:style-name="ro1">
          <table:table-cell table:style-name="ce21"/>
          <table:table-cell table:style-name="ce21" table:formula="of:=[$Beholdning.$A$4]" office:value-type="string" office:string-value="Øl" calcext:value-type="string">
            <text:p>Øl</text:p>
          </table:table-cell>
          <table:table-cell table:style-name="ce21" table:formula="of:=[$Beholdning.$A$8]" office:value-type="string" office:string-value="Light" calcext:value-type="string">
            <text:p>Light</text:p>
          </table:table-cell>
          <table:table-cell table:style-name="ce21" table:formula="of:=[$Beholdning.$A$12]" office:value-type="string" office:string-value="Sodavand" calcext:value-type="string">
            <text:p>Sodavand</text:p>
          </table:table-cell>
          <table:table-cell table:style-name="ce21" table:formula="of:=[$Beholdning.$A$17]" office:value-type="string" office:string-value="Cocio" calcext:value-type="string">
            <text:p>Cocio</text:p>
          </table:table-cell>
          <table:table-cell table:style-name="ce21" table:formula="of:=[$Beholdning.$A$21]" office:value-type="string" office:string-value="Cider" calcext:value-type="string">
            <text:p>Cider</text:p>
          </table:table-cell>
          <table:table-cell table:style-name="ce21" table:formula="of:=[$Beholdning.$A$25]" office:value-type="string" office:string-value="Rødvin" calcext:value-type="string">
            <text:p>Rødvin</text:p>
          </table:table-cell>
          <table:table-cell table:style-name="ce21" table:formula="of:=[$Fredag.H1]" office:value-type="string" office:string-value="Mad på fad" calcext:value-type="string">
            <text:p>Mad på fad</text:p>
          </table:table-cell>
          <table:table-cell table:style-name="ce21" table:formula="of:=[$Fredag.I1]" office:value-type="string" office:string-value="Immatrikulation" calcext:value-type="string">
            <text:p>Immatrikulation</text:p>
          </table:table-cell>
          <table:table-cell table:style-name="ce21" table:formula="of:=[$Fredag.J1]" office:value-type="string" office:string-value="Tour de Chambre" calcext:value-type="string">
            <text:p>Tour de Chambre</text:p>
          </table:table-cell>
          <table:table-cell table:style-name="ce21" table:formula="of:=IF([$Fredag.K1] = 0; &quot; &quot; ;[$Fredag.K1])" office:value-type="string" office:string-value=" " calcext:value-type="string">
            <text:p><text:s/></text:p>
          </table:table-cell>
          <table:table-cell table:style-name="ce21" table:formula="of:=[$Fredag.L1]" office:value-type="string" office:string-value="Ialt idag" calcext:value-type="string">
            <text:p>Ialt idag</text:p>
          </table:table-cell>
          <table:table-cell table:style-name="ce21" table:formula="of:=[$Fredag.M1]" office:value-type="string" office:string-value="Betalt" calcext:value-type="string">
            <text:p>Betalt</text:p>
          </table:table-cell>
          <table:table-cell table:style-name="ce21" table:formula="of:=[$Fredag.N1]" office:value-type="string" office:string-value="Skylder" calcext:value-type="string">
            <text:p>Skylder</text:p>
          </table:table-cell>
          <table:table-cell table:style-name="ce21"/>
          <table:table-cell table:style-name="ce4" table:number-columns-repeated="1009"/>
        </table:table-row>
        <table:table-row table:style-name="ro1">
          <table:table-cell table:formula="of:=[$Fredag.A2]" office:value-type="float" office:value="0" calcext:value-type="float">
            <text:p>0</text:p>
          </table:table-cell>
          <table:table-cell table:number-columns-repeated="10"/>
          <table:table-cell table:formula="of:=[.B2]*[.$B$69]+[.C2]*[.$C$69]+[.D2]*[.$D$69]+[.E2]*[.$E$69]+[.F2]*[.$F$69]+[.G2]*[.$G$69]+[.H2]*[.$H$67]+[.I2]+[.J2]" office:value-type="float" office:value="0" calcext:value-type="float">
            <text:p>0</text:p>
          </table:table-cell>
          <table:table-cell/>
          <table:table-cell table:formula="of:=[Mandag.N2]+[.L2]-[.M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]" office:value-type="float" office:value="0" calcext:value-type="float">
            <text:p>0</text:p>
          </table:table-cell>
          <table:table-cell table:number-columns-repeated="10"/>
          <table:table-cell table:formula="of:=[.B3]*[.$B$69]+[.C3]*[.$C$69]+[.D3]*[.$D$69]+[.E3]*[.$E$69]+[.F3]*[.$F$69]+[.G3]*[.$G$69]+[.H3]*[.$H$67]+[.I3]+[.J3]" office:value-type="float" office:value="0" calcext:value-type="float">
            <text:p>0</text:p>
          </table:table-cell>
          <table:table-cell/>
          <table:table-cell table:formula="of:=[Mandag.N3]+[.L3]-[.M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4]" office:value-type="float" office:value="0" calcext:value-type="float">
            <text:p>0</text:p>
          </table:table-cell>
          <table:table-cell table:number-columns-repeated="10"/>
          <table:table-cell table:formula="of:=[.B4]*[.$B$69]+[.C4]*[.$C$69]+[.D4]*[.$D$69]+[.E4]*[.$E$69]+[.F4]*[.$F$69]+[.G4]*[.$G$69]+[.H4]*[.$H$67]+[.I4]+[.J4]" office:value-type="float" office:value="0" calcext:value-type="float">
            <text:p>0</text:p>
          </table:table-cell>
          <table:table-cell/>
          <table:table-cell table:formula="of:=[Mandag.N4]+[.L4]-[.M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]" office:value-type="float" office:value="0" calcext:value-type="float">
            <text:p>0</text:p>
          </table:table-cell>
          <table:table-cell table:number-columns-repeated="10"/>
          <table:table-cell table:formula="of:=[.B5]*[.$B$69]+[.C5]*[.$C$69]+[.D5]*[.$D$69]+[.E5]*[.$E$69]+[.F5]*[.$F$69]+[.G5]*[.$G$69]+[.H5]*[.$H$67]+[.I5]+[.J5]" office:value-type="float" office:value="0" calcext:value-type="float">
            <text:p>0</text:p>
          </table:table-cell>
          <table:table-cell/>
          <table:table-cell table:formula="of:=[Mandag.N5]+[.L5]-[.M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6]" office:value-type="float" office:value="0" calcext:value-type="float">
            <text:p>0</text:p>
          </table:table-cell>
          <table:table-cell table:number-columns-repeated="10"/>
          <table:table-cell table:formula="of:=[.B6]*[.$B$69]+[.C6]*[.$C$69]+[.D6]*[.$D$69]+[.E6]*[.$E$69]+[.F6]*[.$F$69]+[.G6]*[.$G$69]+[.H6]*[.$H$67]+[.I6]+[.J6]" office:value-type="float" office:value="0" calcext:value-type="float">
            <text:p>0</text:p>
          </table:table-cell>
          <table:table-cell/>
          <table:table-cell table:formula="of:=[Mandag.N6]+[.L6]-[.M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7]" office:value-type="float" office:value="0" calcext:value-type="float">
            <text:p>0</text:p>
          </table:table-cell>
          <table:table-cell table:number-columns-repeated="10"/>
          <table:table-cell table:formula="of:=[.B7]*[.$B$69]+[.C7]*[.$C$69]+[.D7]*[.$D$69]+[.E7]*[.$E$69]+[.F7]*[.$F$69]+[.G7]*[.$G$69]+[.H7]*[.$H$67]+[.I7]+[.J7]" office:value-type="float" office:value="0" calcext:value-type="float">
            <text:p>0</text:p>
          </table:table-cell>
          <table:table-cell/>
          <table:table-cell table:formula="of:=[Mandag.N7]+[.L7]-[.M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8]" office:value-type="float" office:value="0" calcext:value-type="float">
            <text:p>0</text:p>
          </table:table-cell>
          <table:table-cell table:number-columns-repeated="10"/>
          <table:table-cell table:formula="of:=[.B8]*[.$B$69]+[.C8]*[.$C$69]+[.D8]*[.$D$69]+[.E8]*[.$E$69]+[.F8]*[.$F$69]+[.G8]*[.$G$69]+[.H8]*[.$H$67]+[.I8]+[.J8]" office:value-type="float" office:value="0" calcext:value-type="float">
            <text:p>0</text:p>
          </table:table-cell>
          <table:table-cell/>
          <table:table-cell table:formula="of:=[Mandag.N8]+[.L8]-[.M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9]" office:value-type="float" office:value="0" calcext:value-type="float">
            <text:p>0</text:p>
          </table:table-cell>
          <table:table-cell table:number-columns-repeated="10"/>
          <table:table-cell table:formula="of:=[.B9]*[.$B$69]+[.C9]*[.$C$69]+[.D9]*[.$D$69]+[.E9]*[.$E$69]+[.F9]*[.$F$69]+[.G9]*[.$G$69]+[.H9]*[.$H$67]+[.I9]+[.J9]" office:value-type="float" office:value="0" calcext:value-type="float">
            <text:p>0</text:p>
          </table:table-cell>
          <table:table-cell/>
          <table:table-cell table:formula="of:=[Mandag.N9]+[.L9]-[.M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0]" office:value-type="float" office:value="0" calcext:value-type="float">
            <text:p>0</text:p>
          </table:table-cell>
          <table:table-cell table:number-columns-repeated="10"/>
          <table:table-cell table:formula="of:=[.B10]*[.$B$69]+[.C10]*[.$C$69]+[.D10]*[.$D$69]+[.E10]*[.$E$69]+[.F10]*[.$F$69]+[.G10]*[.$G$69]+[.H10]*[.$H$67]+[.I10]+[.J10]" office:value-type="float" office:value="0" calcext:value-type="float">
            <text:p>0</text:p>
          </table:table-cell>
          <table:table-cell/>
          <table:table-cell table:formula="of:=[Mandag.N10]+[.L10]-[.M1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1]" office:value-type="float" office:value="0" calcext:value-type="float">
            <text:p>0</text:p>
          </table:table-cell>
          <table:table-cell table:number-columns-repeated="10"/>
          <table:table-cell table:formula="of:=[.B11]*[.$B$69]+[.C11]*[.$C$69]+[.D11]*[.$D$69]+[.E11]*[.$E$69]+[.F11]*[.$F$69]+[.G11]*[.$G$69]+[.H11]*[.$H$67]+[.I11]+[.J11]" office:value-type="float" office:value="0" calcext:value-type="float">
            <text:p>0</text:p>
          </table:table-cell>
          <table:table-cell/>
          <table:table-cell table:formula="of:=[Mandag.N11]+[.L11]-[.M1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2]" office:value-type="float" office:value="0" calcext:value-type="float">
            <text:p>0</text:p>
          </table:table-cell>
          <table:table-cell table:number-columns-repeated="10"/>
          <table:table-cell table:formula="of:=[.B12]*[.$B$69]+[.C12]*[.$C$69]+[.D12]*[.$D$69]+[.E12]*[.$E$69]+[.F12]*[.$F$69]+[.G12]*[.$G$69]+[.H12]*[.$H$67]+[.I12]+[.J12]" office:value-type="float" office:value="0" calcext:value-type="float">
            <text:p>0</text:p>
          </table:table-cell>
          <table:table-cell/>
          <table:table-cell table:formula="of:=[Mandag.N12]+[.L12]-[.M1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3]" office:value-type="float" office:value="0" calcext:value-type="float">
            <text:p>0</text:p>
          </table:table-cell>
          <table:table-cell table:number-columns-repeated="10"/>
          <table:table-cell table:formula="of:=[.B13]*[.$B$69]+[.C13]*[.$C$69]+[.D13]*[.$D$69]+[.E13]*[.$E$69]+[.F13]*[.$F$69]+[.G13]*[.$G$69]+[.H13]*[.$H$67]+[.I13]+[.J13]" office:value-type="float" office:value="0" calcext:value-type="float">
            <text:p>0</text:p>
          </table:table-cell>
          <table:table-cell/>
          <table:table-cell table:formula="of:=[Mandag.N13]+[.L13]-[.M1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4]" office:value-type="float" office:value="0" calcext:value-type="float">
            <text:p>0</text:p>
          </table:table-cell>
          <table:table-cell table:number-columns-repeated="10"/>
          <table:table-cell table:formula="of:=[.B14]*[.$B$69]+[.C14]*[.$C$69]+[.D14]*[.$D$69]+[.E14]*[.$E$69]+[.F14]*[.$F$69]+[.G14]*[.$G$69]+[.H14]*[.$H$67]+[.I14]+[.J14]" office:value-type="float" office:value="0" calcext:value-type="float">
            <text:p>0</text:p>
          </table:table-cell>
          <table:table-cell/>
          <table:table-cell table:formula="of:=[Mandag.N14]+[.L14]-[.M1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5]" office:value-type="float" office:value="0" calcext:value-type="float">
            <text:p>0</text:p>
          </table:table-cell>
          <table:table-cell table:number-columns-repeated="10"/>
          <table:table-cell table:formula="of:=[.B15]*[.$B$69]+[.C15]*[.$C$69]+[.D15]*[.$D$69]+[.E15]*[.$E$69]+[.F15]*[.$F$69]+[.G15]*[.$G$69]+[.H15]*[.$H$67]+[.I15]+[.J15]" office:value-type="float" office:value="0" calcext:value-type="float">
            <text:p>0</text:p>
          </table:table-cell>
          <table:table-cell/>
          <table:table-cell table:formula="of:=[Mandag.N15]+[.L15]-[.M1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6]" office:value-type="float" office:value="0" calcext:value-type="float">
            <text:p>0</text:p>
          </table:table-cell>
          <table:table-cell table:number-columns-repeated="10"/>
          <table:table-cell table:formula="of:=[.B16]*[.$B$69]+[.C16]*[.$C$69]+[.D16]*[.$D$69]+[.E16]*[.$E$69]+[.F16]*[.$F$69]+[.G16]*[.$G$69]+[.H16]*[.$H$67]+[.I16]+[.J16]" office:value-type="float" office:value="0" calcext:value-type="float">
            <text:p>0</text:p>
          </table:table-cell>
          <table:table-cell/>
          <table:table-cell table:formula="of:=[Mandag.N16]+[.L16]-[.M1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7]" office:value-type="float" office:value="0" calcext:value-type="float">
            <text:p>0</text:p>
          </table:table-cell>
          <table:table-cell table:number-columns-repeated="10"/>
          <table:table-cell table:formula="of:=[.B17]*[.$B$69]+[.C17]*[.$C$69]+[.D17]*[.$D$69]+[.E17]*[.$E$69]+[.F17]*[.$F$69]+[.G17]*[.$G$69]+[.H17]*[.$H$67]+[.I17]+[.J17]" office:value-type="float" office:value="0" calcext:value-type="float">
            <text:p>0</text:p>
          </table:table-cell>
          <table:table-cell/>
          <table:table-cell table:formula="of:=[Mandag.N17]+[.L17]-[.M1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8]" office:value-type="float" office:value="0" calcext:value-type="float">
            <text:p>0</text:p>
          </table:table-cell>
          <table:table-cell table:number-columns-repeated="10"/>
          <table:table-cell table:formula="of:=[.B18]*[.$B$69]+[.C18]*[.$C$69]+[.D18]*[.$D$69]+[.E18]*[.$E$69]+[.F18]*[.$F$69]+[.G18]*[.$G$69]+[.H18]*[.$H$67]+[.I18]+[.J18]" office:value-type="float" office:value="0" calcext:value-type="float">
            <text:p>0</text:p>
          </table:table-cell>
          <table:table-cell/>
          <table:table-cell table:formula="of:=[Mandag.N18]+[.L18]-[.M1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9]" office:value-type="float" office:value="0" calcext:value-type="float">
            <text:p>0</text:p>
          </table:table-cell>
          <table:table-cell table:number-columns-repeated="10"/>
          <table:table-cell table:formula="of:=[.B19]*[.$B$69]+[.C19]*[.$C$69]+[.D19]*[.$D$69]+[.E19]*[.$E$69]+[.F19]*[.$F$69]+[.G19]*[.$G$69]+[.H19]*[.$H$67]+[.I19]+[.J19]" office:value-type="float" office:value="0" calcext:value-type="float">
            <text:p>0</text:p>
          </table:table-cell>
          <table:table-cell/>
          <table:table-cell table:formula="of:=[Mandag.N19]+[.L19]-[.M1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0]" office:value-type="float" office:value="0" calcext:value-type="float">
            <text:p>0</text:p>
          </table:table-cell>
          <table:table-cell table:number-columns-repeated="10"/>
          <table:table-cell table:formula="of:=[.B20]*[.$B$69]+[.C20]*[.$C$69]+[.D20]*[.$D$69]+[.E20]*[.$E$69]+[.F20]*[.$F$69]+[.G20]*[.$G$69]+[.H20]*[.$H$67]+[.I20]+[.J20]" office:value-type="float" office:value="0" calcext:value-type="float">
            <text:p>0</text:p>
          </table:table-cell>
          <table:table-cell/>
          <table:table-cell table:formula="of:=[Mandag.N20]+[.L20]-[.M2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1]" office:value-type="float" office:value="0" calcext:value-type="float">
            <text:p>0</text:p>
          </table:table-cell>
          <table:table-cell table:number-columns-repeated="10"/>
          <table:table-cell table:formula="of:=[.B21]*[.$B$69]+[.C21]*[.$C$69]+[.D21]*[.$D$69]+[.E21]*[.$E$69]+[.F21]*[.$F$69]+[.G21]*[.$G$69]+[.H21]*[.$H$67]+[.I21]+[.J21]" office:value-type="float" office:value="0" calcext:value-type="float">
            <text:p>0</text:p>
          </table:table-cell>
          <table:table-cell/>
          <table:table-cell table:formula="of:=[Mandag.N21]+[.L21]-[.M2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2]" office:value-type="float" office:value="0" calcext:value-type="float">
            <text:p>0</text:p>
          </table:table-cell>
          <table:table-cell table:number-columns-repeated="10"/>
          <table:table-cell table:formula="of:=[.B22]*[.$B$69]+[.C22]*[.$C$69]+[.D22]*[.$D$69]+[.E22]*[.$E$69]+[.F22]*[.$F$69]+[.G22]*[.$G$69]+[.H22]*[.$H$67]+[.I22]+[.J22]" office:value-type="float" office:value="0" calcext:value-type="float">
            <text:p>0</text:p>
          </table:table-cell>
          <table:table-cell/>
          <table:table-cell table:formula="of:=[Mandag.N22]+[.L22]-[.M2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3]" office:value-type="float" office:value="0" calcext:value-type="float">
            <text:p>0</text:p>
          </table:table-cell>
          <table:table-cell table:number-columns-repeated="10"/>
          <table:table-cell table:formula="of:=[.B23]*[.$B$69]+[.C23]*[.$C$69]+[.D23]*[.$D$69]+[.E23]*[.$E$69]+[.F23]*[.$F$69]+[.G23]*[.$G$69]+[.H23]*[.$H$67]+[.I23]+[.J23]" office:value-type="float" office:value="0" calcext:value-type="float">
            <text:p>0</text:p>
          </table:table-cell>
          <table:table-cell/>
          <table:table-cell table:formula="of:=[Mandag.N23]+[.L23]-[.M2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4]" office:value-type="float" office:value="0" calcext:value-type="float">
            <text:p>0</text:p>
          </table:table-cell>
          <table:table-cell table:number-columns-repeated="10"/>
          <table:table-cell table:formula="of:=[.B24]*[.$B$69]+[.C24]*[.$C$69]+[.D24]*[.$D$69]+[.E24]*[.$E$69]+[.F24]*[.$F$69]+[.G24]*[.$G$69]+[.H24]*[.$H$67]+[.I24]+[.J24]" office:value-type="float" office:value="0" calcext:value-type="float">
            <text:p>0</text:p>
          </table:table-cell>
          <table:table-cell/>
          <table:table-cell table:formula="of:=[Mandag.N24]+[.L24]-[.M2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5]" office:value-type="float" office:value="0" calcext:value-type="float">
            <text:p>0</text:p>
          </table:table-cell>
          <table:table-cell table:number-columns-repeated="10"/>
          <table:table-cell table:formula="of:=[.B25]*[.$B$69]+[.C25]*[.$C$69]+[.D25]*[.$D$69]+[.E25]*[.$E$69]+[.F25]*[.$F$69]+[.G25]*[.$G$69]+[.H25]*[.$H$67]+[.I25]+[.J25]" office:value-type="float" office:value="0" calcext:value-type="float">
            <text:p>0</text:p>
          </table:table-cell>
          <table:table-cell/>
          <table:table-cell table:formula="of:=[Mandag.N25]+[.L25]-[.M2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6]" office:value-type="float" office:value="0" calcext:value-type="float">
            <text:p>0</text:p>
          </table:table-cell>
          <table:table-cell table:number-columns-repeated="10"/>
          <table:table-cell table:formula="of:=[.B26]*[.$B$69]+[.C26]*[.$C$69]+[.D26]*[.$D$69]+[.E26]*[.$E$69]+[.F26]*[.$F$69]+[.G26]*[.$G$69]+[.H26]*[.$H$67]+[.I26]+[.J26]" office:value-type="float" office:value="0" calcext:value-type="float">
            <text:p>0</text:p>
          </table:table-cell>
          <table:table-cell/>
          <table:table-cell table:formula="of:=[Mandag.N26]+[.L26]-[.M2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7]" office:value-type="float" office:value="0" calcext:value-type="float">
            <text:p>0</text:p>
          </table:table-cell>
          <table:table-cell table:number-columns-repeated="10"/>
          <table:table-cell table:formula="of:=[.B27]*[.$B$69]+[.C27]*[.$C$69]+[.D27]*[.$D$69]+[.E27]*[.$E$69]+[.F27]*[.$F$69]+[.G27]*[.$G$69]+[.H27]*[.$H$67]+[.I27]+[.J27]" office:value-type="float" office:value="0" calcext:value-type="float">
            <text:p>0</text:p>
          </table:table-cell>
          <table:table-cell/>
          <table:table-cell table:formula="of:=[Mandag.N27]+[.L27]-[.M2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8]" office:value-type="float" office:value="0" calcext:value-type="float">
            <text:p>0</text:p>
          </table:table-cell>
          <table:table-cell table:number-columns-repeated="10"/>
          <table:table-cell table:formula="of:=[.B28]*[.$B$69]+[.C28]*[.$C$69]+[.D28]*[.$D$69]+[.E28]*[.$E$69]+[.F28]*[.$F$69]+[.G28]*[.$G$69]+[.H28]*[.$H$67]+[.I28]+[.J28]" office:value-type="float" office:value="0" calcext:value-type="float">
            <text:p>0</text:p>
          </table:table-cell>
          <table:table-cell/>
          <table:table-cell table:formula="of:=[Mandag.N28]+[.L28]-[.M2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9]" office:value-type="float" office:value="0" calcext:value-type="float">
            <text:p>0</text:p>
          </table:table-cell>
          <table:table-cell table:number-columns-repeated="10"/>
          <table:table-cell table:formula="of:=[.B29]*[.$B$69]+[.C29]*[.$C$69]+[.D29]*[.$D$69]+[.E29]*[.$E$69]+[.F29]*[.$F$69]+[.G29]*[.$G$69]+[.H29]*[.$H$67]+[.I29]+[.J29]" office:value-type="float" office:value="0" calcext:value-type="float">
            <text:p>0</text:p>
          </table:table-cell>
          <table:table-cell/>
          <table:table-cell table:formula="of:=[Mandag.N29]+[.L29]-[.M2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0]" office:value-type="float" office:value="0" calcext:value-type="float">
            <text:p>0</text:p>
          </table:table-cell>
          <table:table-cell table:number-columns-repeated="10"/>
          <table:table-cell table:formula="of:=[.B30]*[.$B$69]+[.C30]*[.$C$69]+[.D30]*[.$D$69]+[.E30]*[.$E$69]+[.F30]*[.$F$69]+[.G30]*[.$G$69]+[.H30]*[.$H$67]+[.I30]+[.J30]" office:value-type="float" office:value="0" calcext:value-type="float">
            <text:p>0</text:p>
          </table:table-cell>
          <table:table-cell/>
          <table:table-cell table:formula="of:=[Mandag.N30]+[.L30]-[.M3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1]" office:value-type="float" office:value="0" calcext:value-type="float">
            <text:p>0</text:p>
          </table:table-cell>
          <table:table-cell table:number-columns-repeated="10"/>
          <table:table-cell table:formula="of:=[.B31]*[.$B$69]+[.C31]*[.$C$69]+[.D31]*[.$D$69]+[.E31]*[.$E$69]+[.F31]*[.$F$69]+[.G31]*[.$G$69]+[.H31]*[.$H$67]+[.I31]+[.J31]" office:value-type="float" office:value="0" calcext:value-type="float">
            <text:p>0</text:p>
          </table:table-cell>
          <table:table-cell/>
          <table:table-cell table:formula="of:=[Mandag.N31]+[.L31]-[.M3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2]" office:value-type="float" office:value="0" calcext:value-type="float">
            <text:p>0</text:p>
          </table:table-cell>
          <table:table-cell table:number-columns-repeated="10"/>
          <table:table-cell table:formula="of:=[.B32]*[.$B$69]+[.C32]*[.$C$69]+[.D32]*[.$D$69]+[.E32]*[.$E$69]+[.F32]*[.$F$69]+[.G32]*[.$G$69]+[.H32]*[.$H$67]+[.I32]+[.J32]" office:value-type="float" office:value="0" calcext:value-type="float">
            <text:p>0</text:p>
          </table:table-cell>
          <table:table-cell/>
          <table:table-cell table:formula="of:=[Mandag.N32]+[.L32]-[.M3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3]" office:value-type="float" office:value="0" calcext:value-type="float">
            <text:p>0</text:p>
          </table:table-cell>
          <table:table-cell table:number-columns-repeated="10"/>
          <table:table-cell table:formula="of:=[.B33]*[.$B$69]+[.C33]*[.$C$69]+[.D33]*[.$D$69]+[.E33]*[.$E$69]+[.F33]*[.$F$69]+[.G33]*[.$G$69]+[.H33]*[.$H$67]+[.I33]+[.J33]" office:value-type="float" office:value="0" calcext:value-type="float">
            <text:p>0</text:p>
          </table:table-cell>
          <table:table-cell/>
          <table:table-cell table:formula="of:=[Mandag.N33]+[.L33]-[.M3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4]" office:value-type="float" office:value="0" calcext:value-type="float">
            <text:p>0</text:p>
          </table:table-cell>
          <table:table-cell table:number-columns-repeated="10"/>
          <table:table-cell table:formula="of:=[.B34]*[.$B$69]+[.C34]*[.$C$69]+[.D34]*[.$D$69]+[.E34]*[.$E$69]+[.F34]*[.$F$69]+[.G34]*[.$G$69]+[.H34]*[.$H$67]+[.I34]+[.J34]" office:value-type="float" office:value="0" calcext:value-type="float">
            <text:p>0</text:p>
          </table:table-cell>
          <table:table-cell/>
          <table:table-cell table:formula="of:=[Mandag.N34]+[.L34]-[.M3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5]" office:value-type="float" office:value="0" calcext:value-type="float">
            <text:p>0</text:p>
          </table:table-cell>
          <table:table-cell table:number-columns-repeated="10"/>
          <table:table-cell table:formula="of:=[.B35]*[.$B$69]+[.C35]*[.$C$69]+[.D35]*[.$D$69]+[.E35]*[.$E$69]+[.F35]*[.$F$69]+[.G35]*[.$G$69]+[.H35]*[.$H$67]+[.I35]+[.J35]" office:value-type="float" office:value="0" calcext:value-type="float">
            <text:p>0</text:p>
          </table:table-cell>
          <table:table-cell/>
          <table:table-cell table:formula="of:=[Mandag.N35]+[.L35]-[.M3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6]" office:value-type="float" office:value="0" calcext:value-type="float">
            <text:p>0</text:p>
          </table:table-cell>
          <table:table-cell table:number-columns-repeated="10"/>
          <table:table-cell table:formula="of:=[.B36]*[.$B$69]+[.C36]*[.$C$69]+[.D36]*[.$D$69]+[.E36]*[.$E$69]+[.F36]*[.$F$69]+[.G36]*[.$G$69]+[.H36]*[.$H$67]+[.I36]+[.J36]" office:value-type="float" office:value="0" calcext:value-type="float">
            <text:p>0</text:p>
          </table:table-cell>
          <table:table-cell/>
          <table:table-cell table:formula="of:=[Mandag.N36]+[.L36]-[.M3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7]" office:value-type="float" office:value="0" calcext:value-type="float">
            <text:p>0</text:p>
          </table:table-cell>
          <table:table-cell table:number-columns-repeated="10"/>
          <table:table-cell table:formula="of:=[.B37]*[.$B$69]+[.C37]*[.$C$69]+[.D37]*[.$D$69]+[.E37]*[.$E$69]+[.F37]*[.$F$69]+[.G37]*[.$G$69]+[.H37]*[.$H$67]+[.I37]+[.J37]" office:value-type="float" office:value="0" calcext:value-type="float">
            <text:p>0</text:p>
          </table:table-cell>
          <table:table-cell/>
          <table:table-cell table:formula="of:=[Mandag.N37]+[.L37]-[.M3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8]" office:value-type="float" office:value="0" calcext:value-type="float">
            <text:p>0</text:p>
          </table:table-cell>
          <table:table-cell table:number-columns-repeated="10"/>
          <table:table-cell table:formula="of:=[.B38]*[.$B$69]+[.C38]*[.$C$69]+[.D38]*[.$D$69]+[.E38]*[.$E$69]+[.F38]*[.$F$69]+[.G38]*[.$G$69]+[.H38]*[.$H$67]+[.I38]+[.J38]" office:value-type="float" office:value="0" calcext:value-type="float">
            <text:p>0</text:p>
          </table:table-cell>
          <table:table-cell/>
          <table:table-cell table:formula="of:=[Mandag.N38]+[.L38]-[.M3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9]" office:value-type="float" office:value="0" calcext:value-type="float">
            <text:p>0</text:p>
          </table:table-cell>
          <table:table-cell table:number-columns-repeated="10"/>
          <table:table-cell table:formula="of:=[.B39]*[.$B$69]+[.C39]*[.$C$69]+[.D39]*[.$D$69]+[.E39]*[.$E$69]+[.F39]*[.$F$69]+[.G39]*[.$G$69]+[.H39]*[.$H$67]+[.I39]+[.J39]" office:value-type="float" office:value="0" calcext:value-type="float">
            <text:p>0</text:p>
          </table:table-cell>
          <table:table-cell/>
          <table:table-cell table:formula="of:=[Mandag.N39]+[.L39]-[.M3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40]" office:value-type="float" office:value="0" calcext:value-type="float">
            <text:p>0</text:p>
          </table:table-cell>
          <table:table-cell table:number-columns-repeated="10"/>
          <table:table-cell table:formula="of:=[.B40]*[.$B$69]+[.C40]*[.$C$69]+[.D40]*[.$D$69]+[.E40]*[.$E$69]+[.F40]*[.$F$69]+[.G40]*[.$G$69]+[.H40]*[.$H$67]+[.I40]+[.J40]" office:value-type="float" office:value="0" calcext:value-type="float">
            <text:p>0</text:p>
          </table:table-cell>
          <table:table-cell/>
          <table:table-cell table:formula="of:=[Mandag.N40]+[.L40]-[.M4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41]" office:value-type="float" office:value="0" calcext:value-type="float">
            <text:p>0</text:p>
          </table:table-cell>
          <table:table-cell table:number-columns-repeated="10"/>
          <table:table-cell table:formula="of:=[.B41]*[.$B$69]+[.C41]*[.$C$69]+[.D41]*[.$D$69]+[.E41]*[.$E$69]+[.F41]*[.$F$69]+[.G41]*[.$G$69]+[.H41]*[.$H$67]+[.I41]+[.J41]" office:value-type="float" office:value="0" calcext:value-type="float">
            <text:p>0</text:p>
          </table:table-cell>
          <table:table-cell/>
          <table:table-cell table:formula="of:=[Mandag.N41]+[.L41]-[.M4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42]" office:value-type="float" office:value="0" calcext:value-type="float">
            <text:p>0</text:p>
          </table:table-cell>
          <table:table-cell table:number-columns-repeated="10"/>
          <table:table-cell table:formula="of:=[.B42]*[.$B$69]+[.C42]*[.$C$69]+[.D42]*[.$D$69]+[.E42]*[.$E$69]+[.F42]*[.$F$69]+[.G42]*[.$G$69]+[.H42]*[.$H$67]+[.I42]+[.J42]" office:value-type="float" office:value="0" calcext:value-type="float">
            <text:p>0</text:p>
          </table:table-cell>
          <table:table-cell/>
          <table:table-cell table:formula="of:=[Mandag.N42]+[.L42]-[.M4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43]" office:value-type="float" office:value="0" calcext:value-type="float">
            <text:p>0</text:p>
          </table:table-cell>
          <table:table-cell table:number-columns-repeated="10"/>
          <table:table-cell table:formula="of:=[.B43]*[.$B$69]+[.C43]*[.$C$69]+[.D43]*[.$D$69]+[.E43]*[.$E$69]+[.F43]*[.$F$69]+[.G43]*[.$G$69]+[.H43]*[.$H$67]+[.I43]+[.J43]" office:value-type="float" office:value="0" calcext:value-type="float">
            <text:p>0</text:p>
          </table:table-cell>
          <table:table-cell/>
          <table:table-cell table:formula="of:=[Mandag.N43]+[.L43]-[.M4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44]" office:value-type="float" office:value="0" calcext:value-type="float">
            <text:p>0</text:p>
          </table:table-cell>
          <table:table-cell table:number-columns-repeated="10"/>
          <table:table-cell table:formula="of:=[.B44]*[.$B$69]+[.C44]*[.$C$69]+[.D44]*[.$D$69]+[.E44]*[.$E$69]+[.F44]*[.$F$69]+[.G44]*[.$G$69]+[.H44]*[.$H$67]+[.I44]+[.J44]" office:value-type="float" office:value="0" calcext:value-type="float">
            <text:p>0</text:p>
          </table:table-cell>
          <table:table-cell/>
          <table:table-cell table:formula="of:=[Mandag.N44]+[.L44]-[.M4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45]" office:value-type="float" office:value="0" calcext:value-type="float">
            <text:p>0</text:p>
          </table:table-cell>
          <table:table-cell table:number-columns-repeated="10"/>
          <table:table-cell table:formula="of:=[.B45]*[.$B$69]+[.C45]*[.$C$69]+[.D45]*[.$D$69]+[.E45]*[.$E$69]+[.F45]*[.$F$69]+[.G45]*[.$G$69]+[.H45]*[.$H$67]+[.I45]+[.J45]" office:value-type="float" office:value="0" calcext:value-type="float">
            <text:p>0</text:p>
          </table:table-cell>
          <table:table-cell/>
          <table:table-cell table:formula="of:=[Mandag.N45]+[.L45]-[.M4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46]" office:value-type="float" office:value="0" calcext:value-type="float">
            <text:p>0</text:p>
          </table:table-cell>
          <table:table-cell table:number-columns-repeated="10"/>
          <table:table-cell table:formula="of:=[.B46]*[.$B$69]+[.C46]*[.$C$69]+[.D46]*[.$D$69]+[.E46]*[.$E$69]+[.F46]*[.$F$69]+[.G46]*[.$G$69]+[.H46]*[.$H$67]+[.I46]+[.J46]" office:value-type="float" office:value="0" calcext:value-type="float">
            <text:p>0</text:p>
          </table:table-cell>
          <table:table-cell/>
          <table:table-cell table:formula="of:=[Mandag.N46]+[.L46]-[.M4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Fredag.A48]" office:value-type="string" office:string-value="Russer" calcext:value-type="string">
            <text:p>Russer</text:p>
          </table:table-cell>
          <table:table-cell table:style-name="ce20" table:formula="of:=SUM([.B2:.B47])" office:value-type="float" office:value="0" calcext:value-type="float">
            <text:p>0</text:p>
          </table:table-cell>
          <table:table-cell table:style-name="ce20" table:formula="of:=SUM([.C2:.C47])" office:value-type="float" office:value="0" calcext:value-type="float">
            <text:p>0</text:p>
          </table:table-cell>
          <table:table-cell table:style-name="ce20" table:formula="of:=SUM([.D2:.D47])" office:value-type="float" office:value="0" calcext:value-type="float">
            <text:p>0</text:p>
          </table:table-cell>
          <table:table-cell table:style-name="ce20" table:formula="of:=SUM([.E2:.E47])" office:value-type="float" office:value="0" calcext:value-type="float">
            <text:p>0</text:p>
          </table:table-cell>
          <table:table-cell table:style-name="ce20" table:formula="of:=SUM([.F2:.F47])" office:value-type="float" office:value="0" calcext:value-type="float">
            <text:p>0</text:p>
          </table:table-cell>
          <table:table-cell table:style-name="ce20" table:formula="of:=SUM([.G2:.G47])" office:value-type="float" office:value="0" calcext:value-type="float">
            <text:p>0</text:p>
          </table:table-cell>
          <table:table-cell table:style-name="ce20" table:formula="of:=SUM([.H2:.H47])" office:value-type="float" office:value="0" calcext:value-type="float">
            <text:p>0</text:p>
          </table:table-cell>
          <table:table-cell table:style-name="ce20" table:formula="of:=SUM([.I2:.I47])" office:value-type="float" office:value="0" calcext:value-type="float">
            <text:p>0</text:p>
          </table:table-cell>
          <table:table-cell table:style-name="ce20" table:formula="of:=SUM([.J2:.J47])" office:value-type="float" office:value="0" calcext:value-type="float">
            <text:p>0</text:p>
          </table:table-cell>
          <table:table-cell table:style-name="ce20"/>
          <table:table-cell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Fredag.A50]" office:value-type="float" office:value="0" calcext:value-type="float">
            <text:p>0</text:p>
          </table:table-cell>
          <table:table-cell table:number-columns-repeated="10"/>
          <table:table-cell table:formula="of:=[.B50]*[.$B$69]+[.C50]*[.$C$69]+[.D50]*[.$D$69]+[.E50]*[.$E$69]+[.F50]*[.$F$69]+[.G50]*[.$G$69]+[.H50]*[.$H$67]+[.I50]+[.J50]" office:value-type="float" office:value="0" calcext:value-type="float">
            <text:p>0</text:p>
          </table:table-cell>
          <table:table-cell/>
          <table:table-cell table:formula="of:=[Mandag.N50]+[.L50]-[.M5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1]" office:value-type="float" office:value="0" calcext:value-type="float">
            <text:p>0</text:p>
          </table:table-cell>
          <table:table-cell table:number-columns-repeated="10"/>
          <table:table-cell table:formula="of:=[.B51]*[.$B$69]+[.C51]*[.$C$69]+[.D51]*[.$D$69]+[.E51]*[.$E$69]+[.F51]*[.$F$69]+[.G51]*[.$G$69]+[.H51]*[.$H$67]+[.I51]+[.J51]" office:value-type="float" office:value="0" calcext:value-type="float">
            <text:p>0</text:p>
          </table:table-cell>
          <table:table-cell/>
          <table:table-cell table:formula="of:=[Mandag.N51]+[.L51]-[.M5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2]" office:value-type="float" office:value="0" calcext:value-type="float">
            <text:p>0</text:p>
          </table:table-cell>
          <table:table-cell table:number-columns-repeated="10"/>
          <table:table-cell table:formula="of:=[.B52]*[.$B$69]+[.C52]*[.$C$69]+[.D52]*[.$D$69]+[.E52]*[.$E$69]+[.F52]*[.$F$69]+[.G52]*[.$G$69]+[.H52]*[.$H$67]+[.I52]+[.J52]" office:value-type="float" office:value="0" calcext:value-type="float">
            <text:p>0</text:p>
          </table:table-cell>
          <table:table-cell/>
          <table:table-cell table:formula="of:=[Mandag.N52]+[.L52]-[.M5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3]" office:value-type="float" office:value="0" calcext:value-type="float">
            <text:p>0</text:p>
          </table:table-cell>
          <table:table-cell table:number-columns-repeated="10"/>
          <table:table-cell table:formula="of:=[.B53]*[.$B$69]+[.C53]*[.$C$69]+[.D53]*[.$D$69]+[.E53]*[.$E$69]+[.F53]*[.$F$69]+[.G53]*[.$G$69]+[.H53]*[.$H$67]+[.I53]+[.J53]" office:value-type="float" office:value="0" calcext:value-type="float">
            <text:p>0</text:p>
          </table:table-cell>
          <table:table-cell/>
          <table:table-cell table:formula="of:=[Mandag.N53]+[.L53]-[.M5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4]" office:value-type="float" office:value="0" calcext:value-type="float">
            <text:p>0</text:p>
          </table:table-cell>
          <table:table-cell table:number-columns-repeated="10"/>
          <table:table-cell table:formula="of:=[.B54]*[.$B$69]+[.C54]*[.$C$69]+[.D54]*[.$D$69]+[.E54]*[.$E$69]+[.F54]*[.$F$69]+[.G54]*[.$G$69]+[.H54]*[.$H$67]+[.I54]+[.J54]" office:value-type="float" office:value="0" calcext:value-type="float">
            <text:p>0</text:p>
          </table:table-cell>
          <table:table-cell/>
          <table:table-cell table:formula="of:=[Mandag.N54]+[.L54]-[.M5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5]" office:value-type="float" office:value="0" calcext:value-type="float">
            <text:p>0</text:p>
          </table:table-cell>
          <table:table-cell table:number-columns-repeated="10"/>
          <table:table-cell table:formula="of:=[.B55]*[.$B$69]+[.C55]*[.$C$69]+[.D55]*[.$D$69]+[.E55]*[.$E$69]+[.F55]*[.$F$69]+[.G55]*[.$G$69]+[.H55]*[.$H$67]+[.I55]+[.J55]" office:value-type="float" office:value="0" calcext:value-type="float">
            <text:p>0</text:p>
          </table:table-cell>
          <table:table-cell/>
          <table:table-cell table:formula="of:=[Mandag.N55]+[.L55]-[.M5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6]" office:value-type="float" office:value="0" calcext:value-type="float">
            <text:p>0</text:p>
          </table:table-cell>
          <table:table-cell table:number-columns-repeated="10"/>
          <table:table-cell table:formula="of:=[.B56]*[.$B$69]+[.C56]*[.$C$69]+[.D56]*[.$D$69]+[.E56]*[.$E$69]+[.F56]*[.$F$69]+[.G56]*[.$G$69]+[.H56]*[.$H$67]+[.I56]+[.J56]" office:value-type="float" office:value="0" calcext:value-type="float">
            <text:p>0</text:p>
          </table:table-cell>
          <table:table-cell/>
          <table:table-cell table:formula="of:=[Mandag.N56]+[.L56]-[.M5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7]" office:value-type="float" office:value="0" calcext:value-type="float">
            <text:p>0</text:p>
          </table:table-cell>
          <table:table-cell table:number-columns-repeated="10"/>
          <table:table-cell table:formula="of:=[.B57]*[.$B$69]+[.C57]*[.$C$69]+[.D57]*[.$D$69]+[.E57]*[.$E$69]+[.F57]*[.$F$69]+[.G57]*[.$G$69]+[.H57]*[.$H$67]+[.I57]+[.J57]" office:value-type="float" office:value="0" calcext:value-type="float">
            <text:p>0</text:p>
          </table:table-cell>
          <table:table-cell/>
          <table:table-cell table:formula="of:=[Mandag.N57]+[.L57]-[.M5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8]" office:value-type="float" office:value="0" calcext:value-type="float">
            <text:p>0</text:p>
          </table:table-cell>
          <table:table-cell table:number-columns-repeated="10"/>
          <table:table-cell table:formula="of:=[.B58]*[.$B$69]+[.C58]*[.$C$69]+[.D58]*[.$D$69]+[.E58]*[.$E$69]+[.F58]*[.$F$69]+[.G58]*[.$G$69]+[.H58]*[.$H$67]+[.I58]+[.J58]" office:value-type="float" office:value="0" calcext:value-type="float">
            <text:p>0</text:p>
          </table:table-cell>
          <table:table-cell/>
          <table:table-cell table:formula="of:=[Mandag.N58]+[.L58]-[.M5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9]" office:value-type="float" office:value="0" calcext:value-type="float">
            <text:p>0</text:p>
          </table:table-cell>
          <table:table-cell table:number-columns-repeated="10"/>
          <table:table-cell table:formula="of:=[.B59]*[.$B$69]+[.C59]*[.$C$69]+[.D59]*[.$D$69]+[.E59]*[.$E$69]+[.F59]*[.$F$69]+[.G59]*[.$G$69]+[.H59]*[.$H$67]+[.I59]+[.J59]" office:value-type="float" office:value="0" calcext:value-type="float">
            <text:p>0</text:p>
          </table:table-cell>
          <table:table-cell/>
          <table:table-cell table:formula="of:=[Mandag.N59]+[.L59]-[.M5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Fredag.A61]" office:value-type="string" office:string-value="Vejleder" calcext:value-type="string">
            <text:p>Vejleder</text:p>
          </table:table-cell>
          <table:table-cell table:style-name="ce20" table:formula="of:=SUM([.B50:.B59])" office:value-type="float" office:value="0" calcext:value-type="float">
            <text:p>0</text:p>
          </table:table-cell>
          <table:table-cell table:style-name="ce20" table:formula="of:=SUM([.C50:.C59])" office:value-type="float" office:value="0" calcext:value-type="float">
            <text:p>0</text:p>
          </table:table-cell>
          <table:table-cell table:style-name="ce20" table:formula="of:=SUM([.D50:.D59])" office:value-type="float" office:value="0" calcext:value-type="float">
            <text:p>0</text:p>
          </table:table-cell>
          <table:table-cell table:style-name="ce20" table:formula="of:=SUM([.E50:.E59])" office:value-type="float" office:value="0" calcext:value-type="float">
            <text:p>0</text:p>
          </table:table-cell>
          <table:table-cell table:style-name="ce20" table:formula="of:=SUM([.F50:.F59])" office:value-type="float" office:value="0" calcext:value-type="float">
            <text:p>0</text:p>
          </table:table-cell>
          <table:table-cell table:style-name="ce20" table:formula="of:=SUM([.G50:.G59])" office:value-type="float" office:value="0" calcext:value-type="float">
            <text:p>0</text:p>
          </table:table-cell>
          <table:table-cell table:style-name="ce20" table:formula="of:=SUM([.H50:.H59])" office:value-type="float" office:value="0" calcext:value-type="float">
            <text:p>0</text:p>
          </table:table-cell>
          <table:table-cell table:style-name="ce20" table:formula="of:=SUM([.I50:.I59])" office:value-type="float" office:value="0" calcext:value-type="float">
            <text:p>0</text:p>
          </table:table-cell>
          <table:table-cell table:style-name="ce20" table:formula="of:=SUM([.J50:.J59])" office:value-type="float" office:value="0" calcext:value-type="float">
            <text:p>0</text:p>
          </table:table-cell>
          <table:table-cell table:style-name="ce20"/>
          <table:table-cell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Fredag.A63]" office:value-type="string" office:string-value="Ialt" calcext:value-type="string">
            <text:p>Ialt</text:p>
          </table:table-cell>
          <table:table-cell table:style-name="ce20" table:formula="of:=SUM([.B48]+[.B61])" office:value-type="float" office:value="0" calcext:value-type="float">
            <text:p>0</text:p>
          </table:table-cell>
          <table:table-cell table:style-name="ce20" table:formula="of:=SUM([.C48]+[.C61])" office:value-type="float" office:value="0" calcext:value-type="float">
            <text:p>0</text:p>
          </table:table-cell>
          <table:table-cell table:style-name="ce20" table:formula="of:=SUM([.D48]+[.D61])" office:value-type="float" office:value="0" calcext:value-type="float">
            <text:p>0</text:p>
          </table:table-cell>
          <table:table-cell table:style-name="ce20" table:formula="of:=SUM([.E48]+[.E61])" office:value-type="float" office:value="0" calcext:value-type="float">
            <text:p>0</text:p>
          </table:table-cell>
          <table:table-cell table:style-name="ce20" table:formula="of:=SUM([.F48]+[.F61])" office:value-type="float" office:value="0" calcext:value-type="float">
            <text:p>0</text:p>
          </table:table-cell>
          <table:table-cell table:style-name="ce20" table:formula="of:=SUM([.G48]+[.G61])" office:value-type="float" office:value="0" calcext:value-type="float">
            <text:p>0</text:p>
          </table:table-cell>
          <table:table-cell table:style-name="ce20" table:formula="of:=SUM([.H48]+[.H61])" office:value-type="float" office:value="0" calcext:value-type="float">
            <text:p>0</text:p>
          </table:table-cell>
          <table:table-cell table:style-name="ce20" table:formula="of:=SUM([.I48]+[.I61])" office:value-type="float" office:value="0" calcext:value-type="float">
            <text:p>0</text:p>
          </table:table-cell>
          <table:table-cell table:style-name="ce20" table:formula="of:=SUM([.J48]+[.J61])" office:value-type="float" office:value="0" calcext:value-type="float">
            <text:p>0</text:p>
          </table:table-cell>
          <table:table-cell table:style-name="ce20"/>
          <table:table-cell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Fredag.A65]" office:value-type="string" office:string-value="Forsvundet" calcext:value-type="string">
            <text:p>Forsvundet</text:p>
          </table:table-cell>
          <table:table-cell table:style-name="ce20" table:formula="of:=[$Optælling.B20]" office:value-type="float" office:value="0" calcext:value-type="float">
            <text:p>0</text:p>
          </table:table-cell>
          <table:table-cell table:style-name="ce20" table:formula="of:=[$Optælling.C20]" office:value-type="float" office:value="0" calcext:value-type="float">
            <text:p>0</text:p>
          </table:table-cell>
          <table:table-cell table:style-name="ce20" table:formula="of:=[$Optælling.D20]" office:value-type="float" office:value="0" calcext:value-type="float">
            <text:p>0</text:p>
          </table:table-cell>
          <table:table-cell table:style-name="ce20" table:formula="of:=[$Optælling.E20]" office:value-type="float" office:value="0" calcext:value-type="float">
            <text:p>0</text:p>
          </table:table-cell>
          <table:table-cell table:style-name="ce20" table:formula="of:=[$Optælling.F20]" office:value-type="float" office:value="0" calcext:value-type="float">
            <text:p>0</text:p>
          </table:table-cell>
          <table:table-cell table:style-name="ce20" table:formula="of:=[$Optælling.G20]" office:value-type="float" office:value="0" calcext:value-type="float">
            <text:p>0</text:p>
          </table:table-cell>
          <table:table-cell table:style-name="ce20" table:number-columns-repeated="4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Fredag.A66]" office:value-type="string" office:string-value="Forsvundet pris" calcext:value-type="string">
            <text:p>Forsvundet pris</text:p>
          </table:table-cell>
          <table:table-cell table:style-name="ce20" table:formula="of:=[.B65]*[$Beholdning.$H$4]" office:value-type="float" office:value="0" calcext:value-type="float">
            <text:p>0</text:p>
          </table:table-cell>
          <table:table-cell table:style-name="ce20" table:formula="of:=[.C65]*[$Beholdning.$H$8]" office:value-type="float" office:value="0" calcext:value-type="float">
            <text:p>0</text:p>
          </table:table-cell>
          <table:table-cell table:style-name="ce20" table:formula="of:=[.D65]*[$Beholdning.$H$13]" office:value-type="float" office:value="0" calcext:value-type="float">
            <text:p>0</text:p>
          </table:table-cell>
          <table:table-cell table:style-name="ce20" table:formula="of:=[.E65]*[$Beholdning.$H$17]" office:value-type="float" office:value="0" calcext:value-type="float">
            <text:p>0</text:p>
          </table:table-cell>
          <table:table-cell table:style-name="ce20" table:formula="of:=[.F65]*[$Beholdning.$H$21]" office:value-type="float" office:value="0" calcext:value-type="float">
            <text:p>0</text:p>
          </table:table-cell>
          <table:table-cell table:style-name="ce20" table:formula="of:=[.G65]*[$Beholdning.$H$25]" office:value-type="float" office:value="0" calcext:value-type="float">
            <text:p>0</text:p>
          </table:table-cell>
          <table:table-cell table:style-name="ce20" table:number-columns-repeated="4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Fredag.A67]" office:value-type="string" office:string-value="Skal koste" calcext:value-type="string">
            <text:p>Skal koste</text:p>
          </table:table-cell>
          <table:table-cell table:style-name="ce20" table:formula="of:=IF([.B63]=0;0;(([.B63]+[.B65])*[$Beholdning.$H$4])/[.B63])" office:value-type="float" office:value="0" calcext:value-type="float">
            <text:p>0</text:p>
          </table:table-cell>
          <table:table-cell table:style-name="ce20" table:formula="of:=IF([.C63]=0;0;(([.C63]+[.C65])*[$Beholdning.$H$8])/[.C63])" office:value-type="float" office:value="0" calcext:value-type="float">
            <text:p>0</text:p>
          </table:table-cell>
          <table:table-cell table:style-name="ce20" table:formula="of:=IF([.D63]=0;0;(([.D63]+[.D65])*[$Beholdning.$H$13])/[.D63])" office:value-type="float" office:value="0" calcext:value-type="float">
            <text:p>0</text:p>
          </table:table-cell>
          <table:table-cell table:style-name="ce20" table:formula="of:=IF([.E63]=0;0;(([.E63]+[.E65])*[$Beholdning.$H$17])/[.E63])" office:value-type="float" office:value="0" calcext:value-type="float">
            <text:p>0</text:p>
          </table:table-cell>
          <table:table-cell table:style-name="ce20" table:formula="of:=IF([.F63]=0;0;(([.F63]+[.F65])*[$Beholdning.$H$21])/[.F63])" office:value-type="float" office:value="0" calcext:value-type="float">
            <text:p>0</text:p>
          </table:table-cell>
          <table:table-cell table:style-name="ce20" table:formula="of:=IF([.G63]=0;0;(([.G63]+[.G65])*[$Beholdning.$H$25])/[.G63])" office:value-type="float" office:value="0" calcext:value-type="float">
            <text:p>0</text:p>
          </table:table-cell>
          <table:table-cell table:style-name="ce20" table:formula="of:=[$Beholdning.$H61]" office:value-type="float" office:value="0" calcext:value-type="float">
            <text:p>0</text:p>
          </table:table-cell>
          <table:table-cell table:style-name="ce20" table:number-columns-repeated="3"/>
          <table:table-cell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Fredag.A69]" office:value-type="string" office:string-value="Ruspris" calcext:value-type="string">
            <text:p>Ruspris</text:p>
          </table:table-cell>
          <table:table-cell table:number-columns-repeated="11"/>
          <table:table-cell table:style-name="ce20"/>
          <table:table-cell table:number-columns-repeated="1011"/>
        </table:table-row>
        <table:table-row table:style-name="ro1">
          <table:table-cell table:formula="of:=[$Fredag.A70]" office:value-type="string" office:string-value="Vejlederpris" calcext:value-type="string">
            <text:p>Vejlederpris</text:p>
          </table:table-cell>
          <table:table-cell table:number-columns-repeated="11"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Fredag.A72]" office:value-type="string" office:string-value="Overskud" calcext:value-type="string">
            <text:p>Overskud</text:p>
          </table:table-cell>
          <table:table-cell table:style-name="ce11" table:formula="of:=[Mandag.H72]+(([.B48]*[.B69]+[.B61]*[.B70])-[.B63]*[.B67])" office:value-type="currency" office:currency="DKK" office:value="0" calcext:value-type="currency">
            <text:p>kr 0.00</text:p>
          </table:table-cell>
          <table:table-cell table:style-name="ce11" table:formula="of:=[.B72]+(([.C48]*[.C69]+[.C61]*[.C70])-[.C63]*[.C67])" office:value-type="currency" office:currency="DKK" office:value="0" calcext:value-type="currency">
            <text:p>kr 0.00</text:p>
          </table:table-cell>
          <table:table-cell table:style-name="ce11" table:formula="of:=[.C72]+(([.D48]*[.D69]+[.D61]*[.D70])-[.D63]*[.D67])" office:value-type="currency" office:currency="DKK" office:value="0" calcext:value-type="currency">
            <text:p>kr 0.00</text:p>
          </table:table-cell>
          <table:table-cell table:style-name="ce11" table:formula="of:=[.D72]+(([.E48]*[.E69]+[.E61]*[.E70])-[.E63]*[.E67])" office:value-type="currency" office:currency="DKK" office:value="0" calcext:value-type="currency">
            <text:p>kr 0.00</text:p>
          </table:table-cell>
          <table:table-cell table:style-name="ce11" table:formula="of:=[.E72]+(([.F48]*[.F69]+[.F61]*[.F70])-[.F63]*[.F67])" office:value-type="currency" office:currency="DKK" office:value="0" calcext:value-type="currency">
            <text:p>kr 0.00</text:p>
          </table:table-cell>
          <table:table-cell table:style-name="ce11" table:formula="of:=[.F72]+(([.G48]*[.G69]+[.G61]*[.G70])-[.G63]*[.G67])" office:value-type="currency" office:currency="DKK" office:value="0" calcext:value-type="currency">
            <text:p>kr 0.00</text:p>
          </table:table-cell>
          <table:table-cell table:style-name="ce11" table:formula="of:=[.G72]+(([.H48]*[.H69]+[.H61]*[.H70])-[.H63]*[.H67])" office:value-type="currency" office:currency="DKK" office:value="0" calcext:value-type="currency">
            <text:p>kr 0.00</text:p>
          </table:table-cell>
          <table:table-cell table:style-name="ce20" table:number-columns-repeated="3"/>
          <table:table-cell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</table:table>
      <table:table table:name="Onsdag" table:style-name="ta1" table:protected="true" table:print="false">
        <table:table-protection table:select-protected-cells="true" table:select-unprotected-cells="true"/>
        <table:table-column table:style-name="co24" table:default-cell-style-name="ce20"/>
        <table:table-column table:style-name="co2" table:number-columns-repeated="7" table:default-cell-style-name="ce22"/>
        <table:table-column table:style-name="co18" table:default-cell-style-name="ce22"/>
        <table:table-column table:style-name="co19" table:default-cell-style-name="ce22"/>
        <table:table-column table:style-name="co2" table:default-cell-style-name="ce22"/>
        <table:table-column table:style-name="co2" table:default-cell-style-name="ce20"/>
        <table:table-column table:style-name="co2" table:default-cell-style-name="ce22"/>
        <table:table-column table:style-name="co2" table:number-columns-repeated="2" table:default-cell-style-name="ce20"/>
        <table:table-column table:style-name="co2" table:number-columns-repeated="1009" table:default-cell-style-name="Default"/>
        <table:table-row table:style-name="ro1">
          <table:table-cell table:style-name="ce21"/>
          <table:table-cell table:style-name="ce21" table:formula="of:=[$Beholdning.$A$4]" office:value-type="string" office:string-value="Øl" calcext:value-type="string">
            <text:p>Øl</text:p>
          </table:table-cell>
          <table:table-cell table:style-name="ce21" table:formula="of:=[$Beholdning.$A$8]" office:value-type="string" office:string-value="Light" calcext:value-type="string">
            <text:p>Light</text:p>
          </table:table-cell>
          <table:table-cell table:style-name="ce21" table:formula="of:=[$Beholdning.$A$12]" office:value-type="string" office:string-value="Sodavand" calcext:value-type="string">
            <text:p>Sodavand</text:p>
          </table:table-cell>
          <table:table-cell table:style-name="ce21" table:formula="of:=[$Beholdning.$A$17]" office:value-type="string" office:string-value="Cocio" calcext:value-type="string">
            <text:p>Cocio</text:p>
          </table:table-cell>
          <table:table-cell table:style-name="ce21" table:formula="of:=[$Beholdning.$A$21]" office:value-type="string" office:string-value="Cider" calcext:value-type="string">
            <text:p>Cider</text:p>
          </table:table-cell>
          <table:table-cell table:style-name="ce21" table:formula="of:=[$Beholdning.$A$25]" office:value-type="string" office:string-value="Rødvin" calcext:value-type="string">
            <text:p>Rødvin</text:p>
          </table:table-cell>
          <table:table-cell table:style-name="ce21" table:formula="of:=[$Fredag.H1]" office:value-type="string" office:string-value="Mad på fad" calcext:value-type="string">
            <text:p>Mad på fad</text:p>
          </table:table-cell>
          <table:table-cell table:style-name="ce21" table:formula="of:=[$Fredag.I1]" office:value-type="string" office:string-value="Immatrikulation" calcext:value-type="string">
            <text:p>Immatrikulation</text:p>
          </table:table-cell>
          <table:table-cell table:style-name="ce21" table:formula="of:=[$Fredag.J1]" office:value-type="string" office:string-value="Tour de Chambre" calcext:value-type="string">
            <text:p>Tour de Chambre</text:p>
          </table:table-cell>
          <table:table-cell table:style-name="ce21" table:formula="of:=IF([$Fredag.K1] = 0; &quot; &quot; ;[$Fredag.K1])" office:value-type="string" office:string-value=" " calcext:value-type="string">
            <text:p><text:s/></text:p>
          </table:table-cell>
          <table:table-cell table:style-name="ce21" table:formula="of:=[$Fredag.L1]" office:value-type="string" office:string-value="Ialt idag" calcext:value-type="string">
            <text:p>Ialt idag</text:p>
          </table:table-cell>
          <table:table-cell table:style-name="ce21" table:formula="of:=[$Fredag.M1]" office:value-type="string" office:string-value="Betalt" calcext:value-type="string">
            <text:p>Betalt</text:p>
          </table:table-cell>
          <table:table-cell table:style-name="ce21" table:formula="of:=[$Fredag.N1]" office:value-type="string" office:string-value="Skylder" calcext:value-type="string">
            <text:p>Skylder</text:p>
          </table:table-cell>
          <table:table-cell table:style-name="ce21"/>
          <table:table-cell table:style-name="ce4" table:number-columns-repeated="1009"/>
        </table:table-row>
        <table:table-row table:style-name="ro1">
          <table:table-cell table:formula="of:=[$Fredag.A2]" office:value-type="float" office:value="0" calcext:value-type="float">
            <text:p>0</text:p>
          </table:table-cell>
          <table:table-cell table:number-columns-repeated="10"/>
          <table:table-cell table:formula="of:=[.B2]*[.$B$69]+[.C2]*[.$C$69]+[.D2]*[.$D$69]+[.E2]*[.$E$69]+[.F2]*[.$F$69]+[.G2]*[.$G$69]+[.H2]*[.$H$67]+[.I2]+[.J2]" office:value-type="float" office:value="0" calcext:value-type="float">
            <text:p>0</text:p>
          </table:table-cell>
          <table:table-cell/>
          <table:table-cell table:formula="of:=[Tirsdag.N2]+[.L2]-[.M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]" office:value-type="float" office:value="0" calcext:value-type="float">
            <text:p>0</text:p>
          </table:table-cell>
          <table:table-cell table:number-columns-repeated="10"/>
          <table:table-cell table:formula="of:=[.B3]*[.$B$69]+[.C3]*[.$C$69]+[.D3]*[.$D$69]+[.E3]*[.$E$69]+[.F3]*[.$F$69]+[.G3]*[.$G$69]+[.H3]*[.$H$67]+[.I3]+[.J3]" office:value-type="float" office:value="0" calcext:value-type="float">
            <text:p>0</text:p>
          </table:table-cell>
          <table:table-cell/>
          <table:table-cell table:formula="of:=[Tirsdag.N3]+[.L3]-[.M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4]" office:value-type="float" office:value="0" calcext:value-type="float">
            <text:p>0</text:p>
          </table:table-cell>
          <table:table-cell table:number-columns-repeated="10"/>
          <table:table-cell table:formula="of:=[.B4]*[.$B$69]+[.C4]*[.$C$69]+[.D4]*[.$D$69]+[.E4]*[.$E$69]+[.F4]*[.$F$69]+[.G4]*[.$G$69]+[.H4]*[.$H$67]+[.I4]+[.J4]" office:value-type="float" office:value="0" calcext:value-type="float">
            <text:p>0</text:p>
          </table:table-cell>
          <table:table-cell/>
          <table:table-cell table:formula="of:=[Tirsdag.N4]+[.L4]-[.M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]" office:value-type="float" office:value="0" calcext:value-type="float">
            <text:p>0</text:p>
          </table:table-cell>
          <table:table-cell table:number-columns-repeated="10"/>
          <table:table-cell table:formula="of:=[.B5]*[.$B$69]+[.C5]*[.$C$69]+[.D5]*[.$D$69]+[.E5]*[.$E$69]+[.F5]*[.$F$69]+[.G5]*[.$G$69]+[.H5]*[.$H$67]+[.I5]+[.J5]" office:value-type="float" office:value="0" calcext:value-type="float">
            <text:p>0</text:p>
          </table:table-cell>
          <table:table-cell/>
          <table:table-cell table:formula="of:=[Tirsdag.N5]+[.L5]-[.M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6]" office:value-type="float" office:value="0" calcext:value-type="float">
            <text:p>0</text:p>
          </table:table-cell>
          <table:table-cell table:number-columns-repeated="10"/>
          <table:table-cell table:formula="of:=[.B6]*[.$B$69]+[.C6]*[.$C$69]+[.D6]*[.$D$69]+[.E6]*[.$E$69]+[.F6]*[.$F$69]+[.G6]*[.$G$69]+[.H6]*[.$H$67]+[.I6]+[.J6]" office:value-type="float" office:value="0" calcext:value-type="float">
            <text:p>0</text:p>
          </table:table-cell>
          <table:table-cell/>
          <table:table-cell table:formula="of:=[Tirsdag.N6]+[.L6]-[.M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7]" office:value-type="float" office:value="0" calcext:value-type="float">
            <text:p>0</text:p>
          </table:table-cell>
          <table:table-cell table:number-columns-repeated="10"/>
          <table:table-cell table:formula="of:=[.B7]*[.$B$69]+[.C7]*[.$C$69]+[.D7]*[.$D$69]+[.E7]*[.$E$69]+[.F7]*[.$F$69]+[.G7]*[.$G$69]+[.H7]*[.$H$67]+[.I7]+[.J7]" office:value-type="float" office:value="0" calcext:value-type="float">
            <text:p>0</text:p>
          </table:table-cell>
          <table:table-cell/>
          <table:table-cell table:formula="of:=[Tirsdag.N7]+[.L7]-[.M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8]" office:value-type="float" office:value="0" calcext:value-type="float">
            <text:p>0</text:p>
          </table:table-cell>
          <table:table-cell table:number-columns-repeated="10"/>
          <table:table-cell table:formula="of:=[.B8]*[.$B$69]+[.C8]*[.$C$69]+[.D8]*[.$D$69]+[.E8]*[.$E$69]+[.F8]*[.$F$69]+[.G8]*[.$G$69]+[.H8]*[.$H$67]+[.I8]+[.J8]" office:value-type="float" office:value="0" calcext:value-type="float">
            <text:p>0</text:p>
          </table:table-cell>
          <table:table-cell/>
          <table:table-cell table:formula="of:=[Tirsdag.N8]+[.L8]-[.M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9]" office:value-type="float" office:value="0" calcext:value-type="float">
            <text:p>0</text:p>
          </table:table-cell>
          <table:table-cell table:number-columns-repeated="10"/>
          <table:table-cell table:formula="of:=[.B9]*[.$B$69]+[.C9]*[.$C$69]+[.D9]*[.$D$69]+[.E9]*[.$E$69]+[.F9]*[.$F$69]+[.G9]*[.$G$69]+[.H9]*[.$H$67]+[.I9]+[.J9]" office:value-type="float" office:value="0" calcext:value-type="float">
            <text:p>0</text:p>
          </table:table-cell>
          <table:table-cell/>
          <table:table-cell table:formula="of:=[Tirsdag.N9]+[.L9]-[.M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0]" office:value-type="float" office:value="0" calcext:value-type="float">
            <text:p>0</text:p>
          </table:table-cell>
          <table:table-cell table:number-columns-repeated="10"/>
          <table:table-cell table:formula="of:=[.B10]*[.$B$69]+[.C10]*[.$C$69]+[.D10]*[.$D$69]+[.E10]*[.$E$69]+[.F10]*[.$F$69]+[.G10]*[.$G$69]+[.H10]*[.$H$67]+[.I10]+[.J10]" office:value-type="float" office:value="0" calcext:value-type="float">
            <text:p>0</text:p>
          </table:table-cell>
          <table:table-cell/>
          <table:table-cell table:formula="of:=[Tirsdag.N10]+[.L10]-[.M1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1]" office:value-type="float" office:value="0" calcext:value-type="float">
            <text:p>0</text:p>
          </table:table-cell>
          <table:table-cell table:number-columns-repeated="10"/>
          <table:table-cell table:formula="of:=[.B11]*[.$B$69]+[.C11]*[.$C$69]+[.D11]*[.$D$69]+[.E11]*[.$E$69]+[.F11]*[.$F$69]+[.G11]*[.$G$69]+[.H11]*[.$H$67]+[.I11]+[.J11]" office:value-type="float" office:value="0" calcext:value-type="float">
            <text:p>0</text:p>
          </table:table-cell>
          <table:table-cell/>
          <table:table-cell table:formula="of:=[Tirsdag.N11]+[.L11]-[.M1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2]" office:value-type="float" office:value="0" calcext:value-type="float">
            <text:p>0</text:p>
          </table:table-cell>
          <table:table-cell table:number-columns-repeated="10"/>
          <table:table-cell table:formula="of:=[.B12]*[.$B$69]+[.C12]*[.$C$69]+[.D12]*[.$D$69]+[.E12]*[.$E$69]+[.F12]*[.$F$69]+[.G12]*[.$G$69]+[.H12]*[.$H$67]+[.I12]+[.J12]" office:value-type="float" office:value="0" calcext:value-type="float">
            <text:p>0</text:p>
          </table:table-cell>
          <table:table-cell/>
          <table:table-cell table:formula="of:=[Tirsdag.N12]+[.L12]-[.M1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3]" office:value-type="float" office:value="0" calcext:value-type="float">
            <text:p>0</text:p>
          </table:table-cell>
          <table:table-cell table:number-columns-repeated="10"/>
          <table:table-cell table:formula="of:=[.B13]*[.$B$69]+[.C13]*[.$C$69]+[.D13]*[.$D$69]+[.E13]*[.$E$69]+[.F13]*[.$F$69]+[.G13]*[.$G$69]+[.H13]*[.$H$67]+[.I13]+[.J13]" office:value-type="float" office:value="0" calcext:value-type="float">
            <text:p>0</text:p>
          </table:table-cell>
          <table:table-cell/>
          <table:table-cell table:formula="of:=[Tirsdag.N13]+[.L13]-[.M1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4]" office:value-type="float" office:value="0" calcext:value-type="float">
            <text:p>0</text:p>
          </table:table-cell>
          <table:table-cell table:number-columns-repeated="10"/>
          <table:table-cell table:formula="of:=[.B14]*[.$B$69]+[.C14]*[.$C$69]+[.D14]*[.$D$69]+[.E14]*[.$E$69]+[.F14]*[.$F$69]+[.G14]*[.$G$69]+[.H14]*[.$H$67]+[.I14]+[.J14]" office:value-type="float" office:value="0" calcext:value-type="float">
            <text:p>0</text:p>
          </table:table-cell>
          <table:table-cell/>
          <table:table-cell table:formula="of:=[Tirsdag.N14]+[.L14]-[.M1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5]" office:value-type="float" office:value="0" calcext:value-type="float">
            <text:p>0</text:p>
          </table:table-cell>
          <table:table-cell table:number-columns-repeated="10"/>
          <table:table-cell table:formula="of:=[.B15]*[.$B$69]+[.C15]*[.$C$69]+[.D15]*[.$D$69]+[.E15]*[.$E$69]+[.F15]*[.$F$69]+[.G15]*[.$G$69]+[.H15]*[.$H$67]+[.I15]+[.J15]" office:value-type="float" office:value="0" calcext:value-type="float">
            <text:p>0</text:p>
          </table:table-cell>
          <table:table-cell/>
          <table:table-cell table:formula="of:=[Tirsdag.N15]+[.L15]-[.M1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6]" office:value-type="float" office:value="0" calcext:value-type="float">
            <text:p>0</text:p>
          </table:table-cell>
          <table:table-cell table:number-columns-repeated="10"/>
          <table:table-cell table:formula="of:=[.B16]*[.$B$69]+[.C16]*[.$C$69]+[.D16]*[.$D$69]+[.E16]*[.$E$69]+[.F16]*[.$F$69]+[.G16]*[.$G$69]+[.H16]*[.$H$67]+[.I16]+[.J16]" office:value-type="float" office:value="0" calcext:value-type="float">
            <text:p>0</text:p>
          </table:table-cell>
          <table:table-cell/>
          <table:table-cell table:formula="of:=[Tirsdag.N16]+[.L16]-[.M1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7]" office:value-type="float" office:value="0" calcext:value-type="float">
            <text:p>0</text:p>
          </table:table-cell>
          <table:table-cell table:number-columns-repeated="10"/>
          <table:table-cell table:formula="of:=[.B17]*[.$B$69]+[.C17]*[.$C$69]+[.D17]*[.$D$69]+[.E17]*[.$E$69]+[.F17]*[.$F$69]+[.G17]*[.$G$69]+[.H17]*[.$H$67]+[.I17]+[.J17]" office:value-type="float" office:value="0" calcext:value-type="float">
            <text:p>0</text:p>
          </table:table-cell>
          <table:table-cell/>
          <table:table-cell table:formula="of:=[Tirsdag.N17]+[.L17]-[.M1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8]" office:value-type="float" office:value="0" calcext:value-type="float">
            <text:p>0</text:p>
          </table:table-cell>
          <table:table-cell table:number-columns-repeated="10"/>
          <table:table-cell table:formula="of:=[.B18]*[.$B$69]+[.C18]*[.$C$69]+[.D18]*[.$D$69]+[.E18]*[.$E$69]+[.F18]*[.$F$69]+[.G18]*[.$G$69]+[.H18]*[.$H$67]+[.I18]+[.J18]" office:value-type="float" office:value="0" calcext:value-type="float">
            <text:p>0</text:p>
          </table:table-cell>
          <table:table-cell/>
          <table:table-cell table:formula="of:=[Tirsdag.N18]+[.L18]-[.M1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19]" office:value-type="float" office:value="0" calcext:value-type="float">
            <text:p>0</text:p>
          </table:table-cell>
          <table:table-cell table:number-columns-repeated="10"/>
          <table:table-cell table:formula="of:=[.B19]*[.$B$69]+[.C19]*[.$C$69]+[.D19]*[.$D$69]+[.E19]*[.$E$69]+[.F19]*[.$F$69]+[.G19]*[.$G$69]+[.H19]*[.$H$67]+[.I19]+[.J19]" office:value-type="float" office:value="0" calcext:value-type="float">
            <text:p>0</text:p>
          </table:table-cell>
          <table:table-cell/>
          <table:table-cell table:formula="of:=[Tirsdag.N19]+[.L19]-[.M1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0]" office:value-type="float" office:value="0" calcext:value-type="float">
            <text:p>0</text:p>
          </table:table-cell>
          <table:table-cell table:number-columns-repeated="10"/>
          <table:table-cell table:formula="of:=[.B20]*[.$B$69]+[.C20]*[.$C$69]+[.D20]*[.$D$69]+[.E20]*[.$E$69]+[.F20]*[.$F$69]+[.G20]*[.$G$69]+[.H20]*[.$H$67]+[.I20]+[.J20]" office:value-type="float" office:value="0" calcext:value-type="float">
            <text:p>0</text:p>
          </table:table-cell>
          <table:table-cell/>
          <table:table-cell table:formula="of:=[Tirsdag.N20]+[.L20]-[.M2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1]" office:value-type="float" office:value="0" calcext:value-type="float">
            <text:p>0</text:p>
          </table:table-cell>
          <table:table-cell table:number-columns-repeated="10"/>
          <table:table-cell table:formula="of:=[.B21]*[.$B$69]+[.C21]*[.$C$69]+[.D21]*[.$D$69]+[.E21]*[.$E$69]+[.F21]*[.$F$69]+[.G21]*[.$G$69]+[.H21]*[.$H$67]+[.I21]+[.J21]" office:value-type="float" office:value="0" calcext:value-type="float">
            <text:p>0</text:p>
          </table:table-cell>
          <table:table-cell/>
          <table:table-cell table:formula="of:=[Tirsdag.N21]+[.L21]-[.M2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2]" office:value-type="float" office:value="0" calcext:value-type="float">
            <text:p>0</text:p>
          </table:table-cell>
          <table:table-cell table:number-columns-repeated="10"/>
          <table:table-cell table:formula="of:=[.B22]*[.$B$69]+[.C22]*[.$C$69]+[.D22]*[.$D$69]+[.E22]*[.$E$69]+[.F22]*[.$F$69]+[.G22]*[.$G$69]+[.H22]*[.$H$67]+[.I22]+[.J22]" office:value-type="float" office:value="0" calcext:value-type="float">
            <text:p>0</text:p>
          </table:table-cell>
          <table:table-cell/>
          <table:table-cell table:formula="of:=[Tirsdag.N22]+[.L22]-[.M2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3]" office:value-type="float" office:value="0" calcext:value-type="float">
            <text:p>0</text:p>
          </table:table-cell>
          <table:table-cell table:number-columns-repeated="10"/>
          <table:table-cell table:formula="of:=[.B23]*[.$B$69]+[.C23]*[.$C$69]+[.D23]*[.$D$69]+[.E23]*[.$E$69]+[.F23]*[.$F$69]+[.G23]*[.$G$69]+[.H23]*[.$H$67]+[.I23]+[.J23]" office:value-type="float" office:value="0" calcext:value-type="float">
            <text:p>0</text:p>
          </table:table-cell>
          <table:table-cell/>
          <table:table-cell table:formula="of:=[Tirsdag.N23]+[.L23]-[.M2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4]" office:value-type="float" office:value="0" calcext:value-type="float">
            <text:p>0</text:p>
          </table:table-cell>
          <table:table-cell table:number-columns-repeated="10"/>
          <table:table-cell table:formula="of:=[.B24]*[.$B$69]+[.C24]*[.$C$69]+[.D24]*[.$D$69]+[.E24]*[.$E$69]+[.F24]*[.$F$69]+[.G24]*[.$G$69]+[.H24]*[.$H$67]+[.I24]+[.J24]" office:value-type="float" office:value="0" calcext:value-type="float">
            <text:p>0</text:p>
          </table:table-cell>
          <table:table-cell/>
          <table:table-cell table:formula="of:=[Tirsdag.N24]+[.L24]-[.M2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5]" office:value-type="float" office:value="0" calcext:value-type="float">
            <text:p>0</text:p>
          </table:table-cell>
          <table:table-cell table:number-columns-repeated="10"/>
          <table:table-cell table:formula="of:=[.B25]*[.$B$69]+[.C25]*[.$C$69]+[.D25]*[.$D$69]+[.E25]*[.$E$69]+[.F25]*[.$F$69]+[.G25]*[.$G$69]+[.H25]*[.$H$67]+[.I25]+[.J25]" office:value-type="float" office:value="0" calcext:value-type="float">
            <text:p>0</text:p>
          </table:table-cell>
          <table:table-cell/>
          <table:table-cell table:formula="of:=[Tirsdag.N25]+[.L25]-[.M2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6]" office:value-type="float" office:value="0" calcext:value-type="float">
            <text:p>0</text:p>
          </table:table-cell>
          <table:table-cell table:number-columns-repeated="10"/>
          <table:table-cell table:formula="of:=[.B26]*[.$B$69]+[.C26]*[.$C$69]+[.D26]*[.$D$69]+[.E26]*[.$E$69]+[.F26]*[.$F$69]+[.G26]*[.$G$69]+[.H26]*[.$H$67]+[.I26]+[.J26]" office:value-type="float" office:value="0" calcext:value-type="float">
            <text:p>0</text:p>
          </table:table-cell>
          <table:table-cell/>
          <table:table-cell table:formula="of:=[Tirsdag.N26]+[.L26]-[.M2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7]" office:value-type="float" office:value="0" calcext:value-type="float">
            <text:p>0</text:p>
          </table:table-cell>
          <table:table-cell table:number-columns-repeated="10"/>
          <table:table-cell table:formula="of:=[.B27]*[.$B$69]+[.C27]*[.$C$69]+[.D27]*[.$D$69]+[.E27]*[.$E$69]+[.F27]*[.$F$69]+[.G27]*[.$G$69]+[.H27]*[.$H$67]+[.I27]+[.J27]" office:value-type="float" office:value="0" calcext:value-type="float">
            <text:p>0</text:p>
          </table:table-cell>
          <table:table-cell/>
          <table:table-cell table:formula="of:=[Tirsdag.N27]+[.L27]-[.M2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8]" office:value-type="float" office:value="0" calcext:value-type="float">
            <text:p>0</text:p>
          </table:table-cell>
          <table:table-cell table:number-columns-repeated="10"/>
          <table:table-cell table:formula="of:=[.B28]*[.$B$69]+[.C28]*[.$C$69]+[.D28]*[.$D$69]+[.E28]*[.$E$69]+[.F28]*[.$F$69]+[.G28]*[.$G$69]+[.H28]*[.$H$67]+[.I28]+[.J28]" office:value-type="float" office:value="0" calcext:value-type="float">
            <text:p>0</text:p>
          </table:table-cell>
          <table:table-cell/>
          <table:table-cell table:formula="of:=[Tirsdag.N28]+[.L28]-[.M2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29]" office:value-type="float" office:value="0" calcext:value-type="float">
            <text:p>0</text:p>
          </table:table-cell>
          <table:table-cell table:number-columns-repeated="10"/>
          <table:table-cell table:formula="of:=[.B29]*[.$B$69]+[.C29]*[.$C$69]+[.D29]*[.$D$69]+[.E29]*[.$E$69]+[.F29]*[.$F$69]+[.G29]*[.$G$69]+[.H29]*[.$H$67]+[.I29]+[.J29]" office:value-type="float" office:value="0" calcext:value-type="float">
            <text:p>0</text:p>
          </table:table-cell>
          <table:table-cell/>
          <table:table-cell table:formula="of:=[Tirsdag.N29]+[.L29]-[.M2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0]" office:value-type="float" office:value="0" calcext:value-type="float">
            <text:p>0</text:p>
          </table:table-cell>
          <table:table-cell table:number-columns-repeated="10"/>
          <table:table-cell table:formula="of:=[.B30]*[.$B$69]+[.C30]*[.$C$69]+[.D30]*[.$D$69]+[.E30]*[.$E$69]+[.F30]*[.$F$69]+[.G30]*[.$G$69]+[.H30]*[.$H$67]+[.I30]+[.J30]" office:value-type="float" office:value="0" calcext:value-type="float">
            <text:p>0</text:p>
          </table:table-cell>
          <table:table-cell/>
          <table:table-cell table:formula="of:=[Tirsdag.N30]+[.L30]-[.M3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1]" office:value-type="float" office:value="0" calcext:value-type="float">
            <text:p>0</text:p>
          </table:table-cell>
          <table:table-cell table:number-columns-repeated="10"/>
          <table:table-cell table:formula="of:=[.B31]*[.$B$69]+[.C31]*[.$C$69]+[.D31]*[.$D$69]+[.E31]*[.$E$69]+[.F31]*[.$F$69]+[.G31]*[.$G$69]+[.H31]*[.$H$67]+[.I31]+[.J31]" office:value-type="float" office:value="0" calcext:value-type="float">
            <text:p>0</text:p>
          </table:table-cell>
          <table:table-cell/>
          <table:table-cell table:formula="of:=[Tirsdag.N31]+[.L31]-[.M3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2]" office:value-type="float" office:value="0" calcext:value-type="float">
            <text:p>0</text:p>
          </table:table-cell>
          <table:table-cell table:number-columns-repeated="10"/>
          <table:table-cell table:formula="of:=[.B32]*[.$B$69]+[.C32]*[.$C$69]+[.D32]*[.$D$69]+[.E32]*[.$E$69]+[.F32]*[.$F$69]+[.G32]*[.$G$69]+[.H32]*[.$H$67]+[.I32]+[.J32]" office:value-type="float" office:value="0" calcext:value-type="float">
            <text:p>0</text:p>
          </table:table-cell>
          <table:table-cell/>
          <table:table-cell table:formula="of:=[Tirsdag.N32]+[.L32]-[.M3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3]" office:value-type="float" office:value="0" calcext:value-type="float">
            <text:p>0</text:p>
          </table:table-cell>
          <table:table-cell table:number-columns-repeated="10"/>
          <table:table-cell table:formula="of:=[.B33]*[.$B$69]+[.C33]*[.$C$69]+[.D33]*[.$D$69]+[.E33]*[.$E$69]+[.F33]*[.$F$69]+[.G33]*[.$G$69]+[.H33]*[.$H$67]+[.I33]+[.J33]" office:value-type="float" office:value="0" calcext:value-type="float">
            <text:p>0</text:p>
          </table:table-cell>
          <table:table-cell/>
          <table:table-cell table:formula="of:=[Tirsdag.N33]+[.L33]-[.M3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4]" office:value-type="float" office:value="0" calcext:value-type="float">
            <text:p>0</text:p>
          </table:table-cell>
          <table:table-cell table:number-columns-repeated="10"/>
          <table:table-cell table:formula="of:=[.B34]*[.$B$69]+[.C34]*[.$C$69]+[.D34]*[.$D$69]+[.E34]*[.$E$69]+[.F34]*[.$F$69]+[.G34]*[.$G$69]+[.H34]*[.$H$67]+[.I34]+[.J34]" office:value-type="float" office:value="0" calcext:value-type="float">
            <text:p>0</text:p>
          </table:table-cell>
          <table:table-cell/>
          <table:table-cell table:formula="of:=[Tirsdag.N34]+[.L34]-[.M3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5]" office:value-type="float" office:value="0" calcext:value-type="float">
            <text:p>0</text:p>
          </table:table-cell>
          <table:table-cell table:number-columns-repeated="10"/>
          <table:table-cell table:formula="of:=[.B35]*[.$B$69]+[.C35]*[.$C$69]+[.D35]*[.$D$69]+[.E35]*[.$E$69]+[.F35]*[.$F$69]+[.G35]*[.$G$69]+[.H35]*[.$H$67]+[.I35]+[.J35]" office:value-type="float" office:value="0" calcext:value-type="float">
            <text:p>0</text:p>
          </table:table-cell>
          <table:table-cell/>
          <table:table-cell table:formula="of:=[Tirsdag.N35]+[.L35]-[.M3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6]" office:value-type="float" office:value="0" calcext:value-type="float">
            <text:p>0</text:p>
          </table:table-cell>
          <table:table-cell table:number-columns-repeated="10"/>
          <table:table-cell table:formula="of:=[.B36]*[.$B$69]+[.C36]*[.$C$69]+[.D36]*[.$D$69]+[.E36]*[.$E$69]+[.F36]*[.$F$69]+[.G36]*[.$G$69]+[.H36]*[.$H$67]+[.I36]+[.J36]" office:value-type="float" office:value="0" calcext:value-type="float">
            <text:p>0</text:p>
          </table:table-cell>
          <table:table-cell/>
          <table:table-cell table:formula="of:=[Tirsdag.N36]+[.L36]-[.M3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7]" office:value-type="float" office:value="0" calcext:value-type="float">
            <text:p>0</text:p>
          </table:table-cell>
          <table:table-cell table:number-columns-repeated="10"/>
          <table:table-cell table:formula="of:=[.B37]*[.$B$69]+[.C37]*[.$C$69]+[.D37]*[.$D$69]+[.E37]*[.$E$69]+[.F37]*[.$F$69]+[.G37]*[.$G$69]+[.H37]*[.$H$67]+[.I37]+[.J37]" office:value-type="float" office:value="0" calcext:value-type="float">
            <text:p>0</text:p>
          </table:table-cell>
          <table:table-cell/>
          <table:table-cell table:formula="of:=[Tirsdag.N37]+[.L37]-[.M3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8]" office:value-type="float" office:value="0" calcext:value-type="float">
            <text:p>0</text:p>
          </table:table-cell>
          <table:table-cell table:number-columns-repeated="10"/>
          <table:table-cell table:formula="of:=[.B38]*[.$B$69]+[.C38]*[.$C$69]+[.D38]*[.$D$69]+[.E38]*[.$E$69]+[.F38]*[.$F$69]+[.G38]*[.$G$69]+[.H38]*[.$H$67]+[.I38]+[.J38]" office:value-type="float" office:value="0" calcext:value-type="float">
            <text:p>0</text:p>
          </table:table-cell>
          <table:table-cell/>
          <table:table-cell table:formula="of:=[Tirsdag.N38]+[.L38]-[.M3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39]" office:value-type="float" office:value="0" calcext:value-type="float">
            <text:p>0</text:p>
          </table:table-cell>
          <table:table-cell table:number-columns-repeated="10"/>
          <table:table-cell table:formula="of:=[.B39]*[.$B$69]+[.C39]*[.$C$69]+[.D39]*[.$D$69]+[.E39]*[.$E$69]+[.F39]*[.$F$69]+[.G39]*[.$G$69]+[.H39]*[.$H$67]+[.I39]+[.J39]" office:value-type="float" office:value="0" calcext:value-type="float">
            <text:p>0</text:p>
          </table:table-cell>
          <table:table-cell/>
          <table:table-cell table:formula="of:=[Tirsdag.N39]+[.L39]-[.M3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40]" office:value-type="float" office:value="0" calcext:value-type="float">
            <text:p>0</text:p>
          </table:table-cell>
          <table:table-cell table:number-columns-repeated="10"/>
          <table:table-cell table:formula="of:=[.B40]*[.$B$69]+[.C40]*[.$C$69]+[.D40]*[.$D$69]+[.E40]*[.$E$69]+[.F40]*[.$F$69]+[.G40]*[.$G$69]+[.H40]*[.$H$67]+[.I40]+[.J40]" office:value-type="float" office:value="0" calcext:value-type="float">
            <text:p>0</text:p>
          </table:table-cell>
          <table:table-cell/>
          <table:table-cell table:formula="of:=[Tirsdag.N40]+[.L40]-[.M4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41]" office:value-type="float" office:value="0" calcext:value-type="float">
            <text:p>0</text:p>
          </table:table-cell>
          <table:table-cell table:number-columns-repeated="10"/>
          <table:table-cell table:formula="of:=[.B41]*[.$B$69]+[.C41]*[.$C$69]+[.D41]*[.$D$69]+[.E41]*[.$E$69]+[.F41]*[.$F$69]+[.G41]*[.$G$69]+[.H41]*[.$H$67]+[.I41]+[.J41]" office:value-type="float" office:value="0" calcext:value-type="float">
            <text:p>0</text:p>
          </table:table-cell>
          <table:table-cell/>
          <table:table-cell table:formula="of:=[Tirsdag.N41]+[.L41]-[.M4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42]" office:value-type="float" office:value="0" calcext:value-type="float">
            <text:p>0</text:p>
          </table:table-cell>
          <table:table-cell table:number-columns-repeated="10"/>
          <table:table-cell table:formula="of:=[.B42]*[.$B$69]+[.C42]*[.$C$69]+[.D42]*[.$D$69]+[.E42]*[.$E$69]+[.F42]*[.$F$69]+[.G42]*[.$G$69]+[.H42]*[.$H$67]+[.I42]+[.J42]" office:value-type="float" office:value="0" calcext:value-type="float">
            <text:p>0</text:p>
          </table:table-cell>
          <table:table-cell/>
          <table:table-cell table:formula="of:=[Tirsdag.N42]+[.L42]-[.M4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43]" office:value-type="float" office:value="0" calcext:value-type="float">
            <text:p>0</text:p>
          </table:table-cell>
          <table:table-cell table:number-columns-repeated="10"/>
          <table:table-cell table:formula="of:=[.B43]*[.$B$69]+[.C43]*[.$C$69]+[.D43]*[.$D$69]+[.E43]*[.$E$69]+[.F43]*[.$F$69]+[.G43]*[.$G$69]+[.H43]*[.$H$67]+[.I43]+[.J43]" office:value-type="float" office:value="0" calcext:value-type="float">
            <text:p>0</text:p>
          </table:table-cell>
          <table:table-cell/>
          <table:table-cell table:formula="of:=[Tirsdag.N43]+[.L43]-[.M4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44]" office:value-type="float" office:value="0" calcext:value-type="float">
            <text:p>0</text:p>
          </table:table-cell>
          <table:table-cell table:number-columns-repeated="10"/>
          <table:table-cell table:formula="of:=[.B44]*[.$B$69]+[.C44]*[.$C$69]+[.D44]*[.$D$69]+[.E44]*[.$E$69]+[.F44]*[.$F$69]+[.G44]*[.$G$69]+[.H44]*[.$H$67]+[.I44]+[.J44]" office:value-type="float" office:value="0" calcext:value-type="float">
            <text:p>0</text:p>
          </table:table-cell>
          <table:table-cell/>
          <table:table-cell table:formula="of:=[Tirsdag.N44]+[.L44]-[.M4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45]" office:value-type="float" office:value="0" calcext:value-type="float">
            <text:p>0</text:p>
          </table:table-cell>
          <table:table-cell table:number-columns-repeated="10"/>
          <table:table-cell table:formula="of:=[.B45]*[.$B$69]+[.C45]*[.$C$69]+[.D45]*[.$D$69]+[.E45]*[.$E$69]+[.F45]*[.$F$69]+[.G45]*[.$G$69]+[.H45]*[.$H$67]+[.I45]+[.J45]" office:value-type="float" office:value="0" calcext:value-type="float">
            <text:p>0</text:p>
          </table:table-cell>
          <table:table-cell/>
          <table:table-cell table:formula="of:=[Tirsdag.N45]+[.L45]-[.M4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46]" office:value-type="float" office:value="0" calcext:value-type="float">
            <text:p>0</text:p>
          </table:table-cell>
          <table:table-cell table:number-columns-repeated="10"/>
          <table:table-cell table:formula="of:=[.B46]*[.$B$69]+[.C46]*[.$C$69]+[.D46]*[.$D$69]+[.E46]*[.$E$69]+[.F46]*[.$F$69]+[.G46]*[.$G$69]+[.H46]*[.$H$67]+[.I46]+[.J46]" office:value-type="float" office:value="0" calcext:value-type="float">
            <text:p>0</text:p>
          </table:table-cell>
          <table:table-cell/>
          <table:table-cell table:formula="of:=[Tirsdag.N46]+[.L46]-[.M4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Fredag.A48]" office:value-type="string" office:string-value="Russer" calcext:value-type="string">
            <text:p>Russer</text:p>
          </table:table-cell>
          <table:table-cell table:style-name="ce20" table:formula="of:=SUM([.B2:.B47])" office:value-type="float" office:value="0" calcext:value-type="float">
            <text:p>0</text:p>
          </table:table-cell>
          <table:table-cell table:style-name="ce20" table:formula="of:=SUM([.C2:.C47])" office:value-type="float" office:value="0" calcext:value-type="float">
            <text:p>0</text:p>
          </table:table-cell>
          <table:table-cell table:style-name="ce20" table:formula="of:=SUM([.D2:.D47])" office:value-type="float" office:value="0" calcext:value-type="float">
            <text:p>0</text:p>
          </table:table-cell>
          <table:table-cell table:style-name="ce20" table:formula="of:=SUM([.E2:.E47])" office:value-type="float" office:value="0" calcext:value-type="float">
            <text:p>0</text:p>
          </table:table-cell>
          <table:table-cell table:style-name="ce20" table:formula="of:=SUM([.F2:.F47])" office:value-type="float" office:value="0" calcext:value-type="float">
            <text:p>0</text:p>
          </table:table-cell>
          <table:table-cell table:style-name="ce20" table:formula="of:=SUM([.G2:.G47])" office:value-type="float" office:value="0" calcext:value-type="float">
            <text:p>0</text:p>
          </table:table-cell>
          <table:table-cell table:style-name="ce20" table:formula="of:=SUM([.H2:.H47])" office:value-type="float" office:value="0" calcext:value-type="float">
            <text:p>0</text:p>
          </table:table-cell>
          <table:table-cell table:style-name="ce20" table:formula="of:=SUM([.I2:.I47])" office:value-type="float" office:value="0" calcext:value-type="float">
            <text:p>0</text:p>
          </table:table-cell>
          <table:table-cell table:style-name="ce20" table:formula="of:=SUM([.J2:.J47])" office:value-type="float" office:value="0" calcext:value-type="float">
            <text:p>0</text:p>
          </table:table-cell>
          <table:table-cell table:style-name="ce20"/>
          <table:table-cell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Fredag.A50]" office:value-type="float" office:value="0" calcext:value-type="float">
            <text:p>0</text:p>
          </table:table-cell>
          <table:table-cell table:number-columns-repeated="10"/>
          <table:table-cell table:formula="of:=[.B50]*[.$B$69]+[.C50]*[.$C$69]+[.D50]*[.$D$69]+[.E50]*[.$E$69]+[.F50]*[.$F$69]+[.G50]*[.$G$69]+[.H50]*[.$H$67]+[.I50]+[.J50]" office:value-type="float" office:value="0" calcext:value-type="float">
            <text:p>0</text:p>
          </table:table-cell>
          <table:table-cell/>
          <table:table-cell table:formula="of:=[Tirsdag.N50]+[.L50]-[.M5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1]" office:value-type="float" office:value="0" calcext:value-type="float">
            <text:p>0</text:p>
          </table:table-cell>
          <table:table-cell table:number-columns-repeated="10"/>
          <table:table-cell table:formula="of:=[.B51]*[.$B$69]+[.C51]*[.$C$69]+[.D51]*[.$D$69]+[.E51]*[.$E$69]+[.F51]*[.$F$69]+[.G51]*[.$G$69]+[.H51]*[.$H$67]+[.I51]+[.J51]" office:value-type="float" office:value="0" calcext:value-type="float">
            <text:p>0</text:p>
          </table:table-cell>
          <table:table-cell/>
          <table:table-cell table:formula="of:=[Tirsdag.N51]+[.L51]-[.M5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2]" office:value-type="float" office:value="0" calcext:value-type="float">
            <text:p>0</text:p>
          </table:table-cell>
          <table:table-cell table:number-columns-repeated="10"/>
          <table:table-cell table:formula="of:=[.B52]*[.$B$69]+[.C52]*[.$C$69]+[.D52]*[.$D$69]+[.E52]*[.$E$69]+[.F52]*[.$F$69]+[.G52]*[.$G$69]+[.H52]*[.$H$67]+[.I52]+[.J52]" office:value-type="float" office:value="0" calcext:value-type="float">
            <text:p>0</text:p>
          </table:table-cell>
          <table:table-cell/>
          <table:table-cell table:formula="of:=[Tirsdag.N52]+[.L52]-[.M5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3]" office:value-type="float" office:value="0" calcext:value-type="float">
            <text:p>0</text:p>
          </table:table-cell>
          <table:table-cell table:number-columns-repeated="10"/>
          <table:table-cell table:formula="of:=[.B53]*[.$B$69]+[.C53]*[.$C$69]+[.D53]*[.$D$69]+[.E53]*[.$E$69]+[.F53]*[.$F$69]+[.G53]*[.$G$69]+[.H53]*[.$H$67]+[.I53]+[.J53]" office:value-type="float" office:value="0" calcext:value-type="float">
            <text:p>0</text:p>
          </table:table-cell>
          <table:table-cell/>
          <table:table-cell table:formula="of:=[Tirsdag.N53]+[.L53]-[.M5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4]" office:value-type="float" office:value="0" calcext:value-type="float">
            <text:p>0</text:p>
          </table:table-cell>
          <table:table-cell table:number-columns-repeated="10"/>
          <table:table-cell table:formula="of:=[.B54]*[.$B$69]+[.C54]*[.$C$69]+[.D54]*[.$D$69]+[.E54]*[.$E$69]+[.F54]*[.$F$69]+[.G54]*[.$G$69]+[.H54]*[.$H$67]+[.I54]+[.J54]" office:value-type="float" office:value="0" calcext:value-type="float">
            <text:p>0</text:p>
          </table:table-cell>
          <table:table-cell/>
          <table:table-cell table:formula="of:=[Tirsdag.N54]+[.L54]-[.M5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5]" office:value-type="float" office:value="0" calcext:value-type="float">
            <text:p>0</text:p>
          </table:table-cell>
          <table:table-cell table:number-columns-repeated="10"/>
          <table:table-cell table:formula="of:=[.B55]*[.$B$69]+[.C55]*[.$C$69]+[.D55]*[.$D$69]+[.E55]*[.$E$69]+[.F55]*[.$F$69]+[.G55]*[.$G$69]+[.H55]*[.$H$67]+[.I55]+[.J55]" office:value-type="float" office:value="0" calcext:value-type="float">
            <text:p>0</text:p>
          </table:table-cell>
          <table:table-cell/>
          <table:table-cell table:formula="of:=[Tirsdag.N55]+[.L55]-[.M5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6]" office:value-type="float" office:value="0" calcext:value-type="float">
            <text:p>0</text:p>
          </table:table-cell>
          <table:table-cell table:number-columns-repeated="10"/>
          <table:table-cell table:formula="of:=[.B56]*[.$B$69]+[.C56]*[.$C$69]+[.D56]*[.$D$69]+[.E56]*[.$E$69]+[.F56]*[.$F$69]+[.G56]*[.$G$69]+[.H56]*[.$H$67]+[.I56]+[.J56]" office:value-type="float" office:value="0" calcext:value-type="float">
            <text:p>0</text:p>
          </table:table-cell>
          <table:table-cell/>
          <table:table-cell table:formula="of:=[Tirsdag.N56]+[.L56]-[.M5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7]" office:value-type="float" office:value="0" calcext:value-type="float">
            <text:p>0</text:p>
          </table:table-cell>
          <table:table-cell table:number-columns-repeated="10"/>
          <table:table-cell table:formula="of:=[.B57]*[.$B$69]+[.C57]*[.$C$69]+[.D57]*[.$D$69]+[.E57]*[.$E$69]+[.F57]*[.$F$69]+[.G57]*[.$G$69]+[.H57]*[.$H$67]+[.I57]+[.J57]" office:value-type="float" office:value="0" calcext:value-type="float">
            <text:p>0</text:p>
          </table:table-cell>
          <table:table-cell/>
          <table:table-cell table:formula="of:=[Tirsdag.N57]+[.L57]-[.M5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8]" office:value-type="float" office:value="0" calcext:value-type="float">
            <text:p>0</text:p>
          </table:table-cell>
          <table:table-cell table:number-columns-repeated="10"/>
          <table:table-cell table:formula="of:=[.B58]*[.$B$69]+[.C58]*[.$C$69]+[.D58]*[.$D$69]+[.E58]*[.$E$69]+[.F58]*[.$F$69]+[.G58]*[.$G$69]+[.H58]*[.$H$67]+[.I58]+[.J58]" office:value-type="float" office:value="0" calcext:value-type="float">
            <text:p>0</text:p>
          </table:table-cell>
          <table:table-cell/>
          <table:table-cell table:formula="of:=[Tirsdag.N58]+[.L58]-[.M5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$Fredag.A59]" office:value-type="float" office:value="0" calcext:value-type="float">
            <text:p>0</text:p>
          </table:table-cell>
          <table:table-cell table:number-columns-repeated="10"/>
          <table:table-cell table:formula="of:=[.B59]*[.$B$69]+[.C59]*[.$C$69]+[.D59]*[.$D$69]+[.E59]*[.$E$69]+[.F59]*[.$F$69]+[.G59]*[.$G$69]+[.H59]*[.$H$67]+[.I59]+[.J59]" office:value-type="float" office:value="0" calcext:value-type="float">
            <text:p>0</text:p>
          </table:table-cell>
          <table:table-cell/>
          <table:table-cell table:formula="of:=[Tirsdag.N59]+[.L59]-[.M5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Fredag.A61]" office:value-type="string" office:string-value="Vejleder" calcext:value-type="string">
            <text:p>Vejleder</text:p>
          </table:table-cell>
          <table:table-cell table:style-name="ce20" table:formula="of:=SUM([.B50:.B59])" office:value-type="float" office:value="0" calcext:value-type="float">
            <text:p>0</text:p>
          </table:table-cell>
          <table:table-cell table:style-name="ce20" table:formula="of:=SUM([.C50:.C59])" office:value-type="float" office:value="0" calcext:value-type="float">
            <text:p>0</text:p>
          </table:table-cell>
          <table:table-cell table:style-name="ce20" table:formula="of:=SUM([.D50:.D59])" office:value-type="float" office:value="0" calcext:value-type="float">
            <text:p>0</text:p>
          </table:table-cell>
          <table:table-cell table:style-name="ce20" table:formula="of:=SUM([.E50:.E59])" office:value-type="float" office:value="0" calcext:value-type="float">
            <text:p>0</text:p>
          </table:table-cell>
          <table:table-cell table:style-name="ce20" table:formula="of:=SUM([.F50:.F59])" office:value-type="float" office:value="0" calcext:value-type="float">
            <text:p>0</text:p>
          </table:table-cell>
          <table:table-cell table:style-name="ce20" table:formula="of:=SUM([.G50:.G59])" office:value-type="float" office:value="0" calcext:value-type="float">
            <text:p>0</text:p>
          </table:table-cell>
          <table:table-cell table:style-name="ce20" table:formula="of:=SUM([.H50:.H59])" office:value-type="float" office:value="0" calcext:value-type="float">
            <text:p>0</text:p>
          </table:table-cell>
          <table:table-cell table:style-name="ce20" table:formula="of:=SUM([.I50:.I59])" office:value-type="float" office:value="0" calcext:value-type="float">
            <text:p>0</text:p>
          </table:table-cell>
          <table:table-cell table:style-name="ce20" table:formula="of:=SUM([.J50:.J59])" office:value-type="float" office:value="0" calcext:value-type="float">
            <text:p>0</text:p>
          </table:table-cell>
          <table:table-cell table:style-name="ce20"/>
          <table:table-cell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Fredag.A63]" office:value-type="string" office:string-value="Ialt" calcext:value-type="string">
            <text:p>Ialt</text:p>
          </table:table-cell>
          <table:table-cell table:style-name="ce20" table:formula="of:=SUM([.B48]+[.B61])" office:value-type="float" office:value="0" calcext:value-type="float">
            <text:p>0</text:p>
          </table:table-cell>
          <table:table-cell table:style-name="ce20" table:formula="of:=SUM([.C48]+[.C61])" office:value-type="float" office:value="0" calcext:value-type="float">
            <text:p>0</text:p>
          </table:table-cell>
          <table:table-cell table:style-name="ce20" table:formula="of:=SUM([.D48]+[.D61])" office:value-type="float" office:value="0" calcext:value-type="float">
            <text:p>0</text:p>
          </table:table-cell>
          <table:table-cell table:style-name="ce20" table:formula="of:=SUM([.E48]+[.E61])" office:value-type="float" office:value="0" calcext:value-type="float">
            <text:p>0</text:p>
          </table:table-cell>
          <table:table-cell table:style-name="ce20" table:formula="of:=SUM([.F48]+[.F61])" office:value-type="float" office:value="0" calcext:value-type="float">
            <text:p>0</text:p>
          </table:table-cell>
          <table:table-cell table:style-name="ce20" table:formula="of:=SUM([.G48]+[.G61])" office:value-type="float" office:value="0" calcext:value-type="float">
            <text:p>0</text:p>
          </table:table-cell>
          <table:table-cell table:style-name="ce20" table:formula="of:=SUM([.H48]+[.H61])" office:value-type="float" office:value="0" calcext:value-type="float">
            <text:p>0</text:p>
          </table:table-cell>
          <table:table-cell table:style-name="ce20" table:formula="of:=SUM([.I48]+[.I61])" office:value-type="float" office:value="0" calcext:value-type="float">
            <text:p>0</text:p>
          </table:table-cell>
          <table:table-cell table:style-name="ce20" table:formula="of:=SUM([.J48]+[.J61])" office:value-type="float" office:value="0" calcext:value-type="float">
            <text:p>0</text:p>
          </table:table-cell>
          <table:table-cell table:style-name="ce20"/>
          <table:table-cell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Fredag.A65]" office:value-type="string" office:string-value="Forsvundet" calcext:value-type="string">
            <text:p>Forsvundet</text:p>
          </table:table-cell>
          <table:table-cell table:style-name="ce20" table:formula="of:=[$Optælling.B21]" office:value-type="float" office:value="0" calcext:value-type="float">
            <text:p>0</text:p>
          </table:table-cell>
          <table:table-cell table:style-name="ce20" table:formula="of:=[$Optælling.C21]" office:value-type="float" office:value="0" calcext:value-type="float">
            <text:p>0</text:p>
          </table:table-cell>
          <table:table-cell table:style-name="ce20" table:formula="of:=[$Optælling.D21]" office:value-type="float" office:value="0" calcext:value-type="float">
            <text:p>0</text:p>
          </table:table-cell>
          <table:table-cell table:style-name="ce20" table:formula="of:=[$Optælling.E21]" office:value-type="float" office:value="0" calcext:value-type="float">
            <text:p>0</text:p>
          </table:table-cell>
          <table:table-cell table:style-name="ce20" table:formula="of:=[$Optælling.F21]" office:value-type="float" office:value="0" calcext:value-type="float">
            <text:p>0</text:p>
          </table:table-cell>
          <table:table-cell table:style-name="ce20" table:formula="of:=[$Optælling.G21]" office:value-type="float" office:value="0" calcext:value-type="float">
            <text:p>0</text:p>
          </table:table-cell>
          <table:table-cell table:style-name="ce20" table:number-columns-repeated="4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Fredag.A66]" office:value-type="string" office:string-value="Forsvundet pris" calcext:value-type="string">
            <text:p>Forsvundet pris</text:p>
          </table:table-cell>
          <table:table-cell table:style-name="ce20" table:formula="of:=[.B65]*[$Beholdning.$H$4]" office:value-type="float" office:value="0" calcext:value-type="float">
            <text:p>0</text:p>
          </table:table-cell>
          <table:table-cell table:style-name="ce20" table:formula="of:=[.C65]*[$Beholdning.$H$8]" office:value-type="float" office:value="0" calcext:value-type="float">
            <text:p>0</text:p>
          </table:table-cell>
          <table:table-cell table:style-name="ce20" table:formula="of:=[.D65]*[$Beholdning.$H$13]" office:value-type="float" office:value="0" calcext:value-type="float">
            <text:p>0</text:p>
          </table:table-cell>
          <table:table-cell table:style-name="ce20" table:formula="of:=[.E65]*[$Beholdning.$H$17]" office:value-type="float" office:value="0" calcext:value-type="float">
            <text:p>0</text:p>
          </table:table-cell>
          <table:table-cell table:style-name="ce20" table:formula="of:=[.F65]*[$Beholdning.$H$21]" office:value-type="float" office:value="0" calcext:value-type="float">
            <text:p>0</text:p>
          </table:table-cell>
          <table:table-cell table:style-name="ce20" table:formula="of:=[.G65]*[$Beholdning.$H$25]" office:value-type="float" office:value="0" calcext:value-type="float">
            <text:p>0</text:p>
          </table:table-cell>
          <table:table-cell table:style-name="ce20" table:number-columns-repeated="4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Fredag.A67]" office:value-type="string" office:string-value="Skal koste" calcext:value-type="string">
            <text:p>Skal koste</text:p>
          </table:table-cell>
          <table:table-cell table:style-name="ce20" table:formula="of:=IF([.B63]=0;0;(([.B63]+[.B65])*[$Beholdning.$H$4])/[.B63])" office:value-type="float" office:value="0" calcext:value-type="float">
            <text:p>0</text:p>
          </table:table-cell>
          <table:table-cell table:style-name="ce20" table:formula="of:=IF([.C63]=0;0;(([.C63]+[.C65])*[$Beholdning.$H$8])/[.C63])" office:value-type="float" office:value="0" calcext:value-type="float">
            <text:p>0</text:p>
          </table:table-cell>
          <table:table-cell table:style-name="ce20" table:formula="of:=IF([.D63]=0;0;(([.D63]+[.D65])*[$Beholdning.$H$13])/[.D63])" office:value-type="float" office:value="0" calcext:value-type="float">
            <text:p>0</text:p>
          </table:table-cell>
          <table:table-cell table:style-name="ce20" table:formula="of:=IF([.E63]=0;0;(([.E63]+[.E65])*[$Beholdning.$H$17])/[.E63])" office:value-type="float" office:value="0" calcext:value-type="float">
            <text:p>0</text:p>
          </table:table-cell>
          <table:table-cell table:style-name="ce20" table:formula="of:=IF([.F63]=0;0;(([.F63]+[.F65])*[$Beholdning.$H$21])/[.F63])" office:value-type="float" office:value="0" calcext:value-type="float">
            <text:p>0</text:p>
          </table:table-cell>
          <table:table-cell table:style-name="ce20" table:formula="of:=IF([.G63]=0;0;(([.G63]+[.G65])*[$Beholdning.$H$25])/[.G63])" office:value-type="float" office:value="0" calcext:value-type="float">
            <text:p>0</text:p>
          </table:table-cell>
          <table:table-cell table:style-name="ce20" table:formula="of:=[$Beholdning.$H61]" office:value-type="float" office:value="0" calcext:value-type="float">
            <text:p>0</text:p>
          </table:table-cell>
          <table:table-cell table:style-name="ce20" table:number-columns-repeated="3"/>
          <table:table-cell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Fredag.A69]" office:value-type="string" office:string-value="Ruspris" calcext:value-type="string">
            <text:p>Ruspris</text:p>
          </table:table-cell>
          <table:table-cell table:number-columns-repeated="11"/>
          <table:table-cell table:style-name="ce20"/>
          <table:table-cell table:number-columns-repeated="1011"/>
        </table:table-row>
        <table:table-row table:style-name="ro1">
          <table:table-cell table:formula="of:=[$Fredag.A70]" office:value-type="string" office:string-value="Vejlederpris" calcext:value-type="string">
            <text:p>Vejlederpris</text:p>
          </table:table-cell>
          <table:table-cell table:number-columns-repeated="11"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Fredag.A72]" office:value-type="string" office:string-value="Overskud" calcext:value-type="string">
            <text:p>Overskud</text:p>
          </table:table-cell>
          <table:table-cell table:style-name="ce11" table:formula="of:=[Tirsdag.H72]+(([.B48]*[.B69]+[.B61]*[.B70])-[.B63]*[.B67])" office:value-type="currency" office:currency="DKK" office:value="0" calcext:value-type="currency">
            <text:p>kr 0.00</text:p>
          </table:table-cell>
          <table:table-cell table:style-name="ce11" table:formula="of:=[.B72]+(([.C48]*[.C69]+[.C61]*[.C70])-[.C63]*[.C67])" office:value-type="currency" office:currency="DKK" office:value="0" calcext:value-type="currency">
            <text:p>kr 0.00</text:p>
          </table:table-cell>
          <table:table-cell table:style-name="ce11" table:formula="of:=[.C72]+(([.D48]*[.D69]+[.D61]*[.D70])-[.D63]*[.D67])" office:value-type="currency" office:currency="DKK" office:value="0" calcext:value-type="currency">
            <text:p>kr 0.00</text:p>
          </table:table-cell>
          <table:table-cell table:style-name="ce11" table:formula="of:=[.D72]+(([.E48]*[.E69]+[.E61]*[.E70])-[.E63]*[.E67])" office:value-type="currency" office:currency="DKK" office:value="0" calcext:value-type="currency">
            <text:p>kr 0.00</text:p>
          </table:table-cell>
          <table:table-cell table:style-name="ce11" table:formula="of:=[.E72]+(([.F48]*[.F69]+[.F61]*[.F70])-[.F63]*[.F67])" office:value-type="currency" office:currency="DKK" office:value="0" calcext:value-type="currency">
            <text:p>kr 0.00</text:p>
          </table:table-cell>
          <table:table-cell table:style-name="ce11" table:formula="of:=[.F72]+(([.G48]*[.G69]+[.G61]*[.G70])-[.G63]*[.G67])" office:value-type="currency" office:currency="DKK" office:value="0" calcext:value-type="currency">
            <text:p>kr 0.00</text:p>
          </table:table-cell>
          <table:table-cell table:style-name="ce11" table:formula="of:=[.G72]+(([.H48]*[.H69]+[.H61]*[.H70])-[.H63]*[.H67])" office:value-type="currency" office:currency="DKK" office:value="0" calcext:value-type="currency">
            <text:p>kr 0.00</text:p>
          </table:table-cell>
          <table:table-cell table:style-name="ce20" table:number-columns-repeated="3"/>
          <table:table-cell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</table:table>
      <table:table table:name="OpsummeringForbrug" table:style-name="ta1" table:protected="true" table:print="false">
        <table:table-protection table:select-protected-cells="true" table:select-unprotected-cells="true"/>
        <table:table-column table:style-name="co2" table:number-columns-repeated="8" table:default-cell-style-name="ce20"/>
        <table:table-column table:style-name="co25" table:default-cell-style-name="ce20"/>
        <table:table-column table:style-name="co26" table:default-cell-style-name="ce20"/>
        <table:table-column table:style-name="co2" table:number-columns-repeated="1014" table:default-cell-style-name="ce20"/>
        <table:table-row table:style-name="ro2">
          <table:table-cell table:style-name="ce21"/>
          <table:table-cell table:style-name="ce21" table:formula="of:=[$Beholdning.$A$4]" office:value-type="string" office:string-value="Øl" calcext:value-type="string">
            <text:p>Øl</text:p>
          </table:table-cell>
          <table:table-cell table:style-name="ce21" table:formula="of:=[$Beholdning.$A$8]" office:value-type="string" office:string-value="Light" calcext:value-type="string">
            <text:p>Light</text:p>
          </table:table-cell>
          <table:table-cell table:style-name="ce21" table:formula="of:=[$Beholdning.$A$12]" office:value-type="string" office:string-value="Sodavand" calcext:value-type="string">
            <text:p>Sodavand</text:p>
          </table:table-cell>
          <table:table-cell table:style-name="ce21" table:formula="of:=[$Beholdning.$A$17]" office:value-type="string" office:string-value="Cocio" calcext:value-type="string">
            <text:p>Cocio</text:p>
          </table:table-cell>
          <table:table-cell table:style-name="ce21" table:formula="of:=[$Beholdning.$A$21]" office:value-type="string" office:string-value="Cider" calcext:value-type="string">
            <text:p>Cider</text:p>
          </table:table-cell>
          <table:table-cell table:style-name="ce21" table:formula="of:=[$Beholdning.$A$25]" office:value-type="string" office:string-value="Rødvin" calcext:value-type="string">
            <text:p>Rødvin</text:p>
          </table:table-cell>
          <table:table-cell table:style-name="ce21" office:value-type="string" calcext:value-type="string">
            <text:p>Mad på fad</text:p>
          </table:table-cell>
          <table:table-cell table:style-name="ce21" table:formula="of:=[$Fredag.I1]" office:value-type="string" office:string-value="Immatrikulation" calcext:value-type="string">
            <text:p>Immatrikulation</text:p>
          </table:table-cell>
          <table:table-cell table:style-name="ce21" table:formula="of:=[$Fredag.J1]" office:value-type="string" office:string-value="Tour de Chambre" calcext:value-type="string">
            <text:p>Tour de Chambre</text:p>
          </table:table-cell>
          <table:table-cell table:style-name="ce21" table:formula="of:=IF([$Fredag.K1] = 0; &quot; &quot; ;[$Fredag.K1])" office:value-type="string" office:string-value=" " calcext:value-type="string">
            <text:p><text:s/></text:p>
          </table:table-cell>
          <table:table-cell table:style-name="ce21" office:value-type="string" calcext:value-type="string">
            <text:p>Ialt</text:p>
          </table:table-cell>
          <table:table-cell table:style-name="ce21" table:number-columns-repeated="1012"/>
        </table:table-row>
        <table:table-row table:style-name="ro1">
          <table:table-cell table:formula="of:=[$Fredag.A2]" office:value-type="float" office:value="0" calcext:value-type="float">
            <text:p>0</text:p>
          </table:table-cell>
          <table:table-cell table:style-name="ce52" table:formula="of:=[$Fredag.B2]+[$Lørdag.B2]+[$Søndag.B2]+[$Mandag.B2]+[$Tirsdag.B2]+[$Onsdag.B2]" office:value-type="float" office:value="0" calcext:value-type="float">
            <text:p>0</text:p>
          </table:table-cell>
          <table:table-cell table:style-name="ce53" table:formula="of:=[Fredag.C2]+[Lørdag.C2]+[Søndag.C2]+[Mandag.C2]+[Tirsdag.C2]+[Onsdag.C2]" office:value-type="float" office:value="0" calcext:value-type="float">
            <text:p>0</text:p>
          </table:table-cell>
          <table:table-cell table:style-name="ce53" table:formula="of:=[Fredag.D2]+[Lørdag.D2]+[Søndag.D2]+[Mandag.D2]+[Tirsdag.D2]+[Onsdag.D2]" office:value-type="float" office:value="0" calcext:value-type="float">
            <text:p>0</text:p>
          </table:table-cell>
          <table:table-cell table:style-name="ce53" table:formula="of:=[Fredag.E2]+[Lørdag.E2]+[Søndag.E2]+[Mandag.E2]+[Tirsdag.E2]+[Onsdag.E2]" office:value-type="float" office:value="0" calcext:value-type="float">
            <text:p>0</text:p>
          </table:table-cell>
          <table:table-cell table:style-name="ce53" table:formula="of:=[Fredag.F2]+[Lørdag.F2]+[Søndag.F2]+[Mandag.F2]+[Tirsdag.F2]+[Onsdag.F2]" office:value-type="float" office:value="0" calcext:value-type="float">
            <text:p>0</text:p>
          </table:table-cell>
          <table:table-cell table:style-name="ce53" table:formula="of:=[Fredag.G2]+[Lørdag.G2]+[Søndag.G2]+[Mandag.G2]+[Tirsdag.G2]+[Onsdag.G2]" office:value-type="float" office:value="0" calcext:value-type="float">
            <text:p>0</text:p>
          </table:table-cell>
          <table:table-cell table:style-name="ce53" table:formula="of:=[Fredag.H2]+[Lørdag.H2]+[Søndag.H2]+[Mandag.H2]+[Tirsdag.H2]+[Onsdag.H2]" office:value-type="float" office:value="0" calcext:value-type="float">
            <text:p>0</text:p>
          </table:table-cell>
          <table:table-cell table:style-name="ce53" table:formula="of:=[Fredag.I2]+[Lørdag.I2]+[Søndag.I2]+[Mandag.I2]+[Tirsdag.I2]+[Onsdag.I2]" office:value-type="float" office:value="0" calcext:value-type="float">
            <text:p>0</text:p>
          </table:table-cell>
          <table:table-cell table:style-name="ce54" table:formula="of:=[Fredag.J2]+[Lørdag.J2]+[Søndag.J2]+[Mandag.J2]+[Tirsdag.J2]+[Onsdag.J2]" office:value-type="float" office:value="0" calcext:value-type="float">
            <text:p>0</text:p>
          </table:table-cell>
          <table:table-cell/>
          <table:table-cell table:formula="of:=SUM([.B2:.H2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3]" office:value-type="float" office:value="0" calcext:value-type="float">
            <text:p>0</text:p>
          </table:table-cell>
          <table:table-cell table:style-name="ce23" table:formula="of:=[$Fredag.B3]+[$Lørdag.B3]+[$Søndag.B3]+[$Mandag.B3]+[$Tirsdag.B3]+[$Onsdag.B3]" office:value-type="float" office:value="0" calcext:value-type="float">
            <text:p>0</text:p>
          </table:table-cell>
          <table:table-cell table:formula="of:=[Fredag.C3]+[Lørdag.C3]+[Søndag.C3]+[Mandag.C3]+[Tirsdag.C3]+[Onsdag.C3]" office:value-type="float" office:value="0" calcext:value-type="float">
            <text:p>0</text:p>
          </table:table-cell>
          <table:table-cell table:formula="of:=[Fredag.D3]+[Lørdag.D3]+[Søndag.D3]+[Mandag.D3]+[Tirsdag.D3]+[Onsdag.D3]" office:value-type="float" office:value="0" calcext:value-type="float">
            <text:p>0</text:p>
          </table:table-cell>
          <table:table-cell table:formula="of:=[Fredag.E3]+[Lørdag.E3]+[Søndag.E3]+[Mandag.E3]+[Tirsdag.E3]+[Onsdag.E3]" office:value-type="float" office:value="0" calcext:value-type="float">
            <text:p>0</text:p>
          </table:table-cell>
          <table:table-cell table:formula="of:=[Fredag.F3]+[Lørdag.F3]+[Søndag.F3]+[Mandag.F3]+[Tirsdag.F3]+[Onsdag.F3]" office:value-type="float" office:value="0" calcext:value-type="float">
            <text:p>0</text:p>
          </table:table-cell>
          <table:table-cell table:formula="of:=[Fredag.G3]+[Lørdag.G3]+[Søndag.G3]+[Mandag.G3]+[Tirsdag.G3]+[Onsdag.G3]" office:value-type="float" office:value="0" calcext:value-type="float">
            <text:p>0</text:p>
          </table:table-cell>
          <table:table-cell table:style-name="ce25" table:formula="of:=[Fredag.H3]+[Lørdag.H3]+[Søndag.H3]+[Mandag.H3]+[Tirsdag.H3]+[Onsdag.H3]" office:value-type="float" office:value="0" calcext:value-type="float">
            <text:p>0</text:p>
          </table:table-cell>
          <table:table-cell table:style-name="ce25" table:formula="of:=[Fredag.I3]+[Lørdag.I3]+[Søndag.I3]+[Mandag.I3]+[Tirsdag.I3]+[Onsdag.I3]" office:value-type="float" office:value="0" calcext:value-type="float">
            <text:p>0</text:p>
          </table:table-cell>
          <table:table-cell table:style-name="ce27" table:formula="of:=[Fredag.J3]+[Lørdag.J3]+[Søndag.J3]+[Mandag.J3]+[Tirsdag.J3]+[Onsdag.J3]" office:value-type="float" office:value="0" calcext:value-type="float">
            <text:p>0</text:p>
          </table:table-cell>
          <table:table-cell/>
          <table:table-cell table:formula="of:=SUM([.B3:.H3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4]" office:value-type="float" office:value="0" calcext:value-type="float">
            <text:p>0</text:p>
          </table:table-cell>
          <table:table-cell table:style-name="ce23" table:formula="of:=[$Fredag.B4]+[$Lørdag.B4]+[$Søndag.B4]+[$Mandag.B4]+[$Tirsdag.B4]+[$Onsdag.B4]" office:value-type="float" office:value="0" calcext:value-type="float">
            <text:p>0</text:p>
          </table:table-cell>
          <table:table-cell table:formula="of:=[Fredag.C4]+[Lørdag.C4]+[Søndag.C4]+[Mandag.C4]+[Tirsdag.C4]+[Onsdag.C4]" office:value-type="float" office:value="0" calcext:value-type="float">
            <text:p>0</text:p>
          </table:table-cell>
          <table:table-cell table:formula="of:=[Fredag.D4]+[Lørdag.D4]+[Søndag.D4]+[Mandag.D4]+[Tirsdag.D4]+[Onsdag.D4]" office:value-type="float" office:value="0" calcext:value-type="float">
            <text:p>0</text:p>
          </table:table-cell>
          <table:table-cell table:formula="of:=[Fredag.E4]+[Lørdag.E4]+[Søndag.E4]+[Mandag.E4]+[Tirsdag.E4]+[Onsdag.E4]" office:value-type="float" office:value="0" calcext:value-type="float">
            <text:p>0</text:p>
          </table:table-cell>
          <table:table-cell table:formula="of:=[Fredag.F4]+[Lørdag.F4]+[Søndag.F4]+[Mandag.F4]+[Tirsdag.F4]+[Onsdag.F4]" office:value-type="float" office:value="0" calcext:value-type="float">
            <text:p>0</text:p>
          </table:table-cell>
          <table:table-cell table:formula="of:=[Fredag.G4]+[Lørdag.G4]+[Søndag.G4]+[Mandag.G4]+[Tirsdag.G4]+[Onsdag.G4]" office:value-type="float" office:value="0" calcext:value-type="float">
            <text:p>0</text:p>
          </table:table-cell>
          <table:table-cell table:style-name="ce25" table:formula="of:=[Fredag.H4]+[Lørdag.H4]+[Søndag.H4]+[Mandag.H4]+[Tirsdag.H4]+[Onsdag.H4]" office:value-type="float" office:value="0" calcext:value-type="float">
            <text:p>0</text:p>
          </table:table-cell>
          <table:table-cell table:style-name="ce25" table:formula="of:=[Fredag.I4]+[Lørdag.I4]+[Søndag.I4]+[Mandag.I4]+[Tirsdag.I4]+[Onsdag.I4]" office:value-type="float" office:value="0" calcext:value-type="float">
            <text:p>0</text:p>
          </table:table-cell>
          <table:table-cell table:style-name="ce27" table:formula="of:=[Fredag.J4]+[Lørdag.J4]+[Søndag.J4]+[Mandag.J4]+[Tirsdag.J4]+[Onsdag.J4]" office:value-type="float" office:value="0" calcext:value-type="float">
            <text:p>0</text:p>
          </table:table-cell>
          <table:table-cell/>
          <table:table-cell table:formula="of:=SUM([.B4:.H4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5]" office:value-type="float" office:value="0" calcext:value-type="float">
            <text:p>0</text:p>
          </table:table-cell>
          <table:table-cell table:style-name="ce23" table:formula="of:=[$Fredag.B5]+[$Lørdag.B5]+[$Søndag.B5]+[$Mandag.B5]+[$Tirsdag.B5]+[$Onsdag.B5]" office:value-type="float" office:value="0" calcext:value-type="float">
            <text:p>0</text:p>
          </table:table-cell>
          <table:table-cell table:style-name="ce23" table:formula="of:=[$Fredag.C5]+[$Lørdag.C5]+[$Søndag.C5]+[$Mandag.C5]+[$Tirsdag.C5]+[$Onsdag.C5]" office:value-type="float" office:value="0" calcext:value-type="float">
            <text:p>0</text:p>
          </table:table-cell>
          <table:table-cell table:style-name="ce23" table:formula="of:=[$Fredag.D5]+[$Lørdag.D5]+[$Søndag.D5]+[$Mandag.D5]+[$Tirsdag.D5]+[$Onsdag.D5]" office:value-type="float" office:value="0" calcext:value-type="float">
            <text:p>0</text:p>
          </table:table-cell>
          <table:table-cell table:style-name="ce23" table:formula="of:=[$Fredag.E5]+[$Lørdag.E5]+[$Søndag.E5]+[$Mandag.E5]+[$Tirsdag.E5]+[$Onsdag.E5]" office:value-type="float" office:value="0" calcext:value-type="float">
            <text:p>0</text:p>
          </table:table-cell>
          <table:table-cell table:style-name="ce23" table:formula="of:=[$Fredag.F5]+[$Lørdag.F5]+[$Søndag.F5]+[$Mandag.F5]+[$Tirsdag.F5]+[$Onsdag.F5]" office:value-type="float" office:value="0" calcext:value-type="float">
            <text:p>0</text:p>
          </table:table-cell>
          <table:table-cell table:style-name="ce23" table:formula="of:=[$Fredag.G5]+[$Lørdag.G5]+[$Søndag.G5]+[$Mandag.G5]+[$Tirsdag.G5]+[$Onsdag.G5]" office:value-type="float" office:value="0" calcext:value-type="float">
            <text:p>0</text:p>
          </table:table-cell>
          <table:table-cell table:style-name="ce23" table:formula="of:=[$Fredag.H5]+[$Lørdag.H5]+[$Søndag.H5]+[$Mandag.H5]+[$Tirsdag.H5]+[$Onsdag.H5]" office:value-type="float" office:value="0" calcext:value-type="float">
            <text:p>0</text:p>
          </table:table-cell>
          <table:table-cell table:style-name="ce25" table:formula="of:=[Fredag.I5]+[Lørdag.I5]+[Søndag.I5]+[Mandag.I5]+[Tirsdag.I5]+[Onsdag.I5]" office:value-type="float" office:value="0" calcext:value-type="float">
            <text:p>0</text:p>
          </table:table-cell>
          <table:table-cell table:style-name="ce27" table:formula="of:=[Fredag.J5]+[Lørdag.J5]+[Søndag.J5]+[Mandag.J5]+[Tirsdag.J5]+[Onsdag.J5]" office:value-type="float" office:value="0" calcext:value-type="float">
            <text:p>0</text:p>
          </table:table-cell>
          <table:table-cell/>
          <table:table-cell table:formula="of:=SUM([.B5:.H5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6]" office:value-type="float" office:value="0" calcext:value-type="float">
            <text:p>0</text:p>
          </table:table-cell>
          <table:table-cell table:style-name="ce23" table:formula="of:=[$Fredag.B6]+[$Lørdag.B6]+[$Søndag.B6]+[$Mandag.B6]+[$Tirsdag.B6]+[$Onsdag.B6]" office:value-type="float" office:value="0" calcext:value-type="float">
            <text:p>0</text:p>
          </table:table-cell>
          <table:table-cell table:formula="of:=[Fredag.C6]+[Lørdag.C6]+[Søndag.C6]+[Mandag.C6]+[Tirsdag.C6]+[Onsdag.C6]" office:value-type="float" office:value="0" calcext:value-type="float">
            <text:p>0</text:p>
          </table:table-cell>
          <table:table-cell table:formula="of:=[Fredag.D6]+[Lørdag.D6]+[Søndag.D6]+[Mandag.D6]+[Tirsdag.D6]+[Onsdag.D6]" office:value-type="float" office:value="0" calcext:value-type="float">
            <text:p>0</text:p>
          </table:table-cell>
          <table:table-cell table:formula="of:=[Fredag.E6]+[Lørdag.E6]+[Søndag.E6]+[Mandag.E6]+[Tirsdag.E6]+[Onsdag.E6]" office:value-type="float" office:value="0" calcext:value-type="float">
            <text:p>0</text:p>
          </table:table-cell>
          <table:table-cell table:formula="of:=[Fredag.F6]+[Lørdag.F6]+[Søndag.F6]+[Mandag.F6]+[Tirsdag.F6]+[Onsdag.F6]" office:value-type="float" office:value="0" calcext:value-type="float">
            <text:p>0</text:p>
          </table:table-cell>
          <table:table-cell table:formula="of:=[Fredag.G6]+[Lørdag.G6]+[Søndag.G6]+[Mandag.G6]+[Tirsdag.G6]+[Onsdag.G6]" office:value-type="float" office:value="0" calcext:value-type="float">
            <text:p>0</text:p>
          </table:table-cell>
          <table:table-cell table:style-name="ce25" table:formula="of:=[Fredag.H6]+[Lørdag.H6]+[Søndag.H6]+[Mandag.H6]+[Tirsdag.H6]+[Onsdag.H6]" office:value-type="float" office:value="0" calcext:value-type="float">
            <text:p>0</text:p>
          </table:table-cell>
          <table:table-cell table:style-name="ce25" table:formula="of:=[Fredag.I6]+[Lørdag.I6]+[Søndag.I6]+[Mandag.I6]+[Tirsdag.I6]+[Onsdag.I6]" office:value-type="float" office:value="0" calcext:value-type="float">
            <text:p>0</text:p>
          </table:table-cell>
          <table:table-cell table:style-name="ce27" table:formula="of:=[Fredag.J6]+[Lørdag.J6]+[Søndag.J6]+[Mandag.J6]+[Tirsdag.J6]+[Onsdag.J6]" office:value-type="float" office:value="0" calcext:value-type="float">
            <text:p>0</text:p>
          </table:table-cell>
          <table:table-cell/>
          <table:table-cell table:formula="of:=SUM([.B6:.H6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7]" office:value-type="float" office:value="0" calcext:value-type="float">
            <text:p>0</text:p>
          </table:table-cell>
          <table:table-cell table:style-name="ce23" table:formula="of:=[$Fredag.B7]+[$Lørdag.B7]+[$Søndag.B7]+[$Mandag.B7]+[$Tirsdag.B7]+[$Onsdag.B7]" office:value-type="float" office:value="0" calcext:value-type="float">
            <text:p>0</text:p>
          </table:table-cell>
          <table:table-cell table:formula="of:=[Fredag.C7]+[Lørdag.C7]+[Søndag.C7]+[Mandag.C7]+[Tirsdag.C7]+[Onsdag.C7]" office:value-type="float" office:value="0" calcext:value-type="float">
            <text:p>0</text:p>
          </table:table-cell>
          <table:table-cell table:formula="of:=[Fredag.D7]+[Lørdag.D7]+[Søndag.D7]+[Mandag.D7]+[Tirsdag.D7]+[Onsdag.D7]" office:value-type="float" office:value="0" calcext:value-type="float">
            <text:p>0</text:p>
          </table:table-cell>
          <table:table-cell table:formula="of:=[Fredag.E7]+[Lørdag.E7]+[Søndag.E7]+[Mandag.E7]+[Tirsdag.E7]+[Onsdag.E7]" office:value-type="float" office:value="0" calcext:value-type="float">
            <text:p>0</text:p>
          </table:table-cell>
          <table:table-cell table:formula="of:=[Fredag.F7]+[Lørdag.F7]+[Søndag.F7]+[Mandag.F7]+[Tirsdag.F7]+[Onsdag.F7]" office:value-type="float" office:value="0" calcext:value-type="float">
            <text:p>0</text:p>
          </table:table-cell>
          <table:table-cell table:formula="of:=[Fredag.G7]+[Lørdag.G7]+[Søndag.G7]+[Mandag.G7]+[Tirsdag.G7]+[Onsdag.G7]" office:value-type="float" office:value="0" calcext:value-type="float">
            <text:p>0</text:p>
          </table:table-cell>
          <table:table-cell table:style-name="ce25" table:formula="of:=[Fredag.H7]+[Lørdag.H7]+[Søndag.H7]+[Mandag.H7]+[Tirsdag.H7]+[Onsdag.H7]" office:value-type="float" office:value="0" calcext:value-type="float">
            <text:p>0</text:p>
          </table:table-cell>
          <table:table-cell table:style-name="ce25" table:formula="of:=[Fredag.I7]+[Lørdag.I7]+[Søndag.I7]+[Mandag.I7]+[Tirsdag.I7]+[Onsdag.I7]" office:value-type="float" office:value="0" calcext:value-type="float">
            <text:p>0</text:p>
          </table:table-cell>
          <table:table-cell table:style-name="ce27" table:formula="of:=[Fredag.J7]+[Lørdag.J7]+[Søndag.J7]+[Mandag.J7]+[Tirsdag.J7]+[Onsdag.J7]" office:value-type="float" office:value="0" calcext:value-type="float">
            <text:p>0</text:p>
          </table:table-cell>
          <table:table-cell/>
          <table:table-cell table:formula="of:=SUM([.B7:.H7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8]" office:value-type="float" office:value="0" calcext:value-type="float">
            <text:p>0</text:p>
          </table:table-cell>
          <table:table-cell table:style-name="ce23" table:formula="of:=[$Fredag.B8]+[$Lørdag.B8]+[$Søndag.B8]+[$Mandag.B8]+[$Tirsdag.B8]+[$Onsdag.B8]" office:value-type="float" office:value="0" calcext:value-type="float">
            <text:p>0</text:p>
          </table:table-cell>
          <table:table-cell table:formula="of:=[Fredag.C8]+[Lørdag.C8]+[Søndag.C8]+[Mandag.C8]+[Tirsdag.C8]+[Onsdag.C8]" office:value-type="float" office:value="0" calcext:value-type="float">
            <text:p>0</text:p>
          </table:table-cell>
          <table:table-cell table:formula="of:=[Fredag.D8]+[Lørdag.D8]+[Søndag.D8]+[Mandag.D8]+[Tirsdag.D8]+[Onsdag.D8]" office:value-type="float" office:value="0" calcext:value-type="float">
            <text:p>0</text:p>
          </table:table-cell>
          <table:table-cell table:formula="of:=[Fredag.E8]+[Lørdag.E8]+[Søndag.E8]+[Mandag.E8]+[Tirsdag.E8]+[Onsdag.E8]" office:value-type="float" office:value="0" calcext:value-type="float">
            <text:p>0</text:p>
          </table:table-cell>
          <table:table-cell table:formula="of:=[Fredag.F8]+[Lørdag.F8]+[Søndag.F8]+[Mandag.F8]+[Tirsdag.F8]+[Onsdag.F8]" office:value-type="float" office:value="0" calcext:value-type="float">
            <text:p>0</text:p>
          </table:table-cell>
          <table:table-cell table:formula="of:=[Fredag.G8]+[Lørdag.G8]+[Søndag.G8]+[Mandag.G8]+[Tirsdag.G8]+[Onsdag.G8]" office:value-type="float" office:value="0" calcext:value-type="float">
            <text:p>0</text:p>
          </table:table-cell>
          <table:table-cell table:style-name="ce25" table:formula="of:=[Fredag.H8]+[Lørdag.H8]+[Søndag.H8]+[Mandag.H8]+[Tirsdag.H8]+[Onsdag.H8]" office:value-type="float" office:value="0" calcext:value-type="float">
            <text:p>0</text:p>
          </table:table-cell>
          <table:table-cell table:style-name="ce25" table:formula="of:=[Fredag.I8]+[Lørdag.I8]+[Søndag.I8]+[Mandag.I8]+[Tirsdag.I8]+[Onsdag.I8]" office:value-type="float" office:value="0" calcext:value-type="float">
            <text:p>0</text:p>
          </table:table-cell>
          <table:table-cell table:style-name="ce27" table:formula="of:=[Fredag.J8]+[Lørdag.J8]+[Søndag.J8]+[Mandag.J8]+[Tirsdag.J8]+[Onsdag.J8]" office:value-type="float" office:value="0" calcext:value-type="float">
            <text:p>0</text:p>
          </table:table-cell>
          <table:table-cell/>
          <table:table-cell table:formula="of:=SUM([.B8:.H8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9]" office:value-type="float" office:value="0" calcext:value-type="float">
            <text:p>0</text:p>
          </table:table-cell>
          <table:table-cell table:style-name="ce23" table:formula="of:=[$Fredag.B9]+[$Lørdag.B9]+[$Søndag.B9]+[$Mandag.B9]+[$Tirsdag.B9]+[$Onsdag.B9]" office:value-type="float" office:value="0" calcext:value-type="float">
            <text:p>0</text:p>
          </table:table-cell>
          <table:table-cell table:formula="of:=[Fredag.C9]+[Lørdag.C9]+[Søndag.C9]+[Mandag.C9]+[Tirsdag.C9]+[Onsdag.C9]" office:value-type="float" office:value="0" calcext:value-type="float">
            <text:p>0</text:p>
          </table:table-cell>
          <table:table-cell table:formula="of:=[Fredag.D9]+[Lørdag.D9]+[Søndag.D9]+[Mandag.D9]+[Tirsdag.D9]+[Onsdag.D9]" office:value-type="float" office:value="0" calcext:value-type="float">
            <text:p>0</text:p>
          </table:table-cell>
          <table:table-cell table:formula="of:=[Fredag.E9]+[Lørdag.E9]+[Søndag.E9]+[Mandag.E9]+[Tirsdag.E9]+[Onsdag.E9]" office:value-type="float" office:value="0" calcext:value-type="float">
            <text:p>0</text:p>
          </table:table-cell>
          <table:table-cell table:formula="of:=[Fredag.F9]+[Lørdag.F9]+[Søndag.F9]+[Mandag.F9]+[Tirsdag.F9]+[Onsdag.F9]" office:value-type="float" office:value="0" calcext:value-type="float">
            <text:p>0</text:p>
          </table:table-cell>
          <table:table-cell table:formula="of:=[Fredag.G9]+[Lørdag.G9]+[Søndag.G9]+[Mandag.G9]+[Tirsdag.G9]+[Onsdag.G9]" office:value-type="float" office:value="0" calcext:value-type="float">
            <text:p>0</text:p>
          </table:table-cell>
          <table:table-cell table:style-name="ce25" table:formula="of:=[Fredag.H9]+[Lørdag.H9]+[Søndag.H9]+[Mandag.H9]+[Tirsdag.H9]+[Onsdag.H9]" office:value-type="float" office:value="0" calcext:value-type="float">
            <text:p>0</text:p>
          </table:table-cell>
          <table:table-cell table:style-name="ce25" table:formula="of:=[Fredag.I9]+[Lørdag.I9]+[Søndag.I9]+[Mandag.I9]+[Tirsdag.I9]+[Onsdag.I9]" office:value-type="float" office:value="0" calcext:value-type="float">
            <text:p>0</text:p>
          </table:table-cell>
          <table:table-cell table:style-name="ce27" table:formula="of:=[Fredag.J9]+[Lørdag.J9]+[Søndag.J9]+[Mandag.J9]+[Tirsdag.J9]+[Onsdag.J9]" office:value-type="float" office:value="0" calcext:value-type="float">
            <text:p>0</text:p>
          </table:table-cell>
          <table:table-cell/>
          <table:table-cell table:formula="of:=SUM([.B9:.H9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10]" office:value-type="float" office:value="0" calcext:value-type="float">
            <text:p>0</text:p>
          </table:table-cell>
          <table:table-cell table:style-name="ce23" table:formula="of:=[$Fredag.B10]+[$Lørdag.B10]+[$Søndag.B10]+[$Mandag.B10]+[$Tirsdag.B10]+[$Onsdag.B10]" office:value-type="float" office:value="0" calcext:value-type="float">
            <text:p>0</text:p>
          </table:table-cell>
          <table:table-cell table:formula="of:=[Fredag.C10]+[Lørdag.C10]+[Søndag.C10]+[Mandag.C10]+[Tirsdag.C10]+[Onsdag.C10]" office:value-type="float" office:value="0" calcext:value-type="float">
            <text:p>0</text:p>
          </table:table-cell>
          <table:table-cell table:formula="of:=[Fredag.D10]+[Lørdag.D10]+[Søndag.D10]+[Mandag.D10]+[Tirsdag.D10]+[Onsdag.D10]" office:value-type="float" office:value="0" calcext:value-type="float">
            <text:p>0</text:p>
          </table:table-cell>
          <table:table-cell table:formula="of:=[Fredag.E10]+[Lørdag.E10]+[Søndag.E10]+[Mandag.E10]+[Tirsdag.E10]+[Onsdag.E10]" office:value-type="float" office:value="0" calcext:value-type="float">
            <text:p>0</text:p>
          </table:table-cell>
          <table:table-cell table:formula="of:=[Fredag.F10]+[Lørdag.F10]+[Søndag.F10]+[Mandag.F10]+[Tirsdag.F10]+[Onsdag.F10]" office:value-type="float" office:value="0" calcext:value-type="float">
            <text:p>0</text:p>
          </table:table-cell>
          <table:table-cell table:formula="of:=[Fredag.G10]+[Lørdag.G10]+[Søndag.G10]+[Mandag.G10]+[Tirsdag.G10]+[Onsdag.G10]" office:value-type="float" office:value="0" calcext:value-type="float">
            <text:p>0</text:p>
          </table:table-cell>
          <table:table-cell table:style-name="ce25" table:formula="of:=[Fredag.H10]+[Lørdag.H10]+[Søndag.H10]+[Mandag.H10]+[Tirsdag.H10]+[Onsdag.H10]" office:value-type="float" office:value="0" calcext:value-type="float">
            <text:p>0</text:p>
          </table:table-cell>
          <table:table-cell table:style-name="ce25" table:formula="of:=[Fredag.I10]+[Lørdag.I10]+[Søndag.I10]+[Mandag.I10]+[Tirsdag.I10]+[Onsdag.I10]" office:value-type="float" office:value="0" calcext:value-type="float">
            <text:p>0</text:p>
          </table:table-cell>
          <table:table-cell table:style-name="ce27" table:formula="of:=[Fredag.J10]+[Lørdag.J10]+[Søndag.J10]+[Mandag.J10]+[Tirsdag.J10]+[Onsdag.J10]" office:value-type="float" office:value="0" calcext:value-type="float">
            <text:p>0</text:p>
          </table:table-cell>
          <table:table-cell/>
          <table:table-cell table:formula="of:=SUM([.B10:.H10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11]" office:value-type="float" office:value="0" calcext:value-type="float">
            <text:p>0</text:p>
          </table:table-cell>
          <table:table-cell table:style-name="ce23" table:formula="of:=[$Fredag.B11]+[$Lørdag.B11]+[$Søndag.B11]+[$Mandag.B11]+[$Tirsdag.B11]+[$Onsdag.B11]" office:value-type="float" office:value="0" calcext:value-type="float">
            <text:p>0</text:p>
          </table:table-cell>
          <table:table-cell table:formula="of:=[Fredag.C11]+[Lørdag.C11]+[Søndag.C11]+[Mandag.C11]+[Tirsdag.C11]+[Onsdag.C11]" office:value-type="float" office:value="0" calcext:value-type="float">
            <text:p>0</text:p>
          </table:table-cell>
          <table:table-cell table:formula="of:=[Fredag.D11]+[Lørdag.D11]+[Søndag.D11]+[Mandag.D11]+[Tirsdag.D11]+[Onsdag.D11]" office:value-type="float" office:value="0" calcext:value-type="float">
            <text:p>0</text:p>
          </table:table-cell>
          <table:table-cell table:formula="of:=[Fredag.E11]+[Lørdag.E11]+[Søndag.E11]+[Mandag.E11]+[Tirsdag.E11]+[Onsdag.E11]" office:value-type="float" office:value="0" calcext:value-type="float">
            <text:p>0</text:p>
          </table:table-cell>
          <table:table-cell table:formula="of:=[Fredag.F11]+[Lørdag.F11]+[Søndag.F11]+[Mandag.F11]+[Tirsdag.F11]+[Onsdag.F11]" office:value-type="float" office:value="0" calcext:value-type="float">
            <text:p>0</text:p>
          </table:table-cell>
          <table:table-cell table:formula="of:=[Fredag.G11]+[Lørdag.G11]+[Søndag.G11]+[Mandag.G11]+[Tirsdag.G11]+[Onsdag.G11]" office:value-type="float" office:value="0" calcext:value-type="float">
            <text:p>0</text:p>
          </table:table-cell>
          <table:table-cell table:style-name="ce25" table:formula="of:=[Fredag.H11]+[Lørdag.H11]+[Søndag.H11]+[Mandag.H11]+[Tirsdag.H11]+[Onsdag.H11]" office:value-type="float" office:value="0" calcext:value-type="float">
            <text:p>0</text:p>
          </table:table-cell>
          <table:table-cell table:style-name="ce25" table:formula="of:=[Fredag.I11]+[Lørdag.I11]+[Søndag.I11]+[Mandag.I11]+[Tirsdag.I11]+[Onsdag.I11]" office:value-type="float" office:value="0" calcext:value-type="float">
            <text:p>0</text:p>
          </table:table-cell>
          <table:table-cell table:style-name="ce27" table:formula="of:=[Fredag.J11]+[Lørdag.J11]+[Søndag.J11]+[Mandag.J11]+[Tirsdag.J11]+[Onsdag.J11]" office:value-type="float" office:value="0" calcext:value-type="float">
            <text:p>0</text:p>
          </table:table-cell>
          <table:table-cell/>
          <table:table-cell table:formula="of:=SUM([.B11:.H11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12]" office:value-type="float" office:value="0" calcext:value-type="float">
            <text:p>0</text:p>
          </table:table-cell>
          <table:table-cell table:style-name="ce23" table:formula="of:=[$Fredag.B12]+[$Lørdag.B12]+[$Søndag.B12]+[$Mandag.B12]+[$Tirsdag.B12]+[$Onsdag.B12]" office:value-type="float" office:value="0" calcext:value-type="float">
            <text:p>0</text:p>
          </table:table-cell>
          <table:table-cell table:formula="of:=[Fredag.C12]+[Lørdag.C12]+[Søndag.C12]+[Mandag.C12]+[Tirsdag.C12]+[Onsdag.C12]" office:value-type="float" office:value="0" calcext:value-type="float">
            <text:p>0</text:p>
          </table:table-cell>
          <table:table-cell table:formula="of:=[Fredag.D12]+[Lørdag.D12]+[Søndag.D12]+[Mandag.D12]+[Tirsdag.D12]+[Onsdag.D12]" office:value-type="float" office:value="0" calcext:value-type="float">
            <text:p>0</text:p>
          </table:table-cell>
          <table:table-cell table:formula="of:=[Fredag.E12]+[Lørdag.E12]+[Søndag.E12]+[Mandag.E12]+[Tirsdag.E12]+[Onsdag.E12]" office:value-type="float" office:value="0" calcext:value-type="float">
            <text:p>0</text:p>
          </table:table-cell>
          <table:table-cell table:formula="of:=[Fredag.F12]+[Lørdag.F12]+[Søndag.F12]+[Mandag.F12]+[Tirsdag.F12]+[Onsdag.F12]" office:value-type="float" office:value="0" calcext:value-type="float">
            <text:p>0</text:p>
          </table:table-cell>
          <table:table-cell table:formula="of:=[Fredag.G12]+[Lørdag.G12]+[Søndag.G12]+[Mandag.G12]+[Tirsdag.G12]+[Onsdag.G12]" office:value-type="float" office:value="0" calcext:value-type="float">
            <text:p>0</text:p>
          </table:table-cell>
          <table:table-cell table:style-name="ce25" table:formula="of:=[Fredag.H12]+[Lørdag.H12]+[Søndag.H12]+[Mandag.H12]+[Tirsdag.H12]+[Onsdag.H12]" office:value-type="float" office:value="0" calcext:value-type="float">
            <text:p>0</text:p>
          </table:table-cell>
          <table:table-cell table:style-name="ce25" table:formula="of:=[Fredag.I12]+[Lørdag.I12]+[Søndag.I12]+[Mandag.I12]+[Tirsdag.I12]+[Onsdag.I12]" office:value-type="float" office:value="0" calcext:value-type="float">
            <text:p>0</text:p>
          </table:table-cell>
          <table:table-cell table:style-name="ce27" table:formula="of:=[Fredag.J12]+[Lørdag.J12]+[Søndag.J12]+[Mandag.J12]+[Tirsdag.J12]+[Onsdag.J12]" office:value-type="float" office:value="0" calcext:value-type="float">
            <text:p>0</text:p>
          </table:table-cell>
          <table:table-cell/>
          <table:table-cell table:formula="of:=SUM([.B12:.H12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13]" office:value-type="float" office:value="0" calcext:value-type="float">
            <text:p>0</text:p>
          </table:table-cell>
          <table:table-cell table:style-name="ce23" table:formula="of:=[$Fredag.B13]+[$Lørdag.B13]+[$Søndag.B13]+[$Mandag.B13]+[$Tirsdag.B13]+[$Onsdag.B13]" office:value-type="float" office:value="0" calcext:value-type="float">
            <text:p>0</text:p>
          </table:table-cell>
          <table:table-cell table:formula="of:=[Fredag.C13]+[Lørdag.C13]+[Søndag.C13]+[Mandag.C13]+[Tirsdag.C13]+[Onsdag.C13]" office:value-type="float" office:value="0" calcext:value-type="float">
            <text:p>0</text:p>
          </table:table-cell>
          <table:table-cell table:formula="of:=[Fredag.D13]+[Lørdag.D13]+[Søndag.D13]+[Mandag.D13]+[Tirsdag.D13]+[Onsdag.D13]" office:value-type="float" office:value="0" calcext:value-type="float">
            <text:p>0</text:p>
          </table:table-cell>
          <table:table-cell table:formula="of:=[Fredag.E13]+[Lørdag.E13]+[Søndag.E13]+[Mandag.E13]+[Tirsdag.E13]+[Onsdag.E13]" office:value-type="float" office:value="0" calcext:value-type="float">
            <text:p>0</text:p>
          </table:table-cell>
          <table:table-cell table:formula="of:=[Fredag.F13]+[Lørdag.F13]+[Søndag.F13]+[Mandag.F13]+[Tirsdag.F13]+[Onsdag.F13]" office:value-type="float" office:value="0" calcext:value-type="float">
            <text:p>0</text:p>
          </table:table-cell>
          <table:table-cell table:formula="of:=[Fredag.G13]+[Lørdag.G13]+[Søndag.G13]+[Mandag.G13]+[Tirsdag.G13]+[Onsdag.G13]" office:value-type="float" office:value="0" calcext:value-type="float">
            <text:p>0</text:p>
          </table:table-cell>
          <table:table-cell table:style-name="ce25" table:formula="of:=[Fredag.H13]+[Lørdag.H13]+[Søndag.H13]+[Mandag.H13]+[Tirsdag.H13]+[Onsdag.H13]" office:value-type="float" office:value="0" calcext:value-type="float">
            <text:p>0</text:p>
          </table:table-cell>
          <table:table-cell table:style-name="ce25" table:formula="of:=[Fredag.I13]+[Lørdag.I13]+[Søndag.I13]+[Mandag.I13]+[Tirsdag.I13]+[Onsdag.I13]" office:value-type="float" office:value="0" calcext:value-type="float">
            <text:p>0</text:p>
          </table:table-cell>
          <table:table-cell table:style-name="ce27" table:formula="of:=[Fredag.J13]+[Lørdag.J13]+[Søndag.J13]+[Mandag.J13]+[Tirsdag.J13]+[Onsdag.J13]" office:value-type="float" office:value="0" calcext:value-type="float">
            <text:p>0</text:p>
          </table:table-cell>
          <table:table-cell/>
          <table:table-cell table:formula="of:=SUM([.B13:.H13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14]" office:value-type="float" office:value="0" calcext:value-type="float">
            <text:p>0</text:p>
          </table:table-cell>
          <table:table-cell table:style-name="ce23" table:formula="of:=[$Fredag.B14]+[$Lørdag.B14]+[$Søndag.B14]+[$Mandag.B14]+[$Tirsdag.B14]+[$Onsdag.B14]" office:value-type="float" office:value="0" calcext:value-type="float">
            <text:p>0</text:p>
          </table:table-cell>
          <table:table-cell table:formula="of:=[Fredag.C14]+[Lørdag.C14]+[Søndag.C14]+[Mandag.C14]+[Tirsdag.C14]+[Onsdag.C14]" office:value-type="float" office:value="0" calcext:value-type="float">
            <text:p>0</text:p>
          </table:table-cell>
          <table:table-cell table:formula="of:=[Fredag.D14]+[Lørdag.D14]+[Søndag.D14]+[Mandag.D14]+[Tirsdag.D14]+[Onsdag.D14]" office:value-type="float" office:value="0" calcext:value-type="float">
            <text:p>0</text:p>
          </table:table-cell>
          <table:table-cell table:formula="of:=[Fredag.E14]+[Lørdag.E14]+[Søndag.E14]+[Mandag.E14]+[Tirsdag.E14]+[Onsdag.E14]" office:value-type="float" office:value="0" calcext:value-type="float">
            <text:p>0</text:p>
          </table:table-cell>
          <table:table-cell table:formula="of:=[Fredag.F14]+[Lørdag.F14]+[Søndag.F14]+[Mandag.F14]+[Tirsdag.F14]+[Onsdag.F14]" office:value-type="float" office:value="0" calcext:value-type="float">
            <text:p>0</text:p>
          </table:table-cell>
          <table:table-cell table:formula="of:=[Fredag.G14]+[Lørdag.G14]+[Søndag.G14]+[Mandag.G14]+[Tirsdag.G14]+[Onsdag.G14]" office:value-type="float" office:value="0" calcext:value-type="float">
            <text:p>0</text:p>
          </table:table-cell>
          <table:table-cell table:style-name="ce25" table:formula="of:=[Fredag.H14]+[Lørdag.H14]+[Søndag.H14]+[Mandag.H14]+[Tirsdag.H14]+[Onsdag.H14]" office:value-type="float" office:value="0" calcext:value-type="float">
            <text:p>0</text:p>
          </table:table-cell>
          <table:table-cell table:style-name="ce25" table:formula="of:=[Fredag.I14]+[Lørdag.I14]+[Søndag.I14]+[Mandag.I14]+[Tirsdag.I14]+[Onsdag.I14]" office:value-type="float" office:value="0" calcext:value-type="float">
            <text:p>0</text:p>
          </table:table-cell>
          <table:table-cell table:style-name="ce27" table:formula="of:=[Fredag.J14]+[Lørdag.J14]+[Søndag.J14]+[Mandag.J14]+[Tirsdag.J14]+[Onsdag.J14]" office:value-type="float" office:value="0" calcext:value-type="float">
            <text:p>0</text:p>
          </table:table-cell>
          <table:table-cell/>
          <table:table-cell table:formula="of:=SUM([.B14:.H14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15]" office:value-type="float" office:value="0" calcext:value-type="float">
            <text:p>0</text:p>
          </table:table-cell>
          <table:table-cell table:style-name="ce23" table:formula="of:=[$Fredag.B15]+[$Lørdag.B15]+[$Søndag.B15]+[$Mandag.B15]+[$Tirsdag.B15]+[$Onsdag.B15]" office:value-type="float" office:value="0" calcext:value-type="float">
            <text:p>0</text:p>
          </table:table-cell>
          <table:table-cell table:formula="of:=[Fredag.C15]+[Lørdag.C15]+[Søndag.C15]+[Mandag.C15]+[Tirsdag.C15]+[Onsdag.C15]" office:value-type="float" office:value="0" calcext:value-type="float">
            <text:p>0</text:p>
          </table:table-cell>
          <table:table-cell table:formula="of:=[Fredag.D15]+[Lørdag.D15]+[Søndag.D15]+[Mandag.D15]+[Tirsdag.D15]+[Onsdag.D15]" office:value-type="float" office:value="0" calcext:value-type="float">
            <text:p>0</text:p>
          </table:table-cell>
          <table:table-cell table:formula="of:=[Fredag.E15]+[Lørdag.E15]+[Søndag.E15]+[Mandag.E15]+[Tirsdag.E15]+[Onsdag.E15]" office:value-type="float" office:value="0" calcext:value-type="float">
            <text:p>0</text:p>
          </table:table-cell>
          <table:table-cell table:formula="of:=[Fredag.F15]+[Lørdag.F15]+[Søndag.F15]+[Mandag.F15]+[Tirsdag.F15]+[Onsdag.F15]" office:value-type="float" office:value="0" calcext:value-type="float">
            <text:p>0</text:p>
          </table:table-cell>
          <table:table-cell table:formula="of:=[Fredag.G15]+[Lørdag.G15]+[Søndag.G15]+[Mandag.G15]+[Tirsdag.G15]+[Onsdag.G15]" office:value-type="float" office:value="0" calcext:value-type="float">
            <text:p>0</text:p>
          </table:table-cell>
          <table:table-cell table:style-name="ce25" table:formula="of:=[Fredag.H15]+[Lørdag.H15]+[Søndag.H15]+[Mandag.H15]+[Tirsdag.H15]+[Onsdag.H15]" office:value-type="float" office:value="0" calcext:value-type="float">
            <text:p>0</text:p>
          </table:table-cell>
          <table:table-cell table:style-name="ce25" table:formula="of:=[Fredag.I15]+[Lørdag.I15]+[Søndag.I15]+[Mandag.I15]+[Tirsdag.I15]+[Onsdag.I15]" office:value-type="float" office:value="0" calcext:value-type="float">
            <text:p>0</text:p>
          </table:table-cell>
          <table:table-cell table:style-name="ce27" table:formula="of:=[Fredag.J15]+[Lørdag.J15]+[Søndag.J15]+[Mandag.J15]+[Tirsdag.J15]+[Onsdag.J15]" office:value-type="float" office:value="0" calcext:value-type="float">
            <text:p>0</text:p>
          </table:table-cell>
          <table:table-cell/>
          <table:table-cell table:formula="of:=SUM([.B15:.H15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16]" office:value-type="float" office:value="0" calcext:value-type="float">
            <text:p>0</text:p>
          </table:table-cell>
          <table:table-cell table:style-name="ce23" table:formula="of:=[$Fredag.B16]+[$Lørdag.B16]+[$Søndag.B16]+[$Mandag.B16]+[$Tirsdag.B16]+[$Onsdag.B16]" office:value-type="float" office:value="0" calcext:value-type="float">
            <text:p>0</text:p>
          </table:table-cell>
          <table:table-cell table:formula="of:=[Fredag.C16]+[Lørdag.C16]+[Søndag.C16]+[Mandag.C16]+[Tirsdag.C16]+[Onsdag.C16]" office:value-type="float" office:value="0" calcext:value-type="float">
            <text:p>0</text:p>
          </table:table-cell>
          <table:table-cell table:formula="of:=[Fredag.D16]+[Lørdag.D16]+[Søndag.D16]+[Mandag.D16]+[Tirsdag.D16]+[Onsdag.D16]" office:value-type="float" office:value="0" calcext:value-type="float">
            <text:p>0</text:p>
          </table:table-cell>
          <table:table-cell table:formula="of:=[Fredag.E16]+[Lørdag.E16]+[Søndag.E16]+[Mandag.E16]+[Tirsdag.E16]+[Onsdag.E16]" office:value-type="float" office:value="0" calcext:value-type="float">
            <text:p>0</text:p>
          </table:table-cell>
          <table:table-cell table:formula="of:=[Fredag.F16]+[Lørdag.F16]+[Søndag.F16]+[Mandag.F16]+[Tirsdag.F16]+[Onsdag.F16]" office:value-type="float" office:value="0" calcext:value-type="float">
            <text:p>0</text:p>
          </table:table-cell>
          <table:table-cell table:formula="of:=[Fredag.G16]+[Lørdag.G16]+[Søndag.G16]+[Mandag.G16]+[Tirsdag.G16]+[Onsdag.G16]" office:value-type="float" office:value="0" calcext:value-type="float">
            <text:p>0</text:p>
          </table:table-cell>
          <table:table-cell table:style-name="ce25" table:formula="of:=[Fredag.H16]+[Lørdag.H16]+[Søndag.H16]+[Mandag.H16]+[Tirsdag.H16]+[Onsdag.H16]" office:value-type="float" office:value="0" calcext:value-type="float">
            <text:p>0</text:p>
          </table:table-cell>
          <table:table-cell table:style-name="ce25" table:formula="of:=[Fredag.I16]+[Lørdag.I16]+[Søndag.I16]+[Mandag.I16]+[Tirsdag.I16]+[Onsdag.I16]" office:value-type="float" office:value="0" calcext:value-type="float">
            <text:p>0</text:p>
          </table:table-cell>
          <table:table-cell table:style-name="ce27" table:formula="of:=[Fredag.J16]+[Lørdag.J16]+[Søndag.J16]+[Mandag.J16]+[Tirsdag.J16]+[Onsdag.J16]" office:value-type="float" office:value="0" calcext:value-type="float">
            <text:p>0</text:p>
          </table:table-cell>
          <table:table-cell/>
          <table:table-cell table:formula="of:=SUM([.B16:.H16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17]" office:value-type="float" office:value="0" calcext:value-type="float">
            <text:p>0</text:p>
          </table:table-cell>
          <table:table-cell table:style-name="ce23" table:formula="of:=[$Fredag.B17]+[$Lørdag.B17]+[$Søndag.B17]+[$Mandag.B17]+[$Tirsdag.B17]+[$Onsdag.B17]" office:value-type="float" office:value="0" calcext:value-type="float">
            <text:p>0</text:p>
          </table:table-cell>
          <table:table-cell table:formula="of:=[Fredag.C17]+[Lørdag.C17]+[Søndag.C17]+[Mandag.C17]+[Tirsdag.C17]+[Onsdag.C17]" office:value-type="float" office:value="0" calcext:value-type="float">
            <text:p>0</text:p>
          </table:table-cell>
          <table:table-cell table:formula="of:=[Fredag.D17]+[Lørdag.D17]+[Søndag.D17]+[Mandag.D17]+[Tirsdag.D17]+[Onsdag.D17]" office:value-type="float" office:value="0" calcext:value-type="float">
            <text:p>0</text:p>
          </table:table-cell>
          <table:table-cell table:formula="of:=[Fredag.E17]+[Lørdag.E17]+[Søndag.E17]+[Mandag.E17]+[Tirsdag.E17]+[Onsdag.E17]" office:value-type="float" office:value="0" calcext:value-type="float">
            <text:p>0</text:p>
          </table:table-cell>
          <table:table-cell table:formula="of:=[Fredag.F17]+[Lørdag.F17]+[Søndag.F17]+[Mandag.F17]+[Tirsdag.F17]+[Onsdag.F17]" office:value-type="float" office:value="0" calcext:value-type="float">
            <text:p>0</text:p>
          </table:table-cell>
          <table:table-cell table:formula="of:=[Fredag.G17]+[Lørdag.G17]+[Søndag.G17]+[Mandag.G17]+[Tirsdag.G17]+[Onsdag.G17]" office:value-type="float" office:value="0" calcext:value-type="float">
            <text:p>0</text:p>
          </table:table-cell>
          <table:table-cell table:style-name="ce25" table:formula="of:=[Fredag.H17]+[Lørdag.H17]+[Søndag.H17]+[Mandag.H17]+[Tirsdag.H17]+[Onsdag.H17]" office:value-type="float" office:value="0" calcext:value-type="float">
            <text:p>0</text:p>
          </table:table-cell>
          <table:table-cell table:style-name="ce25" table:formula="of:=[Fredag.I17]+[Lørdag.I17]+[Søndag.I17]+[Mandag.I17]+[Tirsdag.I17]+[Onsdag.I17]" office:value-type="float" office:value="0" calcext:value-type="float">
            <text:p>0</text:p>
          </table:table-cell>
          <table:table-cell table:style-name="ce27" table:formula="of:=[Fredag.J17]+[Lørdag.J17]+[Søndag.J17]+[Mandag.J17]+[Tirsdag.J17]+[Onsdag.J17]" office:value-type="float" office:value="0" calcext:value-type="float">
            <text:p>0</text:p>
          </table:table-cell>
          <table:table-cell/>
          <table:table-cell table:formula="of:=SUM([.B17:.H17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18]" office:value-type="float" office:value="0" calcext:value-type="float">
            <text:p>0</text:p>
          </table:table-cell>
          <table:table-cell table:style-name="ce23" table:formula="of:=[$Fredag.B18]+[$Lørdag.B18]+[$Søndag.B18]+[$Mandag.B18]+[$Tirsdag.B18]+[$Onsdag.B18]" office:value-type="float" office:value="0" calcext:value-type="float">
            <text:p>0</text:p>
          </table:table-cell>
          <table:table-cell table:formula="of:=[Fredag.C18]+[Lørdag.C18]+[Søndag.C18]+[Mandag.C18]+[Tirsdag.C18]+[Onsdag.C18]" office:value-type="float" office:value="0" calcext:value-type="float">
            <text:p>0</text:p>
          </table:table-cell>
          <table:table-cell table:formula="of:=[Fredag.D18]+[Lørdag.D18]+[Søndag.D18]+[Mandag.D18]+[Tirsdag.D18]+[Onsdag.D18]" office:value-type="float" office:value="0" calcext:value-type="float">
            <text:p>0</text:p>
          </table:table-cell>
          <table:table-cell table:formula="of:=[Fredag.E18]+[Lørdag.E18]+[Søndag.E18]+[Mandag.E18]+[Tirsdag.E18]+[Onsdag.E18]" office:value-type="float" office:value="0" calcext:value-type="float">
            <text:p>0</text:p>
          </table:table-cell>
          <table:table-cell table:formula="of:=[Fredag.F18]+[Lørdag.F18]+[Søndag.F18]+[Mandag.F18]+[Tirsdag.F18]+[Onsdag.F18]" office:value-type="float" office:value="0" calcext:value-type="float">
            <text:p>0</text:p>
          </table:table-cell>
          <table:table-cell table:formula="of:=[Fredag.G18]+[Lørdag.G18]+[Søndag.G18]+[Mandag.G18]+[Tirsdag.G18]+[Onsdag.G18]" office:value-type="float" office:value="0" calcext:value-type="float">
            <text:p>0</text:p>
          </table:table-cell>
          <table:table-cell table:style-name="ce25" table:formula="of:=[Fredag.H18]+[Lørdag.H18]+[Søndag.H18]+[Mandag.H18]+[Tirsdag.H18]+[Onsdag.H18]" office:value-type="float" office:value="0" calcext:value-type="float">
            <text:p>0</text:p>
          </table:table-cell>
          <table:table-cell table:style-name="ce25" table:formula="of:=[Fredag.I18]+[Lørdag.I18]+[Søndag.I18]+[Mandag.I18]+[Tirsdag.I18]+[Onsdag.I18]" office:value-type="float" office:value="0" calcext:value-type="float">
            <text:p>0</text:p>
          </table:table-cell>
          <table:table-cell table:style-name="ce27" table:formula="of:=[Fredag.J18]+[Lørdag.J18]+[Søndag.J18]+[Mandag.J18]+[Tirsdag.J18]+[Onsdag.J18]" office:value-type="float" office:value="0" calcext:value-type="float">
            <text:p>0</text:p>
          </table:table-cell>
          <table:table-cell/>
          <table:table-cell table:formula="of:=SUM([.B18:.H18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19]" office:value-type="float" office:value="0" calcext:value-type="float">
            <text:p>0</text:p>
          </table:table-cell>
          <table:table-cell table:style-name="ce23" table:formula="of:=[$Fredag.B19]+[$Lørdag.B19]+[$Søndag.B19]+[$Mandag.B19]+[$Tirsdag.B19]+[$Onsdag.B19]" office:value-type="float" office:value="0" calcext:value-type="float">
            <text:p>0</text:p>
          </table:table-cell>
          <table:table-cell table:formula="of:=[Fredag.C19]+[Lørdag.C19]+[Søndag.C19]+[Mandag.C19]+[Tirsdag.C19]+[Onsdag.C19]" office:value-type="float" office:value="0" calcext:value-type="float">
            <text:p>0</text:p>
          </table:table-cell>
          <table:table-cell table:formula="of:=[Fredag.D19]+[Lørdag.D19]+[Søndag.D19]+[Mandag.D19]+[Tirsdag.D19]+[Onsdag.D19]" office:value-type="float" office:value="0" calcext:value-type="float">
            <text:p>0</text:p>
          </table:table-cell>
          <table:table-cell table:formula="of:=[Fredag.E19]+[Lørdag.E19]+[Søndag.E19]+[Mandag.E19]+[Tirsdag.E19]+[Onsdag.E19]" office:value-type="float" office:value="0" calcext:value-type="float">
            <text:p>0</text:p>
          </table:table-cell>
          <table:table-cell table:formula="of:=[Fredag.F19]+[Lørdag.F19]+[Søndag.F19]+[Mandag.F19]+[Tirsdag.F19]+[Onsdag.F19]" office:value-type="float" office:value="0" calcext:value-type="float">
            <text:p>0</text:p>
          </table:table-cell>
          <table:table-cell table:formula="of:=[Fredag.G19]+[Lørdag.G19]+[Søndag.G19]+[Mandag.G19]+[Tirsdag.G19]+[Onsdag.G19]" office:value-type="float" office:value="0" calcext:value-type="float">
            <text:p>0</text:p>
          </table:table-cell>
          <table:table-cell table:style-name="ce25" table:formula="of:=[Fredag.H19]+[Lørdag.H19]+[Søndag.H19]+[Mandag.H19]+[Tirsdag.H19]+[Onsdag.H19]" office:value-type="float" office:value="0" calcext:value-type="float">
            <text:p>0</text:p>
          </table:table-cell>
          <table:table-cell table:style-name="ce25" table:formula="of:=[Fredag.I19]+[Lørdag.I19]+[Søndag.I19]+[Mandag.I19]+[Tirsdag.I19]+[Onsdag.I19]" office:value-type="float" office:value="0" calcext:value-type="float">
            <text:p>0</text:p>
          </table:table-cell>
          <table:table-cell table:style-name="ce27" table:formula="of:=[Fredag.J19]+[Lørdag.J19]+[Søndag.J19]+[Mandag.J19]+[Tirsdag.J19]+[Onsdag.J19]" office:value-type="float" office:value="0" calcext:value-type="float">
            <text:p>0</text:p>
          </table:table-cell>
          <table:table-cell/>
          <table:table-cell table:formula="of:=SUM([.B19:.H19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20]" office:value-type="float" office:value="0" calcext:value-type="float">
            <text:p>0</text:p>
          </table:table-cell>
          <table:table-cell table:style-name="ce23" table:formula="of:=[$Fredag.B20]+[$Lørdag.B20]+[$Søndag.B20]+[$Mandag.B20]+[$Tirsdag.B20]+[$Onsdag.B20]" office:value-type="float" office:value="0" calcext:value-type="float">
            <text:p>0</text:p>
          </table:table-cell>
          <table:table-cell table:formula="of:=[Fredag.C20]+[Lørdag.C20]+[Søndag.C20]+[Mandag.C20]+[Tirsdag.C20]+[Onsdag.C20]" office:value-type="float" office:value="0" calcext:value-type="float">
            <text:p>0</text:p>
          </table:table-cell>
          <table:table-cell table:formula="of:=[Fredag.D20]+[Lørdag.D20]+[Søndag.D20]+[Mandag.D20]+[Tirsdag.D20]+[Onsdag.D20]" office:value-type="float" office:value="0" calcext:value-type="float">
            <text:p>0</text:p>
          </table:table-cell>
          <table:table-cell table:formula="of:=[Fredag.E20]+[Lørdag.E20]+[Søndag.E20]+[Mandag.E20]+[Tirsdag.E20]+[Onsdag.E20]" office:value-type="float" office:value="0" calcext:value-type="float">
            <text:p>0</text:p>
          </table:table-cell>
          <table:table-cell table:formula="of:=[Fredag.F20]+[Lørdag.F20]+[Søndag.F20]+[Mandag.F20]+[Tirsdag.F20]+[Onsdag.F20]" office:value-type="float" office:value="0" calcext:value-type="float">
            <text:p>0</text:p>
          </table:table-cell>
          <table:table-cell table:formula="of:=[Fredag.G20]+[Lørdag.G20]+[Søndag.G20]+[Mandag.G20]+[Tirsdag.G20]+[Onsdag.G20]" office:value-type="float" office:value="0" calcext:value-type="float">
            <text:p>0</text:p>
          </table:table-cell>
          <table:table-cell table:style-name="ce25" table:formula="of:=[Fredag.H20]+[Lørdag.H20]+[Søndag.H20]+[Mandag.H20]+[Tirsdag.H20]+[Onsdag.H20]" office:value-type="float" office:value="0" calcext:value-type="float">
            <text:p>0</text:p>
          </table:table-cell>
          <table:table-cell table:style-name="ce25" table:formula="of:=[Fredag.I20]+[Lørdag.I20]+[Søndag.I20]+[Mandag.I20]+[Tirsdag.I20]+[Onsdag.I20]" office:value-type="float" office:value="0" calcext:value-type="float">
            <text:p>0</text:p>
          </table:table-cell>
          <table:table-cell table:style-name="ce27" table:formula="of:=[Fredag.J20]+[Lørdag.J20]+[Søndag.J20]+[Mandag.J20]+[Tirsdag.J20]+[Onsdag.J20]" office:value-type="float" office:value="0" calcext:value-type="float">
            <text:p>0</text:p>
          </table:table-cell>
          <table:table-cell/>
          <table:table-cell table:formula="of:=SUM([.B20:.H20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21]" office:value-type="float" office:value="0" calcext:value-type="float">
            <text:p>0</text:p>
          </table:table-cell>
          <table:table-cell table:style-name="ce23" table:formula="of:=[$Fredag.B21]+[$Lørdag.B21]+[$Søndag.B21]+[$Mandag.B21]+[$Tirsdag.B21]+[$Onsdag.B21]" office:value-type="float" office:value="0" calcext:value-type="float">
            <text:p>0</text:p>
          </table:table-cell>
          <table:table-cell table:formula="of:=[Fredag.C21]+[Lørdag.C21]+[Søndag.C21]+[Mandag.C21]+[Tirsdag.C21]+[Onsdag.C21]" office:value-type="float" office:value="0" calcext:value-type="float">
            <text:p>0</text:p>
          </table:table-cell>
          <table:table-cell table:formula="of:=[Fredag.D21]+[Lørdag.D21]+[Søndag.D21]+[Mandag.D21]+[Tirsdag.D21]+[Onsdag.D21]" office:value-type="float" office:value="0" calcext:value-type="float">
            <text:p>0</text:p>
          </table:table-cell>
          <table:table-cell table:formula="of:=[Fredag.E21]+[Lørdag.E21]+[Søndag.E21]+[Mandag.E21]+[Tirsdag.E21]+[Onsdag.E21]" office:value-type="float" office:value="0" calcext:value-type="float">
            <text:p>0</text:p>
          </table:table-cell>
          <table:table-cell table:formula="of:=[Fredag.F21]+[Lørdag.F21]+[Søndag.F21]+[Mandag.F21]+[Tirsdag.F21]+[Onsdag.F21]" office:value-type="float" office:value="0" calcext:value-type="float">
            <text:p>0</text:p>
          </table:table-cell>
          <table:table-cell table:formula="of:=[Fredag.G21]+[Lørdag.G21]+[Søndag.G21]+[Mandag.G21]+[Tirsdag.G21]+[Onsdag.G21]" office:value-type="float" office:value="0" calcext:value-type="float">
            <text:p>0</text:p>
          </table:table-cell>
          <table:table-cell table:style-name="ce25" table:formula="of:=[Fredag.H21]+[Lørdag.H21]+[Søndag.H21]+[Mandag.H21]+[Tirsdag.H21]+[Onsdag.H21]" office:value-type="float" office:value="0" calcext:value-type="float">
            <text:p>0</text:p>
          </table:table-cell>
          <table:table-cell table:style-name="ce25" table:formula="of:=[Fredag.I21]+[Lørdag.I21]+[Søndag.I21]+[Mandag.I21]+[Tirsdag.I21]+[Onsdag.I21]" office:value-type="float" office:value="0" calcext:value-type="float">
            <text:p>0</text:p>
          </table:table-cell>
          <table:table-cell table:style-name="ce27" table:formula="of:=[Fredag.J21]+[Lørdag.J21]+[Søndag.J21]+[Mandag.J21]+[Tirsdag.J21]+[Onsdag.J21]" office:value-type="float" office:value="0" calcext:value-type="float">
            <text:p>0</text:p>
          </table:table-cell>
          <table:table-cell/>
          <table:table-cell table:formula="of:=SUM([.B21:.H21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22]" office:value-type="float" office:value="0" calcext:value-type="float">
            <text:p>0</text:p>
          </table:table-cell>
          <table:table-cell table:style-name="ce23" table:formula="of:=[$Fredag.B22]+[$Lørdag.B22]+[$Søndag.B22]+[$Mandag.B22]+[$Tirsdag.B22]+[$Onsdag.B22]" office:value-type="float" office:value="0" calcext:value-type="float">
            <text:p>0</text:p>
          </table:table-cell>
          <table:table-cell table:formula="of:=[Fredag.C22]+[Lørdag.C22]+[Søndag.C22]+[Mandag.C22]+[Tirsdag.C22]+[Onsdag.C22]" office:value-type="float" office:value="0" calcext:value-type="float">
            <text:p>0</text:p>
          </table:table-cell>
          <table:table-cell table:formula="of:=[Fredag.D22]+[Lørdag.D22]+[Søndag.D22]+[Mandag.D22]+[Tirsdag.D22]+[Onsdag.D22]" office:value-type="float" office:value="0" calcext:value-type="float">
            <text:p>0</text:p>
          </table:table-cell>
          <table:table-cell table:formula="of:=[Fredag.E22]+[Lørdag.E22]+[Søndag.E22]+[Mandag.E22]+[Tirsdag.E22]+[Onsdag.E22]" office:value-type="float" office:value="0" calcext:value-type="float">
            <text:p>0</text:p>
          </table:table-cell>
          <table:table-cell table:formula="of:=[Fredag.F22]+[Lørdag.F22]+[Søndag.F22]+[Mandag.F22]+[Tirsdag.F22]+[Onsdag.F22]" office:value-type="float" office:value="0" calcext:value-type="float">
            <text:p>0</text:p>
          </table:table-cell>
          <table:table-cell table:formula="of:=[Fredag.G22]+[Lørdag.G22]+[Søndag.G22]+[Mandag.G22]+[Tirsdag.G22]+[Onsdag.G22]" office:value-type="float" office:value="0" calcext:value-type="float">
            <text:p>0</text:p>
          </table:table-cell>
          <table:table-cell table:style-name="ce25" table:formula="of:=[Fredag.H22]+[Lørdag.H22]+[Søndag.H22]+[Mandag.H22]+[Tirsdag.H22]+[Onsdag.H22]" office:value-type="float" office:value="0" calcext:value-type="float">
            <text:p>0</text:p>
          </table:table-cell>
          <table:table-cell table:style-name="ce25" table:formula="of:=[Fredag.I22]+[Lørdag.I22]+[Søndag.I22]+[Mandag.I22]+[Tirsdag.I22]+[Onsdag.I22]" office:value-type="float" office:value="0" calcext:value-type="float">
            <text:p>0</text:p>
          </table:table-cell>
          <table:table-cell table:style-name="ce27" table:formula="of:=[Fredag.J22]+[Lørdag.J22]+[Søndag.J22]+[Mandag.J22]+[Tirsdag.J22]+[Onsdag.J22]" office:value-type="float" office:value="0" calcext:value-type="float">
            <text:p>0</text:p>
          </table:table-cell>
          <table:table-cell/>
          <table:table-cell table:formula="of:=SUM([.B22:.H22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23]" office:value-type="float" office:value="0" calcext:value-type="float">
            <text:p>0</text:p>
          </table:table-cell>
          <table:table-cell table:style-name="ce23" table:formula="of:=[$Fredag.B23]+[$Lørdag.B23]+[$Søndag.B23]+[$Mandag.B23]+[$Tirsdag.B23]+[$Onsdag.B23]" office:value-type="float" office:value="0" calcext:value-type="float">
            <text:p>0</text:p>
          </table:table-cell>
          <table:table-cell table:formula="of:=[Fredag.C23]+[Lørdag.C23]+[Søndag.C23]+[Mandag.C23]+[Tirsdag.C23]+[Onsdag.C23]" office:value-type="float" office:value="0" calcext:value-type="float">
            <text:p>0</text:p>
          </table:table-cell>
          <table:table-cell table:formula="of:=[Fredag.D23]+[Lørdag.D23]+[Søndag.D23]+[Mandag.D23]+[Tirsdag.D23]+[Onsdag.D23]" office:value-type="float" office:value="0" calcext:value-type="float">
            <text:p>0</text:p>
          </table:table-cell>
          <table:table-cell table:formula="of:=[Fredag.E23]+[Lørdag.E23]+[Søndag.E23]+[Mandag.E23]+[Tirsdag.E23]+[Onsdag.E23]" office:value-type="float" office:value="0" calcext:value-type="float">
            <text:p>0</text:p>
          </table:table-cell>
          <table:table-cell table:formula="of:=[Fredag.F23]+[Lørdag.F23]+[Søndag.F23]+[Mandag.F23]+[Tirsdag.F23]+[Onsdag.F23]" office:value-type="float" office:value="0" calcext:value-type="float">
            <text:p>0</text:p>
          </table:table-cell>
          <table:table-cell table:formula="of:=[Fredag.G23]+[Lørdag.G23]+[Søndag.G23]+[Mandag.G23]+[Tirsdag.G23]+[Onsdag.G23]" office:value-type="float" office:value="0" calcext:value-type="float">
            <text:p>0</text:p>
          </table:table-cell>
          <table:table-cell table:style-name="ce25" table:formula="of:=[Fredag.H23]+[Lørdag.H23]+[Søndag.H23]+[Mandag.H23]+[Tirsdag.H23]+[Onsdag.H23]" office:value-type="float" office:value="0" calcext:value-type="float">
            <text:p>0</text:p>
          </table:table-cell>
          <table:table-cell table:style-name="ce25" table:formula="of:=[Fredag.I23]+[Lørdag.I23]+[Søndag.I23]+[Mandag.I23]+[Tirsdag.I23]+[Onsdag.I23]" office:value-type="float" office:value="0" calcext:value-type="float">
            <text:p>0</text:p>
          </table:table-cell>
          <table:table-cell table:style-name="ce27" table:formula="of:=[Fredag.J23]+[Lørdag.J23]+[Søndag.J23]+[Mandag.J23]+[Tirsdag.J23]+[Onsdag.J23]" office:value-type="float" office:value="0" calcext:value-type="float">
            <text:p>0</text:p>
          </table:table-cell>
          <table:table-cell/>
          <table:table-cell table:formula="of:=SUM([.B23:.H23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24]" office:value-type="float" office:value="0" calcext:value-type="float">
            <text:p>0</text:p>
          </table:table-cell>
          <table:table-cell table:style-name="ce23" table:formula="of:=[$Fredag.B24]+[$Lørdag.B24]+[$Søndag.B24]+[$Mandag.B24]+[$Tirsdag.B24]+[$Onsdag.B24]" office:value-type="float" office:value="0" calcext:value-type="float">
            <text:p>0</text:p>
          </table:table-cell>
          <table:table-cell table:formula="of:=[Fredag.C24]+[Lørdag.C24]+[Søndag.C24]+[Mandag.C24]+[Tirsdag.C24]+[Onsdag.C24]" office:value-type="float" office:value="0" calcext:value-type="float">
            <text:p>0</text:p>
          </table:table-cell>
          <table:table-cell table:formula="of:=[Fredag.D24]+[Lørdag.D24]+[Søndag.D24]+[Mandag.D24]+[Tirsdag.D24]+[Onsdag.D24]" office:value-type="float" office:value="0" calcext:value-type="float">
            <text:p>0</text:p>
          </table:table-cell>
          <table:table-cell table:formula="of:=[Fredag.E24]+[Lørdag.E24]+[Søndag.E24]+[Mandag.E24]+[Tirsdag.E24]+[Onsdag.E24]" office:value-type="float" office:value="0" calcext:value-type="float">
            <text:p>0</text:p>
          </table:table-cell>
          <table:table-cell table:formula="of:=[Fredag.F24]+[Lørdag.F24]+[Søndag.F24]+[Mandag.F24]+[Tirsdag.F24]+[Onsdag.F24]" office:value-type="float" office:value="0" calcext:value-type="float">
            <text:p>0</text:p>
          </table:table-cell>
          <table:table-cell table:formula="of:=[Fredag.G24]+[Lørdag.G24]+[Søndag.G24]+[Mandag.G24]+[Tirsdag.G24]+[Onsdag.G24]" office:value-type="float" office:value="0" calcext:value-type="float">
            <text:p>0</text:p>
          </table:table-cell>
          <table:table-cell table:style-name="ce25" table:formula="of:=[Fredag.H24]+[Lørdag.H24]+[Søndag.H24]+[Mandag.H24]+[Tirsdag.H24]+[Onsdag.H24]" office:value-type="float" office:value="0" calcext:value-type="float">
            <text:p>0</text:p>
          </table:table-cell>
          <table:table-cell table:style-name="ce25" table:formula="of:=[Fredag.I24]+[Lørdag.I24]+[Søndag.I24]+[Mandag.I24]+[Tirsdag.I24]+[Onsdag.I24]" office:value-type="float" office:value="0" calcext:value-type="float">
            <text:p>0</text:p>
          </table:table-cell>
          <table:table-cell table:style-name="ce27" table:formula="of:=[Fredag.J24]+[Lørdag.J24]+[Søndag.J24]+[Mandag.J24]+[Tirsdag.J24]+[Onsdag.J24]" office:value-type="float" office:value="0" calcext:value-type="float">
            <text:p>0</text:p>
          </table:table-cell>
          <table:table-cell/>
          <table:table-cell table:formula="of:=SUM([.B24:.H24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25]" office:value-type="float" office:value="0" calcext:value-type="float">
            <text:p>0</text:p>
          </table:table-cell>
          <table:table-cell table:style-name="ce23" table:formula="of:=[$Fredag.B25]+[$Lørdag.B25]+[$Søndag.B25]+[$Mandag.B25]+[$Tirsdag.B25]+[$Onsdag.B25]" office:value-type="float" office:value="0" calcext:value-type="float">
            <text:p>0</text:p>
          </table:table-cell>
          <table:table-cell table:formula="of:=[Fredag.C25]+[Lørdag.C25]+[Søndag.C25]+[Mandag.C25]+[Tirsdag.C25]+[Onsdag.C25]" office:value-type="float" office:value="0" calcext:value-type="float">
            <text:p>0</text:p>
          </table:table-cell>
          <table:table-cell table:formula="of:=[Fredag.D25]+[Lørdag.D25]+[Søndag.D25]+[Mandag.D25]+[Tirsdag.D25]+[Onsdag.D25]" office:value-type="float" office:value="0" calcext:value-type="float">
            <text:p>0</text:p>
          </table:table-cell>
          <table:table-cell table:formula="of:=[Fredag.E25]+[Lørdag.E25]+[Søndag.E25]+[Mandag.E25]+[Tirsdag.E25]+[Onsdag.E25]" office:value-type="float" office:value="0" calcext:value-type="float">
            <text:p>0</text:p>
          </table:table-cell>
          <table:table-cell table:formula="of:=[Fredag.F25]+[Lørdag.F25]+[Søndag.F25]+[Mandag.F25]+[Tirsdag.F25]+[Onsdag.F25]" office:value-type="float" office:value="0" calcext:value-type="float">
            <text:p>0</text:p>
          </table:table-cell>
          <table:table-cell table:formula="of:=[Fredag.G25]+[Lørdag.G25]+[Søndag.G25]+[Mandag.G25]+[Tirsdag.G25]+[Onsdag.G25]" office:value-type="float" office:value="0" calcext:value-type="float">
            <text:p>0</text:p>
          </table:table-cell>
          <table:table-cell table:style-name="ce25" table:formula="of:=[Fredag.H25]+[Lørdag.H25]+[Søndag.H25]+[Mandag.H25]+[Tirsdag.H25]+[Onsdag.H25]" office:value-type="float" office:value="0" calcext:value-type="float">
            <text:p>0</text:p>
          </table:table-cell>
          <table:table-cell table:style-name="ce25" table:formula="of:=[Fredag.I25]+[Lørdag.I25]+[Søndag.I25]+[Mandag.I25]+[Tirsdag.I25]+[Onsdag.I25]" office:value-type="float" office:value="0" calcext:value-type="float">
            <text:p>0</text:p>
          </table:table-cell>
          <table:table-cell table:style-name="ce27" table:formula="of:=[Fredag.J25]+[Lørdag.J25]+[Søndag.J25]+[Mandag.J25]+[Tirsdag.J25]+[Onsdag.J25]" office:value-type="float" office:value="0" calcext:value-type="float">
            <text:p>0</text:p>
          </table:table-cell>
          <table:table-cell/>
          <table:table-cell table:formula="of:=SUM([.B25:.H25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26]" office:value-type="float" office:value="0" calcext:value-type="float">
            <text:p>0</text:p>
          </table:table-cell>
          <table:table-cell table:style-name="ce23" table:formula="of:=[$Fredag.B26]+[$Lørdag.B26]+[$Søndag.B26]+[$Mandag.B26]+[$Tirsdag.B26]+[$Onsdag.B26]" office:value-type="float" office:value="0" calcext:value-type="float">
            <text:p>0</text:p>
          </table:table-cell>
          <table:table-cell table:formula="of:=[Fredag.C26]+[Lørdag.C26]+[Søndag.C26]+[Mandag.C26]+[Tirsdag.C26]+[Onsdag.C26]" office:value-type="float" office:value="0" calcext:value-type="float">
            <text:p>0</text:p>
          </table:table-cell>
          <table:table-cell table:formula="of:=[Fredag.D26]+[Lørdag.D26]+[Søndag.D26]+[Mandag.D26]+[Tirsdag.D26]+[Onsdag.D26]" office:value-type="float" office:value="0" calcext:value-type="float">
            <text:p>0</text:p>
          </table:table-cell>
          <table:table-cell table:formula="of:=[Fredag.E26]+[Lørdag.E26]+[Søndag.E26]+[Mandag.E26]+[Tirsdag.E26]+[Onsdag.E26]" office:value-type="float" office:value="0" calcext:value-type="float">
            <text:p>0</text:p>
          </table:table-cell>
          <table:table-cell table:formula="of:=[Fredag.F26]+[Lørdag.F26]+[Søndag.F26]+[Mandag.F26]+[Tirsdag.F26]+[Onsdag.F26]" office:value-type="float" office:value="0" calcext:value-type="float">
            <text:p>0</text:p>
          </table:table-cell>
          <table:table-cell table:formula="of:=[Fredag.G26]+[Lørdag.G26]+[Søndag.G26]+[Mandag.G26]+[Tirsdag.G26]+[Onsdag.G26]" office:value-type="float" office:value="0" calcext:value-type="float">
            <text:p>0</text:p>
          </table:table-cell>
          <table:table-cell table:style-name="ce25" table:formula="of:=[Fredag.H26]+[Lørdag.H26]+[Søndag.H26]+[Mandag.H26]+[Tirsdag.H26]+[Onsdag.H26]" office:value-type="float" office:value="0" calcext:value-type="float">
            <text:p>0</text:p>
          </table:table-cell>
          <table:table-cell table:style-name="ce25" table:formula="of:=[Fredag.I26]+[Lørdag.I26]+[Søndag.I26]+[Mandag.I26]+[Tirsdag.I26]+[Onsdag.I26]" office:value-type="float" office:value="0" calcext:value-type="float">
            <text:p>0</text:p>
          </table:table-cell>
          <table:table-cell table:style-name="ce27" table:formula="of:=[Fredag.J26]+[Lørdag.J26]+[Søndag.J26]+[Mandag.J26]+[Tirsdag.J26]+[Onsdag.J26]" office:value-type="float" office:value="0" calcext:value-type="float">
            <text:p>0</text:p>
          </table:table-cell>
          <table:table-cell/>
          <table:table-cell table:formula="of:=SUM([.B26:.H26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27]" office:value-type="float" office:value="0" calcext:value-type="float">
            <text:p>0</text:p>
          </table:table-cell>
          <table:table-cell table:style-name="ce23" table:formula="of:=[$Fredag.B27]+[$Lørdag.B27]+[$Søndag.B27]+[$Mandag.B27]+[$Tirsdag.B27]+[$Onsdag.B27]" office:value-type="float" office:value="0" calcext:value-type="float">
            <text:p>0</text:p>
          </table:table-cell>
          <table:table-cell table:formula="of:=[Fredag.C27]+[Lørdag.C27]+[Søndag.C27]+[Mandag.C27]+[Tirsdag.C27]+[Onsdag.C27]" office:value-type="float" office:value="0" calcext:value-type="float">
            <text:p>0</text:p>
          </table:table-cell>
          <table:table-cell table:formula="of:=[Fredag.D27]+[Lørdag.D27]+[Søndag.D27]+[Mandag.D27]+[Tirsdag.D27]+[Onsdag.D27]" office:value-type="float" office:value="0" calcext:value-type="float">
            <text:p>0</text:p>
          </table:table-cell>
          <table:table-cell table:formula="of:=[Fredag.E27]+[Lørdag.E27]+[Søndag.E27]+[Mandag.E27]+[Tirsdag.E27]+[Onsdag.E27]" office:value-type="float" office:value="0" calcext:value-type="float">
            <text:p>0</text:p>
          </table:table-cell>
          <table:table-cell table:formula="of:=[Fredag.F27]+[Lørdag.F27]+[Søndag.F27]+[Mandag.F27]+[Tirsdag.F27]+[Onsdag.F27]" office:value-type="float" office:value="0" calcext:value-type="float">
            <text:p>0</text:p>
          </table:table-cell>
          <table:table-cell table:formula="of:=[Fredag.G27]+[Lørdag.G27]+[Søndag.G27]+[Mandag.G27]+[Tirsdag.G27]+[Onsdag.G27]" office:value-type="float" office:value="0" calcext:value-type="float">
            <text:p>0</text:p>
          </table:table-cell>
          <table:table-cell table:style-name="ce25" table:formula="of:=[Fredag.H27]+[Lørdag.H27]+[Søndag.H27]+[Mandag.H27]+[Tirsdag.H27]+[Onsdag.H27]" office:value-type="float" office:value="0" calcext:value-type="float">
            <text:p>0</text:p>
          </table:table-cell>
          <table:table-cell table:style-name="ce25" table:formula="of:=[Fredag.I27]+[Lørdag.I27]+[Søndag.I27]+[Mandag.I27]+[Tirsdag.I27]+[Onsdag.I27]" office:value-type="float" office:value="0" calcext:value-type="float">
            <text:p>0</text:p>
          </table:table-cell>
          <table:table-cell table:style-name="ce27" table:formula="of:=[Fredag.J27]+[Lørdag.J27]+[Søndag.J27]+[Mandag.J27]+[Tirsdag.J27]+[Onsdag.J27]" office:value-type="float" office:value="0" calcext:value-type="float">
            <text:p>0</text:p>
          </table:table-cell>
          <table:table-cell/>
          <table:table-cell table:formula="of:=SUM([.B27:.H27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28]" office:value-type="float" office:value="0" calcext:value-type="float">
            <text:p>0</text:p>
          </table:table-cell>
          <table:table-cell table:style-name="ce23" table:formula="of:=[$Fredag.B28]+[$Lørdag.B28]+[$Søndag.B28]+[$Mandag.B28]+[$Tirsdag.B28]+[$Onsdag.B28]" office:value-type="float" office:value="0" calcext:value-type="float">
            <text:p>0</text:p>
          </table:table-cell>
          <table:table-cell table:formula="of:=[Fredag.C28]+[Lørdag.C28]+[Søndag.C28]+[Mandag.C28]+[Tirsdag.C28]+[Onsdag.C28]" office:value-type="float" office:value="0" calcext:value-type="float">
            <text:p>0</text:p>
          </table:table-cell>
          <table:table-cell table:formula="of:=[Fredag.D28]+[Lørdag.D28]+[Søndag.D28]+[Mandag.D28]+[Tirsdag.D28]+[Onsdag.D28]" office:value-type="float" office:value="0" calcext:value-type="float">
            <text:p>0</text:p>
          </table:table-cell>
          <table:table-cell table:formula="of:=[Fredag.E28]+[Lørdag.E28]+[Søndag.E28]+[Mandag.E28]+[Tirsdag.E28]+[Onsdag.E28]" office:value-type="float" office:value="0" calcext:value-type="float">
            <text:p>0</text:p>
          </table:table-cell>
          <table:table-cell table:formula="of:=[Fredag.F28]+[Lørdag.F28]+[Søndag.F28]+[Mandag.F28]+[Tirsdag.F28]+[Onsdag.F28]" office:value-type="float" office:value="0" calcext:value-type="float">
            <text:p>0</text:p>
          </table:table-cell>
          <table:table-cell table:formula="of:=[Fredag.G28]+[Lørdag.G28]+[Søndag.G28]+[Mandag.G28]+[Tirsdag.G28]+[Onsdag.G28]" office:value-type="float" office:value="0" calcext:value-type="float">
            <text:p>0</text:p>
          </table:table-cell>
          <table:table-cell table:style-name="ce25" table:formula="of:=[Fredag.H28]+[Lørdag.H28]+[Søndag.H28]+[Mandag.H28]+[Tirsdag.H28]+[Onsdag.H28]" office:value-type="float" office:value="0" calcext:value-type="float">
            <text:p>0</text:p>
          </table:table-cell>
          <table:table-cell table:style-name="ce25" table:formula="of:=[Fredag.I28]+[Lørdag.I28]+[Søndag.I28]+[Mandag.I28]+[Tirsdag.I28]+[Onsdag.I28]" office:value-type="float" office:value="0" calcext:value-type="float">
            <text:p>0</text:p>
          </table:table-cell>
          <table:table-cell table:style-name="ce27" table:formula="of:=[Fredag.J28]+[Lørdag.J28]+[Søndag.J28]+[Mandag.J28]+[Tirsdag.J28]+[Onsdag.J28]" office:value-type="float" office:value="0" calcext:value-type="float">
            <text:p>0</text:p>
          </table:table-cell>
          <table:table-cell/>
          <table:table-cell table:formula="of:=SUM([.B28:.H28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29]" office:value-type="float" office:value="0" calcext:value-type="float">
            <text:p>0</text:p>
          </table:table-cell>
          <table:table-cell table:style-name="ce23" table:formula="of:=[$Fredag.B29]+[$Lørdag.B29]+[$Søndag.B29]+[$Mandag.B29]+[$Tirsdag.B29]+[$Onsdag.B29]" office:value-type="float" office:value="0" calcext:value-type="float">
            <text:p>0</text:p>
          </table:table-cell>
          <table:table-cell table:formula="of:=[Fredag.C29]+[Lørdag.C29]+[Søndag.C29]+[Mandag.C29]+[Tirsdag.C29]+[Onsdag.C29]" office:value-type="float" office:value="0" calcext:value-type="float">
            <text:p>0</text:p>
          </table:table-cell>
          <table:table-cell table:formula="of:=[Fredag.D29]+[Lørdag.D29]+[Søndag.D29]+[Mandag.D29]+[Tirsdag.D29]+[Onsdag.D29]" office:value-type="float" office:value="0" calcext:value-type="float">
            <text:p>0</text:p>
          </table:table-cell>
          <table:table-cell table:formula="of:=[Fredag.E29]+[Lørdag.E29]+[Søndag.E29]+[Mandag.E29]+[Tirsdag.E29]+[Onsdag.E29]" office:value-type="float" office:value="0" calcext:value-type="float">
            <text:p>0</text:p>
          </table:table-cell>
          <table:table-cell table:formula="of:=[Fredag.F29]+[Lørdag.F29]+[Søndag.F29]+[Mandag.F29]+[Tirsdag.F29]+[Onsdag.F29]" office:value-type="float" office:value="0" calcext:value-type="float">
            <text:p>0</text:p>
          </table:table-cell>
          <table:table-cell table:formula="of:=[Fredag.G29]+[Lørdag.G29]+[Søndag.G29]+[Mandag.G29]+[Tirsdag.G29]+[Onsdag.G29]" office:value-type="float" office:value="0" calcext:value-type="float">
            <text:p>0</text:p>
          </table:table-cell>
          <table:table-cell table:style-name="ce25" table:formula="of:=[Fredag.H29]+[Lørdag.H29]+[Søndag.H29]+[Mandag.H29]+[Tirsdag.H29]+[Onsdag.H29]" office:value-type="float" office:value="0" calcext:value-type="float">
            <text:p>0</text:p>
          </table:table-cell>
          <table:table-cell table:style-name="ce25" table:formula="of:=[Fredag.I29]+[Lørdag.I29]+[Søndag.I29]+[Mandag.I29]+[Tirsdag.I29]+[Onsdag.I29]" office:value-type="float" office:value="0" calcext:value-type="float">
            <text:p>0</text:p>
          </table:table-cell>
          <table:table-cell table:style-name="ce27" table:formula="of:=[Fredag.J29]+[Lørdag.J29]+[Søndag.J29]+[Mandag.J29]+[Tirsdag.J29]+[Onsdag.J29]" office:value-type="float" office:value="0" calcext:value-type="float">
            <text:p>0</text:p>
          </table:table-cell>
          <table:table-cell/>
          <table:table-cell table:formula="of:=SUM([.B29:.H29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30]" office:value-type="float" office:value="0" calcext:value-type="float">
            <text:p>0</text:p>
          </table:table-cell>
          <table:table-cell table:style-name="ce23" table:formula="of:=[$Fredag.B30]+[$Lørdag.B30]+[$Søndag.B30]+[$Mandag.B30]+[$Tirsdag.B30]+[$Onsdag.B30]" office:value-type="float" office:value="0" calcext:value-type="float">
            <text:p>0</text:p>
          </table:table-cell>
          <table:table-cell table:formula="of:=[Fredag.C30]+[Lørdag.C30]+[Søndag.C30]+[Mandag.C30]+[Tirsdag.C30]+[Onsdag.C30]" office:value-type="float" office:value="0" calcext:value-type="float">
            <text:p>0</text:p>
          </table:table-cell>
          <table:table-cell table:formula="of:=[Fredag.D30]+[Lørdag.D30]+[Søndag.D30]+[Mandag.D30]+[Tirsdag.D30]+[Onsdag.D30]" office:value-type="float" office:value="0" calcext:value-type="float">
            <text:p>0</text:p>
          </table:table-cell>
          <table:table-cell table:formula="of:=[Fredag.E30]+[Lørdag.E30]+[Søndag.E30]+[Mandag.E30]+[Tirsdag.E30]+[Onsdag.E30]" office:value-type="float" office:value="0" calcext:value-type="float">
            <text:p>0</text:p>
          </table:table-cell>
          <table:table-cell table:formula="of:=[Fredag.F30]+[Lørdag.F30]+[Søndag.F30]+[Mandag.F30]+[Tirsdag.F30]+[Onsdag.F30]" office:value-type="float" office:value="0" calcext:value-type="float">
            <text:p>0</text:p>
          </table:table-cell>
          <table:table-cell table:formula="of:=[Fredag.G30]+[Lørdag.G30]+[Søndag.G30]+[Mandag.G30]+[Tirsdag.G30]+[Onsdag.G30]" office:value-type="float" office:value="0" calcext:value-type="float">
            <text:p>0</text:p>
          </table:table-cell>
          <table:table-cell table:style-name="ce25" table:formula="of:=[Fredag.H30]+[Lørdag.H30]+[Søndag.H30]+[Mandag.H30]+[Tirsdag.H30]+[Onsdag.H30]" office:value-type="float" office:value="0" calcext:value-type="float">
            <text:p>0</text:p>
          </table:table-cell>
          <table:table-cell table:style-name="ce25" table:formula="of:=[Fredag.I30]+[Lørdag.I30]+[Søndag.I30]+[Mandag.I30]+[Tirsdag.I30]+[Onsdag.I30]" office:value-type="float" office:value="0" calcext:value-type="float">
            <text:p>0</text:p>
          </table:table-cell>
          <table:table-cell table:style-name="ce27" table:formula="of:=[Fredag.J30]+[Lørdag.J30]+[Søndag.J30]+[Mandag.J30]+[Tirsdag.J30]+[Onsdag.J30]" office:value-type="float" office:value="0" calcext:value-type="float">
            <text:p>0</text:p>
          </table:table-cell>
          <table:table-cell/>
          <table:table-cell table:formula="of:=SUM([.B30:.H30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31]" office:value-type="float" office:value="0" calcext:value-type="float">
            <text:p>0</text:p>
          </table:table-cell>
          <table:table-cell table:style-name="ce23" table:formula="of:=[$Fredag.B31]+[$Lørdag.B31]+[$Søndag.B31]+[$Mandag.B31]+[$Tirsdag.B31]+[$Onsdag.B31]" office:value-type="float" office:value="0" calcext:value-type="float">
            <text:p>0</text:p>
          </table:table-cell>
          <table:table-cell table:formula="of:=[Fredag.C31]+[Lørdag.C31]+[Søndag.C31]+[Mandag.C31]+[Tirsdag.C31]+[Onsdag.C31]" office:value-type="float" office:value="0" calcext:value-type="float">
            <text:p>0</text:p>
          </table:table-cell>
          <table:table-cell table:formula="of:=[Fredag.D31]+[Lørdag.D31]+[Søndag.D31]+[Mandag.D31]+[Tirsdag.D31]+[Onsdag.D31]" office:value-type="float" office:value="0" calcext:value-type="float">
            <text:p>0</text:p>
          </table:table-cell>
          <table:table-cell table:formula="of:=[Fredag.E31]+[Lørdag.E31]+[Søndag.E31]+[Mandag.E31]+[Tirsdag.E31]+[Onsdag.E31]" office:value-type="float" office:value="0" calcext:value-type="float">
            <text:p>0</text:p>
          </table:table-cell>
          <table:table-cell table:formula="of:=[Fredag.F31]+[Lørdag.F31]+[Søndag.F31]+[Mandag.F31]+[Tirsdag.F31]+[Onsdag.F31]" office:value-type="float" office:value="0" calcext:value-type="float">
            <text:p>0</text:p>
          </table:table-cell>
          <table:table-cell table:formula="of:=[Fredag.G31]+[Lørdag.G31]+[Søndag.G31]+[Mandag.G31]+[Tirsdag.G31]+[Onsdag.G31]" office:value-type="float" office:value="0" calcext:value-type="float">
            <text:p>0</text:p>
          </table:table-cell>
          <table:table-cell table:style-name="ce25" table:formula="of:=[Fredag.H31]+[Lørdag.H31]+[Søndag.H31]+[Mandag.H31]+[Tirsdag.H31]+[Onsdag.H31]" office:value-type="float" office:value="0" calcext:value-type="float">
            <text:p>0</text:p>
          </table:table-cell>
          <table:table-cell table:style-name="ce25" table:formula="of:=[Fredag.I31]+[Lørdag.I31]+[Søndag.I31]+[Mandag.I31]+[Tirsdag.I31]+[Onsdag.I31]" office:value-type="float" office:value="0" calcext:value-type="float">
            <text:p>0</text:p>
          </table:table-cell>
          <table:table-cell table:style-name="ce27" table:formula="of:=[Fredag.J31]+[Lørdag.J31]+[Søndag.J31]+[Mandag.J31]+[Tirsdag.J31]+[Onsdag.J31]" office:value-type="float" office:value="0" calcext:value-type="float">
            <text:p>0</text:p>
          </table:table-cell>
          <table:table-cell/>
          <table:table-cell table:formula="of:=SUM([.B31:.H31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32]" office:value-type="float" office:value="0" calcext:value-type="float">
            <text:p>0</text:p>
          </table:table-cell>
          <table:table-cell table:style-name="ce23" table:formula="of:=[$Fredag.B32]+[$Lørdag.B32]+[$Søndag.B32]+[$Mandag.B32]+[$Tirsdag.B32]+[$Onsdag.B32]" office:value-type="float" office:value="0" calcext:value-type="float">
            <text:p>0</text:p>
          </table:table-cell>
          <table:table-cell table:formula="of:=[Fredag.C32]+[Lørdag.C32]+[Søndag.C32]+[Mandag.C32]+[Tirsdag.C32]+[Onsdag.C32]" office:value-type="float" office:value="0" calcext:value-type="float">
            <text:p>0</text:p>
          </table:table-cell>
          <table:table-cell table:formula="of:=[Fredag.D32]+[Lørdag.D32]+[Søndag.D32]+[Mandag.D32]+[Tirsdag.D32]+[Onsdag.D32]" office:value-type="float" office:value="0" calcext:value-type="float">
            <text:p>0</text:p>
          </table:table-cell>
          <table:table-cell table:formula="of:=[Fredag.E32]+[Lørdag.E32]+[Søndag.E32]+[Mandag.E32]+[Tirsdag.E32]+[Onsdag.E32]" office:value-type="float" office:value="0" calcext:value-type="float">
            <text:p>0</text:p>
          </table:table-cell>
          <table:table-cell table:formula="of:=[Fredag.F32]+[Lørdag.F32]+[Søndag.F32]+[Mandag.F32]+[Tirsdag.F32]+[Onsdag.F32]" office:value-type="float" office:value="0" calcext:value-type="float">
            <text:p>0</text:p>
          </table:table-cell>
          <table:table-cell table:formula="of:=[Fredag.G32]+[Lørdag.G32]+[Søndag.G32]+[Mandag.G32]+[Tirsdag.G32]+[Onsdag.G32]" office:value-type="float" office:value="0" calcext:value-type="float">
            <text:p>0</text:p>
          </table:table-cell>
          <table:table-cell table:style-name="ce25" table:formula="of:=[Fredag.H32]+[Lørdag.H32]+[Søndag.H32]+[Mandag.H32]+[Tirsdag.H32]+[Onsdag.H32]" office:value-type="float" office:value="0" calcext:value-type="float">
            <text:p>0</text:p>
          </table:table-cell>
          <table:table-cell table:style-name="ce25" table:formula="of:=[Fredag.I32]+[Lørdag.I32]+[Søndag.I32]+[Mandag.I32]+[Tirsdag.I32]+[Onsdag.I32]" office:value-type="float" office:value="0" calcext:value-type="float">
            <text:p>0</text:p>
          </table:table-cell>
          <table:table-cell table:style-name="ce27" table:formula="of:=[Fredag.J32]+[Lørdag.J32]+[Søndag.J32]+[Mandag.J32]+[Tirsdag.J32]+[Onsdag.J32]" office:value-type="float" office:value="0" calcext:value-type="float">
            <text:p>0</text:p>
          </table:table-cell>
          <table:table-cell/>
          <table:table-cell table:formula="of:=SUM([.B32:.H32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33]" office:value-type="float" office:value="0" calcext:value-type="float">
            <text:p>0</text:p>
          </table:table-cell>
          <table:table-cell table:style-name="ce23" table:formula="of:=[$Fredag.B33]+[$Lørdag.B33]+[$Søndag.B33]+[$Mandag.B33]+[$Tirsdag.B33]+[$Onsdag.B33]" office:value-type="float" office:value="0" calcext:value-type="float">
            <text:p>0</text:p>
          </table:table-cell>
          <table:table-cell table:formula="of:=[Fredag.C33]+[Lørdag.C33]+[Søndag.C33]+[Mandag.C33]+[Tirsdag.C33]+[Onsdag.C33]" office:value-type="float" office:value="0" calcext:value-type="float">
            <text:p>0</text:p>
          </table:table-cell>
          <table:table-cell table:formula="of:=[Fredag.D33]+[Lørdag.D33]+[Søndag.D33]+[Mandag.D33]+[Tirsdag.D33]+[Onsdag.D33]" office:value-type="float" office:value="0" calcext:value-type="float">
            <text:p>0</text:p>
          </table:table-cell>
          <table:table-cell table:formula="of:=[Fredag.E33]+[Lørdag.E33]+[Søndag.E33]+[Mandag.E33]+[Tirsdag.E33]+[Onsdag.E33]" office:value-type="float" office:value="0" calcext:value-type="float">
            <text:p>0</text:p>
          </table:table-cell>
          <table:table-cell table:formula="of:=[Fredag.F33]+[Lørdag.F33]+[Søndag.F33]+[Mandag.F33]+[Tirsdag.F33]+[Onsdag.F33]" office:value-type="float" office:value="0" calcext:value-type="float">
            <text:p>0</text:p>
          </table:table-cell>
          <table:table-cell table:formula="of:=[Fredag.G33]+[Lørdag.G33]+[Søndag.G33]+[Mandag.G33]+[Tirsdag.G33]+[Onsdag.G33]" office:value-type="float" office:value="0" calcext:value-type="float">
            <text:p>0</text:p>
          </table:table-cell>
          <table:table-cell table:style-name="ce25" table:formula="of:=[Fredag.H33]+[Lørdag.H33]+[Søndag.H33]+[Mandag.H33]+[Tirsdag.H33]+[Onsdag.H33]" office:value-type="float" office:value="0" calcext:value-type="float">
            <text:p>0</text:p>
          </table:table-cell>
          <table:table-cell table:style-name="ce25" table:formula="of:=[Fredag.I33]+[Lørdag.I33]+[Søndag.I33]+[Mandag.I33]+[Tirsdag.I33]+[Onsdag.I33]" office:value-type="float" office:value="0" calcext:value-type="float">
            <text:p>0</text:p>
          </table:table-cell>
          <table:table-cell table:style-name="ce27" table:formula="of:=[Fredag.J33]+[Lørdag.J33]+[Søndag.J33]+[Mandag.J33]+[Tirsdag.J33]+[Onsdag.J33]" office:value-type="float" office:value="0" calcext:value-type="float">
            <text:p>0</text:p>
          </table:table-cell>
          <table:table-cell/>
          <table:table-cell table:formula="of:=SUM([.B33:.H33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34]" office:value-type="float" office:value="0" calcext:value-type="float">
            <text:p>0</text:p>
          </table:table-cell>
          <table:table-cell table:style-name="ce23" table:formula="of:=[$Fredag.B34]+[$Lørdag.B34]+[$Søndag.B34]+[$Mandag.B34]+[$Tirsdag.B34]+[$Onsdag.B34]" office:value-type="float" office:value="0" calcext:value-type="float">
            <text:p>0</text:p>
          </table:table-cell>
          <table:table-cell table:formula="of:=[Fredag.C34]+[Lørdag.C34]+[Søndag.C34]+[Mandag.C34]+[Tirsdag.C34]+[Onsdag.C34]" office:value-type="float" office:value="0" calcext:value-type="float">
            <text:p>0</text:p>
          </table:table-cell>
          <table:table-cell table:formula="of:=[Fredag.D34]+[Lørdag.D34]+[Søndag.D34]+[Mandag.D34]+[Tirsdag.D34]+[Onsdag.D34]" office:value-type="float" office:value="0" calcext:value-type="float">
            <text:p>0</text:p>
          </table:table-cell>
          <table:table-cell table:formula="of:=[Fredag.E34]+[Lørdag.E34]+[Søndag.E34]+[Mandag.E34]+[Tirsdag.E34]+[Onsdag.E34]" office:value-type="float" office:value="0" calcext:value-type="float">
            <text:p>0</text:p>
          </table:table-cell>
          <table:table-cell table:formula="of:=[Fredag.F34]+[Lørdag.F34]+[Søndag.F34]+[Mandag.F34]+[Tirsdag.F34]+[Onsdag.F34]" office:value-type="float" office:value="0" calcext:value-type="float">
            <text:p>0</text:p>
          </table:table-cell>
          <table:table-cell table:formula="of:=[Fredag.G34]+[Lørdag.G34]+[Søndag.G34]+[Mandag.G34]+[Tirsdag.G34]+[Onsdag.G34]" office:value-type="float" office:value="0" calcext:value-type="float">
            <text:p>0</text:p>
          </table:table-cell>
          <table:table-cell table:style-name="ce25" table:formula="of:=[Fredag.H34]+[Lørdag.H34]+[Søndag.H34]+[Mandag.H34]+[Tirsdag.H34]+[Onsdag.H34]" office:value-type="float" office:value="0" calcext:value-type="float">
            <text:p>0</text:p>
          </table:table-cell>
          <table:table-cell table:style-name="ce25" table:formula="of:=[Fredag.I34]+[Lørdag.I34]+[Søndag.I34]+[Mandag.I34]+[Tirsdag.I34]+[Onsdag.I34]" office:value-type="float" office:value="0" calcext:value-type="float">
            <text:p>0</text:p>
          </table:table-cell>
          <table:table-cell table:style-name="ce27" table:formula="of:=[Fredag.J34]+[Lørdag.J34]+[Søndag.J34]+[Mandag.J34]+[Tirsdag.J34]+[Onsdag.J34]" office:value-type="float" office:value="0" calcext:value-type="float">
            <text:p>0</text:p>
          </table:table-cell>
          <table:table-cell/>
          <table:table-cell table:formula="of:=SUM([.B34:.H34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35]" office:value-type="float" office:value="0" calcext:value-type="float">
            <text:p>0</text:p>
          </table:table-cell>
          <table:table-cell table:style-name="ce23" table:formula="of:=[$Fredag.B35]+[$Lørdag.B35]+[$Søndag.B35]+[$Mandag.B35]+[$Tirsdag.B35]+[$Onsdag.B35]" office:value-type="float" office:value="0" calcext:value-type="float">
            <text:p>0</text:p>
          </table:table-cell>
          <table:table-cell table:formula="of:=[Fredag.C35]+[Lørdag.C35]+[Søndag.C35]+[Mandag.C35]+[Tirsdag.C35]+[Onsdag.C35]" office:value-type="float" office:value="0" calcext:value-type="float">
            <text:p>0</text:p>
          </table:table-cell>
          <table:table-cell table:formula="of:=[Fredag.D35]+[Lørdag.D35]+[Søndag.D35]+[Mandag.D35]+[Tirsdag.D35]+[Onsdag.D35]" office:value-type="float" office:value="0" calcext:value-type="float">
            <text:p>0</text:p>
          </table:table-cell>
          <table:table-cell table:formula="of:=[Fredag.E35]+[Lørdag.E35]+[Søndag.E35]+[Mandag.E35]+[Tirsdag.E35]+[Onsdag.E35]" office:value-type="float" office:value="0" calcext:value-type="float">
            <text:p>0</text:p>
          </table:table-cell>
          <table:table-cell table:formula="of:=[Fredag.F35]+[Lørdag.F35]+[Søndag.F35]+[Mandag.F35]+[Tirsdag.F35]+[Onsdag.F35]" office:value-type="float" office:value="0" calcext:value-type="float">
            <text:p>0</text:p>
          </table:table-cell>
          <table:table-cell table:formula="of:=[Fredag.G35]+[Lørdag.G35]+[Søndag.G35]+[Mandag.G35]+[Tirsdag.G35]+[Onsdag.G35]" office:value-type="float" office:value="0" calcext:value-type="float">
            <text:p>0</text:p>
          </table:table-cell>
          <table:table-cell table:style-name="ce25" table:formula="of:=[Fredag.H35]+[Lørdag.H35]+[Søndag.H35]+[Mandag.H35]+[Tirsdag.H35]+[Onsdag.H35]" office:value-type="float" office:value="0" calcext:value-type="float">
            <text:p>0</text:p>
          </table:table-cell>
          <table:table-cell table:style-name="ce25" table:formula="of:=[Fredag.I35]+[Lørdag.I35]+[Søndag.I35]+[Mandag.I35]+[Tirsdag.I35]+[Onsdag.I35]" office:value-type="float" office:value="0" calcext:value-type="float">
            <text:p>0</text:p>
          </table:table-cell>
          <table:table-cell table:style-name="ce27" table:formula="of:=[Fredag.J35]+[Lørdag.J35]+[Søndag.J35]+[Mandag.J35]+[Tirsdag.J35]+[Onsdag.J35]" office:value-type="float" office:value="0" calcext:value-type="float">
            <text:p>0</text:p>
          </table:table-cell>
          <table:table-cell/>
          <table:table-cell table:formula="of:=SUM([.B35:.H35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36]" office:value-type="float" office:value="0" calcext:value-type="float">
            <text:p>0</text:p>
          </table:table-cell>
          <table:table-cell table:style-name="ce23" table:formula="of:=[$Fredag.B36]+[$Lørdag.B36]+[$Søndag.B36]+[$Mandag.B36]+[$Tirsdag.B36]+[$Onsdag.B36]" office:value-type="float" office:value="0" calcext:value-type="float">
            <text:p>0</text:p>
          </table:table-cell>
          <table:table-cell table:formula="of:=[Fredag.C36]+[Lørdag.C36]+[Søndag.C36]+[Mandag.C36]+[Tirsdag.C36]+[Onsdag.C36]" office:value-type="float" office:value="0" calcext:value-type="float">
            <text:p>0</text:p>
          </table:table-cell>
          <table:table-cell table:formula="of:=[Fredag.D36]+[Lørdag.D36]+[Søndag.D36]+[Mandag.D36]+[Tirsdag.D36]+[Onsdag.D36]" office:value-type="float" office:value="0" calcext:value-type="float">
            <text:p>0</text:p>
          </table:table-cell>
          <table:table-cell table:formula="of:=[Fredag.E36]+[Lørdag.E36]+[Søndag.E36]+[Mandag.E36]+[Tirsdag.E36]+[Onsdag.E36]" office:value-type="float" office:value="0" calcext:value-type="float">
            <text:p>0</text:p>
          </table:table-cell>
          <table:table-cell table:formula="of:=[Fredag.F36]+[Lørdag.F36]+[Søndag.F36]+[Mandag.F36]+[Tirsdag.F36]+[Onsdag.F36]" office:value-type="float" office:value="0" calcext:value-type="float">
            <text:p>0</text:p>
          </table:table-cell>
          <table:table-cell table:formula="of:=[Fredag.G36]+[Lørdag.G36]+[Søndag.G36]+[Mandag.G36]+[Tirsdag.G36]+[Onsdag.G36]" office:value-type="float" office:value="0" calcext:value-type="float">
            <text:p>0</text:p>
          </table:table-cell>
          <table:table-cell table:style-name="ce25" table:formula="of:=[Fredag.H36]+[Lørdag.H36]+[Søndag.H36]+[Mandag.H36]+[Tirsdag.H36]+[Onsdag.H36]" office:value-type="float" office:value="0" calcext:value-type="float">
            <text:p>0</text:p>
          </table:table-cell>
          <table:table-cell table:style-name="ce25" table:formula="of:=[Fredag.I36]+[Lørdag.I36]+[Søndag.I36]+[Mandag.I36]+[Tirsdag.I36]+[Onsdag.I36]" office:value-type="float" office:value="0" calcext:value-type="float">
            <text:p>0</text:p>
          </table:table-cell>
          <table:table-cell table:style-name="ce27" table:formula="of:=[Fredag.J36]+[Lørdag.J36]+[Søndag.J36]+[Mandag.J36]+[Tirsdag.J36]+[Onsdag.J36]" office:value-type="float" office:value="0" calcext:value-type="float">
            <text:p>0</text:p>
          </table:table-cell>
          <table:table-cell/>
          <table:table-cell table:formula="of:=SUM([.B36:.H36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37]" office:value-type="float" office:value="0" calcext:value-type="float">
            <text:p>0</text:p>
          </table:table-cell>
          <table:table-cell table:style-name="ce23" table:formula="of:=[$Fredag.B37]+[$Lørdag.B37]+[$Søndag.B37]+[$Mandag.B37]+[$Tirsdag.B37]+[$Onsdag.B37]" office:value-type="float" office:value="0" calcext:value-type="float">
            <text:p>0</text:p>
          </table:table-cell>
          <table:table-cell table:formula="of:=[Fredag.C37]+[Lørdag.C37]+[Søndag.C37]+[Mandag.C37]+[Tirsdag.C37]+[Onsdag.C37]" office:value-type="float" office:value="0" calcext:value-type="float">
            <text:p>0</text:p>
          </table:table-cell>
          <table:table-cell table:formula="of:=[Fredag.D37]+[Lørdag.D37]+[Søndag.D37]+[Mandag.D37]+[Tirsdag.D37]+[Onsdag.D37]" office:value-type="float" office:value="0" calcext:value-type="float">
            <text:p>0</text:p>
          </table:table-cell>
          <table:table-cell table:formula="of:=[Fredag.E37]+[Lørdag.E37]+[Søndag.E37]+[Mandag.E37]+[Tirsdag.E37]+[Onsdag.E37]" office:value-type="float" office:value="0" calcext:value-type="float">
            <text:p>0</text:p>
          </table:table-cell>
          <table:table-cell table:formula="of:=[Fredag.F37]+[Lørdag.F37]+[Søndag.F37]+[Mandag.F37]+[Tirsdag.F37]+[Onsdag.F37]" office:value-type="float" office:value="0" calcext:value-type="float">
            <text:p>0</text:p>
          </table:table-cell>
          <table:table-cell table:formula="of:=[Fredag.G37]+[Lørdag.G37]+[Søndag.G37]+[Mandag.G37]+[Tirsdag.G37]+[Onsdag.G37]" office:value-type="float" office:value="0" calcext:value-type="float">
            <text:p>0</text:p>
          </table:table-cell>
          <table:table-cell table:style-name="ce25" table:formula="of:=[Fredag.H37]+[Lørdag.H37]+[Søndag.H37]+[Mandag.H37]+[Tirsdag.H37]+[Onsdag.H37]" office:value-type="float" office:value="0" calcext:value-type="float">
            <text:p>0</text:p>
          </table:table-cell>
          <table:table-cell table:style-name="ce25" table:formula="of:=[Fredag.I37]+[Lørdag.I37]+[Søndag.I37]+[Mandag.I37]+[Tirsdag.I37]+[Onsdag.I37]" office:value-type="float" office:value="0" calcext:value-type="float">
            <text:p>0</text:p>
          </table:table-cell>
          <table:table-cell table:style-name="ce27" table:formula="of:=[Fredag.J37]+[Lørdag.J37]+[Søndag.J37]+[Mandag.J37]+[Tirsdag.J37]+[Onsdag.J37]" office:value-type="float" office:value="0" calcext:value-type="float">
            <text:p>0</text:p>
          </table:table-cell>
          <table:table-cell/>
          <table:table-cell table:formula="of:=SUM([.B37:.H37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38]" office:value-type="float" office:value="0" calcext:value-type="float">
            <text:p>0</text:p>
          </table:table-cell>
          <table:table-cell table:style-name="ce23" table:formula="of:=[$Fredag.B38]+[$Lørdag.B38]+[$Søndag.B38]+[$Mandag.B38]+[$Tirsdag.B38]+[$Onsdag.B38]" office:value-type="float" office:value="0" calcext:value-type="float">
            <text:p>0</text:p>
          </table:table-cell>
          <table:table-cell table:formula="of:=[Fredag.C38]+[Lørdag.C38]+[Søndag.C38]+[Mandag.C38]+[Tirsdag.C38]+[Onsdag.C38]" office:value-type="float" office:value="0" calcext:value-type="float">
            <text:p>0</text:p>
          </table:table-cell>
          <table:table-cell table:formula="of:=[Fredag.D38]+[Lørdag.D38]+[Søndag.D38]+[Mandag.D38]+[Tirsdag.D38]+[Onsdag.D38]" office:value-type="float" office:value="0" calcext:value-type="float">
            <text:p>0</text:p>
          </table:table-cell>
          <table:table-cell table:formula="of:=[Fredag.E38]+[Lørdag.E38]+[Søndag.E38]+[Mandag.E38]+[Tirsdag.E38]+[Onsdag.E38]" office:value-type="float" office:value="0" calcext:value-type="float">
            <text:p>0</text:p>
          </table:table-cell>
          <table:table-cell table:formula="of:=[Fredag.F38]+[Lørdag.F38]+[Søndag.F38]+[Mandag.F38]+[Tirsdag.F38]+[Onsdag.F38]" office:value-type="float" office:value="0" calcext:value-type="float">
            <text:p>0</text:p>
          </table:table-cell>
          <table:table-cell table:formula="of:=[Fredag.G38]+[Lørdag.G38]+[Søndag.G38]+[Mandag.G38]+[Tirsdag.G38]+[Onsdag.G38]" office:value-type="float" office:value="0" calcext:value-type="float">
            <text:p>0</text:p>
          </table:table-cell>
          <table:table-cell table:style-name="ce25" table:formula="of:=[Fredag.H38]+[Lørdag.H38]+[Søndag.H38]+[Mandag.H38]+[Tirsdag.H38]+[Onsdag.H38]" office:value-type="float" office:value="0" calcext:value-type="float">
            <text:p>0</text:p>
          </table:table-cell>
          <table:table-cell table:style-name="ce25" table:formula="of:=[Fredag.I38]+[Lørdag.I38]+[Søndag.I38]+[Mandag.I38]+[Tirsdag.I38]+[Onsdag.I38]" office:value-type="float" office:value="0" calcext:value-type="float">
            <text:p>0</text:p>
          </table:table-cell>
          <table:table-cell table:style-name="ce27" table:formula="of:=[Fredag.J38]+[Lørdag.J38]+[Søndag.J38]+[Mandag.J38]+[Tirsdag.J38]+[Onsdag.J38]" office:value-type="float" office:value="0" calcext:value-type="float">
            <text:p>0</text:p>
          </table:table-cell>
          <table:table-cell/>
          <table:table-cell table:formula="of:=SUM([.B38:.H38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39]" office:value-type="float" office:value="0" calcext:value-type="float">
            <text:p>0</text:p>
          </table:table-cell>
          <table:table-cell table:style-name="ce23" table:formula="of:=[$Fredag.B39]+[$Lørdag.B39]+[$Søndag.B39]+[$Mandag.B39]+[$Tirsdag.B39]+[$Onsdag.B39]" office:value-type="float" office:value="0" calcext:value-type="float">
            <text:p>0</text:p>
          </table:table-cell>
          <table:table-cell table:formula="of:=[Fredag.C39]+[Lørdag.C39]+[Søndag.C39]+[Mandag.C39]+[Tirsdag.C39]+[Onsdag.C39]" office:value-type="float" office:value="0" calcext:value-type="float">
            <text:p>0</text:p>
          </table:table-cell>
          <table:table-cell table:formula="of:=[Fredag.D39]+[Lørdag.D39]+[Søndag.D39]+[Mandag.D39]+[Tirsdag.D39]+[Onsdag.D39]" office:value-type="float" office:value="0" calcext:value-type="float">
            <text:p>0</text:p>
          </table:table-cell>
          <table:table-cell table:formula="of:=[Fredag.E39]+[Lørdag.E39]+[Søndag.E39]+[Mandag.E39]+[Tirsdag.E39]+[Onsdag.E39]" office:value-type="float" office:value="0" calcext:value-type="float">
            <text:p>0</text:p>
          </table:table-cell>
          <table:table-cell table:formula="of:=[Fredag.F39]+[Lørdag.F39]+[Søndag.F39]+[Mandag.F39]+[Tirsdag.F39]+[Onsdag.F39]" office:value-type="float" office:value="0" calcext:value-type="float">
            <text:p>0</text:p>
          </table:table-cell>
          <table:table-cell table:formula="of:=[Fredag.G39]+[Lørdag.G39]+[Søndag.G39]+[Mandag.G39]+[Tirsdag.G39]+[Onsdag.G39]" office:value-type="float" office:value="0" calcext:value-type="float">
            <text:p>0</text:p>
          </table:table-cell>
          <table:table-cell table:style-name="ce25" table:formula="of:=[Fredag.H39]+[Lørdag.H39]+[Søndag.H39]+[Mandag.H39]+[Tirsdag.H39]+[Onsdag.H39]" office:value-type="float" office:value="0" calcext:value-type="float">
            <text:p>0</text:p>
          </table:table-cell>
          <table:table-cell table:style-name="ce25" table:formula="of:=[Fredag.I39]+[Lørdag.I39]+[Søndag.I39]+[Mandag.I39]+[Tirsdag.I39]+[Onsdag.I39]" office:value-type="float" office:value="0" calcext:value-type="float">
            <text:p>0</text:p>
          </table:table-cell>
          <table:table-cell table:style-name="ce27" table:formula="of:=[Fredag.J39]+[Lørdag.J39]+[Søndag.J39]+[Mandag.J39]+[Tirsdag.J39]+[Onsdag.J39]" office:value-type="float" office:value="0" calcext:value-type="float">
            <text:p>0</text:p>
          </table:table-cell>
          <table:table-cell/>
          <table:table-cell table:formula="of:=SUM([.B39:.H39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40]" office:value-type="float" office:value="0" calcext:value-type="float">
            <text:p>0</text:p>
          </table:table-cell>
          <table:table-cell table:style-name="ce23" table:formula="of:=[$Fredag.B40]+[$Lørdag.B40]+[$Søndag.B40]+[$Mandag.B40]+[$Tirsdag.B40]+[$Onsdag.B40]" office:value-type="float" office:value="0" calcext:value-type="float">
            <text:p>0</text:p>
          </table:table-cell>
          <table:table-cell table:formula="of:=[Fredag.C40]+[Lørdag.C40]+[Søndag.C40]+[Mandag.C40]+[Tirsdag.C40]+[Onsdag.C40]" office:value-type="float" office:value="0" calcext:value-type="float">
            <text:p>0</text:p>
          </table:table-cell>
          <table:table-cell table:formula="of:=[Fredag.D40]+[Lørdag.D40]+[Søndag.D40]+[Mandag.D40]+[Tirsdag.D40]+[Onsdag.D40]" office:value-type="float" office:value="0" calcext:value-type="float">
            <text:p>0</text:p>
          </table:table-cell>
          <table:table-cell table:formula="of:=[Fredag.E40]+[Lørdag.E40]+[Søndag.E40]+[Mandag.E40]+[Tirsdag.E40]+[Onsdag.E40]" office:value-type="float" office:value="0" calcext:value-type="float">
            <text:p>0</text:p>
          </table:table-cell>
          <table:table-cell table:formula="of:=[Fredag.F40]+[Lørdag.F40]+[Søndag.F40]+[Mandag.F40]+[Tirsdag.F40]+[Onsdag.F40]" office:value-type="float" office:value="0" calcext:value-type="float">
            <text:p>0</text:p>
          </table:table-cell>
          <table:table-cell table:formula="of:=[Fredag.G40]+[Lørdag.G40]+[Søndag.G40]+[Mandag.G40]+[Tirsdag.G40]+[Onsdag.G40]" office:value-type="float" office:value="0" calcext:value-type="float">
            <text:p>0</text:p>
          </table:table-cell>
          <table:table-cell table:style-name="ce25" table:formula="of:=[Fredag.H40]+[Lørdag.H40]+[Søndag.H40]+[Mandag.H40]+[Tirsdag.H40]+[Onsdag.H40]" office:value-type="float" office:value="0" calcext:value-type="float">
            <text:p>0</text:p>
          </table:table-cell>
          <table:table-cell table:style-name="ce25" table:formula="of:=[Fredag.I40]+[Lørdag.I40]+[Søndag.I40]+[Mandag.I40]+[Tirsdag.I40]+[Onsdag.I40]" office:value-type="float" office:value="0" calcext:value-type="float">
            <text:p>0</text:p>
          </table:table-cell>
          <table:table-cell table:style-name="ce27" table:formula="of:=[Fredag.J40]+[Lørdag.J40]+[Søndag.J40]+[Mandag.J40]+[Tirsdag.J40]+[Onsdag.J40]" office:value-type="float" office:value="0" calcext:value-type="float">
            <text:p>0</text:p>
          </table:table-cell>
          <table:table-cell/>
          <table:table-cell table:formula="of:=SUM([.B40:.H40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41]" office:value-type="float" office:value="0" calcext:value-type="float">
            <text:p>0</text:p>
          </table:table-cell>
          <table:table-cell table:style-name="ce23" table:formula="of:=[$Fredag.B41]+[$Lørdag.B41]+[$Søndag.B41]+[$Mandag.B41]+[$Tirsdag.B41]+[$Onsdag.B41]" office:value-type="float" office:value="0" calcext:value-type="float">
            <text:p>0</text:p>
          </table:table-cell>
          <table:table-cell table:formula="of:=[Fredag.C41]+[Lørdag.C41]+[Søndag.C41]+[Mandag.C41]+[Tirsdag.C41]+[Onsdag.C41]" office:value-type="float" office:value="0" calcext:value-type="float">
            <text:p>0</text:p>
          </table:table-cell>
          <table:table-cell table:formula="of:=[Fredag.D41]+[Lørdag.D41]+[Søndag.D41]+[Mandag.D41]+[Tirsdag.D41]+[Onsdag.D41]" office:value-type="float" office:value="0" calcext:value-type="float">
            <text:p>0</text:p>
          </table:table-cell>
          <table:table-cell table:formula="of:=[Fredag.E41]+[Lørdag.E41]+[Søndag.E41]+[Mandag.E41]+[Tirsdag.E41]+[Onsdag.E41]" office:value-type="float" office:value="0" calcext:value-type="float">
            <text:p>0</text:p>
          </table:table-cell>
          <table:table-cell table:formula="of:=[Fredag.F41]+[Lørdag.F41]+[Søndag.F41]+[Mandag.F41]+[Tirsdag.F41]+[Onsdag.F41]" office:value-type="float" office:value="0" calcext:value-type="float">
            <text:p>0</text:p>
          </table:table-cell>
          <table:table-cell table:formula="of:=[Fredag.G41]+[Lørdag.G41]+[Søndag.G41]+[Mandag.G41]+[Tirsdag.G41]+[Onsdag.G41]" office:value-type="float" office:value="0" calcext:value-type="float">
            <text:p>0</text:p>
          </table:table-cell>
          <table:table-cell table:style-name="ce25" table:formula="of:=[Fredag.H41]+[Lørdag.H41]+[Søndag.H41]+[Mandag.H41]+[Tirsdag.H41]+[Onsdag.H41]" office:value-type="float" office:value="0" calcext:value-type="float">
            <text:p>0</text:p>
          </table:table-cell>
          <table:table-cell table:style-name="ce25" table:formula="of:=[Fredag.I41]+[Lørdag.I41]+[Søndag.I41]+[Mandag.I41]+[Tirsdag.I41]+[Onsdag.I41]" office:value-type="float" office:value="0" calcext:value-type="float">
            <text:p>0</text:p>
          </table:table-cell>
          <table:table-cell table:style-name="ce27" table:formula="of:=[Fredag.J41]+[Lørdag.J41]+[Søndag.J41]+[Mandag.J41]+[Tirsdag.J41]+[Onsdag.J41]" office:value-type="float" office:value="0" calcext:value-type="float">
            <text:p>0</text:p>
          </table:table-cell>
          <table:table-cell/>
          <table:table-cell table:formula="of:=SUM([.B41:.H41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42]" office:value-type="float" office:value="0" calcext:value-type="float">
            <text:p>0</text:p>
          </table:table-cell>
          <table:table-cell table:style-name="ce23" table:formula="of:=[$Fredag.B42]+[$Lørdag.B42]+[$Søndag.B42]+[$Mandag.B42]+[$Tirsdag.B42]+[$Onsdag.B42]" office:value-type="float" office:value="0" calcext:value-type="float">
            <text:p>0</text:p>
          </table:table-cell>
          <table:table-cell table:formula="of:=[Fredag.C42]+[Lørdag.C42]+[Søndag.C42]+[Mandag.C42]+[Tirsdag.C42]+[Onsdag.C42]" office:value-type="float" office:value="0" calcext:value-type="float">
            <text:p>0</text:p>
          </table:table-cell>
          <table:table-cell table:formula="of:=[Fredag.D42]+[Lørdag.D42]+[Søndag.D42]+[Mandag.D42]+[Tirsdag.D42]+[Onsdag.D42]" office:value-type="float" office:value="0" calcext:value-type="float">
            <text:p>0</text:p>
          </table:table-cell>
          <table:table-cell table:formula="of:=[Fredag.E42]+[Lørdag.E42]+[Søndag.E42]+[Mandag.E42]+[Tirsdag.E42]+[Onsdag.E42]" office:value-type="float" office:value="0" calcext:value-type="float">
            <text:p>0</text:p>
          </table:table-cell>
          <table:table-cell table:formula="of:=[Fredag.F42]+[Lørdag.F42]+[Søndag.F42]+[Mandag.F42]+[Tirsdag.F42]+[Onsdag.F42]" office:value-type="float" office:value="0" calcext:value-type="float">
            <text:p>0</text:p>
          </table:table-cell>
          <table:table-cell table:formula="of:=[Fredag.G42]+[Lørdag.G42]+[Søndag.G42]+[Mandag.G42]+[Tirsdag.G42]+[Onsdag.G42]" office:value-type="float" office:value="0" calcext:value-type="float">
            <text:p>0</text:p>
          </table:table-cell>
          <table:table-cell table:style-name="ce25" table:formula="of:=[Fredag.H42]+[Lørdag.H42]+[Søndag.H42]+[Mandag.H42]+[Tirsdag.H42]+[Onsdag.H42]" office:value-type="float" office:value="0" calcext:value-type="float">
            <text:p>0</text:p>
          </table:table-cell>
          <table:table-cell table:style-name="ce25" table:formula="of:=[Fredag.I42]+[Lørdag.I42]+[Søndag.I42]+[Mandag.I42]+[Tirsdag.I42]+[Onsdag.I42]" office:value-type="float" office:value="0" calcext:value-type="float">
            <text:p>0</text:p>
          </table:table-cell>
          <table:table-cell table:style-name="ce27" table:formula="of:=[Fredag.J42]+[Lørdag.J42]+[Søndag.J42]+[Mandag.J42]+[Tirsdag.J42]+[Onsdag.J42]" office:value-type="float" office:value="0" calcext:value-type="float">
            <text:p>0</text:p>
          </table:table-cell>
          <table:table-cell/>
          <table:table-cell table:formula="of:=SUM([.B42:.H42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43]" office:value-type="float" office:value="0" calcext:value-type="float">
            <text:p>0</text:p>
          </table:table-cell>
          <table:table-cell table:style-name="ce23" table:formula="of:=[$Fredag.B43]+[$Lørdag.B43]+[$Søndag.B43]+[$Mandag.B43]+[$Tirsdag.B43]+[$Onsdag.B43]" office:value-type="float" office:value="0" calcext:value-type="float">
            <text:p>0</text:p>
          </table:table-cell>
          <table:table-cell table:formula="of:=[Fredag.C43]+[Lørdag.C43]+[Søndag.C43]+[Mandag.C43]+[Tirsdag.C43]+[Onsdag.C43]" office:value-type="float" office:value="0" calcext:value-type="float">
            <text:p>0</text:p>
          </table:table-cell>
          <table:table-cell table:formula="of:=[Fredag.D43]+[Lørdag.D43]+[Søndag.D43]+[Mandag.D43]+[Tirsdag.D43]+[Onsdag.D43]" office:value-type="float" office:value="0" calcext:value-type="float">
            <text:p>0</text:p>
          </table:table-cell>
          <table:table-cell table:formula="of:=[Fredag.E43]+[Lørdag.E43]+[Søndag.E43]+[Mandag.E43]+[Tirsdag.E43]+[Onsdag.E43]" office:value-type="float" office:value="0" calcext:value-type="float">
            <text:p>0</text:p>
          </table:table-cell>
          <table:table-cell table:formula="of:=[Fredag.F43]+[Lørdag.F43]+[Søndag.F43]+[Mandag.F43]+[Tirsdag.F43]+[Onsdag.F43]" office:value-type="float" office:value="0" calcext:value-type="float">
            <text:p>0</text:p>
          </table:table-cell>
          <table:table-cell table:formula="of:=[Fredag.G43]+[Lørdag.G43]+[Søndag.G43]+[Mandag.G43]+[Tirsdag.G43]+[Onsdag.G43]" office:value-type="float" office:value="0" calcext:value-type="float">
            <text:p>0</text:p>
          </table:table-cell>
          <table:table-cell table:style-name="ce25" table:formula="of:=[Fredag.H43]+[Lørdag.H43]+[Søndag.H43]+[Mandag.H43]+[Tirsdag.H43]+[Onsdag.H43]" office:value-type="float" office:value="0" calcext:value-type="float">
            <text:p>0</text:p>
          </table:table-cell>
          <table:table-cell table:style-name="ce25" table:formula="of:=[Fredag.I43]+[Lørdag.I43]+[Søndag.I43]+[Mandag.I43]+[Tirsdag.I43]+[Onsdag.I43]" office:value-type="float" office:value="0" calcext:value-type="float">
            <text:p>0</text:p>
          </table:table-cell>
          <table:table-cell table:style-name="ce27" table:formula="of:=[Fredag.J43]+[Lørdag.J43]+[Søndag.J43]+[Mandag.J43]+[Tirsdag.J43]+[Onsdag.J43]" office:value-type="float" office:value="0" calcext:value-type="float">
            <text:p>0</text:p>
          </table:table-cell>
          <table:table-cell/>
          <table:table-cell table:formula="of:=SUM([.B43:.H43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44]" office:value-type="float" office:value="0" calcext:value-type="float">
            <text:p>0</text:p>
          </table:table-cell>
          <table:table-cell table:style-name="ce23" table:formula="of:=[$Fredag.B44]+[$Lørdag.B44]+[$Søndag.B44]+[$Mandag.B44]+[$Tirsdag.B44]+[$Onsdag.B44]" office:value-type="float" office:value="0" calcext:value-type="float">
            <text:p>0</text:p>
          </table:table-cell>
          <table:table-cell table:formula="of:=[Fredag.C44]+[Lørdag.C44]+[Søndag.C44]+[Mandag.C44]+[Tirsdag.C44]+[Onsdag.C44]" office:value-type="float" office:value="0" calcext:value-type="float">
            <text:p>0</text:p>
          </table:table-cell>
          <table:table-cell table:formula="of:=[Fredag.D44]+[Lørdag.D44]+[Søndag.D44]+[Mandag.D44]+[Tirsdag.D44]+[Onsdag.D44]" office:value-type="float" office:value="0" calcext:value-type="float">
            <text:p>0</text:p>
          </table:table-cell>
          <table:table-cell table:formula="of:=[Fredag.E44]+[Lørdag.E44]+[Søndag.E44]+[Mandag.E44]+[Tirsdag.E44]+[Onsdag.E44]" office:value-type="float" office:value="0" calcext:value-type="float">
            <text:p>0</text:p>
          </table:table-cell>
          <table:table-cell table:formula="of:=[Fredag.F44]+[Lørdag.F44]+[Søndag.F44]+[Mandag.F44]+[Tirsdag.F44]+[Onsdag.F44]" office:value-type="float" office:value="0" calcext:value-type="float">
            <text:p>0</text:p>
          </table:table-cell>
          <table:table-cell table:formula="of:=[Fredag.G44]+[Lørdag.G44]+[Søndag.G44]+[Mandag.G44]+[Tirsdag.G44]+[Onsdag.G44]" office:value-type="float" office:value="0" calcext:value-type="float">
            <text:p>0</text:p>
          </table:table-cell>
          <table:table-cell table:style-name="ce25" table:formula="of:=[Fredag.H44]+[Lørdag.H44]+[Søndag.H44]+[Mandag.H44]+[Tirsdag.H44]+[Onsdag.H44]" office:value-type="float" office:value="0" calcext:value-type="float">
            <text:p>0</text:p>
          </table:table-cell>
          <table:table-cell table:style-name="ce25" table:formula="of:=[Fredag.I44]+[Lørdag.I44]+[Søndag.I44]+[Mandag.I44]+[Tirsdag.I44]+[Onsdag.I44]" office:value-type="float" office:value="0" calcext:value-type="float">
            <text:p>0</text:p>
          </table:table-cell>
          <table:table-cell table:style-name="ce27" table:formula="of:=[Fredag.J44]+[Lørdag.J44]+[Søndag.J44]+[Mandag.J44]+[Tirsdag.J44]+[Onsdag.J44]" office:value-type="float" office:value="0" calcext:value-type="float">
            <text:p>0</text:p>
          </table:table-cell>
          <table:table-cell/>
          <table:table-cell table:formula="of:=SUM([.B44:.H44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45]" office:value-type="float" office:value="0" calcext:value-type="float">
            <text:p>0</text:p>
          </table:table-cell>
          <table:table-cell table:style-name="ce23" table:formula="of:=[$Fredag.B45]+[$Lørdag.B45]+[$Søndag.B45]+[$Mandag.B45]+[$Tirsdag.B45]+[$Onsdag.B45]" office:value-type="float" office:value="0" calcext:value-type="float">
            <text:p>0</text:p>
          </table:table-cell>
          <table:table-cell table:formula="of:=[Fredag.C45]+[Lørdag.C45]+[Søndag.C45]+[Mandag.C45]+[Tirsdag.C45]+[Onsdag.C45]" office:value-type="float" office:value="0" calcext:value-type="float">
            <text:p>0</text:p>
          </table:table-cell>
          <table:table-cell table:formula="of:=[Fredag.D45]+[Lørdag.D45]+[Søndag.D45]+[Mandag.D45]+[Tirsdag.D45]+[Onsdag.D45]" office:value-type="float" office:value="0" calcext:value-type="float">
            <text:p>0</text:p>
          </table:table-cell>
          <table:table-cell table:formula="of:=[Fredag.E45]+[Lørdag.E45]+[Søndag.E45]+[Mandag.E45]+[Tirsdag.E45]+[Onsdag.E45]" office:value-type="float" office:value="0" calcext:value-type="float">
            <text:p>0</text:p>
          </table:table-cell>
          <table:table-cell table:formula="of:=[Fredag.F45]+[Lørdag.F45]+[Søndag.F45]+[Mandag.F45]+[Tirsdag.F45]+[Onsdag.F45]" office:value-type="float" office:value="0" calcext:value-type="float">
            <text:p>0</text:p>
          </table:table-cell>
          <table:table-cell table:formula="of:=[Fredag.G45]+[Lørdag.G45]+[Søndag.G45]+[Mandag.G45]+[Tirsdag.G45]+[Onsdag.G45]" office:value-type="float" office:value="0" calcext:value-type="float">
            <text:p>0</text:p>
          </table:table-cell>
          <table:table-cell table:style-name="ce25" table:formula="of:=[Fredag.H45]+[Lørdag.H45]+[Søndag.H45]+[Mandag.H45]+[Tirsdag.H45]+[Onsdag.H45]" office:value-type="float" office:value="0" calcext:value-type="float">
            <text:p>0</text:p>
          </table:table-cell>
          <table:table-cell table:style-name="ce25" table:formula="of:=[Fredag.I45]+[Lørdag.I45]+[Søndag.I45]+[Mandag.I45]+[Tirsdag.I45]+[Onsdag.I45]" office:value-type="float" office:value="0" calcext:value-type="float">
            <text:p>0</text:p>
          </table:table-cell>
          <table:table-cell table:style-name="ce27" table:formula="of:=[Fredag.J45]+[Lørdag.J45]+[Søndag.J45]+[Mandag.J45]+[Tirsdag.J45]+[Onsdag.J45]" office:value-type="float" office:value="0" calcext:value-type="float">
            <text:p>0</text:p>
          </table:table-cell>
          <table:table-cell/>
          <table:table-cell table:formula="of:=SUM([.B45:.H45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46]" office:value-type="float" office:value="0" calcext:value-type="float">
            <text:p>0</text:p>
          </table:table-cell>
          <table:table-cell table:style-name="ce24" table:formula="of:=[$Fredag.B46]+[$Lørdag.B46]+[$Søndag.B46]+[$Mandag.B46]+[$Tirsdag.B46]+[$Onsdag.B46]" office:value-type="float" office:value="0" calcext:value-type="float">
            <text:p>0</text:p>
          </table:table-cell>
          <table:table-cell table:style-name="ce26" table:formula="of:=[Fredag.C46]+[Lørdag.C46]+[Søndag.C46]+[Mandag.C46]+[Tirsdag.C46]+[Onsdag.C46]" office:value-type="float" office:value="0" calcext:value-type="float">
            <text:p>0</text:p>
          </table:table-cell>
          <table:table-cell table:style-name="ce26" table:formula="of:=[Fredag.D46]+[Lørdag.D46]+[Søndag.D46]+[Mandag.D46]+[Tirsdag.D46]+[Onsdag.D46]" office:value-type="float" office:value="0" calcext:value-type="float">
            <text:p>0</text:p>
          </table:table-cell>
          <table:table-cell table:style-name="ce26" table:formula="of:=[Fredag.E46]+[Lørdag.E46]+[Søndag.E46]+[Mandag.E46]+[Tirsdag.E46]+[Onsdag.E46]" office:value-type="float" office:value="0" calcext:value-type="float">
            <text:p>0</text:p>
          </table:table-cell>
          <table:table-cell table:style-name="ce26" table:formula="of:=[Fredag.F46]+[Lørdag.F46]+[Søndag.F46]+[Mandag.F46]+[Tirsdag.F46]+[Onsdag.F46]" office:value-type="float" office:value="0" calcext:value-type="float">
            <text:p>0</text:p>
          </table:table-cell>
          <table:table-cell table:style-name="ce26" table:formula="of:=[Fredag.G46]+[Lørdag.G46]+[Søndag.G46]+[Mandag.G46]+[Tirsdag.G46]+[Onsdag.G46]" office:value-type="float" office:value="0" calcext:value-type="float">
            <text:p>0</text:p>
          </table:table-cell>
          <table:table-cell table:style-name="ce26" table:formula="of:=[Fredag.H46]+[Lørdag.H46]+[Søndag.H46]+[Mandag.H46]+[Tirsdag.H46]+[Onsdag.H46]" office:value-type="float" office:value="0" calcext:value-type="float">
            <text:p>0</text:p>
          </table:table-cell>
          <table:table-cell table:style-name="ce26" table:formula="of:=[Fredag.I46]+[Lørdag.I46]+[Søndag.I46]+[Mandag.I46]+[Tirsdag.I46]+[Onsdag.I46]" office:value-type="float" office:value="0" calcext:value-type="float">
            <text:p>0</text:p>
          </table:table-cell>
          <table:table-cell table:style-name="ce28" table:formula="of:=[Fredag.J46]+[Lørdag.J46]+[Søndag.J46]+[Mandag.J46]+[Tirsdag.J46]+[Onsdag.J46]" office:value-type="float" office:value="0" calcext:value-type="float">
            <text:p>0</text:p>
          </table:table-cell>
          <table:table-cell/>
          <table:table-cell table:formula="of:=SUM([.B46:.H46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formula="of:=[$Fredag.A48]" office:value-type="string" office:string-value="Russer" calcext:value-type="string">
            <text:p>Russer</text:p>
          </table:table-cell>
          <table:table-cell table:formula="of:=SUM([.B2:.B46])" office:value-type="float" office:value="0" calcext:value-type="float">
            <text:p>0</text:p>
          </table:table-cell>
          <table:table-cell table:formula="of:=SUM([.C2:.C46])" office:value-type="float" office:value="0" calcext:value-type="float">
            <text:p>0</text:p>
          </table:table-cell>
          <table:table-cell table:formula="of:=SUM([.D2:.D46])" office:value-type="float" office:value="0" calcext:value-type="float">
            <text:p>0</text:p>
          </table:table-cell>
          <table:table-cell table:formula="of:=SUM([.E2:.E46])" office:value-type="float" office:value="0" calcext:value-type="float">
            <text:p>0</text:p>
          </table:table-cell>
          <table:table-cell table:formula="of:=SUM([.F2:.F46])" office:value-type="float" office:value="0" calcext:value-type="float">
            <text:p>0</text:p>
          </table:table-cell>
          <table:table-cell table:formula="of:=SUM([.G2:.G46])" office:value-type="float" office:value="0" calcext:value-type="float">
            <text:p>0</text:p>
          </table:table-cell>
          <table:table-cell table:formula="of:=SUM([.H2:.H46])" office:value-type="float" office:value="0" calcext:value-type="float">
            <text:p>0</text:p>
          </table:table-cell>
          <table:table-cell table:formula="of:=SUM([.I2:.I46])" office:value-type="float" office:value="0" calcext:value-type="float">
            <text:p>0</text:p>
          </table:table-cell>
          <table:table-cell table:formula="of:=SUM([.J2:.J46])" office:value-type="float" office:value="0" calcext:value-type="float">
            <text:p>0</text:p>
          </table:table-cell>
          <table:table-cell/>
          <table:table-cell table:formula="of:=SUM([.B48:.H48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formula="of:=[$Fredag.A50]" office:value-type="float" office:value="0" calcext:value-type="float">
            <text:p>0</text:p>
          </table:table-cell>
          <table:table-cell table:style-name="ce52" table:formula="of:=[$Fredag.B50]+[$Lørdag.B50]+[$Søndag.B50]+[$Mandag.B50]+[$Tirsdag.B50]+[$Onsdag.B50]" office:value-type="float" office:value="0" calcext:value-type="float">
            <text:p>0</text:p>
          </table:table-cell>
          <table:table-cell table:style-name="ce53" table:formula="of:=[Fredag.C50]+[Lørdag.C50]+[Søndag.C50]+[Mandag.C50]+[Tirsdag.C50]+[Onsdag.C50]" office:value-type="float" office:value="0" calcext:value-type="float">
            <text:p>0</text:p>
          </table:table-cell>
          <table:table-cell table:style-name="ce53" table:formula="of:=[Fredag.D50]+[Lørdag.D50]+[Søndag.D50]+[Mandag.D50]+[Tirsdag.D50]+[Onsdag.D50]" office:value-type="float" office:value="0" calcext:value-type="float">
            <text:p>0</text:p>
          </table:table-cell>
          <table:table-cell table:style-name="ce53" table:formula="of:=[Fredag.E50]+[Lørdag.E50]+[Søndag.E50]+[Mandag.E50]+[Tirsdag.E50]+[Onsdag.E50]" office:value-type="float" office:value="0" calcext:value-type="float">
            <text:p>0</text:p>
          </table:table-cell>
          <table:table-cell table:style-name="ce53" table:formula="of:=[Fredag.F50]+[Lørdag.F50]+[Søndag.F50]+[Mandag.F50]+[Tirsdag.F50]+[Onsdag.F50]" office:value-type="float" office:value="0" calcext:value-type="float">
            <text:p>0</text:p>
          </table:table-cell>
          <table:table-cell table:style-name="ce53" table:formula="of:=[Fredag.G50]+[Lørdag.G50]+[Søndag.G50]+[Mandag.G50]+[Tirsdag.G50]+[Onsdag.G50]" office:value-type="float" office:value="0" calcext:value-type="float">
            <text:p>0</text:p>
          </table:table-cell>
          <table:table-cell table:style-name="ce53" table:formula="of:=[Fredag.H50]+[Lørdag.H50]+[Søndag.H50]+[Mandag.H50]+[Tirsdag.H50]+[Onsdag.H50]" office:value-type="float" office:value="0" calcext:value-type="float">
            <text:p>0</text:p>
          </table:table-cell>
          <table:table-cell table:style-name="ce53" table:formula="of:=[Fredag.I50]+[Lørdag.I50]+[Søndag.I50]+[Mandag.I50]+[Tirsdag.I50]+[Onsdag.I50]" office:value-type="float" office:value="0" calcext:value-type="float">
            <text:p>0</text:p>
          </table:table-cell>
          <table:table-cell table:style-name="ce54" table:formula="of:=[Fredag.J50]+[Lørdag.J50]+[Søndag.J50]+[Mandag.J50]+[Tirsdag.J50]+[Onsdag.J50]" office:value-type="float" office:value="0" calcext:value-type="float">
            <text:p>0</text:p>
          </table:table-cell>
          <table:table-cell/>
          <table:table-cell table:formula="of:=SUM([.B50:.H50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51]" office:value-type="float" office:value="0" calcext:value-type="float">
            <text:p>0</text:p>
          </table:table-cell>
          <table:table-cell table:style-name="ce23" table:formula="of:=[$Fredag.B51]+[$Lørdag.B51]+[$Søndag.B51]+[$Mandag.B51]+[$Tirsdag.B51]+[$Onsdag.B51]" office:value-type="float" office:value="0" calcext:value-type="float">
            <text:p>0</text:p>
          </table:table-cell>
          <table:table-cell table:formula="of:=[Fredag.C51]+[Lørdag.C51]+[Søndag.C51]+[Mandag.C51]+[Tirsdag.C51]+[Onsdag.C51]" office:value-type="float" office:value="0" calcext:value-type="float">
            <text:p>0</text:p>
          </table:table-cell>
          <table:table-cell table:formula="of:=[Fredag.D51]+[Lørdag.D51]+[Søndag.D51]+[Mandag.D51]+[Tirsdag.D51]+[Onsdag.D51]" office:value-type="float" office:value="0" calcext:value-type="float">
            <text:p>0</text:p>
          </table:table-cell>
          <table:table-cell table:formula="of:=[Fredag.E51]+[Lørdag.E51]+[Søndag.E51]+[Mandag.E51]+[Tirsdag.E51]+[Onsdag.E51]" office:value-type="float" office:value="0" calcext:value-type="float">
            <text:p>0</text:p>
          </table:table-cell>
          <table:table-cell table:formula="of:=[Fredag.F51]+[Lørdag.F51]+[Søndag.F51]+[Mandag.F51]+[Tirsdag.F51]+[Onsdag.F51]" office:value-type="float" office:value="0" calcext:value-type="float">
            <text:p>0</text:p>
          </table:table-cell>
          <table:table-cell table:formula="of:=[Fredag.G51]+[Lørdag.G51]+[Søndag.G51]+[Mandag.G51]+[Tirsdag.G51]+[Onsdag.G51]" office:value-type="float" office:value="0" calcext:value-type="float">
            <text:p>0</text:p>
          </table:table-cell>
          <table:table-cell table:style-name="ce25" table:formula="of:=[Fredag.H51]+[Lørdag.H51]+[Søndag.H51]+[Mandag.H51]+[Tirsdag.H51]+[Onsdag.H51]" office:value-type="float" office:value="0" calcext:value-type="float">
            <text:p>0</text:p>
          </table:table-cell>
          <table:table-cell table:style-name="ce25" table:formula="of:=[Fredag.I51]+[Lørdag.I51]+[Søndag.I51]+[Mandag.I51]+[Tirsdag.I51]+[Onsdag.I51]" office:value-type="float" office:value="0" calcext:value-type="float">
            <text:p>0</text:p>
          </table:table-cell>
          <table:table-cell table:style-name="ce27" table:formula="of:=[Fredag.J51]+[Lørdag.J51]+[Søndag.J51]+[Mandag.J51]+[Tirsdag.J51]+[Onsdag.J51]" office:value-type="float" office:value="0" calcext:value-type="float">
            <text:p>0</text:p>
          </table:table-cell>
          <table:table-cell/>
          <table:table-cell table:formula="of:=SUM([.B51:.H51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52]" office:value-type="float" office:value="0" calcext:value-type="float">
            <text:p>0</text:p>
          </table:table-cell>
          <table:table-cell table:style-name="ce23" table:formula="of:=[$Fredag.B52]+[$Lørdag.B52]+[$Søndag.B52]+[$Mandag.B52]+[$Tirsdag.B52]+[$Onsdag.B52]" office:value-type="float" office:value="0" calcext:value-type="float">
            <text:p>0</text:p>
          </table:table-cell>
          <table:table-cell table:formula="of:=[Fredag.C52]+[Lørdag.C52]+[Søndag.C52]+[Mandag.C52]+[Tirsdag.C52]+[Onsdag.C52]" office:value-type="float" office:value="0" calcext:value-type="float">
            <text:p>0</text:p>
          </table:table-cell>
          <table:table-cell table:formula="of:=[Fredag.D52]+[Lørdag.D52]+[Søndag.D52]+[Mandag.D52]+[Tirsdag.D52]+[Onsdag.D52]" office:value-type="float" office:value="0" calcext:value-type="float">
            <text:p>0</text:p>
          </table:table-cell>
          <table:table-cell table:formula="of:=[Fredag.E52]+[Lørdag.E52]+[Søndag.E52]+[Mandag.E52]+[Tirsdag.E52]+[Onsdag.E52]" office:value-type="float" office:value="0" calcext:value-type="float">
            <text:p>0</text:p>
          </table:table-cell>
          <table:table-cell table:formula="of:=[Fredag.F52]+[Lørdag.F52]+[Søndag.F52]+[Mandag.F52]+[Tirsdag.F52]+[Onsdag.F52]" office:value-type="float" office:value="0" calcext:value-type="float">
            <text:p>0</text:p>
          </table:table-cell>
          <table:table-cell table:formula="of:=[Fredag.G52]+[Lørdag.G52]+[Søndag.G52]+[Mandag.G52]+[Tirsdag.G52]+[Onsdag.G52]" office:value-type="float" office:value="0" calcext:value-type="float">
            <text:p>0</text:p>
          </table:table-cell>
          <table:table-cell table:style-name="ce25" table:formula="of:=[Fredag.H52]+[Lørdag.H52]+[Søndag.H52]+[Mandag.H52]+[Tirsdag.H52]+[Onsdag.H52]" office:value-type="float" office:value="0" calcext:value-type="float">
            <text:p>0</text:p>
          </table:table-cell>
          <table:table-cell table:style-name="ce25" table:formula="of:=[Fredag.I52]+[Lørdag.I52]+[Søndag.I52]+[Mandag.I52]+[Tirsdag.I52]+[Onsdag.I52]" office:value-type="float" office:value="0" calcext:value-type="float">
            <text:p>0</text:p>
          </table:table-cell>
          <table:table-cell table:style-name="ce27" table:formula="of:=[Fredag.J52]+[Lørdag.J52]+[Søndag.J52]+[Mandag.J52]+[Tirsdag.J52]+[Onsdag.J52]" office:value-type="float" office:value="0" calcext:value-type="float">
            <text:p>0</text:p>
          </table:table-cell>
          <table:table-cell/>
          <table:table-cell table:formula="of:=SUM([.B52:.H52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53]" office:value-type="float" office:value="0" calcext:value-type="float">
            <text:p>0</text:p>
          </table:table-cell>
          <table:table-cell table:style-name="ce23" table:formula="of:=[$Fredag.B53]+[$Lørdag.B53]+[$Søndag.B53]+[$Mandag.B53]+[$Tirsdag.B53]+[$Onsdag.B53]" office:value-type="float" office:value="0" calcext:value-type="float">
            <text:p>0</text:p>
          </table:table-cell>
          <table:table-cell table:formula="of:=[Fredag.C53]+[Lørdag.C53]+[Søndag.C53]+[Mandag.C53]+[Tirsdag.C53]+[Onsdag.C53]" office:value-type="float" office:value="0" calcext:value-type="float">
            <text:p>0</text:p>
          </table:table-cell>
          <table:table-cell table:formula="of:=[Fredag.D53]+[Lørdag.D53]+[Søndag.D53]+[Mandag.D53]+[Tirsdag.D53]+[Onsdag.D53]" office:value-type="float" office:value="0" calcext:value-type="float">
            <text:p>0</text:p>
          </table:table-cell>
          <table:table-cell table:formula="of:=[Fredag.E53]+[Lørdag.E53]+[Søndag.E53]+[Mandag.E53]+[Tirsdag.E53]+[Onsdag.E53]" office:value-type="float" office:value="0" calcext:value-type="float">
            <text:p>0</text:p>
          </table:table-cell>
          <table:table-cell table:formula="of:=[Fredag.F53]+[Lørdag.F53]+[Søndag.F53]+[Mandag.F53]+[Tirsdag.F53]+[Onsdag.F53]" office:value-type="float" office:value="0" calcext:value-type="float">
            <text:p>0</text:p>
          </table:table-cell>
          <table:table-cell table:formula="of:=[Fredag.G53]+[Lørdag.G53]+[Søndag.G53]+[Mandag.G53]+[Tirsdag.G53]+[Onsdag.G53]" office:value-type="float" office:value="0" calcext:value-type="float">
            <text:p>0</text:p>
          </table:table-cell>
          <table:table-cell table:style-name="ce25" table:formula="of:=[Fredag.H53]+[Lørdag.H53]+[Søndag.H53]+[Mandag.H53]+[Tirsdag.H53]+[Onsdag.H53]" office:value-type="float" office:value="0" calcext:value-type="float">
            <text:p>0</text:p>
          </table:table-cell>
          <table:table-cell table:style-name="ce25" table:formula="of:=[Fredag.I53]+[Lørdag.I53]+[Søndag.I53]+[Mandag.I53]+[Tirsdag.I53]+[Onsdag.I53]" office:value-type="float" office:value="0" calcext:value-type="float">
            <text:p>0</text:p>
          </table:table-cell>
          <table:table-cell table:style-name="ce27" table:formula="of:=[Fredag.J53]+[Lørdag.J53]+[Søndag.J53]+[Mandag.J53]+[Tirsdag.J53]+[Onsdag.J53]" office:value-type="float" office:value="0" calcext:value-type="float">
            <text:p>0</text:p>
          </table:table-cell>
          <table:table-cell/>
          <table:table-cell table:formula="of:=SUM([.B53:.H53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54]" office:value-type="float" office:value="0" calcext:value-type="float">
            <text:p>0</text:p>
          </table:table-cell>
          <table:table-cell table:style-name="ce23" table:formula="of:=[$Fredag.B54]+[$Lørdag.B54]+[$Søndag.B54]+[$Mandag.B54]+[$Tirsdag.B54]+[$Onsdag.B54]" office:value-type="float" office:value="0" calcext:value-type="float">
            <text:p>0</text:p>
          </table:table-cell>
          <table:table-cell table:formula="of:=[Fredag.C54]+[Lørdag.C54]+[Søndag.C54]+[Mandag.C54]+[Tirsdag.C54]+[Onsdag.C54]" office:value-type="float" office:value="0" calcext:value-type="float">
            <text:p>0</text:p>
          </table:table-cell>
          <table:table-cell table:formula="of:=[Fredag.D54]+[Lørdag.D54]+[Søndag.D54]+[Mandag.D54]+[Tirsdag.D54]+[Onsdag.D54]" office:value-type="float" office:value="0" calcext:value-type="float">
            <text:p>0</text:p>
          </table:table-cell>
          <table:table-cell table:formula="of:=[Fredag.E54]+[Lørdag.E54]+[Søndag.E54]+[Mandag.E54]+[Tirsdag.E54]+[Onsdag.E54]" office:value-type="float" office:value="0" calcext:value-type="float">
            <text:p>0</text:p>
          </table:table-cell>
          <table:table-cell table:formula="of:=[Fredag.F54]+[Lørdag.F54]+[Søndag.F54]+[Mandag.F54]+[Tirsdag.F54]+[Onsdag.F54]" office:value-type="float" office:value="0" calcext:value-type="float">
            <text:p>0</text:p>
          </table:table-cell>
          <table:table-cell table:formula="of:=[Fredag.G54]+[Lørdag.G54]+[Søndag.G54]+[Mandag.G54]+[Tirsdag.G54]+[Onsdag.G54]" office:value-type="float" office:value="0" calcext:value-type="float">
            <text:p>0</text:p>
          </table:table-cell>
          <table:table-cell table:style-name="ce25" table:formula="of:=[Fredag.H54]+[Lørdag.H54]+[Søndag.H54]+[Mandag.H54]+[Tirsdag.H54]+[Onsdag.H54]" office:value-type="float" office:value="0" calcext:value-type="float">
            <text:p>0</text:p>
          </table:table-cell>
          <table:table-cell table:style-name="ce25" table:formula="of:=[Fredag.I54]+[Lørdag.I54]+[Søndag.I54]+[Mandag.I54]+[Tirsdag.I54]+[Onsdag.I54]" office:value-type="float" office:value="0" calcext:value-type="float">
            <text:p>0</text:p>
          </table:table-cell>
          <table:table-cell table:style-name="ce27" table:formula="of:=[Fredag.J54]+[Lørdag.J54]+[Søndag.J54]+[Mandag.J54]+[Tirsdag.J54]+[Onsdag.J54]" office:value-type="float" office:value="0" calcext:value-type="float">
            <text:p>0</text:p>
          </table:table-cell>
          <table:table-cell/>
          <table:table-cell table:formula="of:=SUM([.B54:.H54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55]" office:value-type="float" office:value="0" calcext:value-type="float">
            <text:p>0</text:p>
          </table:table-cell>
          <table:table-cell table:style-name="ce23" table:formula="of:=[$Fredag.B55]+[$Lørdag.B55]+[$Søndag.B55]+[$Mandag.B55]+[$Tirsdag.B55]+[$Onsdag.B55]" office:value-type="float" office:value="0" calcext:value-type="float">
            <text:p>0</text:p>
          </table:table-cell>
          <table:table-cell table:formula="of:=[Fredag.C55]+[Lørdag.C55]+[Søndag.C55]+[Mandag.C55]+[Tirsdag.C55]+[Onsdag.C55]" office:value-type="float" office:value="0" calcext:value-type="float">
            <text:p>0</text:p>
          </table:table-cell>
          <table:table-cell table:formula="of:=[Fredag.D55]+[Lørdag.D55]+[Søndag.D55]+[Mandag.D55]+[Tirsdag.D55]+[Onsdag.D55]" office:value-type="float" office:value="0" calcext:value-type="float">
            <text:p>0</text:p>
          </table:table-cell>
          <table:table-cell table:formula="of:=[Fredag.E55]+[Lørdag.E55]+[Søndag.E55]+[Mandag.E55]+[Tirsdag.E55]+[Onsdag.E55]" office:value-type="float" office:value="0" calcext:value-type="float">
            <text:p>0</text:p>
          </table:table-cell>
          <table:table-cell table:formula="of:=[Fredag.F55]+[Lørdag.F55]+[Søndag.F55]+[Mandag.F55]+[Tirsdag.F55]+[Onsdag.F55]" office:value-type="float" office:value="0" calcext:value-type="float">
            <text:p>0</text:p>
          </table:table-cell>
          <table:table-cell table:formula="of:=[Fredag.G55]+[Lørdag.G55]+[Søndag.G55]+[Mandag.G55]+[Tirsdag.G55]+[Onsdag.G55]" office:value-type="float" office:value="0" calcext:value-type="float">
            <text:p>0</text:p>
          </table:table-cell>
          <table:table-cell table:style-name="ce25" table:formula="of:=[Fredag.H55]+[Lørdag.H55]+[Søndag.H55]+[Mandag.H55]+[Tirsdag.H55]+[Onsdag.H55]" office:value-type="float" office:value="0" calcext:value-type="float">
            <text:p>0</text:p>
          </table:table-cell>
          <table:table-cell table:style-name="ce25" table:formula="of:=[Fredag.I55]+[Lørdag.I55]+[Søndag.I55]+[Mandag.I55]+[Tirsdag.I55]+[Onsdag.I55]" office:value-type="float" office:value="0" calcext:value-type="float">
            <text:p>0</text:p>
          </table:table-cell>
          <table:table-cell table:style-name="ce27" table:formula="of:=[Fredag.J55]+[Lørdag.J55]+[Søndag.J55]+[Mandag.J55]+[Tirsdag.J55]+[Onsdag.J55]" office:value-type="float" office:value="0" calcext:value-type="float">
            <text:p>0</text:p>
          </table:table-cell>
          <table:table-cell/>
          <table:table-cell table:formula="of:=SUM([.B55:.H55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56]" office:value-type="float" office:value="0" calcext:value-type="float">
            <text:p>0</text:p>
          </table:table-cell>
          <table:table-cell table:style-name="ce23" table:formula="of:=[$Fredag.B56]+[$Lørdag.B56]+[$Søndag.B56]+[$Mandag.B56]+[$Tirsdag.B56]+[$Onsdag.B56]" office:value-type="float" office:value="0" calcext:value-type="float">
            <text:p>0</text:p>
          </table:table-cell>
          <table:table-cell table:formula="of:=[Fredag.C56]+[Lørdag.C56]+[Søndag.C56]+[Mandag.C56]+[Tirsdag.C56]+[Onsdag.C56]" office:value-type="float" office:value="0" calcext:value-type="float">
            <text:p>0</text:p>
          </table:table-cell>
          <table:table-cell table:formula="of:=[Fredag.D56]+[Lørdag.D56]+[Søndag.D56]+[Mandag.D56]+[Tirsdag.D56]+[Onsdag.D56]" office:value-type="float" office:value="0" calcext:value-type="float">
            <text:p>0</text:p>
          </table:table-cell>
          <table:table-cell table:formula="of:=[Fredag.E56]+[Lørdag.E56]+[Søndag.E56]+[Mandag.E56]+[Tirsdag.E56]+[Onsdag.E56]" office:value-type="float" office:value="0" calcext:value-type="float">
            <text:p>0</text:p>
          </table:table-cell>
          <table:table-cell table:formula="of:=[Fredag.F56]+[Lørdag.F56]+[Søndag.F56]+[Mandag.F56]+[Tirsdag.F56]+[Onsdag.F56]" office:value-type="float" office:value="0" calcext:value-type="float">
            <text:p>0</text:p>
          </table:table-cell>
          <table:table-cell table:formula="of:=[Fredag.G56]+[Lørdag.G56]+[Søndag.G56]+[Mandag.G56]+[Tirsdag.G56]+[Onsdag.G56]" office:value-type="float" office:value="0" calcext:value-type="float">
            <text:p>0</text:p>
          </table:table-cell>
          <table:table-cell table:style-name="ce25" table:formula="of:=[Fredag.H56]+[Lørdag.H56]+[Søndag.H56]+[Mandag.H56]+[Tirsdag.H56]+[Onsdag.H56]" office:value-type="float" office:value="0" calcext:value-type="float">
            <text:p>0</text:p>
          </table:table-cell>
          <table:table-cell table:style-name="ce25" table:formula="of:=[Fredag.I56]+[Lørdag.I56]+[Søndag.I56]+[Mandag.I56]+[Tirsdag.I56]+[Onsdag.I56]" office:value-type="float" office:value="0" calcext:value-type="float">
            <text:p>0</text:p>
          </table:table-cell>
          <table:table-cell table:style-name="ce27" table:formula="of:=[Fredag.J56]+[Lørdag.J56]+[Søndag.J56]+[Mandag.J56]+[Tirsdag.J56]+[Onsdag.J56]" office:value-type="float" office:value="0" calcext:value-type="float">
            <text:p>0</text:p>
          </table:table-cell>
          <table:table-cell/>
          <table:table-cell table:formula="of:=SUM([.B56:.H56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57]" office:value-type="float" office:value="0" calcext:value-type="float">
            <text:p>0</text:p>
          </table:table-cell>
          <table:table-cell table:style-name="ce23" table:formula="of:=[$Fredag.B57]+[$Lørdag.B57]+[$Søndag.B57]+[$Mandag.B57]+[$Tirsdag.B57]+[$Onsdag.B57]" office:value-type="float" office:value="0" calcext:value-type="float">
            <text:p>0</text:p>
          </table:table-cell>
          <table:table-cell table:formula="of:=[Fredag.C57]+[Lørdag.C57]+[Søndag.C57]+[Mandag.C57]+[Tirsdag.C57]+[Onsdag.C57]" office:value-type="float" office:value="0" calcext:value-type="float">
            <text:p>0</text:p>
          </table:table-cell>
          <table:table-cell table:formula="of:=[Fredag.D57]+[Lørdag.D57]+[Søndag.D57]+[Mandag.D57]+[Tirsdag.D57]+[Onsdag.D57]" office:value-type="float" office:value="0" calcext:value-type="float">
            <text:p>0</text:p>
          </table:table-cell>
          <table:table-cell table:formula="of:=[Fredag.E57]+[Lørdag.E57]+[Søndag.E57]+[Mandag.E57]+[Tirsdag.E57]+[Onsdag.E57]" office:value-type="float" office:value="0" calcext:value-type="float">
            <text:p>0</text:p>
          </table:table-cell>
          <table:table-cell table:formula="of:=[Fredag.F57]+[Lørdag.F57]+[Søndag.F57]+[Mandag.F57]+[Tirsdag.F57]+[Onsdag.F57]" office:value-type="float" office:value="0" calcext:value-type="float">
            <text:p>0</text:p>
          </table:table-cell>
          <table:table-cell table:formula="of:=[Fredag.G57]+[Lørdag.G57]+[Søndag.G57]+[Mandag.G57]+[Tirsdag.G57]+[Onsdag.G57]" office:value-type="float" office:value="0" calcext:value-type="float">
            <text:p>0</text:p>
          </table:table-cell>
          <table:table-cell table:style-name="ce25" table:formula="of:=[Fredag.H57]+[Lørdag.H57]+[Søndag.H57]+[Mandag.H57]+[Tirsdag.H57]+[Onsdag.H57]" office:value-type="float" office:value="0" calcext:value-type="float">
            <text:p>0</text:p>
          </table:table-cell>
          <table:table-cell table:style-name="ce25" table:formula="of:=[Fredag.I57]+[Lørdag.I57]+[Søndag.I57]+[Mandag.I57]+[Tirsdag.I57]+[Onsdag.I57]" office:value-type="float" office:value="0" calcext:value-type="float">
            <text:p>0</text:p>
          </table:table-cell>
          <table:table-cell table:style-name="ce27" table:formula="of:=[Fredag.J57]+[Lørdag.J57]+[Søndag.J57]+[Mandag.J57]+[Tirsdag.J57]+[Onsdag.J57]" office:value-type="float" office:value="0" calcext:value-type="float">
            <text:p>0</text:p>
          </table:table-cell>
          <table:table-cell/>
          <table:table-cell table:formula="of:=SUM([.B57:.H57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58]" office:value-type="float" office:value="0" calcext:value-type="float">
            <text:p>0</text:p>
          </table:table-cell>
          <table:table-cell table:style-name="ce23" table:formula="of:=[$Fredag.B58]+[$Lørdag.B58]+[$Søndag.B58]+[$Mandag.B58]+[$Tirsdag.B58]+[$Onsdag.B58]" office:value-type="float" office:value="0" calcext:value-type="float">
            <text:p>0</text:p>
          </table:table-cell>
          <table:table-cell table:formula="of:=[Fredag.C58]+[Lørdag.C58]+[Søndag.C58]+[Mandag.C58]+[Tirsdag.C58]+[Onsdag.C58]" office:value-type="float" office:value="0" calcext:value-type="float">
            <text:p>0</text:p>
          </table:table-cell>
          <table:table-cell table:formula="of:=[Fredag.D58]+[Lørdag.D58]+[Søndag.D58]+[Mandag.D58]+[Tirsdag.D58]+[Onsdag.D58]" office:value-type="float" office:value="0" calcext:value-type="float">
            <text:p>0</text:p>
          </table:table-cell>
          <table:table-cell table:formula="of:=[Fredag.E58]+[Lørdag.E58]+[Søndag.E58]+[Mandag.E58]+[Tirsdag.E58]+[Onsdag.E58]" office:value-type="float" office:value="0" calcext:value-type="float">
            <text:p>0</text:p>
          </table:table-cell>
          <table:table-cell table:formula="of:=[Fredag.F58]+[Lørdag.F58]+[Søndag.F58]+[Mandag.F58]+[Tirsdag.F58]+[Onsdag.F58]" office:value-type="float" office:value="0" calcext:value-type="float">
            <text:p>0</text:p>
          </table:table-cell>
          <table:table-cell table:formula="of:=[Fredag.G58]+[Lørdag.G58]+[Søndag.G58]+[Mandag.G58]+[Tirsdag.G58]+[Onsdag.G58]" office:value-type="float" office:value="0" calcext:value-type="float">
            <text:p>0</text:p>
          </table:table-cell>
          <table:table-cell table:style-name="ce25" table:formula="of:=[Fredag.H58]+[Lørdag.H58]+[Søndag.H58]+[Mandag.H58]+[Tirsdag.H58]+[Onsdag.H58]" office:value-type="float" office:value="0" calcext:value-type="float">
            <text:p>0</text:p>
          </table:table-cell>
          <table:table-cell table:style-name="ce25" table:formula="of:=[Fredag.I58]+[Lørdag.I58]+[Søndag.I58]+[Mandag.I58]+[Tirsdag.I58]+[Onsdag.I58]" office:value-type="float" office:value="0" calcext:value-type="float">
            <text:p>0</text:p>
          </table:table-cell>
          <table:table-cell table:style-name="ce27" table:formula="of:=[Fredag.J58]+[Lørdag.J58]+[Søndag.J58]+[Mandag.J58]+[Tirsdag.J58]+[Onsdag.J58]" office:value-type="float" office:value="0" calcext:value-type="float">
            <text:p>0</text:p>
          </table:table-cell>
          <table:table-cell/>
          <table:table-cell table:formula="of:=SUM([.B58:.H58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$Fredag.A59]" office:value-type="float" office:value="0" calcext:value-type="float">
            <text:p>0</text:p>
          </table:table-cell>
          <table:table-cell table:style-name="ce24" table:formula="of:=[$Fredag.B59]+[$Lørdag.B59]+[$Søndag.B59]+[$Mandag.B59]+[$Tirsdag.B59]+[$Onsdag.B59]" office:value-type="float" office:value="0" calcext:value-type="float">
            <text:p>0</text:p>
          </table:table-cell>
          <table:table-cell table:style-name="ce26" table:formula="of:=[Fredag.C59]+[Lørdag.C59]+[Søndag.C59]+[Mandag.C59]+[Tirsdag.C59]+[Onsdag.C59]" office:value-type="float" office:value="0" calcext:value-type="float">
            <text:p>0</text:p>
          </table:table-cell>
          <table:table-cell table:style-name="ce26" table:formula="of:=[Fredag.D59]+[Lørdag.D59]+[Søndag.D59]+[Mandag.D59]+[Tirsdag.D59]+[Onsdag.D59]" office:value-type="float" office:value="0" calcext:value-type="float">
            <text:p>0</text:p>
          </table:table-cell>
          <table:table-cell table:style-name="ce26" table:formula="of:=[Fredag.E59]+[Lørdag.E59]+[Søndag.E59]+[Mandag.E59]+[Tirsdag.E59]+[Onsdag.E59]" office:value-type="float" office:value="0" calcext:value-type="float">
            <text:p>0</text:p>
          </table:table-cell>
          <table:table-cell table:style-name="ce26" table:formula="of:=[Fredag.F59]+[Lørdag.F59]+[Søndag.F59]+[Mandag.F59]+[Tirsdag.F59]+[Onsdag.F59]" office:value-type="float" office:value="0" calcext:value-type="float">
            <text:p>0</text:p>
          </table:table-cell>
          <table:table-cell table:style-name="ce26" table:formula="of:=[Fredag.G59]+[Lørdag.G59]+[Søndag.G59]+[Mandag.G59]+[Tirsdag.G59]+[Onsdag.G59]" office:value-type="float" office:value="0" calcext:value-type="float">
            <text:p>0</text:p>
          </table:table-cell>
          <table:table-cell table:style-name="ce26" table:formula="of:=[Fredag.H59]+[Lørdag.H59]+[Søndag.H59]+[Mandag.H59]+[Tirsdag.H59]+[Onsdag.H59]" office:value-type="float" office:value="0" calcext:value-type="float">
            <text:p>0</text:p>
          </table:table-cell>
          <table:table-cell table:style-name="ce26" table:formula="of:=[Fredag.I59]+[Lørdag.I59]+[Søndag.I59]+[Mandag.I59]+[Tirsdag.I59]+[Onsdag.I59]" office:value-type="float" office:value="0" calcext:value-type="float">
            <text:p>0</text:p>
          </table:table-cell>
          <table:table-cell table:style-name="ce28" table:formula="of:=[Fredag.J59]+[Lørdag.J59]+[Søndag.J59]+[Mandag.J59]+[Tirsdag.J59]+[Onsdag.J59]" office:value-type="float" office:value="0" calcext:value-type="float">
            <text:p>0</text:p>
          </table:table-cell>
          <table:table-cell/>
          <table:table-cell table:formula="of:=SUM([.B59:.H59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formula="of:=[$Fredag.A61]" office:value-type="string" office:string-value="Vejleder" calcext:value-type="string">
            <text:p>Vejleder</text:p>
          </table:table-cell>
          <table:table-cell table:formula="of:=SUM([.B50:.B59])" office:value-type="float" office:value="0" calcext:value-type="float">
            <text:p>0</text:p>
          </table:table-cell>
          <table:table-cell table:formula="of:=SUM([.C50:.C59])" office:value-type="float" office:value="0" calcext:value-type="float">
            <text:p>0</text:p>
          </table:table-cell>
          <table:table-cell table:formula="of:=SUM([.D50:.D59])" office:value-type="float" office:value="0" calcext:value-type="float">
            <text:p>0</text:p>
          </table:table-cell>
          <table:table-cell table:formula="of:=SUM([.E50:.E59])" office:value-type="float" office:value="0" calcext:value-type="float">
            <text:p>0</text:p>
          </table:table-cell>
          <table:table-cell table:formula="of:=SUM([.F50:.F59])" office:value-type="float" office:value="0" calcext:value-type="float">
            <text:p>0</text:p>
          </table:table-cell>
          <table:table-cell table:formula="of:=SUM([.G50:.G59])" office:value-type="float" office:value="0" calcext:value-type="float">
            <text:p>0</text:p>
          </table:table-cell>
          <table:table-cell table:formula="of:=SUM([.H50:.H59])" office:value-type="float" office:value="0" calcext:value-type="float">
            <text:p>0</text:p>
          </table:table-cell>
          <table:table-cell table:formula="of:=SUM([.I50:.I59])" office:value-type="float" office:value="0" calcext:value-type="float">
            <text:p>0</text:p>
          </table:table-cell>
          <table:table-cell table:formula="of:=SUM([.J50:.J59])" office:value-type="float" office:value="0" calcext:value-type="float">
            <text:p>0</text:p>
          </table:table-cell>
          <table:table-cell/>
          <table:table-cell table:formula="of:=SUM([.B61:.H61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formula="of:=[$Fredag.A63]" office:value-type="string" office:string-value="Ialt" calcext:value-type="string">
            <text:p>Ialt</text:p>
          </table:table-cell>
          <table:table-cell table:formula="of:=SUM([.B48]+[.B61])" office:value-type="float" office:value="0" calcext:value-type="float">
            <text:p>0</text:p>
          </table:table-cell>
          <table:table-cell table:formula="of:=SUM([.C48]+[.C61])" office:value-type="float" office:value="0" calcext:value-type="float">
            <text:p>0</text:p>
          </table:table-cell>
          <table:table-cell table:formula="of:=SUM([.D48]+[.D61])" office:value-type="float" office:value="0" calcext:value-type="float">
            <text:p>0</text:p>
          </table:table-cell>
          <table:table-cell table:formula="of:=SUM([.E48]+[.E61])" office:value-type="float" office:value="0" calcext:value-type="float">
            <text:p>0</text:p>
          </table:table-cell>
          <table:table-cell table:formula="of:=SUM([.F48]+[.F61])" office:value-type="float" office:value="0" calcext:value-type="float">
            <text:p>0</text:p>
          </table:table-cell>
          <table:table-cell table:formula="of:=SUM([.G48]+[.G61])" office:value-type="float" office:value="0" calcext:value-type="float">
            <text:p>0</text:p>
          </table:table-cell>
          <table:table-cell table:formula="of:=SUM([.H48]+[.H61])" office:value-type="float" office:value="0" calcext:value-type="float">
            <text:p>0</text:p>
          </table:table-cell>
          <table:table-cell table:formula="of:=SUM([.I48]+[.I61])" office:value-type="float" office:value="0" calcext:value-type="float">
            <text:p>0</text:p>
          </table:table-cell>
          <table:table-cell table:formula="of:=SUM([.J48]+[.J61])" office:value-type="float" office:value="0" calcext:value-type="float">
            <text:p>0</text:p>
          </table:table-cell>
          <table:table-cell/>
          <table:table-cell table:formula="of:=SUM([.B63:.H63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summeringBetaling" table:style-name="ta1" table:protected="true" table:print="false">
        <table:table-protection table:select-protected-cells="true" table:select-unprotected-cells="true"/>
        <table:table-column table:style-name="co2" table:default-cell-style-name="Default"/>
        <table:table-column table:style-name="co2" table:default-cell-style-name="ce2"/>
        <table:table-column table:style-name="co2" table:number-columns-repeated="4" table:default-cell-style-name="Default"/>
        <table:table-column table:style-name="co2" table:default-cell-style-name="ce18"/>
        <table:table-column table:style-name="co27" table:default-cell-style-name="Default"/>
        <table:table-column table:style-name="co2" table:number-columns-repeated="1016" table:default-cell-style-name="Default"/>
        <table:table-row table:style-name="ro2">
          <table:table-cell table:style-name="ce4"/>
          <table:table-cell table:style-name="ce21" office:value-type="string" calcext:value-type="string">
            <text:p>Fredag</text:p>
          </table:table-cell>
          <table:table-cell table:style-name="ce21" office:value-type="string" calcext:value-type="string">
            <text:p>Lørdag</text:p>
          </table:table-cell>
          <table:table-cell table:style-name="ce21" office:value-type="string" calcext:value-type="string">
            <text:p>Søndag</text:p>
          </table:table-cell>
          <table:table-cell table:style-name="ce21" office:value-type="string" calcext:value-type="string">
            <text:p>Mandag</text:p>
          </table:table-cell>
          <table:table-cell table:style-name="ce21" office:value-type="string" calcext:value-type="string">
            <text:p>Tirsdag</text:p>
          </table:table-cell>
          <table:table-cell table:style-name="ce21" office:value-type="string" calcext:value-type="string">
            <text:p>Onsdag</text:p>
          </table:table-cell>
          <table:table-cell table:style-name="ce4"/>
          <table:table-cell table:style-name="ce4" office:value-type="string" calcext:value-type="string">
            <text:p>Ialt</text:p>
          </table:table-cell>
          <table:table-cell table:style-name="ce4" office:value-type="string" calcext:value-type="string">
            <text:p>Betalt</text:p>
          </table:table-cell>
          <table:table-cell table:style-name="ce4" office:value-type="string" calcext:value-type="string">
            <text:p>Skylder</text:p>
          </table:table-cell>
          <table:table-cell table:style-name="ce4" table:number-columns-repeated="1013"/>
        </table:table-row>
        <table:table-row table:style-name="ro1">
          <table:table-cell table:formula="of:=[$Fredag.A2]" office:value-type="float" office:value="0" calcext:value-type="float">
            <text:p>0</text:p>
          </table:table-cell>
          <table:table-cell table:style-name="ce1" table:formula="of:=[Fredag.$L2]" office:value-type="float" office:value="0" calcext:value-type="float">
            <text:p>0</text:p>
          </table:table-cell>
          <table:table-cell table:style-name="ce10" table:formula="of:=[Lørdag.$L2]" office:value-type="float" office:value="0" calcext:value-type="float">
            <text:p>0</text:p>
          </table:table-cell>
          <table:table-cell table:style-name="ce10" table:formula="of:=[Søndag.$L2]" office:value-type="float" office:value="0" calcext:value-type="float">
            <text:p>0</text:p>
          </table:table-cell>
          <table:table-cell table:style-name="ce10" table:formula="of:=[Mandag.$L2]" office:value-type="float" office:value="0" calcext:value-type="float">
            <text:p>0</text:p>
          </table:table-cell>
          <table:table-cell table:style-name="ce10" table:formula="of:=[Tirsdag.$L2]" office:value-type="float" office:value="0" calcext:value-type="float">
            <text:p>0</text:p>
          </table:table-cell>
          <table:table-cell table:style-name="ce17" table:formula="of:=[Onsdag.$L2]" office:value-type="float" office:value="0" calcext:value-type="float">
            <text:p>0</text:p>
          </table:table-cell>
          <table:table-cell/>
          <table:table-cell table:formula="of:=SUM([.B2:.G2])" office:value-type="float" office:value="0" calcext:value-type="float">
            <text:p>0</text:p>
          </table:table-cell>
          <table:table-cell table:formula="of:=[Fredag.M2]+[Lørdag.M2]+[Søndag.M2]+[Mandag.M2]+[Tirsdag.M2]+[Onsdag.M2]" office:value-type="float" office:value="0" calcext:value-type="float">
            <text:p>0</text:p>
          </table:table-cell>
          <table:table-cell table:formula="of:=[.I2]-[.J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3]" office:value-type="float" office:value="0" calcext:value-type="float">
            <text:p>0</text:p>
          </table:table-cell>
          <table:table-cell table:formula="of:=[Fredag.$L3]" office:value-type="float" office:value="0" calcext:value-type="float">
            <text:p>0</text:p>
          </table:table-cell>
          <table:table-cell table:formula="of:=[Lørdag.$L3]" office:value-type="float" office:value="0" calcext:value-type="float">
            <text:p>0</text:p>
          </table:table-cell>
          <table:table-cell table:formula="of:=[Søndag.$L3]" office:value-type="float" office:value="0" calcext:value-type="float">
            <text:p>0</text:p>
          </table:table-cell>
          <table:table-cell table:formula="of:=[Mandag.$L3]" office:value-type="float" office:value="0" calcext:value-type="float">
            <text:p>0</text:p>
          </table:table-cell>
          <table:table-cell table:formula="of:=[Tirsdag.$L3]" office:value-type="float" office:value="0" calcext:value-type="float">
            <text:p>0</text:p>
          </table:table-cell>
          <table:table-cell table:formula="of:=[Onsdag.$L3]" office:value-type="float" office:value="0" calcext:value-type="float">
            <text:p>0</text:p>
          </table:table-cell>
          <table:table-cell/>
          <table:table-cell table:formula="of:=SUM([.B3:.G3])" office:value-type="float" office:value="0" calcext:value-type="float">
            <text:p>0</text:p>
          </table:table-cell>
          <table:table-cell table:formula="of:=[Fredag.M3]+[Lørdag.M3]+[Søndag.M3]+[Mandag.M3]+[Tirsdag.M3]+[Onsdag.M3]" office:value-type="float" office:value="0" calcext:value-type="float">
            <text:p>0</text:p>
          </table:table-cell>
          <table:table-cell table:formula="of:=[.I3]-[.J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4]" office:value-type="float" office:value="0" calcext:value-type="float">
            <text:p>0</text:p>
          </table:table-cell>
          <table:table-cell table:formula="of:=[Fredag.$L4]" office:value-type="float" office:value="0" calcext:value-type="float">
            <text:p>0</text:p>
          </table:table-cell>
          <table:table-cell table:formula="of:=[Lørdag.$L4]" office:value-type="float" office:value="0" calcext:value-type="float">
            <text:p>0</text:p>
          </table:table-cell>
          <table:table-cell table:formula="of:=[Søndag.$L4]" office:value-type="float" office:value="0" calcext:value-type="float">
            <text:p>0</text:p>
          </table:table-cell>
          <table:table-cell table:formula="of:=[Mandag.$L4]" office:value-type="float" office:value="0" calcext:value-type="float">
            <text:p>0</text:p>
          </table:table-cell>
          <table:table-cell table:formula="of:=[Tirsdag.$L4]" office:value-type="float" office:value="0" calcext:value-type="float">
            <text:p>0</text:p>
          </table:table-cell>
          <table:table-cell table:formula="of:=[Onsdag.$L4]" office:value-type="float" office:value="0" calcext:value-type="float">
            <text:p>0</text:p>
          </table:table-cell>
          <table:table-cell/>
          <table:table-cell table:formula="of:=SUM([.B4:.G4])" office:value-type="float" office:value="0" calcext:value-type="float">
            <text:p>0</text:p>
          </table:table-cell>
          <table:table-cell table:formula="of:=[Fredag.M4]+[Lørdag.M4]+[Søndag.M4]+[Mandag.M4]+[Tirsdag.M4]+[Onsdag.M4]" office:value-type="float" office:value="0" calcext:value-type="float">
            <text:p>0</text:p>
          </table:table-cell>
          <table:table-cell table:formula="of:=[.I4]-[.J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5]" office:value-type="float" office:value="0" calcext:value-type="float">
            <text:p>0</text:p>
          </table:table-cell>
          <table:table-cell table:formula="of:=[Fredag.$L4]" office:value-type="float" office:value="0" calcext:value-type="float">
            <text:p>0</text:p>
          </table:table-cell>
          <table:table-cell table:formula="of:=[Lørdag.$L5]" office:value-type="float" office:value="0" calcext:value-type="float">
            <text:p>0</text:p>
          </table:table-cell>
          <table:table-cell table:formula="of:=[Søndag.$L5]" office:value-type="float" office:value="0" calcext:value-type="float">
            <text:p>0</text:p>
          </table:table-cell>
          <table:table-cell table:formula="of:=[Mandag.$L5]" office:value-type="float" office:value="0" calcext:value-type="float">
            <text:p>0</text:p>
          </table:table-cell>
          <table:table-cell table:formula="of:=[Tirsdag.$L5]" office:value-type="float" office:value="0" calcext:value-type="float">
            <text:p>0</text:p>
          </table:table-cell>
          <table:table-cell table:formula="of:=[Onsdag.$L5]" office:value-type="float" office:value="0" calcext:value-type="float">
            <text:p>0</text:p>
          </table:table-cell>
          <table:table-cell/>
          <table:table-cell table:formula="of:=SUM([.B5:.G5])" office:value-type="float" office:value="0" calcext:value-type="float">
            <text:p>0</text:p>
          </table:table-cell>
          <table:table-cell table:formula="of:=[Fredag.M5]+[Lørdag.M5]+[Søndag.M5]+[Mandag.M5]+[Tirsdag.M5]+[Onsdag.M5]" office:value-type="float" office:value="0" calcext:value-type="float">
            <text:p>0</text:p>
          </table:table-cell>
          <table:table-cell table:formula="of:=[.I5]-[.J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6]" office:value-type="float" office:value="0" calcext:value-type="float">
            <text:p>0</text:p>
          </table:table-cell>
          <table:table-cell table:formula="of:=[Fredag.$L6]" office:value-type="float" office:value="0" calcext:value-type="float">
            <text:p>0</text:p>
          </table:table-cell>
          <table:table-cell table:formula="of:=[Lørdag.$L6]" office:value-type="float" office:value="0" calcext:value-type="float">
            <text:p>0</text:p>
          </table:table-cell>
          <table:table-cell table:formula="of:=[Søndag.$L6]" office:value-type="float" office:value="0" calcext:value-type="float">
            <text:p>0</text:p>
          </table:table-cell>
          <table:table-cell table:formula="of:=[Mandag.$L6]" office:value-type="float" office:value="0" calcext:value-type="float">
            <text:p>0</text:p>
          </table:table-cell>
          <table:table-cell table:formula="of:=[Tirsdag.$L6]" office:value-type="float" office:value="0" calcext:value-type="float">
            <text:p>0</text:p>
          </table:table-cell>
          <table:table-cell table:formula="of:=[Onsdag.$L6]" office:value-type="float" office:value="0" calcext:value-type="float">
            <text:p>0</text:p>
          </table:table-cell>
          <table:table-cell/>
          <table:table-cell table:formula="of:=SUM([.B6:.G6])" office:value-type="float" office:value="0" calcext:value-type="float">
            <text:p>0</text:p>
          </table:table-cell>
          <table:table-cell table:formula="of:=[Fredag.M6]+[Lørdag.M6]+[Søndag.M6]+[Mandag.M6]+[Tirsdag.M6]+[Onsdag.M6]" office:value-type="float" office:value="0" calcext:value-type="float">
            <text:p>0</text:p>
          </table:table-cell>
          <table:table-cell table:formula="of:=[.I6]-[.J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7]" office:value-type="float" office:value="0" calcext:value-type="float">
            <text:p>0</text:p>
          </table:table-cell>
          <table:table-cell table:formula="of:=[Fredag.$L7]" office:value-type="float" office:value="0" calcext:value-type="float">
            <text:p>0</text:p>
          </table:table-cell>
          <table:table-cell table:formula="of:=[Lørdag.$L7]" office:value-type="float" office:value="0" calcext:value-type="float">
            <text:p>0</text:p>
          </table:table-cell>
          <table:table-cell table:formula="of:=[Søndag.$L7]" office:value-type="float" office:value="0" calcext:value-type="float">
            <text:p>0</text:p>
          </table:table-cell>
          <table:table-cell table:formula="of:=[Mandag.$L7]" office:value-type="float" office:value="0" calcext:value-type="float">
            <text:p>0</text:p>
          </table:table-cell>
          <table:table-cell table:formula="of:=[Tirsdag.$L7]" office:value-type="float" office:value="0" calcext:value-type="float">
            <text:p>0</text:p>
          </table:table-cell>
          <table:table-cell table:formula="of:=[Onsdag.$L7]" office:value-type="float" office:value="0" calcext:value-type="float">
            <text:p>0</text:p>
          </table:table-cell>
          <table:table-cell/>
          <table:table-cell table:formula="of:=SUM([.B7:.G7])" office:value-type="float" office:value="0" calcext:value-type="float">
            <text:p>0</text:p>
          </table:table-cell>
          <table:table-cell table:formula="of:=[Fredag.M7]+[Lørdag.M7]+[Søndag.M7]+[Mandag.M7]+[Tirsdag.M7]+[Onsdag.M7]" office:value-type="float" office:value="0" calcext:value-type="float">
            <text:p>0</text:p>
          </table:table-cell>
          <table:table-cell table:formula="of:=[.I7]-[.J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8]" office:value-type="float" office:value="0" calcext:value-type="float">
            <text:p>0</text:p>
          </table:table-cell>
          <table:table-cell table:formula="of:=[Fredag.$L8]" office:value-type="float" office:value="0" calcext:value-type="float">
            <text:p>0</text:p>
          </table:table-cell>
          <table:table-cell table:formula="of:=[Lørdag.$L8]" office:value-type="float" office:value="0" calcext:value-type="float">
            <text:p>0</text:p>
          </table:table-cell>
          <table:table-cell table:formula="of:=[Søndag.$L8]" office:value-type="float" office:value="0" calcext:value-type="float">
            <text:p>0</text:p>
          </table:table-cell>
          <table:table-cell table:formula="of:=[Mandag.$L8]" office:value-type="float" office:value="0" calcext:value-type="float">
            <text:p>0</text:p>
          </table:table-cell>
          <table:table-cell table:formula="of:=[Tirsdag.$L8]" office:value-type="float" office:value="0" calcext:value-type="float">
            <text:p>0</text:p>
          </table:table-cell>
          <table:table-cell table:formula="of:=[Onsdag.$L8]" office:value-type="float" office:value="0" calcext:value-type="float">
            <text:p>0</text:p>
          </table:table-cell>
          <table:table-cell/>
          <table:table-cell table:formula="of:=SUM([.B8:.G8])" office:value-type="float" office:value="0" calcext:value-type="float">
            <text:p>0</text:p>
          </table:table-cell>
          <table:table-cell table:formula="of:=[Fredag.M8]+[Lørdag.M8]+[Søndag.M8]+[Mandag.M8]+[Tirsdag.M8]+[Onsdag.M8]" office:value-type="float" office:value="0" calcext:value-type="float">
            <text:p>0</text:p>
          </table:table-cell>
          <table:table-cell table:formula="of:=[.I8]-[.J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9]" office:value-type="float" office:value="0" calcext:value-type="float">
            <text:p>0</text:p>
          </table:table-cell>
          <table:table-cell table:formula="of:=[Fredag.$L9]" office:value-type="float" office:value="0" calcext:value-type="float">
            <text:p>0</text:p>
          </table:table-cell>
          <table:table-cell table:formula="of:=[Lørdag.$L9]" office:value-type="float" office:value="0" calcext:value-type="float">
            <text:p>0</text:p>
          </table:table-cell>
          <table:table-cell table:formula="of:=[Søndag.$L9]" office:value-type="float" office:value="0" calcext:value-type="float">
            <text:p>0</text:p>
          </table:table-cell>
          <table:table-cell table:formula="of:=[Mandag.$L9]" office:value-type="float" office:value="0" calcext:value-type="float">
            <text:p>0</text:p>
          </table:table-cell>
          <table:table-cell table:formula="of:=[Tirsdag.$L9]" office:value-type="float" office:value="0" calcext:value-type="float">
            <text:p>0</text:p>
          </table:table-cell>
          <table:table-cell table:formula="of:=[Onsdag.$L9]" office:value-type="float" office:value="0" calcext:value-type="float">
            <text:p>0</text:p>
          </table:table-cell>
          <table:table-cell/>
          <table:table-cell table:formula="of:=SUM([.B9:.G9])" office:value-type="float" office:value="0" calcext:value-type="float">
            <text:p>0</text:p>
          </table:table-cell>
          <table:table-cell table:formula="of:=[Fredag.M9]+[Lørdag.M9]+[Søndag.M9]+[Mandag.M9]+[Tirsdag.M9]+[Onsdag.M9]" office:value-type="float" office:value="0" calcext:value-type="float">
            <text:p>0</text:p>
          </table:table-cell>
          <table:table-cell table:formula="of:=[.I9]-[.J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10]" office:value-type="float" office:value="0" calcext:value-type="float">
            <text:p>0</text:p>
          </table:table-cell>
          <table:table-cell table:formula="of:=[Fredag.$L10]" office:value-type="float" office:value="0" calcext:value-type="float">
            <text:p>0</text:p>
          </table:table-cell>
          <table:table-cell table:formula="of:=[Lørdag.$L10]" office:value-type="float" office:value="0" calcext:value-type="float">
            <text:p>0</text:p>
          </table:table-cell>
          <table:table-cell table:formula="of:=[Søndag.$L10]" office:value-type="float" office:value="0" calcext:value-type="float">
            <text:p>0</text:p>
          </table:table-cell>
          <table:table-cell table:formula="of:=[Mandag.$L10]" office:value-type="float" office:value="0" calcext:value-type="float">
            <text:p>0</text:p>
          </table:table-cell>
          <table:table-cell table:formula="of:=[Tirsdag.$L10]" office:value-type="float" office:value="0" calcext:value-type="float">
            <text:p>0</text:p>
          </table:table-cell>
          <table:table-cell table:formula="of:=[Onsdag.$L10]" office:value-type="float" office:value="0" calcext:value-type="float">
            <text:p>0</text:p>
          </table:table-cell>
          <table:table-cell/>
          <table:table-cell table:formula="of:=SUM([.B10:.G10])" office:value-type="float" office:value="0" calcext:value-type="float">
            <text:p>0</text:p>
          </table:table-cell>
          <table:table-cell table:formula="of:=[Fredag.M10]+[Lørdag.M10]+[Søndag.M10]+[Mandag.M10]+[Tirsdag.M10]+[Onsdag.M10]" office:value-type="float" office:value="0" calcext:value-type="float">
            <text:p>0</text:p>
          </table:table-cell>
          <table:table-cell table:formula="of:=[.I10]-[.J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11]" office:value-type="float" office:value="0" calcext:value-type="float">
            <text:p>0</text:p>
          </table:table-cell>
          <table:table-cell table:formula="of:=[Fredag.$L11]" office:value-type="float" office:value="0" calcext:value-type="float">
            <text:p>0</text:p>
          </table:table-cell>
          <table:table-cell table:formula="of:=[Lørdag.$L11]" office:value-type="float" office:value="0" calcext:value-type="float">
            <text:p>0</text:p>
          </table:table-cell>
          <table:table-cell table:formula="of:=[Søndag.$L11]" office:value-type="float" office:value="0" calcext:value-type="float">
            <text:p>0</text:p>
          </table:table-cell>
          <table:table-cell table:formula="of:=[Mandag.$L11]" office:value-type="float" office:value="0" calcext:value-type="float">
            <text:p>0</text:p>
          </table:table-cell>
          <table:table-cell table:formula="of:=[Tirsdag.$L11]" office:value-type="float" office:value="0" calcext:value-type="float">
            <text:p>0</text:p>
          </table:table-cell>
          <table:table-cell table:formula="of:=[Onsdag.$L11]" office:value-type="float" office:value="0" calcext:value-type="float">
            <text:p>0</text:p>
          </table:table-cell>
          <table:table-cell/>
          <table:table-cell table:formula="of:=SUM([.B11:.G11])" office:value-type="float" office:value="0" calcext:value-type="float">
            <text:p>0</text:p>
          </table:table-cell>
          <table:table-cell table:formula="of:=[Fredag.M11]+[Lørdag.M11]+[Søndag.M11]+[Mandag.M11]+[Tirsdag.M11]+[Onsdag.M11]" office:value-type="float" office:value="0" calcext:value-type="float">
            <text:p>0</text:p>
          </table:table-cell>
          <table:table-cell table:formula="of:=[.I11]-[.J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12]" office:value-type="float" office:value="0" calcext:value-type="float">
            <text:p>0</text:p>
          </table:table-cell>
          <table:table-cell table:formula="of:=[Fredag.$L12]" office:value-type="float" office:value="0" calcext:value-type="float">
            <text:p>0</text:p>
          </table:table-cell>
          <table:table-cell table:formula="of:=[Lørdag.$L12]" office:value-type="float" office:value="0" calcext:value-type="float">
            <text:p>0</text:p>
          </table:table-cell>
          <table:table-cell table:formula="of:=[Søndag.$L12]" office:value-type="float" office:value="0" calcext:value-type="float">
            <text:p>0</text:p>
          </table:table-cell>
          <table:table-cell table:formula="of:=[Mandag.$L12]" office:value-type="float" office:value="0" calcext:value-type="float">
            <text:p>0</text:p>
          </table:table-cell>
          <table:table-cell table:formula="of:=[Tirsdag.$L12]" office:value-type="float" office:value="0" calcext:value-type="float">
            <text:p>0</text:p>
          </table:table-cell>
          <table:table-cell table:formula="of:=[Onsdag.$L12]" office:value-type="float" office:value="0" calcext:value-type="float">
            <text:p>0</text:p>
          </table:table-cell>
          <table:table-cell/>
          <table:table-cell table:formula="of:=SUM([.B12:.G12])" office:value-type="float" office:value="0" calcext:value-type="float">
            <text:p>0</text:p>
          </table:table-cell>
          <table:table-cell table:formula="of:=[Fredag.M12]+[Lørdag.M12]+[Søndag.M12]+[Mandag.M12]+[Tirsdag.M12]+[Onsdag.M12]" office:value-type="float" office:value="0" calcext:value-type="float">
            <text:p>0</text:p>
          </table:table-cell>
          <table:table-cell table:formula="of:=[.I12]-[.J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13]" office:value-type="float" office:value="0" calcext:value-type="float">
            <text:p>0</text:p>
          </table:table-cell>
          <table:table-cell table:formula="of:=[Fredag.$L13]" office:value-type="float" office:value="0" calcext:value-type="float">
            <text:p>0</text:p>
          </table:table-cell>
          <table:table-cell table:formula="of:=[Lørdag.$L13]" office:value-type="float" office:value="0" calcext:value-type="float">
            <text:p>0</text:p>
          </table:table-cell>
          <table:table-cell table:formula="of:=[Søndag.$L13]" office:value-type="float" office:value="0" calcext:value-type="float">
            <text:p>0</text:p>
          </table:table-cell>
          <table:table-cell table:formula="of:=[Mandag.$L13]" office:value-type="float" office:value="0" calcext:value-type="float">
            <text:p>0</text:p>
          </table:table-cell>
          <table:table-cell table:formula="of:=[Tirsdag.$L13]" office:value-type="float" office:value="0" calcext:value-type="float">
            <text:p>0</text:p>
          </table:table-cell>
          <table:table-cell table:formula="of:=[Onsdag.$L13]" office:value-type="float" office:value="0" calcext:value-type="float">
            <text:p>0</text:p>
          </table:table-cell>
          <table:table-cell/>
          <table:table-cell table:formula="of:=SUM([.B13:.G13])" office:value-type="float" office:value="0" calcext:value-type="float">
            <text:p>0</text:p>
          </table:table-cell>
          <table:table-cell table:formula="of:=[Fredag.M13]+[Lørdag.M13]+[Søndag.M13]+[Mandag.M13]+[Tirsdag.M13]+[Onsdag.M13]" office:value-type="float" office:value="0" calcext:value-type="float">
            <text:p>0</text:p>
          </table:table-cell>
          <table:table-cell table:formula="of:=[.I13]-[.J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14]" office:value-type="float" office:value="0" calcext:value-type="float">
            <text:p>0</text:p>
          </table:table-cell>
          <table:table-cell table:formula="of:=[Fredag.$L14]" office:value-type="float" office:value="0" calcext:value-type="float">
            <text:p>0</text:p>
          </table:table-cell>
          <table:table-cell table:formula="of:=[Lørdag.$L14]" office:value-type="float" office:value="0" calcext:value-type="float">
            <text:p>0</text:p>
          </table:table-cell>
          <table:table-cell table:formula="of:=[Søndag.$L14]" office:value-type="float" office:value="0" calcext:value-type="float">
            <text:p>0</text:p>
          </table:table-cell>
          <table:table-cell table:formula="of:=[Mandag.$L14]" office:value-type="float" office:value="0" calcext:value-type="float">
            <text:p>0</text:p>
          </table:table-cell>
          <table:table-cell table:formula="of:=[Tirsdag.$L14]" office:value-type="float" office:value="0" calcext:value-type="float">
            <text:p>0</text:p>
          </table:table-cell>
          <table:table-cell table:formula="of:=[Onsdag.$L14]" office:value-type="float" office:value="0" calcext:value-type="float">
            <text:p>0</text:p>
          </table:table-cell>
          <table:table-cell/>
          <table:table-cell table:formula="of:=SUM([.B14:.G14])" office:value-type="float" office:value="0" calcext:value-type="float">
            <text:p>0</text:p>
          </table:table-cell>
          <table:table-cell table:formula="of:=[Fredag.M14]+[Lørdag.M14]+[Søndag.M14]+[Mandag.M14]+[Tirsdag.M14]+[Onsdag.M14]" office:value-type="float" office:value="0" calcext:value-type="float">
            <text:p>0</text:p>
          </table:table-cell>
          <table:table-cell table:formula="of:=[.I14]-[.J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15]" office:value-type="float" office:value="0" calcext:value-type="float">
            <text:p>0</text:p>
          </table:table-cell>
          <table:table-cell table:formula="of:=[Fredag.$L15]" office:value-type="float" office:value="0" calcext:value-type="float">
            <text:p>0</text:p>
          </table:table-cell>
          <table:table-cell table:formula="of:=[Lørdag.$L15]" office:value-type="float" office:value="0" calcext:value-type="float">
            <text:p>0</text:p>
          </table:table-cell>
          <table:table-cell table:formula="of:=[Søndag.$L15]" office:value-type="float" office:value="0" calcext:value-type="float">
            <text:p>0</text:p>
          </table:table-cell>
          <table:table-cell table:formula="of:=[Mandag.$L15]" office:value-type="float" office:value="0" calcext:value-type="float">
            <text:p>0</text:p>
          </table:table-cell>
          <table:table-cell table:formula="of:=[Tirsdag.$L15]" office:value-type="float" office:value="0" calcext:value-type="float">
            <text:p>0</text:p>
          </table:table-cell>
          <table:table-cell table:formula="of:=[Onsdag.$L15]" office:value-type="float" office:value="0" calcext:value-type="float">
            <text:p>0</text:p>
          </table:table-cell>
          <table:table-cell/>
          <table:table-cell table:formula="of:=SUM([.B15:.G15])" office:value-type="float" office:value="0" calcext:value-type="float">
            <text:p>0</text:p>
          </table:table-cell>
          <table:table-cell table:formula="of:=[Fredag.M15]+[Lørdag.M15]+[Søndag.M15]+[Mandag.M15]+[Tirsdag.M15]+[Onsdag.M15]" office:value-type="float" office:value="0" calcext:value-type="float">
            <text:p>0</text:p>
          </table:table-cell>
          <table:table-cell table:formula="of:=[.I15]-[.J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16]" office:value-type="float" office:value="0" calcext:value-type="float">
            <text:p>0</text:p>
          </table:table-cell>
          <table:table-cell table:formula="of:=[Fredag.$L16]" office:value-type="float" office:value="0" calcext:value-type="float">
            <text:p>0</text:p>
          </table:table-cell>
          <table:table-cell table:formula="of:=[Lørdag.$L16]" office:value-type="float" office:value="0" calcext:value-type="float">
            <text:p>0</text:p>
          </table:table-cell>
          <table:table-cell table:formula="of:=[Søndag.$L16]" office:value-type="float" office:value="0" calcext:value-type="float">
            <text:p>0</text:p>
          </table:table-cell>
          <table:table-cell table:formula="of:=[Mandag.$L16]" office:value-type="float" office:value="0" calcext:value-type="float">
            <text:p>0</text:p>
          </table:table-cell>
          <table:table-cell table:formula="of:=[Tirsdag.$L16]" office:value-type="float" office:value="0" calcext:value-type="float">
            <text:p>0</text:p>
          </table:table-cell>
          <table:table-cell table:formula="of:=[Onsdag.$L16]" office:value-type="float" office:value="0" calcext:value-type="float">
            <text:p>0</text:p>
          </table:table-cell>
          <table:table-cell/>
          <table:table-cell table:formula="of:=SUM([.B16:.G16])" office:value-type="float" office:value="0" calcext:value-type="float">
            <text:p>0</text:p>
          </table:table-cell>
          <table:table-cell table:formula="of:=[Fredag.M16]+[Lørdag.M16]+[Søndag.M16]+[Mandag.M16]+[Tirsdag.M16]+[Onsdag.M16]" office:value-type="float" office:value="0" calcext:value-type="float">
            <text:p>0</text:p>
          </table:table-cell>
          <table:table-cell table:formula="of:=[.I16]-[.J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17]" office:value-type="float" office:value="0" calcext:value-type="float">
            <text:p>0</text:p>
          </table:table-cell>
          <table:table-cell table:formula="of:=[Fredag.$L17]" office:value-type="float" office:value="0" calcext:value-type="float">
            <text:p>0</text:p>
          </table:table-cell>
          <table:table-cell table:formula="of:=[Lørdag.$L17]" office:value-type="float" office:value="0" calcext:value-type="float">
            <text:p>0</text:p>
          </table:table-cell>
          <table:table-cell table:formula="of:=[Søndag.$L17]" office:value-type="float" office:value="0" calcext:value-type="float">
            <text:p>0</text:p>
          </table:table-cell>
          <table:table-cell table:formula="of:=[Mandag.$L17]" office:value-type="float" office:value="0" calcext:value-type="float">
            <text:p>0</text:p>
          </table:table-cell>
          <table:table-cell table:formula="of:=[Tirsdag.$L17]" office:value-type="float" office:value="0" calcext:value-type="float">
            <text:p>0</text:p>
          </table:table-cell>
          <table:table-cell table:formula="of:=[Onsdag.$L17]" office:value-type="float" office:value="0" calcext:value-type="float">
            <text:p>0</text:p>
          </table:table-cell>
          <table:table-cell/>
          <table:table-cell table:formula="of:=SUM([.B17:.G17])" office:value-type="float" office:value="0" calcext:value-type="float">
            <text:p>0</text:p>
          </table:table-cell>
          <table:table-cell table:formula="of:=[Fredag.M17]+[Lørdag.M17]+[Søndag.M17]+[Mandag.M17]+[Tirsdag.M17]+[Onsdag.M17]" office:value-type="float" office:value="0" calcext:value-type="float">
            <text:p>0</text:p>
          </table:table-cell>
          <table:table-cell table:formula="of:=[.I17]-[.J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18]" office:value-type="float" office:value="0" calcext:value-type="float">
            <text:p>0</text:p>
          </table:table-cell>
          <table:table-cell table:formula="of:=[Fredag.$L18]" office:value-type="float" office:value="0" calcext:value-type="float">
            <text:p>0</text:p>
          </table:table-cell>
          <table:table-cell table:formula="of:=[Lørdag.$L18]" office:value-type="float" office:value="0" calcext:value-type="float">
            <text:p>0</text:p>
          </table:table-cell>
          <table:table-cell table:formula="of:=[Søndag.$L18]" office:value-type="float" office:value="0" calcext:value-type="float">
            <text:p>0</text:p>
          </table:table-cell>
          <table:table-cell table:formula="of:=[Mandag.$L18]" office:value-type="float" office:value="0" calcext:value-type="float">
            <text:p>0</text:p>
          </table:table-cell>
          <table:table-cell table:formula="of:=[Tirsdag.$L18]" office:value-type="float" office:value="0" calcext:value-type="float">
            <text:p>0</text:p>
          </table:table-cell>
          <table:table-cell table:formula="of:=[Onsdag.$L18]" office:value-type="float" office:value="0" calcext:value-type="float">
            <text:p>0</text:p>
          </table:table-cell>
          <table:table-cell/>
          <table:table-cell table:formula="of:=SUM([.B18:.G18])" office:value-type="float" office:value="0" calcext:value-type="float">
            <text:p>0</text:p>
          </table:table-cell>
          <table:table-cell table:formula="of:=[Fredag.M18]+[Lørdag.M18]+[Søndag.M18]+[Mandag.M18]+[Tirsdag.M18]+[Onsdag.M18]" office:value-type="float" office:value="0" calcext:value-type="float">
            <text:p>0</text:p>
          </table:table-cell>
          <table:table-cell table:formula="of:=[.I18]-[.J1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19]" office:value-type="float" office:value="0" calcext:value-type="float">
            <text:p>0</text:p>
          </table:table-cell>
          <table:table-cell table:formula="of:=[Fredag.$L19]" office:value-type="float" office:value="0" calcext:value-type="float">
            <text:p>0</text:p>
          </table:table-cell>
          <table:table-cell table:formula="of:=[Lørdag.$L19]" office:value-type="float" office:value="0" calcext:value-type="float">
            <text:p>0</text:p>
          </table:table-cell>
          <table:table-cell table:formula="of:=[Søndag.$L19]" office:value-type="float" office:value="0" calcext:value-type="float">
            <text:p>0</text:p>
          </table:table-cell>
          <table:table-cell table:formula="of:=[Mandag.$L19]" office:value-type="float" office:value="0" calcext:value-type="float">
            <text:p>0</text:p>
          </table:table-cell>
          <table:table-cell table:formula="of:=[Tirsdag.$L19]" office:value-type="float" office:value="0" calcext:value-type="float">
            <text:p>0</text:p>
          </table:table-cell>
          <table:table-cell table:formula="of:=[Onsdag.$L19]" office:value-type="float" office:value="0" calcext:value-type="float">
            <text:p>0</text:p>
          </table:table-cell>
          <table:table-cell/>
          <table:table-cell table:formula="of:=SUM([.B19:.G19])" office:value-type="float" office:value="0" calcext:value-type="float">
            <text:p>0</text:p>
          </table:table-cell>
          <table:table-cell table:formula="of:=[Fredag.M19]+[Lørdag.M19]+[Søndag.M19]+[Mandag.M19]+[Tirsdag.M19]+[Onsdag.M19]" office:value-type="float" office:value="0" calcext:value-type="float">
            <text:p>0</text:p>
          </table:table-cell>
          <table:table-cell table:formula="of:=[.I19]-[.J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20]" office:value-type="float" office:value="0" calcext:value-type="float">
            <text:p>0</text:p>
          </table:table-cell>
          <table:table-cell table:formula="of:=[Fredag.$L20]" office:value-type="float" office:value="0" calcext:value-type="float">
            <text:p>0</text:p>
          </table:table-cell>
          <table:table-cell table:formula="of:=[Lørdag.$L20]" office:value-type="float" office:value="0" calcext:value-type="float">
            <text:p>0</text:p>
          </table:table-cell>
          <table:table-cell table:formula="of:=[Søndag.$L20]" office:value-type="float" office:value="0" calcext:value-type="float">
            <text:p>0</text:p>
          </table:table-cell>
          <table:table-cell table:formula="of:=[Mandag.$L20]" office:value-type="float" office:value="0" calcext:value-type="float">
            <text:p>0</text:p>
          </table:table-cell>
          <table:table-cell table:formula="of:=[Tirsdag.$L20]" office:value-type="float" office:value="0" calcext:value-type="float">
            <text:p>0</text:p>
          </table:table-cell>
          <table:table-cell table:formula="of:=[Onsdag.$L20]" office:value-type="float" office:value="0" calcext:value-type="float">
            <text:p>0</text:p>
          </table:table-cell>
          <table:table-cell/>
          <table:table-cell table:formula="of:=SUM([.B20:.G20])" office:value-type="float" office:value="0" calcext:value-type="float">
            <text:p>0</text:p>
          </table:table-cell>
          <table:table-cell table:formula="of:=[Fredag.M20]+[Lørdag.M20]+[Søndag.M20]+[Mandag.M20]+[Tirsdag.M20]+[Onsdag.M20]" office:value-type="float" office:value="0" calcext:value-type="float">
            <text:p>0</text:p>
          </table:table-cell>
          <table:table-cell table:formula="of:=[.I20]-[.J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21]" office:value-type="float" office:value="0" calcext:value-type="float">
            <text:p>0</text:p>
          </table:table-cell>
          <table:table-cell table:formula="of:=[Fredag.$L21]" office:value-type="float" office:value="0" calcext:value-type="float">
            <text:p>0</text:p>
          </table:table-cell>
          <table:table-cell table:formula="of:=[Lørdag.$L21]" office:value-type="float" office:value="0" calcext:value-type="float">
            <text:p>0</text:p>
          </table:table-cell>
          <table:table-cell table:formula="of:=[Søndag.$L21]" office:value-type="float" office:value="0" calcext:value-type="float">
            <text:p>0</text:p>
          </table:table-cell>
          <table:table-cell table:formula="of:=[Mandag.$L21]" office:value-type="float" office:value="0" calcext:value-type="float">
            <text:p>0</text:p>
          </table:table-cell>
          <table:table-cell table:formula="of:=[Tirsdag.$L21]" office:value-type="float" office:value="0" calcext:value-type="float">
            <text:p>0</text:p>
          </table:table-cell>
          <table:table-cell table:formula="of:=[Onsdag.$L21]" office:value-type="float" office:value="0" calcext:value-type="float">
            <text:p>0</text:p>
          </table:table-cell>
          <table:table-cell/>
          <table:table-cell table:formula="of:=SUM([.B21:.G21])" office:value-type="float" office:value="0" calcext:value-type="float">
            <text:p>0</text:p>
          </table:table-cell>
          <table:table-cell table:formula="of:=[Fredag.M21]+[Lørdag.M21]+[Søndag.M21]+[Mandag.M21]+[Tirsdag.M21]+[Onsdag.M21]" office:value-type="float" office:value="0" calcext:value-type="float">
            <text:p>0</text:p>
          </table:table-cell>
          <table:table-cell table:formula="of:=[.I21]-[.J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22]" office:value-type="float" office:value="0" calcext:value-type="float">
            <text:p>0</text:p>
          </table:table-cell>
          <table:table-cell table:formula="of:=[Fredag.$L22]" office:value-type="float" office:value="0" calcext:value-type="float">
            <text:p>0</text:p>
          </table:table-cell>
          <table:table-cell table:formula="of:=[Lørdag.$L22]" office:value-type="float" office:value="0" calcext:value-type="float">
            <text:p>0</text:p>
          </table:table-cell>
          <table:table-cell table:formula="of:=[Søndag.$L22]" office:value-type="float" office:value="0" calcext:value-type="float">
            <text:p>0</text:p>
          </table:table-cell>
          <table:table-cell table:formula="of:=[Mandag.$L22]" office:value-type="float" office:value="0" calcext:value-type="float">
            <text:p>0</text:p>
          </table:table-cell>
          <table:table-cell table:formula="of:=[Tirsdag.$L22]" office:value-type="float" office:value="0" calcext:value-type="float">
            <text:p>0</text:p>
          </table:table-cell>
          <table:table-cell table:formula="of:=[Onsdag.$L22]" office:value-type="float" office:value="0" calcext:value-type="float">
            <text:p>0</text:p>
          </table:table-cell>
          <table:table-cell/>
          <table:table-cell table:formula="of:=SUM([.B22:.G22])" office:value-type="float" office:value="0" calcext:value-type="float">
            <text:p>0</text:p>
          </table:table-cell>
          <table:table-cell table:formula="of:=[Fredag.M22]+[Lørdag.M22]+[Søndag.M22]+[Mandag.M22]+[Tirsdag.M22]+[Onsdag.M22]" office:value-type="float" office:value="0" calcext:value-type="float">
            <text:p>0</text:p>
          </table:table-cell>
          <table:table-cell table:formula="of:=[.I22]-[.J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23]" office:value-type="float" office:value="0" calcext:value-type="float">
            <text:p>0</text:p>
          </table:table-cell>
          <table:table-cell table:formula="of:=[Fredag.$L23]" office:value-type="float" office:value="0" calcext:value-type="float">
            <text:p>0</text:p>
          </table:table-cell>
          <table:table-cell table:formula="of:=[Lørdag.$L23]" office:value-type="float" office:value="0" calcext:value-type="float">
            <text:p>0</text:p>
          </table:table-cell>
          <table:table-cell table:formula="of:=[Søndag.$L23]" office:value-type="float" office:value="0" calcext:value-type="float">
            <text:p>0</text:p>
          </table:table-cell>
          <table:table-cell table:formula="of:=[Mandag.$L23]" office:value-type="float" office:value="0" calcext:value-type="float">
            <text:p>0</text:p>
          </table:table-cell>
          <table:table-cell table:formula="of:=[Tirsdag.$L23]" office:value-type="float" office:value="0" calcext:value-type="float">
            <text:p>0</text:p>
          </table:table-cell>
          <table:table-cell table:formula="of:=[Onsdag.$L23]" office:value-type="float" office:value="0" calcext:value-type="float">
            <text:p>0</text:p>
          </table:table-cell>
          <table:table-cell/>
          <table:table-cell table:formula="of:=SUM([.B23:.G23])" office:value-type="float" office:value="0" calcext:value-type="float">
            <text:p>0</text:p>
          </table:table-cell>
          <table:table-cell table:formula="of:=[Fredag.M23]+[Lørdag.M23]+[Søndag.M23]+[Mandag.M23]+[Tirsdag.M23]+[Onsdag.M23]" office:value-type="float" office:value="0" calcext:value-type="float">
            <text:p>0</text:p>
          </table:table-cell>
          <table:table-cell table:formula="of:=[.I23]-[.J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24]" office:value-type="float" office:value="0" calcext:value-type="float">
            <text:p>0</text:p>
          </table:table-cell>
          <table:table-cell table:formula="of:=[Fredag.$L24]" office:value-type="float" office:value="0" calcext:value-type="float">
            <text:p>0</text:p>
          </table:table-cell>
          <table:table-cell table:formula="of:=[Lørdag.$L24]" office:value-type="float" office:value="0" calcext:value-type="float">
            <text:p>0</text:p>
          </table:table-cell>
          <table:table-cell table:formula="of:=[Søndag.$L24]" office:value-type="float" office:value="0" calcext:value-type="float">
            <text:p>0</text:p>
          </table:table-cell>
          <table:table-cell table:formula="of:=[Mandag.$L24]" office:value-type="float" office:value="0" calcext:value-type="float">
            <text:p>0</text:p>
          </table:table-cell>
          <table:table-cell table:formula="of:=[Tirsdag.$L24]" office:value-type="float" office:value="0" calcext:value-type="float">
            <text:p>0</text:p>
          </table:table-cell>
          <table:table-cell table:formula="of:=[Onsdag.$L24]" office:value-type="float" office:value="0" calcext:value-type="float">
            <text:p>0</text:p>
          </table:table-cell>
          <table:table-cell/>
          <table:table-cell table:formula="of:=SUM([.B24:.G24])" office:value-type="float" office:value="0" calcext:value-type="float">
            <text:p>0</text:p>
          </table:table-cell>
          <table:table-cell table:formula="of:=[Fredag.M24]+[Lørdag.M24]+[Søndag.M24]+[Mandag.M24]+[Tirsdag.M24]+[Onsdag.M24]" office:value-type="float" office:value="0" calcext:value-type="float">
            <text:p>0</text:p>
          </table:table-cell>
          <table:table-cell table:formula="of:=[.I24]-[.J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25]" office:value-type="float" office:value="0" calcext:value-type="float">
            <text:p>0</text:p>
          </table:table-cell>
          <table:table-cell table:formula="of:=[Fredag.$L25]" office:value-type="float" office:value="0" calcext:value-type="float">
            <text:p>0</text:p>
          </table:table-cell>
          <table:table-cell table:formula="of:=[Lørdag.$L25]" office:value-type="float" office:value="0" calcext:value-type="float">
            <text:p>0</text:p>
          </table:table-cell>
          <table:table-cell table:formula="of:=[Søndag.$L25]" office:value-type="float" office:value="0" calcext:value-type="float">
            <text:p>0</text:p>
          </table:table-cell>
          <table:table-cell table:formula="of:=[Mandag.$L25]" office:value-type="float" office:value="0" calcext:value-type="float">
            <text:p>0</text:p>
          </table:table-cell>
          <table:table-cell table:formula="of:=[Tirsdag.$L25]" office:value-type="float" office:value="0" calcext:value-type="float">
            <text:p>0</text:p>
          </table:table-cell>
          <table:table-cell table:formula="of:=[Onsdag.$L25]" office:value-type="float" office:value="0" calcext:value-type="float">
            <text:p>0</text:p>
          </table:table-cell>
          <table:table-cell/>
          <table:table-cell table:formula="of:=SUM([.B25:.G25])" office:value-type="float" office:value="0" calcext:value-type="float">
            <text:p>0</text:p>
          </table:table-cell>
          <table:table-cell table:formula="of:=[Fredag.M25]+[Lørdag.M25]+[Søndag.M25]+[Mandag.M25]+[Tirsdag.M25]+[Onsdag.M25]" office:value-type="float" office:value="0" calcext:value-type="float">
            <text:p>0</text:p>
          </table:table-cell>
          <table:table-cell table:formula="of:=[.I25]-[.J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26]" office:value-type="float" office:value="0" calcext:value-type="float">
            <text:p>0</text:p>
          </table:table-cell>
          <table:table-cell table:formula="of:=[Fredag.$L26]" office:value-type="float" office:value="0" calcext:value-type="float">
            <text:p>0</text:p>
          </table:table-cell>
          <table:table-cell table:formula="of:=[Lørdag.$L26]" office:value-type="float" office:value="0" calcext:value-type="float">
            <text:p>0</text:p>
          </table:table-cell>
          <table:table-cell table:formula="of:=[Søndag.$L26]" office:value-type="float" office:value="0" calcext:value-type="float">
            <text:p>0</text:p>
          </table:table-cell>
          <table:table-cell table:formula="of:=[Mandag.$L26]" office:value-type="float" office:value="0" calcext:value-type="float">
            <text:p>0</text:p>
          </table:table-cell>
          <table:table-cell table:formula="of:=[Tirsdag.$L26]" office:value-type="float" office:value="0" calcext:value-type="float">
            <text:p>0</text:p>
          </table:table-cell>
          <table:table-cell table:formula="of:=[Onsdag.$L26]" office:value-type="float" office:value="0" calcext:value-type="float">
            <text:p>0</text:p>
          </table:table-cell>
          <table:table-cell/>
          <table:table-cell table:formula="of:=SUM([.B26:.G26])" office:value-type="float" office:value="0" calcext:value-type="float">
            <text:p>0</text:p>
          </table:table-cell>
          <table:table-cell table:formula="of:=[Fredag.M26]+[Lørdag.M26]+[Søndag.M26]+[Mandag.M26]+[Tirsdag.M26]+[Onsdag.M26]" office:value-type="float" office:value="0" calcext:value-type="float">
            <text:p>0</text:p>
          </table:table-cell>
          <table:table-cell table:formula="of:=[.I26]-[.J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27]" office:value-type="float" office:value="0" calcext:value-type="float">
            <text:p>0</text:p>
          </table:table-cell>
          <table:table-cell table:formula="of:=[Fredag.$L27]" office:value-type="float" office:value="0" calcext:value-type="float">
            <text:p>0</text:p>
          </table:table-cell>
          <table:table-cell table:formula="of:=[Lørdag.$L27]" office:value-type="float" office:value="0" calcext:value-type="float">
            <text:p>0</text:p>
          </table:table-cell>
          <table:table-cell table:formula="of:=[Søndag.$L27]" office:value-type="float" office:value="0" calcext:value-type="float">
            <text:p>0</text:p>
          </table:table-cell>
          <table:table-cell table:formula="of:=[Mandag.$L27]" office:value-type="float" office:value="0" calcext:value-type="float">
            <text:p>0</text:p>
          </table:table-cell>
          <table:table-cell table:formula="of:=[Tirsdag.$L27]" office:value-type="float" office:value="0" calcext:value-type="float">
            <text:p>0</text:p>
          </table:table-cell>
          <table:table-cell table:formula="of:=[Onsdag.$L27]" office:value-type="float" office:value="0" calcext:value-type="float">
            <text:p>0</text:p>
          </table:table-cell>
          <table:table-cell/>
          <table:table-cell table:formula="of:=SUM([.B27:.G27])" office:value-type="float" office:value="0" calcext:value-type="float">
            <text:p>0</text:p>
          </table:table-cell>
          <table:table-cell table:formula="of:=[Fredag.M27]+[Lørdag.M27]+[Søndag.M27]+[Mandag.M27]+[Tirsdag.M27]+[Onsdag.M27]" office:value-type="float" office:value="0" calcext:value-type="float">
            <text:p>0</text:p>
          </table:table-cell>
          <table:table-cell table:formula="of:=[.I27]-[.J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28]" office:value-type="float" office:value="0" calcext:value-type="float">
            <text:p>0</text:p>
          </table:table-cell>
          <table:table-cell table:formula="of:=[Fredag.$L28]" office:value-type="float" office:value="0" calcext:value-type="float">
            <text:p>0</text:p>
          </table:table-cell>
          <table:table-cell table:formula="of:=[Lørdag.$L28]" office:value-type="float" office:value="0" calcext:value-type="float">
            <text:p>0</text:p>
          </table:table-cell>
          <table:table-cell table:formula="of:=[Søndag.$L28]" office:value-type="float" office:value="0" calcext:value-type="float">
            <text:p>0</text:p>
          </table:table-cell>
          <table:table-cell table:formula="of:=[Mandag.$L28]" office:value-type="float" office:value="0" calcext:value-type="float">
            <text:p>0</text:p>
          </table:table-cell>
          <table:table-cell table:formula="of:=[Tirsdag.$L28]" office:value-type="float" office:value="0" calcext:value-type="float">
            <text:p>0</text:p>
          </table:table-cell>
          <table:table-cell table:formula="of:=[Onsdag.$L28]" office:value-type="float" office:value="0" calcext:value-type="float">
            <text:p>0</text:p>
          </table:table-cell>
          <table:table-cell/>
          <table:table-cell table:formula="of:=SUM([.B28:.G28])" office:value-type="float" office:value="0" calcext:value-type="float">
            <text:p>0</text:p>
          </table:table-cell>
          <table:table-cell table:formula="of:=[Fredag.M28]+[Lørdag.M28]+[Søndag.M28]+[Mandag.M28]+[Tirsdag.M28]+[Onsdag.M28]" office:value-type="float" office:value="0" calcext:value-type="float">
            <text:p>0</text:p>
          </table:table-cell>
          <table:table-cell table:formula="of:=[.I28]-[.J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29]" office:value-type="float" office:value="0" calcext:value-type="float">
            <text:p>0</text:p>
          </table:table-cell>
          <table:table-cell table:formula="of:=[Fredag.$L29]" office:value-type="float" office:value="0" calcext:value-type="float">
            <text:p>0</text:p>
          </table:table-cell>
          <table:table-cell table:formula="of:=[Lørdag.$L29]" office:value-type="float" office:value="0" calcext:value-type="float">
            <text:p>0</text:p>
          </table:table-cell>
          <table:table-cell table:formula="of:=[Søndag.$L29]" office:value-type="float" office:value="0" calcext:value-type="float">
            <text:p>0</text:p>
          </table:table-cell>
          <table:table-cell table:formula="of:=[Mandag.$L29]" office:value-type="float" office:value="0" calcext:value-type="float">
            <text:p>0</text:p>
          </table:table-cell>
          <table:table-cell table:formula="of:=[Tirsdag.$L29]" office:value-type="float" office:value="0" calcext:value-type="float">
            <text:p>0</text:p>
          </table:table-cell>
          <table:table-cell table:formula="of:=[Onsdag.$L29]" office:value-type="float" office:value="0" calcext:value-type="float">
            <text:p>0</text:p>
          </table:table-cell>
          <table:table-cell/>
          <table:table-cell table:formula="of:=SUM([.B29:.G29])" office:value-type="float" office:value="0" calcext:value-type="float">
            <text:p>0</text:p>
          </table:table-cell>
          <table:table-cell table:formula="of:=[Fredag.M29]+[Lørdag.M29]+[Søndag.M29]+[Mandag.M29]+[Tirsdag.M29]+[Onsdag.M29]" office:value-type="float" office:value="0" calcext:value-type="float">
            <text:p>0</text:p>
          </table:table-cell>
          <table:table-cell table:formula="of:=[.I29]-[.J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30]" office:value-type="float" office:value="0" calcext:value-type="float">
            <text:p>0</text:p>
          </table:table-cell>
          <table:table-cell table:formula="of:=[Fredag.$L30]" office:value-type="float" office:value="0" calcext:value-type="float">
            <text:p>0</text:p>
          </table:table-cell>
          <table:table-cell table:formula="of:=[Lørdag.$L30]" office:value-type="float" office:value="0" calcext:value-type="float">
            <text:p>0</text:p>
          </table:table-cell>
          <table:table-cell table:formula="of:=[Søndag.$L30]" office:value-type="float" office:value="0" calcext:value-type="float">
            <text:p>0</text:p>
          </table:table-cell>
          <table:table-cell table:formula="of:=[Mandag.$L30]" office:value-type="float" office:value="0" calcext:value-type="float">
            <text:p>0</text:p>
          </table:table-cell>
          <table:table-cell table:formula="of:=[Tirsdag.$L30]" office:value-type="float" office:value="0" calcext:value-type="float">
            <text:p>0</text:p>
          </table:table-cell>
          <table:table-cell table:formula="of:=[Onsdag.$L30]" office:value-type="float" office:value="0" calcext:value-type="float">
            <text:p>0</text:p>
          </table:table-cell>
          <table:table-cell/>
          <table:table-cell table:formula="of:=SUM([.B30:.G30])" office:value-type="float" office:value="0" calcext:value-type="float">
            <text:p>0</text:p>
          </table:table-cell>
          <table:table-cell table:formula="of:=[Fredag.M30]+[Lørdag.M30]+[Søndag.M30]+[Mandag.M30]+[Tirsdag.M30]+[Onsdag.M30]" office:value-type="float" office:value="0" calcext:value-type="float">
            <text:p>0</text:p>
          </table:table-cell>
          <table:table-cell table:formula="of:=[.I30]-[.J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31]" office:value-type="float" office:value="0" calcext:value-type="float">
            <text:p>0</text:p>
          </table:table-cell>
          <table:table-cell table:formula="of:=[Fredag.$L31]" office:value-type="float" office:value="0" calcext:value-type="float">
            <text:p>0</text:p>
          </table:table-cell>
          <table:table-cell table:formula="of:=[Lørdag.$L31]" office:value-type="float" office:value="0" calcext:value-type="float">
            <text:p>0</text:p>
          </table:table-cell>
          <table:table-cell table:formula="of:=[Søndag.$L31]" office:value-type="float" office:value="0" calcext:value-type="float">
            <text:p>0</text:p>
          </table:table-cell>
          <table:table-cell table:formula="of:=[Mandag.$L31]" office:value-type="float" office:value="0" calcext:value-type="float">
            <text:p>0</text:p>
          </table:table-cell>
          <table:table-cell table:formula="of:=[Tirsdag.$L31]" office:value-type="float" office:value="0" calcext:value-type="float">
            <text:p>0</text:p>
          </table:table-cell>
          <table:table-cell table:formula="of:=[Onsdag.$L31]" office:value-type="float" office:value="0" calcext:value-type="float">
            <text:p>0</text:p>
          </table:table-cell>
          <table:table-cell/>
          <table:table-cell table:formula="of:=SUM([.B31:.G31])" office:value-type="float" office:value="0" calcext:value-type="float">
            <text:p>0</text:p>
          </table:table-cell>
          <table:table-cell table:formula="of:=[Fredag.M31]+[Lørdag.M31]+[Søndag.M31]+[Mandag.M31]+[Tirsdag.M31]+[Onsdag.M31]" office:value-type="float" office:value="0" calcext:value-type="float">
            <text:p>0</text:p>
          </table:table-cell>
          <table:table-cell table:formula="of:=[.I31]-[.J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32]" office:value-type="float" office:value="0" calcext:value-type="float">
            <text:p>0</text:p>
          </table:table-cell>
          <table:table-cell table:formula="of:=[Fredag.$L32]" office:value-type="float" office:value="0" calcext:value-type="float">
            <text:p>0</text:p>
          </table:table-cell>
          <table:table-cell table:formula="of:=[Lørdag.$L32]" office:value-type="float" office:value="0" calcext:value-type="float">
            <text:p>0</text:p>
          </table:table-cell>
          <table:table-cell table:formula="of:=[Søndag.$L32]" office:value-type="float" office:value="0" calcext:value-type="float">
            <text:p>0</text:p>
          </table:table-cell>
          <table:table-cell table:formula="of:=[Mandag.$L32]" office:value-type="float" office:value="0" calcext:value-type="float">
            <text:p>0</text:p>
          </table:table-cell>
          <table:table-cell table:formula="of:=[Tirsdag.$L32]" office:value-type="float" office:value="0" calcext:value-type="float">
            <text:p>0</text:p>
          </table:table-cell>
          <table:table-cell table:formula="of:=[Onsdag.$L32]" office:value-type="float" office:value="0" calcext:value-type="float">
            <text:p>0</text:p>
          </table:table-cell>
          <table:table-cell/>
          <table:table-cell table:formula="of:=SUM([.B32:.G32])" office:value-type="float" office:value="0" calcext:value-type="float">
            <text:p>0</text:p>
          </table:table-cell>
          <table:table-cell table:formula="of:=[Fredag.M32]+[Lørdag.M32]+[Søndag.M32]+[Mandag.M32]+[Tirsdag.M32]+[Onsdag.M32]" office:value-type="float" office:value="0" calcext:value-type="float">
            <text:p>0</text:p>
          </table:table-cell>
          <table:table-cell table:formula="of:=[.I32]-[.J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33]" office:value-type="float" office:value="0" calcext:value-type="float">
            <text:p>0</text:p>
          </table:table-cell>
          <table:table-cell table:formula="of:=[Fredag.$L33]" office:value-type="float" office:value="0" calcext:value-type="float">
            <text:p>0</text:p>
          </table:table-cell>
          <table:table-cell table:formula="of:=[Lørdag.$L33]" office:value-type="float" office:value="0" calcext:value-type="float">
            <text:p>0</text:p>
          </table:table-cell>
          <table:table-cell table:formula="of:=[Søndag.$L33]" office:value-type="float" office:value="0" calcext:value-type="float">
            <text:p>0</text:p>
          </table:table-cell>
          <table:table-cell table:formula="of:=[Mandag.$L33]" office:value-type="float" office:value="0" calcext:value-type="float">
            <text:p>0</text:p>
          </table:table-cell>
          <table:table-cell table:formula="of:=[Tirsdag.$L33]" office:value-type="float" office:value="0" calcext:value-type="float">
            <text:p>0</text:p>
          </table:table-cell>
          <table:table-cell table:formula="of:=[Onsdag.$L33]" office:value-type="float" office:value="0" calcext:value-type="float">
            <text:p>0</text:p>
          </table:table-cell>
          <table:table-cell/>
          <table:table-cell table:formula="of:=SUM([.B33:.G33])" office:value-type="float" office:value="0" calcext:value-type="float">
            <text:p>0</text:p>
          </table:table-cell>
          <table:table-cell table:formula="of:=[Fredag.M33]+[Lørdag.M33]+[Søndag.M33]+[Mandag.M33]+[Tirsdag.M33]+[Onsdag.M33]" office:value-type="float" office:value="0" calcext:value-type="float">
            <text:p>0</text:p>
          </table:table-cell>
          <table:table-cell table:formula="of:=[.I33]-[.J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34]" office:value-type="float" office:value="0" calcext:value-type="float">
            <text:p>0</text:p>
          </table:table-cell>
          <table:table-cell table:formula="of:=[Fredag.$L34]" office:value-type="float" office:value="0" calcext:value-type="float">
            <text:p>0</text:p>
          </table:table-cell>
          <table:table-cell table:formula="of:=[Lørdag.$L34]" office:value-type="float" office:value="0" calcext:value-type="float">
            <text:p>0</text:p>
          </table:table-cell>
          <table:table-cell table:formula="of:=[Søndag.$L34]" office:value-type="float" office:value="0" calcext:value-type="float">
            <text:p>0</text:p>
          </table:table-cell>
          <table:table-cell table:formula="of:=[Mandag.$L34]" office:value-type="float" office:value="0" calcext:value-type="float">
            <text:p>0</text:p>
          </table:table-cell>
          <table:table-cell table:formula="of:=[Tirsdag.$L34]" office:value-type="float" office:value="0" calcext:value-type="float">
            <text:p>0</text:p>
          </table:table-cell>
          <table:table-cell table:formula="of:=[Onsdag.$L34]" office:value-type="float" office:value="0" calcext:value-type="float">
            <text:p>0</text:p>
          </table:table-cell>
          <table:table-cell/>
          <table:table-cell table:formula="of:=SUM([.B34:.G34])" office:value-type="float" office:value="0" calcext:value-type="float">
            <text:p>0</text:p>
          </table:table-cell>
          <table:table-cell table:formula="of:=[Fredag.M34]+[Lørdag.M34]+[Søndag.M34]+[Mandag.M34]+[Tirsdag.M34]+[Onsdag.M34]" office:value-type="float" office:value="0" calcext:value-type="float">
            <text:p>0</text:p>
          </table:table-cell>
          <table:table-cell table:formula="of:=[.I34]-[.J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35]" office:value-type="float" office:value="0" calcext:value-type="float">
            <text:p>0</text:p>
          </table:table-cell>
          <table:table-cell table:formula="of:=[Fredag.$L35]" office:value-type="float" office:value="0" calcext:value-type="float">
            <text:p>0</text:p>
          </table:table-cell>
          <table:table-cell table:formula="of:=[Lørdag.$L35]" office:value-type="float" office:value="0" calcext:value-type="float">
            <text:p>0</text:p>
          </table:table-cell>
          <table:table-cell table:formula="of:=[Søndag.$L35]" office:value-type="float" office:value="0" calcext:value-type="float">
            <text:p>0</text:p>
          </table:table-cell>
          <table:table-cell table:formula="of:=[Mandag.$L35]" office:value-type="float" office:value="0" calcext:value-type="float">
            <text:p>0</text:p>
          </table:table-cell>
          <table:table-cell table:formula="of:=[Tirsdag.$L35]" office:value-type="float" office:value="0" calcext:value-type="float">
            <text:p>0</text:p>
          </table:table-cell>
          <table:table-cell table:formula="of:=[Onsdag.$L35]" office:value-type="float" office:value="0" calcext:value-type="float">
            <text:p>0</text:p>
          </table:table-cell>
          <table:table-cell/>
          <table:table-cell table:formula="of:=SUM([.B35:.G35])" office:value-type="float" office:value="0" calcext:value-type="float">
            <text:p>0</text:p>
          </table:table-cell>
          <table:table-cell table:formula="of:=[Fredag.M35]+[Lørdag.M35]+[Søndag.M35]+[Mandag.M35]+[Tirsdag.M35]+[Onsdag.M35]" office:value-type="float" office:value="0" calcext:value-type="float">
            <text:p>0</text:p>
          </table:table-cell>
          <table:table-cell table:formula="of:=[.I35]-[.J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36]" office:value-type="float" office:value="0" calcext:value-type="float">
            <text:p>0</text:p>
          </table:table-cell>
          <table:table-cell table:formula="of:=[Fredag.$L36]" office:value-type="float" office:value="0" calcext:value-type="float">
            <text:p>0</text:p>
          </table:table-cell>
          <table:table-cell table:formula="of:=[Lørdag.$L36]" office:value-type="float" office:value="0" calcext:value-type="float">
            <text:p>0</text:p>
          </table:table-cell>
          <table:table-cell table:formula="of:=[Søndag.$L36]" office:value-type="float" office:value="0" calcext:value-type="float">
            <text:p>0</text:p>
          </table:table-cell>
          <table:table-cell table:formula="of:=[Mandag.$L36]" office:value-type="float" office:value="0" calcext:value-type="float">
            <text:p>0</text:p>
          </table:table-cell>
          <table:table-cell table:formula="of:=[Tirsdag.$L36]" office:value-type="float" office:value="0" calcext:value-type="float">
            <text:p>0</text:p>
          </table:table-cell>
          <table:table-cell table:formula="of:=[Onsdag.$L36]" office:value-type="float" office:value="0" calcext:value-type="float">
            <text:p>0</text:p>
          </table:table-cell>
          <table:table-cell/>
          <table:table-cell table:formula="of:=SUM([.B36:.G36])" office:value-type="float" office:value="0" calcext:value-type="float">
            <text:p>0</text:p>
          </table:table-cell>
          <table:table-cell table:formula="of:=[Fredag.M36]+[Lørdag.M36]+[Søndag.M36]+[Mandag.M36]+[Tirsdag.M36]+[Onsdag.M36]" office:value-type="float" office:value="0" calcext:value-type="float">
            <text:p>0</text:p>
          </table:table-cell>
          <table:table-cell table:formula="of:=[.I36]-[.J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37]" office:value-type="float" office:value="0" calcext:value-type="float">
            <text:p>0</text:p>
          </table:table-cell>
          <table:table-cell table:formula="of:=[Fredag.$L37]" office:value-type="float" office:value="0" calcext:value-type="float">
            <text:p>0</text:p>
          </table:table-cell>
          <table:table-cell table:formula="of:=[Lørdag.$L37]" office:value-type="float" office:value="0" calcext:value-type="float">
            <text:p>0</text:p>
          </table:table-cell>
          <table:table-cell table:formula="of:=[Søndag.$L37]" office:value-type="float" office:value="0" calcext:value-type="float">
            <text:p>0</text:p>
          </table:table-cell>
          <table:table-cell table:formula="of:=[Mandag.$L37]" office:value-type="float" office:value="0" calcext:value-type="float">
            <text:p>0</text:p>
          </table:table-cell>
          <table:table-cell table:formula="of:=[Tirsdag.$L37]" office:value-type="float" office:value="0" calcext:value-type="float">
            <text:p>0</text:p>
          </table:table-cell>
          <table:table-cell table:formula="of:=[Onsdag.$L37]" office:value-type="float" office:value="0" calcext:value-type="float">
            <text:p>0</text:p>
          </table:table-cell>
          <table:table-cell/>
          <table:table-cell table:formula="of:=SUM([.B37:.G37])" office:value-type="float" office:value="0" calcext:value-type="float">
            <text:p>0</text:p>
          </table:table-cell>
          <table:table-cell table:formula="of:=[Fredag.M37]+[Lørdag.M37]+[Søndag.M37]+[Mandag.M37]+[Tirsdag.M37]+[Onsdag.M37]" office:value-type="float" office:value="0" calcext:value-type="float">
            <text:p>0</text:p>
          </table:table-cell>
          <table:table-cell table:formula="of:=[.I37]-[.J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38]" office:value-type="float" office:value="0" calcext:value-type="float">
            <text:p>0</text:p>
          </table:table-cell>
          <table:table-cell table:formula="of:=[Fredag.$L38]" office:value-type="float" office:value="0" calcext:value-type="float">
            <text:p>0</text:p>
          </table:table-cell>
          <table:table-cell table:formula="of:=[Lørdag.$L38]" office:value-type="float" office:value="0" calcext:value-type="float">
            <text:p>0</text:p>
          </table:table-cell>
          <table:table-cell table:formula="of:=[Søndag.$L38]" office:value-type="float" office:value="0" calcext:value-type="float">
            <text:p>0</text:p>
          </table:table-cell>
          <table:table-cell table:formula="of:=[Mandag.$L38]" office:value-type="float" office:value="0" calcext:value-type="float">
            <text:p>0</text:p>
          </table:table-cell>
          <table:table-cell table:formula="of:=[Tirsdag.$L38]" office:value-type="float" office:value="0" calcext:value-type="float">
            <text:p>0</text:p>
          </table:table-cell>
          <table:table-cell table:formula="of:=[Onsdag.$L38]" office:value-type="float" office:value="0" calcext:value-type="float">
            <text:p>0</text:p>
          </table:table-cell>
          <table:table-cell/>
          <table:table-cell table:formula="of:=SUM([.B38:.G38])" office:value-type="float" office:value="0" calcext:value-type="float">
            <text:p>0</text:p>
          </table:table-cell>
          <table:table-cell table:formula="of:=[Fredag.M38]+[Lørdag.M38]+[Søndag.M38]+[Mandag.M38]+[Tirsdag.M38]+[Onsdag.M38]" office:value-type="float" office:value="0" calcext:value-type="float">
            <text:p>0</text:p>
          </table:table-cell>
          <table:table-cell table:formula="of:=[.I38]-[.J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39]" office:value-type="float" office:value="0" calcext:value-type="float">
            <text:p>0</text:p>
          </table:table-cell>
          <table:table-cell table:formula="of:=[Fredag.$L39]" office:value-type="float" office:value="0" calcext:value-type="float">
            <text:p>0</text:p>
          </table:table-cell>
          <table:table-cell table:formula="of:=[Lørdag.$L39]" office:value-type="float" office:value="0" calcext:value-type="float">
            <text:p>0</text:p>
          </table:table-cell>
          <table:table-cell table:formula="of:=[Søndag.$L39]" office:value-type="float" office:value="0" calcext:value-type="float">
            <text:p>0</text:p>
          </table:table-cell>
          <table:table-cell table:formula="of:=[Mandag.$L39]" office:value-type="float" office:value="0" calcext:value-type="float">
            <text:p>0</text:p>
          </table:table-cell>
          <table:table-cell table:formula="of:=[Tirsdag.$L39]" office:value-type="float" office:value="0" calcext:value-type="float">
            <text:p>0</text:p>
          </table:table-cell>
          <table:table-cell table:formula="of:=[Onsdag.$L39]" office:value-type="float" office:value="0" calcext:value-type="float">
            <text:p>0</text:p>
          </table:table-cell>
          <table:table-cell/>
          <table:table-cell table:formula="of:=SUM([.B39:.G39])" office:value-type="float" office:value="0" calcext:value-type="float">
            <text:p>0</text:p>
          </table:table-cell>
          <table:table-cell table:formula="of:=[Fredag.M39]+[Lørdag.M39]+[Søndag.M39]+[Mandag.M39]+[Tirsdag.M39]+[Onsdag.M39]" office:value-type="float" office:value="0" calcext:value-type="float">
            <text:p>0</text:p>
          </table:table-cell>
          <table:table-cell table:formula="of:=[.I39]-[.J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40]" office:value-type="float" office:value="0" calcext:value-type="float">
            <text:p>0</text:p>
          </table:table-cell>
          <table:table-cell table:formula="of:=[Fredag.$L40]" office:value-type="float" office:value="0" calcext:value-type="float">
            <text:p>0</text:p>
          </table:table-cell>
          <table:table-cell table:formula="of:=[Lørdag.$L40]" office:value-type="float" office:value="0" calcext:value-type="float">
            <text:p>0</text:p>
          </table:table-cell>
          <table:table-cell table:formula="of:=[Søndag.$L40]" office:value-type="float" office:value="0" calcext:value-type="float">
            <text:p>0</text:p>
          </table:table-cell>
          <table:table-cell table:formula="of:=[Mandag.$L40]" office:value-type="float" office:value="0" calcext:value-type="float">
            <text:p>0</text:p>
          </table:table-cell>
          <table:table-cell table:formula="of:=[Tirsdag.$L40]" office:value-type="float" office:value="0" calcext:value-type="float">
            <text:p>0</text:p>
          </table:table-cell>
          <table:table-cell table:formula="of:=[Onsdag.$L40]" office:value-type="float" office:value="0" calcext:value-type="float">
            <text:p>0</text:p>
          </table:table-cell>
          <table:table-cell/>
          <table:table-cell table:formula="of:=SUM([.B40:.G40])" office:value-type="float" office:value="0" calcext:value-type="float">
            <text:p>0</text:p>
          </table:table-cell>
          <table:table-cell table:formula="of:=[Fredag.M40]+[Lørdag.M40]+[Søndag.M40]+[Mandag.M40]+[Tirsdag.M40]+[Onsdag.M40]" office:value-type="float" office:value="0" calcext:value-type="float">
            <text:p>0</text:p>
          </table:table-cell>
          <table:table-cell table:formula="of:=[.I40]-[.J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41]" office:value-type="float" office:value="0" calcext:value-type="float">
            <text:p>0</text:p>
          </table:table-cell>
          <table:table-cell table:formula="of:=[Fredag.$L41]" office:value-type="float" office:value="0" calcext:value-type="float">
            <text:p>0</text:p>
          </table:table-cell>
          <table:table-cell table:formula="of:=[Lørdag.$L41]" office:value-type="float" office:value="0" calcext:value-type="float">
            <text:p>0</text:p>
          </table:table-cell>
          <table:table-cell table:formula="of:=[Søndag.$L41]" office:value-type="float" office:value="0" calcext:value-type="float">
            <text:p>0</text:p>
          </table:table-cell>
          <table:table-cell table:formula="of:=[Mandag.$L41]" office:value-type="float" office:value="0" calcext:value-type="float">
            <text:p>0</text:p>
          </table:table-cell>
          <table:table-cell table:formula="of:=[Tirsdag.$L41]" office:value-type="float" office:value="0" calcext:value-type="float">
            <text:p>0</text:p>
          </table:table-cell>
          <table:table-cell table:formula="of:=[Onsdag.$L41]" office:value-type="float" office:value="0" calcext:value-type="float">
            <text:p>0</text:p>
          </table:table-cell>
          <table:table-cell/>
          <table:table-cell table:formula="of:=SUM([.B41:.G41])" office:value-type="float" office:value="0" calcext:value-type="float">
            <text:p>0</text:p>
          </table:table-cell>
          <table:table-cell table:formula="of:=[Fredag.M41]+[Lørdag.M41]+[Søndag.M41]+[Mandag.M41]+[Tirsdag.M41]+[Onsdag.M41]" office:value-type="float" office:value="0" calcext:value-type="float">
            <text:p>0</text:p>
          </table:table-cell>
          <table:table-cell table:formula="of:=[.I41]-[.J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42]" office:value-type="float" office:value="0" calcext:value-type="float">
            <text:p>0</text:p>
          </table:table-cell>
          <table:table-cell table:formula="of:=[Fredag.$L42]" office:value-type="float" office:value="0" calcext:value-type="float">
            <text:p>0</text:p>
          </table:table-cell>
          <table:table-cell table:formula="of:=[Lørdag.$L42]" office:value-type="float" office:value="0" calcext:value-type="float">
            <text:p>0</text:p>
          </table:table-cell>
          <table:table-cell table:formula="of:=[Søndag.$L42]" office:value-type="float" office:value="0" calcext:value-type="float">
            <text:p>0</text:p>
          </table:table-cell>
          <table:table-cell table:formula="of:=[Mandag.$L42]" office:value-type="float" office:value="0" calcext:value-type="float">
            <text:p>0</text:p>
          </table:table-cell>
          <table:table-cell table:formula="of:=[Tirsdag.$L42]" office:value-type="float" office:value="0" calcext:value-type="float">
            <text:p>0</text:p>
          </table:table-cell>
          <table:table-cell table:formula="of:=[Onsdag.$L42]" office:value-type="float" office:value="0" calcext:value-type="float">
            <text:p>0</text:p>
          </table:table-cell>
          <table:table-cell/>
          <table:table-cell table:formula="of:=SUM([.B42:.G42])" office:value-type="float" office:value="0" calcext:value-type="float">
            <text:p>0</text:p>
          </table:table-cell>
          <table:table-cell table:formula="of:=[Fredag.M42]+[Lørdag.M42]+[Søndag.M42]+[Mandag.M42]+[Tirsdag.M42]+[Onsdag.M42]" office:value-type="float" office:value="0" calcext:value-type="float">
            <text:p>0</text:p>
          </table:table-cell>
          <table:table-cell table:formula="of:=[.I42]-[.J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43]" office:value-type="float" office:value="0" calcext:value-type="float">
            <text:p>0</text:p>
          </table:table-cell>
          <table:table-cell table:formula="of:=[Fredag.$L43]" office:value-type="float" office:value="0" calcext:value-type="float">
            <text:p>0</text:p>
          </table:table-cell>
          <table:table-cell table:formula="of:=[Lørdag.$L43]" office:value-type="float" office:value="0" calcext:value-type="float">
            <text:p>0</text:p>
          </table:table-cell>
          <table:table-cell table:formula="of:=[Søndag.$L43]" office:value-type="float" office:value="0" calcext:value-type="float">
            <text:p>0</text:p>
          </table:table-cell>
          <table:table-cell table:formula="of:=[Mandag.$L43]" office:value-type="float" office:value="0" calcext:value-type="float">
            <text:p>0</text:p>
          </table:table-cell>
          <table:table-cell table:formula="of:=[Tirsdag.$L43]" office:value-type="float" office:value="0" calcext:value-type="float">
            <text:p>0</text:p>
          </table:table-cell>
          <table:table-cell table:formula="of:=[Onsdag.$L43]" office:value-type="float" office:value="0" calcext:value-type="float">
            <text:p>0</text:p>
          </table:table-cell>
          <table:table-cell/>
          <table:table-cell table:formula="of:=SUM([.B43:.G43])" office:value-type="float" office:value="0" calcext:value-type="float">
            <text:p>0</text:p>
          </table:table-cell>
          <table:table-cell table:formula="of:=[Fredag.M43]+[Lørdag.M43]+[Søndag.M43]+[Mandag.M43]+[Tirsdag.M43]+[Onsdag.M43]" office:value-type="float" office:value="0" calcext:value-type="float">
            <text:p>0</text:p>
          </table:table-cell>
          <table:table-cell table:formula="of:=[.I43]-[.J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44]" office:value-type="float" office:value="0" calcext:value-type="float">
            <text:p>0</text:p>
          </table:table-cell>
          <table:table-cell table:formula="of:=[Fredag.$L44]" office:value-type="float" office:value="0" calcext:value-type="float">
            <text:p>0</text:p>
          </table:table-cell>
          <table:table-cell table:formula="of:=[Lørdag.$L44]" office:value-type="float" office:value="0" calcext:value-type="float">
            <text:p>0</text:p>
          </table:table-cell>
          <table:table-cell table:formula="of:=[Søndag.$L44]" office:value-type="float" office:value="0" calcext:value-type="float">
            <text:p>0</text:p>
          </table:table-cell>
          <table:table-cell table:formula="of:=[Mandag.$L44]" office:value-type="float" office:value="0" calcext:value-type="float">
            <text:p>0</text:p>
          </table:table-cell>
          <table:table-cell table:formula="of:=[Tirsdag.$L44]" office:value-type="float" office:value="0" calcext:value-type="float">
            <text:p>0</text:p>
          </table:table-cell>
          <table:table-cell table:formula="of:=[Onsdag.$L44]" office:value-type="float" office:value="0" calcext:value-type="float">
            <text:p>0</text:p>
          </table:table-cell>
          <table:table-cell/>
          <table:table-cell table:formula="of:=SUM([.B44:.G44])" office:value-type="float" office:value="0" calcext:value-type="float">
            <text:p>0</text:p>
          </table:table-cell>
          <table:table-cell table:formula="of:=[Fredag.M44]+[Lørdag.M44]+[Søndag.M44]+[Mandag.M44]+[Tirsdag.M44]+[Onsdag.M44]" office:value-type="float" office:value="0" calcext:value-type="float">
            <text:p>0</text:p>
          </table:table-cell>
          <table:table-cell table:formula="of:=[.I44]-[.J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45]" office:value-type="float" office:value="0" calcext:value-type="float">
            <text:p>0</text:p>
          </table:table-cell>
          <table:table-cell table:formula="of:=[Fredag.$L45]" office:value-type="float" office:value="0" calcext:value-type="float">
            <text:p>0</text:p>
          </table:table-cell>
          <table:table-cell table:formula="of:=[Lørdag.$L45]" office:value-type="float" office:value="0" calcext:value-type="float">
            <text:p>0</text:p>
          </table:table-cell>
          <table:table-cell table:formula="of:=[Søndag.$L45]" office:value-type="float" office:value="0" calcext:value-type="float">
            <text:p>0</text:p>
          </table:table-cell>
          <table:table-cell table:formula="of:=[Mandag.$L45]" office:value-type="float" office:value="0" calcext:value-type="float">
            <text:p>0</text:p>
          </table:table-cell>
          <table:table-cell table:formula="of:=[Tirsdag.$L45]" office:value-type="float" office:value="0" calcext:value-type="float">
            <text:p>0</text:p>
          </table:table-cell>
          <table:table-cell table:formula="of:=[Onsdag.$L45]" office:value-type="float" office:value="0" calcext:value-type="float">
            <text:p>0</text:p>
          </table:table-cell>
          <table:table-cell/>
          <table:table-cell table:formula="of:=SUM([.B45:.G45])" office:value-type="float" office:value="0" calcext:value-type="float">
            <text:p>0</text:p>
          </table:table-cell>
          <table:table-cell table:formula="of:=[Fredag.M45]+[Lørdag.M45]+[Søndag.M45]+[Mandag.M45]+[Tirsdag.M45]+[Onsdag.M45]" office:value-type="float" office:value="0" calcext:value-type="float">
            <text:p>0</text:p>
          </table:table-cell>
          <table:table-cell table:formula="of:=[.I45]-[.J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46]" office:value-type="float" office:value="0" calcext:value-type="float">
            <text:p>0</text:p>
          </table:table-cell>
          <table:table-cell table:style-name="ce3" table:formula="of:=[Fredag.$L46]" office:value-type="float" office:value="0" calcext:value-type="float">
            <text:p>0</text:p>
          </table:table-cell>
          <table:table-cell table:style-name="ce9" table:formula="of:=[Lørdag.$L46]" office:value-type="float" office:value="0" calcext:value-type="float">
            <text:p>0</text:p>
          </table:table-cell>
          <table:table-cell table:style-name="ce9" table:formula="of:=[Søndag.$L46]" office:value-type="float" office:value="0" calcext:value-type="float">
            <text:p>0</text:p>
          </table:table-cell>
          <table:table-cell table:style-name="ce9" table:formula="of:=[Mandag.$L46]" office:value-type="float" office:value="0" calcext:value-type="float">
            <text:p>0</text:p>
          </table:table-cell>
          <table:table-cell table:style-name="ce9" table:formula="of:=[Tirsdag.$L46]" office:value-type="float" office:value="0" calcext:value-type="float">
            <text:p>0</text:p>
          </table:table-cell>
          <table:table-cell table:style-name="ce19" table:formula="of:=[Onsdag.$L46]" office:value-type="float" office:value="0" calcext:value-type="float">
            <text:p>0</text:p>
          </table:table-cell>
          <table:table-cell/>
          <table:table-cell table:formula="of:=SUM([.B46:.G46])" office:value-type="float" office:value="0" calcext:value-type="float">
            <text:p>0</text:p>
          </table:table-cell>
          <table:table-cell table:formula="of:=[Fredag.M46]+[Lørdag.M46]+[Søndag.M46]+[Mandag.M46]+[Tirsdag.M46]+[Onsdag.M46]" office:value-type="float" office:value="0" calcext:value-type="float">
            <text:p>0</text:p>
          </table:table-cell>
          <table:table-cell table:formula="of:=[.I46]-[.J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formula="of:=[$Fredag.A48]" office:value-type="string" office:string-value="Russer" calcext:value-type="string">
            <text:p>Russer</text:p>
          </table:table-cell>
          <table:table-cell table:style-name="Default" table:formula="of:=SUM([.B2:.B46])" office:value-type="float" office:value="0" calcext:value-type="float">
            <text:p>0</text:p>
          </table:table-cell>
          <table:table-cell table:formula="of:=SUM([.C2:.C46])" office:value-type="float" office:value="0" calcext:value-type="float">
            <text:p>0</text:p>
          </table:table-cell>
          <table:table-cell table:formula="of:=SUM([.D2:.D46])" office:value-type="float" office:value="0" calcext:value-type="float">
            <text:p>0</text:p>
          </table:table-cell>
          <table:table-cell table:formula="of:=SUM([.E2:.E46])" office:value-type="float" office:value="0" calcext:value-type="float">
            <text:p>0</text:p>
          </table:table-cell>
          <table:table-cell table:formula="of:=SUM([.F2:.F46])" office:value-type="float" office:value="0" calcext:value-type="float">
            <text:p>0</text:p>
          </table:table-cell>
          <table:table-cell table:style-name="Default" table:formula="of:=SUM([.G2:.G46])" office:value-type="float" office:value="0" calcext:value-type="float">
            <text:p>0</text:p>
          </table:table-cell>
          <table:table-cell/>
          <table:table-cell table:formula="of:=SUM([.I2:.I46])" office:value-type="float" office:value="0" calcext:value-type="float">
            <text:p>0</text:p>
          </table:table-cell>
          <table:table-cell table:formula="of:=SUM([.J2:.J46])" office:value-type="float" office:value="0" calcext:value-type="float">
            <text:p>0</text:p>
          </table:table-cell>
          <table:table-cell table:formula="of:=SUM([.K2:.K4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formula="of:=[$Fredag.A50]" office:value-type="float" office:value="0" calcext:value-type="float">
            <text:p>0</text:p>
          </table:table-cell>
          <table:table-cell table:style-name="ce1" table:formula="of:=[Fredag.$L50]" office:value-type="float" office:value="0" calcext:value-type="float">
            <text:p>0</text:p>
          </table:table-cell>
          <table:table-cell table:style-name="ce10" table:formula="of:=[Lørdag.$L50]" office:value-type="float" office:value="0" calcext:value-type="float">
            <text:p>0</text:p>
          </table:table-cell>
          <table:table-cell table:style-name="ce10" table:formula="of:=[Søndag.$L50]" office:value-type="float" office:value="0" calcext:value-type="float">
            <text:p>0</text:p>
          </table:table-cell>
          <table:table-cell table:style-name="ce10" table:formula="of:=[Mandag.$L50]" office:value-type="float" office:value="0" calcext:value-type="float">
            <text:p>0</text:p>
          </table:table-cell>
          <table:table-cell table:style-name="ce10" table:formula="of:=[Tirsdag.$L50]" office:value-type="float" office:value="0" calcext:value-type="float">
            <text:p>0</text:p>
          </table:table-cell>
          <table:table-cell table:style-name="ce17" table:formula="of:=[Onsdag.$L50]" office:value-type="float" office:value="0" calcext:value-type="float">
            <text:p>0</text:p>
          </table:table-cell>
          <table:table-cell/>
          <table:table-cell table:formula="of:=SUM([.B50:.G50])" office:value-type="float" office:value="0" calcext:value-type="float">
            <text:p>0</text:p>
          </table:table-cell>
          <table:table-cell table:formula="of:=[Fredag.M50]+[Lørdag.M50]+[Søndag.M50]+[Mandag.M50]+[Tirsdag.M50]+[Onsdag.M50]" office:value-type="float" office:value="0" calcext:value-type="float">
            <text:p>0</text:p>
          </table:table-cell>
          <table:table-cell table:formula="of:=[.I50]-[.J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51]" office:value-type="float" office:value="0" calcext:value-type="float">
            <text:p>0</text:p>
          </table:table-cell>
          <table:table-cell table:formula="of:=[Fredag.$L51]" office:value-type="float" office:value="0" calcext:value-type="float">
            <text:p>0</text:p>
          </table:table-cell>
          <table:table-cell table:formula="of:=[Lørdag.$L51]" office:value-type="float" office:value="0" calcext:value-type="float">
            <text:p>0</text:p>
          </table:table-cell>
          <table:table-cell table:formula="of:=[Søndag.$L51]" office:value-type="float" office:value="0" calcext:value-type="float">
            <text:p>0</text:p>
          </table:table-cell>
          <table:table-cell table:formula="of:=[Mandag.$L51]" office:value-type="float" office:value="0" calcext:value-type="float">
            <text:p>0</text:p>
          </table:table-cell>
          <table:table-cell table:formula="of:=[Tirsdag.$L51]" office:value-type="float" office:value="0" calcext:value-type="float">
            <text:p>0</text:p>
          </table:table-cell>
          <table:table-cell table:formula="of:=[Onsdag.$L51]" office:value-type="float" office:value="0" calcext:value-type="float">
            <text:p>0</text:p>
          </table:table-cell>
          <table:table-cell/>
          <table:table-cell table:formula="of:=SUM([.B51:.G51])" office:value-type="float" office:value="0" calcext:value-type="float">
            <text:p>0</text:p>
          </table:table-cell>
          <table:table-cell table:formula="of:=[Fredag.M51]+[Lørdag.M51]+[Søndag.M51]+[Mandag.M51]+[Tirsdag.M51]+[Onsdag.M51]" office:value-type="float" office:value="0" calcext:value-type="float">
            <text:p>0</text:p>
          </table:table-cell>
          <table:table-cell table:formula="of:=[.I51]-[.J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52]" office:value-type="float" office:value="0" calcext:value-type="float">
            <text:p>0</text:p>
          </table:table-cell>
          <table:table-cell table:formula="of:=[Fredag.$L52]" office:value-type="float" office:value="0" calcext:value-type="float">
            <text:p>0</text:p>
          </table:table-cell>
          <table:table-cell table:formula="of:=[Lørdag.$L52]" office:value-type="float" office:value="0" calcext:value-type="float">
            <text:p>0</text:p>
          </table:table-cell>
          <table:table-cell table:formula="of:=[Søndag.$L52]" office:value-type="float" office:value="0" calcext:value-type="float">
            <text:p>0</text:p>
          </table:table-cell>
          <table:table-cell table:formula="of:=[Mandag.$L52]" office:value-type="float" office:value="0" calcext:value-type="float">
            <text:p>0</text:p>
          </table:table-cell>
          <table:table-cell table:formula="of:=[Tirsdag.$L52]" office:value-type="float" office:value="0" calcext:value-type="float">
            <text:p>0</text:p>
          </table:table-cell>
          <table:table-cell table:formula="of:=[Onsdag.$L52]" office:value-type="float" office:value="0" calcext:value-type="float">
            <text:p>0</text:p>
          </table:table-cell>
          <table:table-cell/>
          <table:table-cell table:formula="of:=SUM([.B52:.G52])" office:value-type="float" office:value="0" calcext:value-type="float">
            <text:p>0</text:p>
          </table:table-cell>
          <table:table-cell table:formula="of:=[Fredag.M52]+[Lørdag.M52]+[Søndag.M52]+[Mandag.M52]+[Tirsdag.M52]+[Onsdag.M52]" office:value-type="float" office:value="0" calcext:value-type="float">
            <text:p>0</text:p>
          </table:table-cell>
          <table:table-cell table:formula="of:=[.I52]-[.J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53]" office:value-type="float" office:value="0" calcext:value-type="float">
            <text:p>0</text:p>
          </table:table-cell>
          <table:table-cell table:formula="of:=[Fredag.$L53]" office:value-type="float" office:value="0" calcext:value-type="float">
            <text:p>0</text:p>
          </table:table-cell>
          <table:table-cell table:formula="of:=[Lørdag.$L53]" office:value-type="float" office:value="0" calcext:value-type="float">
            <text:p>0</text:p>
          </table:table-cell>
          <table:table-cell table:formula="of:=[Søndag.$L53]" office:value-type="float" office:value="0" calcext:value-type="float">
            <text:p>0</text:p>
          </table:table-cell>
          <table:table-cell table:formula="of:=[Mandag.$L53]" office:value-type="float" office:value="0" calcext:value-type="float">
            <text:p>0</text:p>
          </table:table-cell>
          <table:table-cell table:formula="of:=[Tirsdag.$L53]" office:value-type="float" office:value="0" calcext:value-type="float">
            <text:p>0</text:p>
          </table:table-cell>
          <table:table-cell table:formula="of:=[Onsdag.$L53]" office:value-type="float" office:value="0" calcext:value-type="float">
            <text:p>0</text:p>
          </table:table-cell>
          <table:table-cell/>
          <table:table-cell table:formula="of:=SUM([.B53:.G53])" office:value-type="float" office:value="0" calcext:value-type="float">
            <text:p>0</text:p>
          </table:table-cell>
          <table:table-cell table:formula="of:=[Fredag.M53]+[Lørdag.M53]+[Søndag.M53]+[Mandag.M53]+[Tirsdag.M53]+[Onsdag.M53]" office:value-type="float" office:value="0" calcext:value-type="float">
            <text:p>0</text:p>
          </table:table-cell>
          <table:table-cell table:formula="of:=[.I53]-[.J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54]" office:value-type="float" office:value="0" calcext:value-type="float">
            <text:p>0</text:p>
          </table:table-cell>
          <table:table-cell table:formula="of:=[Fredag.$L54]" office:value-type="float" office:value="0" calcext:value-type="float">
            <text:p>0</text:p>
          </table:table-cell>
          <table:table-cell table:formula="of:=[Lørdag.$L54]" office:value-type="float" office:value="0" calcext:value-type="float">
            <text:p>0</text:p>
          </table:table-cell>
          <table:table-cell table:formula="of:=[Søndag.$L54]" office:value-type="float" office:value="0" calcext:value-type="float">
            <text:p>0</text:p>
          </table:table-cell>
          <table:table-cell table:formula="of:=[Mandag.$L54]" office:value-type="float" office:value="0" calcext:value-type="float">
            <text:p>0</text:p>
          </table:table-cell>
          <table:table-cell table:formula="of:=[Tirsdag.$L54]" office:value-type="float" office:value="0" calcext:value-type="float">
            <text:p>0</text:p>
          </table:table-cell>
          <table:table-cell table:formula="of:=[Onsdag.$L54]" office:value-type="float" office:value="0" calcext:value-type="float">
            <text:p>0</text:p>
          </table:table-cell>
          <table:table-cell/>
          <table:table-cell table:formula="of:=SUM([.B54:.G54])" office:value-type="float" office:value="0" calcext:value-type="float">
            <text:p>0</text:p>
          </table:table-cell>
          <table:table-cell table:formula="of:=[Fredag.M54]+[Lørdag.M54]+[Søndag.M54]+[Mandag.M54]+[Tirsdag.M54]+[Onsdag.M54]" office:value-type="float" office:value="0" calcext:value-type="float">
            <text:p>0</text:p>
          </table:table-cell>
          <table:table-cell table:formula="of:=[.I54]-[.J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55]" office:value-type="float" office:value="0" calcext:value-type="float">
            <text:p>0</text:p>
          </table:table-cell>
          <table:table-cell table:formula="of:=[Fredag.$L55]" office:value-type="float" office:value="0" calcext:value-type="float">
            <text:p>0</text:p>
          </table:table-cell>
          <table:table-cell table:formula="of:=[Lørdag.$L55]" office:value-type="float" office:value="0" calcext:value-type="float">
            <text:p>0</text:p>
          </table:table-cell>
          <table:table-cell table:formula="of:=[Søndag.$L55]" office:value-type="float" office:value="0" calcext:value-type="float">
            <text:p>0</text:p>
          </table:table-cell>
          <table:table-cell table:formula="of:=[Mandag.$L55]" office:value-type="float" office:value="0" calcext:value-type="float">
            <text:p>0</text:p>
          </table:table-cell>
          <table:table-cell table:formula="of:=[Tirsdag.$L55]" office:value-type="float" office:value="0" calcext:value-type="float">
            <text:p>0</text:p>
          </table:table-cell>
          <table:table-cell table:formula="of:=[Onsdag.$L55]" office:value-type="float" office:value="0" calcext:value-type="float">
            <text:p>0</text:p>
          </table:table-cell>
          <table:table-cell/>
          <table:table-cell table:formula="of:=SUM([.B55:.G55])" office:value-type="float" office:value="0" calcext:value-type="float">
            <text:p>0</text:p>
          </table:table-cell>
          <table:table-cell table:formula="of:=[Fredag.M55]+[Lørdag.M55]+[Søndag.M55]+[Mandag.M55]+[Tirsdag.M55]+[Onsdag.M55]" office:value-type="float" office:value="0" calcext:value-type="float">
            <text:p>0</text:p>
          </table:table-cell>
          <table:table-cell table:formula="of:=[.I55]-[.J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56]" office:value-type="float" office:value="0" calcext:value-type="float">
            <text:p>0</text:p>
          </table:table-cell>
          <table:table-cell table:formula="of:=[Fredag.$L56]" office:value-type="float" office:value="0" calcext:value-type="float">
            <text:p>0</text:p>
          </table:table-cell>
          <table:table-cell table:formula="of:=[Lørdag.$L56]" office:value-type="float" office:value="0" calcext:value-type="float">
            <text:p>0</text:p>
          </table:table-cell>
          <table:table-cell table:formula="of:=[Søndag.$L56]" office:value-type="float" office:value="0" calcext:value-type="float">
            <text:p>0</text:p>
          </table:table-cell>
          <table:table-cell table:formula="of:=[Mandag.$L56]" office:value-type="float" office:value="0" calcext:value-type="float">
            <text:p>0</text:p>
          </table:table-cell>
          <table:table-cell table:formula="of:=[Tirsdag.$L56]" office:value-type="float" office:value="0" calcext:value-type="float">
            <text:p>0</text:p>
          </table:table-cell>
          <table:table-cell table:formula="of:=[Onsdag.$L56]" office:value-type="float" office:value="0" calcext:value-type="float">
            <text:p>0</text:p>
          </table:table-cell>
          <table:table-cell/>
          <table:table-cell table:formula="of:=SUM([.B56:.G56])" office:value-type="float" office:value="0" calcext:value-type="float">
            <text:p>0</text:p>
          </table:table-cell>
          <table:table-cell table:formula="of:=[Fredag.M56]+[Lørdag.M56]+[Søndag.M56]+[Mandag.M56]+[Tirsdag.M56]+[Onsdag.M56]" office:value-type="float" office:value="0" calcext:value-type="float">
            <text:p>0</text:p>
          </table:table-cell>
          <table:table-cell table:formula="of:=[.I56]-[.J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57]" office:value-type="float" office:value="0" calcext:value-type="float">
            <text:p>0</text:p>
          </table:table-cell>
          <table:table-cell table:formula="of:=[Fredag.$L57]" office:value-type="float" office:value="0" calcext:value-type="float">
            <text:p>0</text:p>
          </table:table-cell>
          <table:table-cell table:formula="of:=[Lørdag.$L57]" office:value-type="float" office:value="0" calcext:value-type="float">
            <text:p>0</text:p>
          </table:table-cell>
          <table:table-cell table:formula="of:=[Søndag.$L57]" office:value-type="float" office:value="0" calcext:value-type="float">
            <text:p>0</text:p>
          </table:table-cell>
          <table:table-cell table:formula="of:=[Mandag.$L57]" office:value-type="float" office:value="0" calcext:value-type="float">
            <text:p>0</text:p>
          </table:table-cell>
          <table:table-cell table:formula="of:=[Tirsdag.$L57]" office:value-type="float" office:value="0" calcext:value-type="float">
            <text:p>0</text:p>
          </table:table-cell>
          <table:table-cell table:formula="of:=[Onsdag.$L57]" office:value-type="float" office:value="0" calcext:value-type="float">
            <text:p>0</text:p>
          </table:table-cell>
          <table:table-cell/>
          <table:table-cell table:formula="of:=SUM([.B57:.G57])" office:value-type="float" office:value="0" calcext:value-type="float">
            <text:p>0</text:p>
          </table:table-cell>
          <table:table-cell table:formula="of:=[Fredag.M57]+[Lørdag.M57]+[Søndag.M57]+[Mandag.M57]+[Tirsdag.M57]+[Onsdag.M57]" office:value-type="float" office:value="0" calcext:value-type="float">
            <text:p>0</text:p>
          </table:table-cell>
          <table:table-cell table:formula="of:=[.I57]-[.J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58]" office:value-type="float" office:value="0" calcext:value-type="float">
            <text:p>0</text:p>
          </table:table-cell>
          <table:table-cell table:formula="of:=[Fredag.$L58]" office:value-type="float" office:value="0" calcext:value-type="float">
            <text:p>0</text:p>
          </table:table-cell>
          <table:table-cell table:formula="of:=[Lørdag.$L58]" office:value-type="float" office:value="0" calcext:value-type="float">
            <text:p>0</text:p>
          </table:table-cell>
          <table:table-cell table:formula="of:=[Søndag.$L58]" office:value-type="float" office:value="0" calcext:value-type="float">
            <text:p>0</text:p>
          </table:table-cell>
          <table:table-cell table:formula="of:=[Mandag.$L58]" office:value-type="float" office:value="0" calcext:value-type="float">
            <text:p>0</text:p>
          </table:table-cell>
          <table:table-cell table:formula="of:=[Tirsdag.$L58]" office:value-type="float" office:value="0" calcext:value-type="float">
            <text:p>0</text:p>
          </table:table-cell>
          <table:table-cell table:formula="of:=[Onsdag.$L58]" office:value-type="float" office:value="0" calcext:value-type="float">
            <text:p>0</text:p>
          </table:table-cell>
          <table:table-cell/>
          <table:table-cell table:formula="of:=SUM([.B58:.G58])" office:value-type="float" office:value="0" calcext:value-type="float">
            <text:p>0</text:p>
          </table:table-cell>
          <table:table-cell table:formula="of:=[Fredag.M58]+[Lørdag.M58]+[Søndag.M58]+[Mandag.M58]+[Tirsdag.M58]+[Onsdag.M58]" office:value-type="float" office:value="0" calcext:value-type="float">
            <text:p>0</text:p>
          </table:table-cell>
          <table:table-cell table:formula="of:=[.I58]-[.J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$Fredag.A59]" office:value-type="float" office:value="0" calcext:value-type="float">
            <text:p>0</text:p>
          </table:table-cell>
          <table:table-cell table:style-name="ce3" table:formula="of:=[Fredag.$L59]" office:value-type="float" office:value="0" calcext:value-type="float">
            <text:p>0</text:p>
          </table:table-cell>
          <table:table-cell table:style-name="ce9" table:formula="of:=[Lørdag.$L59]" office:value-type="float" office:value="0" calcext:value-type="float">
            <text:p>0</text:p>
          </table:table-cell>
          <table:table-cell table:style-name="ce9" table:formula="of:=[Søndag.$L59]" office:value-type="float" office:value="0" calcext:value-type="float">
            <text:p>0</text:p>
          </table:table-cell>
          <table:table-cell table:style-name="ce9" table:formula="of:=[Mandag.$L59]" office:value-type="float" office:value="0" calcext:value-type="float">
            <text:p>0</text:p>
          </table:table-cell>
          <table:table-cell table:style-name="ce9" table:formula="of:=[Tirsdag.$L59]" office:value-type="float" office:value="0" calcext:value-type="float">
            <text:p>0</text:p>
          </table:table-cell>
          <table:table-cell table:style-name="ce19" table:formula="of:=[Onsdag.$L59]" office:value-type="float" office:value="0" calcext:value-type="float">
            <text:p>0</text:p>
          </table:table-cell>
          <table:table-cell/>
          <table:table-cell table:formula="of:=SUM([.B59:.G59])" office:value-type="float" office:value="0" calcext:value-type="float">
            <text:p>0</text:p>
          </table:table-cell>
          <table:table-cell table:formula="of:=[Fredag.M59]+[Lørdag.M59]+[Søndag.M59]+[Mandag.M59]+[Tirsdag.M59]+[Onsdag.M59]" office:value-type="float" office:value="0" calcext:value-type="float">
            <text:p>0</text:p>
          </table:table-cell>
          <table:table-cell table:formula="of:=[.I59]-[.J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formula="of:=[$Fredag.A61]" office:value-type="string" office:string-value="Vejleder" calcext:value-type="string">
            <text:p>Vejleder</text:p>
          </table:table-cell>
          <table:table-cell table:style-name="Default" table:formula="of:=SUM([.B50:.B59])" office:value-type="float" office:value="0" calcext:value-type="float">
            <text:p>0</text:p>
          </table:table-cell>
          <table:table-cell table:formula="of:=SUM([.C50:.C59])" office:value-type="float" office:value="0" calcext:value-type="float">
            <text:p>0</text:p>
          </table:table-cell>
          <table:table-cell table:formula="of:=SUM([.D50:.D59])" office:value-type="float" office:value="0" calcext:value-type="float">
            <text:p>0</text:p>
          </table:table-cell>
          <table:table-cell table:formula="of:=SUM([.E50:.E59])" office:value-type="float" office:value="0" calcext:value-type="float">
            <text:p>0</text:p>
          </table:table-cell>
          <table:table-cell table:formula="of:=SUM([.F50:.F59])" office:value-type="float" office:value="0" calcext:value-type="float">
            <text:p>0</text:p>
          </table:table-cell>
          <table:table-cell table:style-name="Default" table:formula="of:=SUM([.G50:.G59])" office:value-type="float" office:value="0" calcext:value-type="float">
            <text:p>0</text:p>
          </table:table-cell>
          <table:table-cell/>
          <table:table-cell table:formula="of:=SUM([.I50:.I59])" office:value-type="float" office:value="0" calcext:value-type="float">
            <text:p>0</text:p>
          </table:table-cell>
          <table:table-cell table:formula="of:=SUM([.J50:.J59])" office:value-type="float" office:value="0" calcext:value-type="float">
            <text:p>0</text:p>
          </table:table-cell>
          <table:table-cell table:formula="of:=SUM([.K50:.K59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formula="of:=[$Fredag.A63]" office:value-type="string" office:string-value="Ialt" calcext:value-type="string">
            <text:p>Ialt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1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kr </number:text>
      <number:number number:decimal-places="0" number:min-integer-digits="1" number:grouping="true"/>
    </number:number-style>
    <number:number-style style:name="N113">
      <number:text>kr 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text>kr </number:text>
      <number:number number:decimal-places="0" number:min-integer-digits="1" number:grouping="true"/>
    </number:number-style>
    <number:number-style style:name="N114">
      <style:text-properties fo:color="#ff0000"/>
      <number:text>kr -</number:text>
      <number:number number:decimal-places="0" number:min-integer-digits="1" number:grouping="true"/>
      <style:map style:condition="value()&gt;=0" style:apply-style-name="N114P0"/>
    </number:number-style>
    <number:number-style style:name="N115">
      <number:text>kr </number:text>
      <number:number number:decimal-places="2" number:min-integer-digits="1" number:grouping="true"/>
    </number:number-style>
    <number:number-style style:name="N116P0" style:volatile="true">
      <number:text>kr </number:text>
      <number:number number:decimal-places="2" number:min-integer-digits="1" number:grouping="true"/>
    </number:number-style>
    <number:number-style style:name="N116">
      <number:text>kr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text>kr </number:text>
      <number:number number:decimal-places="2" number:min-integer-digits="1" number:grouping="true"/>
    </number:number-style>
    <number:number-style style:name="N117">
      <style:text-properties fo:color="#ff0000"/>
      <number:text>kr 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-</number:text>
      <number:number number: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kr </number:text>
      <number:number number:decimal-places="0" number:min-integer-digits="1" number:grouping="true"/>
      <number:text> </number:text>
    </number:number-style>
    <number:number-style style:name="N129P1" style:volatile="true">
      <number:text> kr -</number:text>
      <number:number number:decimal-places="0" number:min-integer-digits="1" number:grouping="true"/>
      <number:text> </number:text>
    </number:number-style>
    <number:number-style style:name="N129P2" style:volatile="true">
      <number:text> kr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-</number:text>
      <number:number number: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kr </number:text>
      <number:number number:decimal-places="2" number:min-integer-digits="1" number:grouping="true"/>
      <number:text> </number:text>
    </number:number-style>
    <number:number-style style:name="N137P1" style:volatile="true">
      <number:text> kr -</number:text>
      <number:number number:decimal-places="2" number:min-integer-digits="1" number:grouping="true"/>
      <number:text> </number:text>
    </number:number-style>
    <number:number-style style:name="N137P2" style:volatile="true">
      <number:text> kr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currency-style style:name="N143P0" style:volatile="true">
      <number:number number:decimal-places="2" number:min-integer-digits="1" number:grouping="true"/>
      <number:text> </number:text>
      <number:currency-symbol>DKK</number:currency-symbol>
    </number:currency-style>
    <number:currency-style style:name="N143">
      <style:text-properties fo:color="#ff0000"/>
      <number:text>-</number:text>
      <number:number number:decimal-places="2" number:min-integer-digits="1" number:grouping="true"/>
      <number:text> </number:text>
      <number:currency-symbol>DKK</number:currency-symbol>
      <style:map style:condition="value()&gt;=0" style:apply-style-name="N143P0"/>
    </number:currency-style>
    <number:currency-style style:name="N145P0" style:volatile="true">
      <number:number number:decimal-places="1" number:min-integer-digits="1" number:grouping="true"/>
      <number:text> </number:text>
      <number:currency-symbol>DKK</number:currency-symbol>
    </number:currency-style>
    <number:currency-style style:name="N145">
      <style:text-properties fo:color="#ff0000"/>
      <number:text>-</number:text>
      <number:number number:decimal-places="1" number:min-integer-digits="1" number:grouping="true"/>
      <number:text> </number:text>
      <number:currency-symbol>DKK</number:currency-symbol>
      <style:map style:condition="value()&gt;=0" style:apply-style-name="N145P0"/>
    </number:currency-style>
    <number:currency-style style:name="N147P0" style:volatile="true">
      <number:number number:decimal-places="0" number:min-integer-digits="1" number:grouping="true"/>
      <number:text> </number:text>
      <number:currency-symbol>DKK</number:currency-symbol>
    </number:currency-style>
    <number:currency-style style:name="N147">
      <style:text-properties fo:color="#ff0000"/>
      <number:text>-</number:text>
      <number:number number:decimal-places="0" number:min-integer-digits="1" number:grouping="true"/>
      <number:text> </number:text>
      <number:currency-symbol>DKK</number:currency-symbol>
      <style:map style:condition="value()&gt;=0" style:apply-style-name="N147P0"/>
    </number:currency-style>
    <number:currency-style style:name="N148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48">
      <style:text-properties fo:color="#ff0000"/>
      <number:currency-symbol number:language="da" number:country="DK">kr</number:currency-symbol>
      <number:text> -</number:text>
      <number:number number:decimal-places="0" number:min-integer-digits="1" number:grouping="true"/>
      <style:map style:condition="value()&gt;=0" style:apply-style-name="N148P0"/>
    </number:currency-style>
    <number:currency-style style:name="N150P0" style:volatile="true">
      <number:currency-symbol number:language="da" number:country="DK">kr</number:currency-symbol>
      <number:text> </number:text>
      <number:number number:decimal-places="1" number:min-integer-digits="1" number:grouping="true"/>
    </number:currency-style>
    <number:currency-style style:name="N150">
      <style:text-properties fo:color="#ff0000"/>
      <number:currency-symbol number:language="da" number:country="DK">kr</number:currency-symbol>
      <number:text> -</number:text>
      <number:number number:decimal-places="1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da" number:country="DK">kr</number:currency-symbol>
      <number:text> </number:text>
      <number:number number:decimal-places="0" number:min-integer-digits="1" number:grouping="true"/>
    </number:currency-style>
    <number:currency-style style:name="N152">
      <style:text-properties fo:color="#ff0000"/>
      <number:currency-symbol number:language="da" number:country="DK">kr</number:currency-symbol>
      <number:text> -</number:text>
      <number:number number:decimal-places="0" number:min-integer-digits="1" number:grouping="true"/>
      <style:map style:condition="value()&gt;=0" style:apply-style-name="N152P0"/>
    </number:currency-style>
    <number:currency-style style:name="N153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53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5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Pilespidser_20_1" draw:display-name="Pilespidser 1" svg:viewBox="0 0 200 200" svg:d="m100 0c0 55-45 100-100 100s-100-45-100-100 45-100 100-100 100 45 100 100z"/>
    <draw:marker draw:name="Pilespidser_20_2" draw:display-name="Pilespidser 2" svg:viewBox="0 0 10 10" svg:d="m0 0h10v10h-1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00/00/0000</text:date>, <text:time style:data-style-name="N2" text:time-value="0000-00-00T17:02:41.445206794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11T00:21:33.09</meta:creation-date>
    <meta:editing-duration>PT22H44M37S</meta:editing-duration>
    <meta:editing-cycles>129</meta:editing-cycles>
    <meta:generator>LibreOffice/4.1.5.3$Linux_X86_64 LibreOffice_project/410m0$Build-3</meta:generator>
    <dc:title>Oelregnskab</dc:title>
    <meta:initial-creator>Caroline Miller</meta:initial-creator>
    <dc:date>2014-03-13T17:48:16.708740871</dc:date>
    <meta:document-statistic meta:table-count="12" meta:cell-count="3029" meta:object-count="0"/>
    <meta:template xlink:type="simple" xlink:actuate="onRequest" xlink:title="Oelregnskab" xlink:href="../../../../../../Application%20Data/OpenOffice.org/3/user/template/Oelregnskab.ots" meta:date="2010-04-11T00:21:32.590000000"/>
  </office:meta>
</office:document-meta>
</file>